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Mangal" style:script-type="complex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T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15" style:parent-style-name="Textbody" style:family="paragraph">
      <style:text-properties fo:font-size="10pt" style:font-size-asian="10pt" style:font-size-complex="10pt"/>
    </style:style>
    <style:style style:name="P16" style:parent-style-name="Textbody" style:family="paragraph">
      <style:text-properties fo:font-size="10pt" style:font-size-asian="10pt" style:font-size-complex="10pt"/>
    </style:style>
    <style:style style:name="T17" style:parent-style-name="DefaultParagraphFont" style:family="text">
      <style:text-properties fo:font-size="10pt" style:font-size-asian="10pt" style:font-size-complex="10pt"/>
    </style:style>
    <style:style style:name="T1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" style:parent-style-name="DefaultParagraphFont" style:family="text">
      <style:text-properties fo:font-size="10pt" style:font-size-asian="10pt" style:font-size-complex="10pt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T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" style:parent-style-name="DefaultParagraphFont" style:family="text">
      <style:text-properties fo:font-size="10pt" style:font-size-asian="10pt" style:font-size-complex="10pt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T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2" style:parent-style-name="DefaultParagraphFont" style:family="text">
      <style:text-properties fo:font-size="10pt" style:font-size-asian="10pt" style:font-size-complex="10pt"/>
    </style:style>
    <style:style style:name="T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34" style:parent-style-name="Textbody" style:family="paragraph">
      <style:text-properties fo:font-size="10pt" style:font-size-asian="10pt" style:font-size-complex="10pt"/>
    </style:style>
    <style:style style:name="P35" style:parent-style-name="Textbody" style:family="paragraph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T4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T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T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7" style:parent-style-name="DefaultParagraphFont" style:family="text">
      <style:text-properties fo:font-size="10pt" style:font-size-asian="10pt" style:font-size-complex="10pt"/>
    </style:style>
    <style:style style:name="T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73" style:parent-style-name="Textbody" style:family="paragraph">
      <style:text-properties fo:font-size="10pt" style:font-size-asian="10pt" style:font-size-complex="10pt"/>
    </style:style>
    <style:style style:name="P74" style:parent-style-name="Textbody" style:family="paragraph">
      <style:text-properties fo:font-size="10pt" style:font-size-asian="10pt" style:font-size-complex="10pt"/>
    </style:style>
    <style:style style:name="T75" style:parent-style-name="DefaultParagraphFont" style:family="text">
      <style:text-properties fo:font-size="10pt" style:font-size-asian="10pt" style:font-size-complex="10pt"/>
    </style:style>
    <style:style style:name="T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7" style:parent-style-name="DefaultParagraphFont" style:family="text">
      <style:text-properties fo:font-size="10pt" style:font-size-asian="10pt" style:font-size-complex="10pt"/>
    </style:style>
    <style:style style:name="T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ize="10pt" style:font-size-asian="10pt" style:font-size-complex="10pt"/>
    </style:style>
    <style:style style:name="T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T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T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92" style:parent-style-name="Textbody" style:family="paragraph">
      <style:text-properties fo:font-size="10pt" style:font-size-asian="10pt" style:font-size-complex="10pt"/>
    </style:style>
    <style:style style:name="P93" style:parent-style-name="Textbody" style:family="paragraph">
      <style:text-properties fo:font-size="10pt" style:font-size-asian="10pt" style:font-size-complex="10pt"/>
    </style:style>
    <style:style style:name="T94" style:parent-style-name="DefaultParagraphFont" style:family="text">
      <style:text-properties fo:font-size="10pt" style:font-size-asian="10pt" style:font-size-complex="10pt"/>
    </style:style>
    <style:style style:name="T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6" style:parent-style-name="DefaultParagraphFont" style:family="text">
      <style:text-properties fo:font-size="10pt" style:font-size-asian="10pt" style:font-size-complex="10pt"/>
    </style:style>
    <style:style style:name="T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8" style:parent-style-name="DefaultParagraphFont" style:family="text">
      <style:text-properties fo:font-size="10pt" style:font-size-asian="10pt" style:font-size-complex="10pt"/>
    </style:style>
    <style:style style:name="T99" style:parent-style-name="DefaultParagraphFont" style:family="text">
      <style:text-properties fo:font-size="10pt" style:font-size-asian="10pt" style:font-size-complex="10pt"/>
    </style:style>
    <style:style style:name="T1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1" style:parent-style-name="DefaultParagraphFont" style:family="text">
      <style:text-properties fo:font-size="10pt" style:font-size-asian="10pt" style:font-size-complex="10pt"/>
    </style:style>
    <style:style style:name="T1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3" style:parent-style-name="DefaultParagraphFont" style:family="text">
      <style:text-properties fo:font-size="10pt" style:font-size-asian="10pt" style:font-size-complex="10pt"/>
    </style:style>
    <style:style style:name="T1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5" style:parent-style-name="DefaultParagraphFont" style:family="text">
      <style:text-properties fo:font-size="10pt" style:font-size-asian="10pt" style:font-size-complex="10pt"/>
    </style:style>
    <style:style style:name="T10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7" style:parent-style-name="DefaultParagraphFont" style:family="text">
      <style:text-properties fo:font-size="10pt" style:font-size-asian="10pt" style:font-size-complex="10pt"/>
    </style:style>
    <style:style style:name="T108" style:parent-style-name="DefaultParagraphFont" style:family="text">
      <style:text-properties fo:font-size="10pt" style:font-size-asian="10pt" style:font-size-complex="10pt"/>
    </style:style>
    <style:style style:name="T10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0" style:parent-style-name="DefaultParagraphFont" style:family="text">
      <style:text-properties fo:font-size="10pt" style:font-size-asian="10pt" style:font-size-complex="10pt"/>
    </style:style>
    <style:style style:name="T1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2" style:parent-style-name="DefaultParagraphFont" style:family="text">
      <style:text-properties fo:font-size="10pt" style:font-size-asian="10pt" style:font-size-complex="10pt"/>
    </style:style>
    <style:style style:name="T1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4" style:parent-style-name="DefaultParagraphFont" style:family="text">
      <style:text-properties fo:font-size="10pt" style:font-size-asian="10pt" style:font-size-complex="10pt"/>
    </style:style>
    <style:style style:name="T1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6" style:parent-style-name="DefaultParagraphFont" style:family="text">
      <style:text-properties fo:font-size="10pt" style:font-size-asian="10pt" style:font-size-complex="10pt"/>
    </style:style>
    <style:style style:name="T1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8" style:parent-style-name="DefaultParagraphFont" style:family="text">
      <style:text-properties fo:font-size="10pt" style:font-size-asian="10pt" style:font-size-complex="10pt"/>
    </style:style>
    <style:style style:name="T1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0" style:parent-style-name="DefaultParagraphFont" style:family="text">
      <style:text-properties fo:font-size="10pt" style:font-size-asian="10pt" style:font-size-complex="10pt"/>
    </style:style>
    <style:style style:name="T1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2" style:parent-style-name="DefaultParagraphFont" style:family="text">
      <style:text-properties fo:font-size="10pt" style:font-size-asian="10pt" style:font-size-complex="10pt"/>
    </style:style>
    <style:style style:name="T1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4" style:parent-style-name="DefaultParagraphFont" style:family="text">
      <style:text-properties fo:font-size="10pt" style:font-size-asian="10pt" style:font-size-complex="10pt"/>
    </style:style>
    <style:style style:name="T1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6" style:parent-style-name="DefaultParagraphFont" style:family="text">
      <style:text-properties fo:font-size="10pt" style:font-size-asian="10pt" style:font-size-complex="10pt"/>
    </style:style>
    <style:style style:name="T1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8" style:parent-style-name="DefaultParagraphFont" style:family="text">
      <style:text-properties fo:font-size="10pt" style:font-size-asian="10pt" style:font-size-complex="10pt"/>
    </style:style>
    <style:style style:name="T1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0" style:parent-style-name="DefaultParagraphFont" style:family="text">
      <style:text-properties fo:font-size="10pt" style:font-size-asian="10pt" style:font-size-complex="10pt"/>
    </style:style>
    <style:style style:name="T1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2" style:parent-style-name="DefaultParagraphFont" style:family="text">
      <style:text-properties fo:font-size="10pt" style:font-size-asian="10pt" style:font-size-complex="10pt"/>
    </style:style>
    <style:style style:name="T1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4" style:parent-style-name="DefaultParagraphFont" style:family="text">
      <style:text-properties fo:font-size="10pt" style:font-size-asian="10pt" style:font-size-complex="10pt"/>
    </style:style>
    <style:style style:name="T1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6" style:parent-style-name="DefaultParagraphFont" style:family="text">
      <style:text-properties fo:font-size="10pt" style:font-size-asian="10pt" style:font-size-complex="10pt"/>
    </style:style>
    <style:style style:name="T1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139" style:parent-style-name="Textbody" style:family="paragraph">
      <style:text-properties fo:font-size="10pt" style:font-size-asian="10pt" style:font-size-complex="10pt"/>
    </style:style>
    <style:style style:name="P140" style:parent-style-name="Textbody" style:family="paragraph">
      <style:text-properties fo:font-size="10pt" style:font-size-asian="10pt" style:font-size-complex="10pt"/>
    </style:style>
    <style:style style:name="P141" style:parent-style-name="Textbody" style:family="paragraph">
      <style:text-properties fo:font-size="10pt" style:font-size-asian="10pt" style:font-size-complex="10pt"/>
    </style:style>
    <style:style style:name="T142" style:parent-style-name="DefaultParagraphFont" style:family="text">
      <style:text-properties fo:font-size="10pt" style:font-size-asian="10pt" style:font-size-complex="10pt"/>
    </style:style>
    <style:style style:name="T1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4" style:parent-style-name="DefaultParagraphFont" style:family="text">
      <style:text-properties fo:font-size="10pt" style:font-size-asian="10pt" style:font-size-complex="10pt"/>
    </style:style>
    <style:style style:name="T1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6" style:parent-style-name="DefaultParagraphFont" style:family="text">
      <style:text-properties fo:font-size="10pt" style:font-size-asian="10pt" style:font-size-complex="10pt"/>
    </style:style>
    <style:style style:name="T147" style:parent-style-name="DefaultParagraphFont" style:family="text">
      <style:text-properties fo:font-size="10pt" style:font-size-asian="10pt" style:font-size-complex="10pt"/>
    </style:style>
    <style:style style:name="T1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9" style:parent-style-name="DefaultParagraphFont" style:family="text">
      <style:text-properties fo:font-size="10pt" style:font-size-asian="10pt" style:font-size-complex="10pt"/>
    </style:style>
    <style:style style:name="T1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151" style:parent-style-name="Textbody" style:family="paragraph">
      <style:text-properties fo:font-size="10pt" style:font-size-asian="10pt" style:font-size-complex="10pt"/>
    </style:style>
    <style:style style:name="P152" style:parent-style-name="Textbody" style:family="paragraph">
      <style:text-properties fo:font-size="10pt" style:font-size-asian="10pt" style:font-size-complex="10pt"/>
    </style:style>
    <style:style style:name="T153" style:parent-style-name="DefaultParagraphFont" style:family="text">
      <style:text-properties fo:font-size="10pt" style:font-size-asian="10pt" style:font-size-complex="10pt"/>
    </style:style>
    <style:style style:name="T1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5" style:parent-style-name="DefaultParagraphFont" style:family="text">
      <style:text-properties fo:font-size="10pt" style:font-size-asian="10pt" style:font-size-complex="10pt"/>
    </style:style>
    <style:style style:name="T1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7" style:parent-style-name="DefaultParagraphFont" style:family="text">
      <style:text-properties fo:font-size="10pt" style:font-size-asian="10pt" style:font-size-complex="10pt"/>
    </style:style>
    <style:style style:name="T158" style:parent-style-name="DefaultParagraphFont" style:family="text">
      <style:text-properties fo:font-size="10pt" style:font-size-asian="10pt" style:font-size-complex="10pt"/>
    </style:style>
    <style:style style:name="T1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0" style:parent-style-name="DefaultParagraphFont" style:family="text">
      <style:text-properties fo:font-size="10pt" style:font-size-asian="10pt" style:font-size-complex="10pt"/>
    </style:style>
    <style:style style:name="T16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2" style:parent-style-name="DefaultParagraphFont" style:family="text">
      <style:text-properties fo:font-size="10pt" style:font-size-asian="10pt" style:font-size-complex="10pt"/>
    </style:style>
    <style:style style:name="T16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164" style:parent-style-name="Textbody" style:family="paragraph">
      <style:text-properties fo:font-size="10pt" style:font-size-asian="10pt" style:font-size-complex="10pt"/>
    </style:style>
    <style:style style:name="P165" style:parent-style-name="Textbody" style:family="paragraph">
      <style:text-properties fo:font-size="10pt" style:font-size-asian="10pt" style:font-size-complex="10pt"/>
    </style:style>
    <style:style style:name="T166" style:parent-style-name="DefaultParagraphFont" style:family="text">
      <style:text-properties fo:font-size="10pt" style:font-size-asian="10pt" style:font-size-complex="10pt"/>
    </style:style>
    <style:style style:name="T1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8" style:parent-style-name="DefaultParagraphFont" style:family="text">
      <style:text-properties fo:font-size="10pt" style:font-size-asian="10pt" style:font-size-complex="10pt"/>
    </style:style>
    <style:style style:name="T1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0" style:parent-style-name="DefaultParagraphFont" style:family="text">
      <style:text-properties fo:font-size="10pt" style:font-size-asian="10pt" style:font-size-complex="10pt"/>
    </style:style>
    <style:style style:name="T171" style:parent-style-name="DefaultParagraphFont" style:family="text">
      <style:text-properties fo:font-size="10pt" style:font-size-asian="10pt" style:font-size-complex="10pt"/>
    </style:style>
    <style:style style:name="T1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3" style:parent-style-name="DefaultParagraphFont" style:family="text">
      <style:text-properties fo:font-size="10pt" style:font-size-asian="10pt" style:font-size-complex="10pt"/>
    </style:style>
    <style:style style:name="T1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175" style:parent-style-name="Textbody" style:family="paragraph">
      <style:text-properties fo:font-size="10pt" style:font-size-asian="10pt" style:font-size-complex="10pt"/>
    </style:style>
    <style:style style:name="P176" style:parent-style-name="Textbody" style:family="paragraph">
      <style:paragraph-properties fo:text-align="center"/>
      <style:text-properties fo:font-size="10pt" style:font-size-asian="10pt" style:font-size-complex="10pt"/>
    </style:style>
    <style:style style:name="P177" style:parent-style-name="Heading3" style:family="paragraph">
      <style:paragraph-properties fo:break-before="page"/>
    </style:style>
    <style:style style:name="T178" style:parent-style-name="DefaultParagraphFont" style:family="text">
      <style:text-properties style:font-name-complex="Mangal" style:script-type="complex"/>
    </style:style>
    <style:style style:name="T179" style:parent-style-name="DefaultParagraphFont" style:family="text">
      <style:text-properties fo:font-size="10pt" style:font-size-asian="10pt" style:font-size-complex="10pt"/>
    </style:style>
    <style:style style:name="T1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1" style:parent-style-name="DefaultParagraphFont" style:family="text">
      <style:text-properties fo:font-size="10pt" style:font-size-asian="10pt" style:font-size-complex="10pt"/>
    </style:style>
    <style:style style:name="T1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3" style:parent-style-name="DefaultParagraphFont" style:family="text">
      <style:text-properties fo:font-size="10pt" style:font-size-asian="10pt" style:font-size-complex="10pt"/>
    </style:style>
    <style:style style:name="T184" style:parent-style-name="DefaultParagraphFont" style:family="text">
      <style:text-properties fo:font-size="10pt" style:font-size-asian="10pt" style:font-size-complex="10pt"/>
    </style:style>
    <style:style style:name="T1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6" style:parent-style-name="DefaultParagraphFont" style:family="text">
      <style:text-properties fo:font-size="10pt" style:font-size-asian="10pt" style:font-size-complex="10pt"/>
    </style:style>
    <style:style style:name="T1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8" style:parent-style-name="DefaultParagraphFont" style:family="text">
      <style:text-properties fo:font-size="10pt" style:font-size-asian="10pt" style:font-size-complex="10pt"/>
    </style:style>
    <style:style style:name="T189" style:parent-style-name="DefaultParagraphFont" style:family="text">
      <style:text-properties fo:font-size="10pt" style:font-size-asian="10pt" style:font-size-complex="10pt"/>
    </style:style>
    <style:style style:name="T1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1" style:parent-style-name="DefaultParagraphFont" style:family="text">
      <style:text-properties fo:font-size="10pt" style:font-size-asian="10pt" style:font-size-complex="10pt"/>
    </style:style>
    <style:style style:name="T1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3" style:parent-style-name="DefaultParagraphFont" style:family="text">
      <style:text-properties fo:font-size="10pt" style:font-size-asian="10pt" style:font-size-complex="10pt"/>
    </style:style>
    <style:style style:name="T194" style:parent-style-name="DefaultParagraphFont" style:family="text">
      <style:text-properties fo:font-size="10pt" style:font-size-asian="10pt" style:font-size-complex="10pt"/>
    </style:style>
    <style:style style:name="T1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6" style:parent-style-name="DefaultParagraphFont" style:family="text">
      <style:text-properties fo:font-size="10pt" style:font-size-asian="10pt" style:font-size-complex="10pt"/>
    </style:style>
    <style:style style:name="T1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8" style:parent-style-name="DefaultParagraphFont" style:family="text">
      <style:text-properties fo:font-size="10pt" style:font-size-asian="10pt" style:font-size-complex="10pt"/>
    </style:style>
    <style:style style:name="T199" style:parent-style-name="DefaultParagraphFont" style:family="text">
      <style:text-properties fo:font-size="10pt" style:font-size-asian="10pt" style:font-size-complex="10pt"/>
    </style:style>
    <style:style style:name="T2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1" style:parent-style-name="DefaultParagraphFont" style:family="text">
      <style:text-properties fo:font-size="10pt" style:font-size-asian="10pt" style:font-size-complex="10pt"/>
    </style:style>
    <style:style style:name="T2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3" style:parent-style-name="DefaultParagraphFont" style:family="text">
      <style:text-properties fo:font-size="10pt" style:font-size-asian="10pt" style:font-size-complex="10pt"/>
    </style:style>
    <style:style style:name="P204" style:parent-style-name="Textbody" style:family="paragraph">
      <style:text-properties fo:font-size="10pt" style:font-size-asian="10pt" style:font-size-complex="10pt"/>
    </style:style>
    <style:style style:name="P205" style:parent-style-name="Heading3" style:family="paragraph">
      <style:paragraph-properties fo:break-before="page"/>
    </style:style>
    <style:style style:name="T206" style:parent-style-name="DefaultParagraphFont" style:family="text">
      <style:text-properties style:font-name-complex="Mangal" style:script-type="complex"/>
    </style:style>
    <style:style style:name="T207" style:parent-style-name="DefaultParagraphFont" style:family="text">
      <style:text-properties fo:font-size="10pt" style:font-size-asian="10pt" style:font-size-complex="10pt"/>
    </style:style>
    <style:style style:name="T2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9" style:parent-style-name="DefaultParagraphFont" style:family="text">
      <style:text-properties fo:font-size="10pt" style:font-size-asian="10pt" style:font-size-complex="10pt"/>
    </style:style>
    <style:style style:name="T2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1" style:parent-style-name="DefaultParagraphFont" style:family="text">
      <style:text-properties fo:font-size="10pt" style:font-size-asian="10pt" style:font-size-complex="10pt"/>
    </style:style>
    <style:style style:name="T2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3" style:parent-style-name="DefaultParagraphFont" style:family="text">
      <style:text-properties fo:font-size="10pt" style:font-size-asian="10pt" style:font-size-complex="10pt"/>
    </style:style>
    <style:style style:name="T214" style:parent-style-name="DefaultParagraphFont" style:family="text">
      <style:text-properties fo:font-size="10pt" style:font-size-asian="10pt" style:font-size-complex="10pt"/>
    </style:style>
    <style:style style:name="T2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6" style:parent-style-name="DefaultParagraphFont" style:family="text">
      <style:text-properties fo:font-size="10pt" style:font-size-asian="10pt" style:font-size-complex="10pt"/>
    </style:style>
    <style:style style:name="T2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8" style:parent-style-name="DefaultParagraphFont" style:family="text">
      <style:text-properties fo:font-size="10pt" style:font-size-asian="10pt" style:font-size-complex="10pt"/>
    </style:style>
    <style:style style:name="T2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0" style:parent-style-name="DefaultParagraphFont" style:family="text">
      <style:text-properties fo:font-size="10pt" style:font-size-asian="10pt" style:font-size-complex="10pt"/>
    </style:style>
    <style:style style:name="T2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2" style:parent-style-name="DefaultParagraphFont" style:family="text">
      <style:text-properties fo:font-size="10pt" style:font-size-asian="10pt" style:font-size-complex="10pt"/>
    </style:style>
    <style:style style:name="T2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4" style:parent-style-name="DefaultParagraphFont" style:family="text">
      <style:text-properties fo:font-size="10pt" style:font-size-asian="10pt" style:font-size-complex="10pt"/>
    </style:style>
    <style:style style:name="T2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226" style:parent-style-name="Textbody" style:family="paragraph">
      <style:text-properties fo:font-size="10pt" style:font-size-asian="10pt" style:font-size-complex="10pt"/>
    </style:style>
    <style:style style:name="P227" style:parent-style-name="Textbody" style:family="paragraph">
      <style:text-properties fo:font-size="10pt" style:font-size-asian="10pt" style:font-size-complex="10pt"/>
    </style:style>
    <style:style style:name="T228" style:parent-style-name="DefaultParagraphFont" style:family="text">
      <style:text-properties fo:font-size="10pt" style:font-size-asian="10pt" style:font-size-complex="10pt"/>
    </style:style>
    <style:style style:name="T2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0" style:parent-style-name="DefaultParagraphFont" style:family="text">
      <style:text-properties fo:font-size="10pt" style:font-size-asian="10pt" style:font-size-complex="10pt"/>
    </style:style>
    <style:style style:name="T2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2" style:parent-style-name="DefaultParagraphFont" style:family="text">
      <style:text-properties fo:font-size="10pt" style:font-size-asian="10pt" style:font-size-complex="10pt"/>
    </style:style>
    <style:style style:name="T2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4" style:parent-style-name="DefaultParagraphFont" style:family="text">
      <style:text-properties fo:font-size="10pt" style:font-size-asian="10pt" style:font-size-complex="10pt"/>
    </style:style>
    <style:style style:name="T235" style:parent-style-name="DefaultParagraphFont" style:family="text">
      <style:text-properties fo:font-size="10pt" style:font-size-asian="10pt" style:font-size-complex="10pt"/>
    </style:style>
    <style:style style:name="T23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7" style:parent-style-name="DefaultParagraphFont" style:family="text">
      <style:text-properties fo:font-size="10pt" style:font-size-asian="10pt" style:font-size-complex="10pt"/>
    </style:style>
    <style:style style:name="T2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9" style:parent-style-name="DefaultParagraphFont" style:family="text">
      <style:text-properties fo:font-size="10pt" style:font-size-asian="10pt" style:font-size-complex="10pt"/>
    </style:style>
    <style:style style:name="T2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1" style:parent-style-name="DefaultParagraphFont" style:family="text">
      <style:text-properties fo:font-size="10pt" style:font-size-asian="10pt" style:font-size-complex="10pt"/>
    </style:style>
    <style:style style:name="T2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3" style:parent-style-name="DefaultParagraphFont" style:family="text">
      <style:text-properties fo:font-size="10pt" style:font-size-asian="10pt" style:font-size-complex="10pt"/>
    </style:style>
    <style:style style:name="T2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5" style:parent-style-name="DefaultParagraphFont" style:family="text">
      <style:text-properties fo:font-size="10pt" style:font-size-asian="10pt" style:font-size-complex="10pt"/>
    </style:style>
    <style:style style:name="T2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7" style:parent-style-name="DefaultParagraphFont" style:family="text">
      <style:text-properties fo:font-size="10pt" style:font-size-asian="10pt" style:font-size-complex="10pt"/>
    </style:style>
    <style:style style:name="T2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9" style:parent-style-name="DefaultParagraphFont" style:family="text">
      <style:text-properties fo:font-size="10pt" style:font-size-asian="10pt" style:font-size-complex="10pt"/>
    </style:style>
    <style:style style:name="T2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2" style:parent-style-name="DefaultParagraphFont" style:family="text">
      <style:text-properties fo:font-size="10pt" style:font-size-asian="10pt" style:font-size-complex="10pt"/>
    </style:style>
    <style:style style:name="T2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4" style:parent-style-name="DefaultParagraphFont" style:family="text">
      <style:text-properties fo:font-size="10pt" style:font-size-asian="10pt" style:font-size-complex="10pt"/>
    </style:style>
    <style:style style:name="T2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6" style:parent-style-name="DefaultParagraphFont" style:family="text">
      <style:text-properties fo:font-size="10pt" style:font-size-asian="10pt" style:font-size-complex="10pt"/>
    </style:style>
    <style:style style:name="T2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8" style:parent-style-name="DefaultParagraphFont" style:family="text">
      <style:text-properties fo:font-size="10pt" style:font-size-asian="10pt" style:font-size-complex="10pt"/>
    </style:style>
    <style:style style:name="T259" style:parent-style-name="DefaultParagraphFont" style:family="text">
      <style:text-properties fo:font-size="10pt" style:font-size-asian="10pt" style:font-size-complex="10pt"/>
    </style:style>
    <style:style style:name="T2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1" style:parent-style-name="DefaultParagraphFont" style:family="text">
      <style:text-properties fo:font-size="10pt" style:font-size-asian="10pt" style:font-size-complex="10pt"/>
    </style:style>
    <style:style style:name="T2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3" style:parent-style-name="DefaultParagraphFont" style:family="text">
      <style:text-properties fo:font-size="10pt" style:font-size-asian="10pt" style:font-size-complex="10pt"/>
    </style:style>
    <style:style style:name="T2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5" style:parent-style-name="DefaultParagraphFont" style:family="text">
      <style:text-properties fo:font-size="10pt" style:font-size-asian="10pt" style:font-size-complex="10pt"/>
    </style:style>
    <style:style style:name="T2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267" style:parent-style-name="Textbody" style:family="paragraph">
      <style:text-properties fo:font-size="10pt" style:font-size-asian="10pt" style:font-size-complex="10pt"/>
    </style:style>
    <style:style style:name="T268" style:parent-style-name="DefaultParagraphFont" style:family="text">
      <style:text-properties fo:font-size="10pt" style:font-size-asian="10pt" style:font-size-complex="10pt"/>
    </style:style>
    <style:style style:name="T2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70" style:parent-style-name="DefaultParagraphFont" style:family="text">
      <style:text-properties fo:font-size="10pt" style:font-size-asian="10pt" style:font-size-complex="10pt"/>
    </style:style>
    <style:style style:name="T271" style:parent-style-name="DefaultParagraphFont" style:family="text">
      <style:text-properties fo:font-size="10pt" style:font-size-asian="10pt" style:font-size-complex="10pt"/>
    </style:style>
    <style:style style:name="T2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73" style:parent-style-name="DefaultParagraphFont" style:family="text">
      <style:text-properties fo:font-size="10pt" style:font-size-asian="10pt" style:font-size-complex="10pt"/>
    </style:style>
    <style:style style:name="T2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275" style:parent-style-name="Textbody" style:family="paragraph">
      <style:text-properties fo:font-size="10pt" style:font-size-asian="10pt" style:font-size-complex="10pt"/>
    </style:style>
    <style:style style:name="P276" style:parent-style-name="Textbody" style:family="paragraph">
      <style:text-properties fo:font-size="10pt" style:font-size-asian="10pt" style:font-size-complex="10pt"/>
    </style:style>
    <style:style style:name="T277" style:parent-style-name="DefaultParagraphFont" style:family="text">
      <style:text-properties fo:font-size="10pt" style:font-size-asian="10pt" style:font-size-complex="10pt"/>
    </style:style>
    <style:style style:name="T2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79" style:parent-style-name="DefaultParagraphFont" style:family="text">
      <style:text-properties fo:font-size="10pt" style:font-size-asian="10pt" style:font-size-complex="10pt"/>
    </style:style>
    <style:style style:name="T2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81" style:parent-style-name="DefaultParagraphFont" style:family="text">
      <style:text-properties fo:font-size="10pt" style:font-size-asian="10pt" style:font-size-complex="10pt"/>
    </style:style>
    <style:style style:name="T2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83" style:parent-style-name="DefaultParagraphFont" style:family="text">
      <style:text-properties fo:font-size="10pt" style:font-size-asian="10pt" style:font-size-complex="10pt"/>
    </style:style>
    <style:style style:name="T284" style:parent-style-name="DefaultParagraphFont" style:family="text">
      <style:text-properties fo:font-size="10pt" style:font-size-asian="10pt" style:font-size-complex="10pt"/>
    </style:style>
    <style:style style:name="T2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86" style:parent-style-name="DefaultParagraphFont" style:family="text">
      <style:text-properties fo:font-size="10pt" style:font-size-asian="10pt" style:font-size-complex="10pt"/>
    </style:style>
    <style:style style:name="T2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88" style:parent-style-name="DefaultParagraphFont" style:family="text">
      <style:text-properties fo:font-size="10pt" style:font-size-asian="10pt" style:font-size-complex="10pt"/>
    </style:style>
    <style:style style:name="T2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90" style:parent-style-name="DefaultParagraphFont" style:family="text">
      <style:text-properties fo:font-size="10pt" style:font-size-asian="10pt" style:font-size-complex="10pt"/>
    </style:style>
    <style:style style:name="T2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92" style:parent-style-name="DefaultParagraphFont" style:family="text">
      <style:text-properties fo:font-size="10pt" style:font-size-asian="10pt" style:font-size-complex="10pt"/>
    </style:style>
    <style:style style:name="T2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94" style:parent-style-name="DefaultParagraphFont" style:family="text">
      <style:text-properties fo:font-size="10pt" style:font-size-asian="10pt" style:font-size-complex="10pt"/>
    </style:style>
    <style:style style:name="T2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96" style:parent-style-name="DefaultParagraphFont" style:family="text">
      <style:text-properties fo:font-size="10pt" style:font-size-asian="10pt" style:font-size-complex="10pt"/>
    </style:style>
    <style:style style:name="T2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98" style:parent-style-name="DefaultParagraphFont" style:family="text">
      <style:text-properties fo:font-size="10pt" style:font-size-asian="10pt" style:font-size-complex="10pt"/>
    </style:style>
    <style:style style:name="T29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00" style:parent-style-name="DefaultParagraphFont" style:family="text">
      <style:text-properties fo:font-size="10pt" style:font-size-asian="10pt" style:font-size-complex="10pt"/>
    </style:style>
    <style:style style:name="T3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02" style:parent-style-name="DefaultParagraphFont" style:family="text">
      <style:text-properties fo:font-size="10pt" style:font-size-asian="10pt" style:font-size-complex="10pt"/>
    </style:style>
    <style:style style:name="T3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04" style:parent-style-name="DefaultParagraphFont" style:family="text">
      <style:text-properties fo:font-size="10pt" style:font-size-asian="10pt" style:font-size-complex="10pt"/>
    </style:style>
    <style:style style:name="T3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06" style:parent-style-name="DefaultParagraphFont" style:family="text">
      <style:text-properties fo:font-size="10pt" style:font-size-asian="10pt" style:font-size-complex="10pt"/>
    </style:style>
    <style:style style:name="T307" style:parent-style-name="DefaultParagraphFont" style:family="text">
      <style:text-properties fo:font-size="10pt" style:font-size-asian="10pt" style:font-size-complex="10pt"/>
    </style:style>
    <style:style style:name="T3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09" style:parent-style-name="DefaultParagraphFont" style:family="text">
      <style:text-properties fo:font-size="10pt" style:font-size-asian="10pt" style:font-size-complex="10pt"/>
    </style:style>
    <style:style style:name="T3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11" style:parent-style-name="DefaultParagraphFont" style:family="text">
      <style:text-properties fo:font-size="10pt" style:font-size-asian="10pt" style:font-size-complex="10pt"/>
    </style:style>
    <style:style style:name="T3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13" style:parent-style-name="DefaultParagraphFont" style:family="text">
      <style:text-properties fo:font-size="10pt" style:font-size-asian="10pt" style:font-size-complex="10pt"/>
    </style:style>
    <style:style style:name="T3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15" style:parent-style-name="DefaultParagraphFont" style:family="text">
      <style:text-properties fo:font-size="10pt" style:font-size-asian="10pt" style:font-size-complex="10pt"/>
    </style:style>
    <style:style style:name="T3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17" style:parent-style-name="DefaultParagraphFont" style:family="text">
      <style:text-properties fo:font-size="10pt" style:font-size-asian="10pt" style:font-size-complex="10pt"/>
    </style:style>
    <style:style style:name="P318" style:parent-style-name="Textbody" style:family="paragraph">
      <style:text-properties fo:font-size="10pt" style:font-size-asian="10pt" style:font-size-complex="10pt"/>
    </style:style>
    <style:style style:name="T319" style:parent-style-name="DefaultParagraphFont" style:family="text">
      <style:text-properties fo:font-size="10pt" style:font-size-asian="10pt" style:font-size-complex="10pt"/>
    </style:style>
    <style:style style:name="T3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21" style:parent-style-name="DefaultParagraphFont" style:family="text">
      <style:text-properties fo:font-size="10pt" style:font-size-asian="10pt" style:font-size-complex="10pt"/>
    </style:style>
    <style:style style:name="T322" style:parent-style-name="DefaultParagraphFont" style:family="text">
      <style:text-properties fo:font-size="10pt" style:font-size-asian="10pt" style:font-size-complex="10pt"/>
    </style:style>
    <style:style style:name="T3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24" style:parent-style-name="DefaultParagraphFont" style:family="text">
      <style:text-properties fo:font-size="10pt" style:font-size-asian="10pt" style:font-size-complex="10pt"/>
    </style:style>
    <style:style style:name="T3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26" style:parent-style-name="DefaultParagraphFont" style:family="text">
      <style:text-properties fo:font-size="10pt" style:font-size-asian="10pt" style:font-size-complex="10pt"/>
    </style:style>
    <style:style style:name="T3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28" style:parent-style-name="DefaultParagraphFont" style:family="text">
      <style:text-properties fo:font-size="10pt" style:font-size-asian="10pt" style:font-size-complex="10pt"/>
    </style:style>
    <style:style style:name="T3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330" style:parent-style-name="Textbody" style:family="paragraph">
      <style:text-properties fo:font-size="10pt" style:font-size-asian="10pt" style:font-size-complex="10pt"/>
    </style:style>
    <style:style style:name="P331" style:parent-style-name="Textbody" style:family="paragraph">
      <style:text-properties fo:font-size="10pt" style:font-size-asian="10pt" style:font-size-complex="10pt"/>
    </style:style>
    <style:style style:name="P332" style:parent-style-name="Textbody" style:family="paragraph">
      <style:text-properties fo:font-size="10pt" style:font-size-asian="10pt" style:font-size-complex="10pt"/>
    </style:style>
    <style:style style:name="T333" style:parent-style-name="DefaultParagraphFont" style:family="text">
      <style:text-properties fo:font-size="10pt" style:font-size-asian="10pt" style:font-size-complex="10pt"/>
    </style:style>
    <style:style style:name="T33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35" style:parent-style-name="DefaultParagraphFont" style:family="text">
      <style:text-properties fo:font-size="10pt" style:font-size-asian="10pt" style:font-size-complex="10pt"/>
    </style:style>
    <style:style style:name="T33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37" style:parent-style-name="DefaultParagraphFont" style:family="text">
      <style:text-properties fo:font-size="10pt" style:font-size-asian="10pt" style:font-size-complex="10pt"/>
    </style:style>
    <style:style style:name="T3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39" style:parent-style-name="DefaultParagraphFont" style:family="text">
      <style:text-properties fo:font-size="10pt" style:font-size-asian="10pt" style:font-size-complex="10pt"/>
    </style:style>
    <style:style style:name="T340" style:parent-style-name="DefaultParagraphFont" style:family="text">
      <style:text-properties fo:font-size="10pt" style:font-size-asian="10pt" style:font-size-complex="10pt"/>
    </style:style>
    <style:style style:name="T3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42" style:parent-style-name="DefaultParagraphFont" style:family="text">
      <style:text-properties fo:font-size="10pt" style:font-size-asian="10pt" style:font-size-complex="10pt"/>
    </style:style>
    <style:style style:name="T343" style:parent-style-name="DefaultParagraphFont" style:family="text">
      <style:text-properties fo:font-size="10pt" style:font-size-asian="10pt" style:font-size-complex="10pt"/>
    </style:style>
    <style:style style:name="T3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345" style:parent-style-name="Textbody" style:family="paragraph">
      <style:text-properties fo:font-size="10pt" style:font-size-asian="10pt" style:font-size-complex="10pt"/>
    </style:style>
    <style:style style:name="P346" style:parent-style-name="Textbody" style:family="paragraph">
      <style:text-properties fo:font-size="10pt" style:font-size-asian="10pt" style:font-size-complex="10pt"/>
    </style:style>
    <style:style style:name="T347" style:parent-style-name="DefaultParagraphFont" style:family="text">
      <style:text-properties fo:font-size="10pt" style:font-size-asian="10pt" style:font-size-complex="10pt"/>
    </style:style>
    <style:style style:name="T3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49" style:parent-style-name="DefaultParagraphFont" style:family="text">
      <style:text-properties fo:font-size="10pt" style:font-size-asian="10pt" style:font-size-complex="10pt"/>
    </style:style>
    <style:style style:name="T350" style:parent-style-name="DefaultParagraphFont" style:family="text">
      <style:text-properties fo:font-size="10pt" style:font-size-asian="10pt" style:font-size-complex="10pt"/>
    </style:style>
    <style:style style:name="T3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52" style:parent-style-name="DefaultParagraphFont" style:family="text">
      <style:text-properties fo:font-size="10pt" style:font-size-asian="10pt" style:font-size-complex="10pt"/>
    </style:style>
    <style:style style:name="T353" style:parent-style-name="DefaultParagraphFont" style:family="text">
      <style:text-properties fo:font-size="10pt" style:font-size-asian="10pt" style:font-size-complex="10pt"/>
    </style:style>
    <style:style style:name="T3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55" style:parent-style-name="DefaultParagraphFont" style:family="text">
      <style:text-properties fo:font-size="10pt" style:font-size-asian="10pt" style:font-size-complex="10pt"/>
    </style:style>
    <style:style style:name="T3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57" style:parent-style-name="DefaultParagraphFont" style:family="text">
      <style:text-properties fo:font-size="10pt" style:font-size-asian="10pt" style:font-size-complex="10pt"/>
    </style:style>
    <style:style style:name="T3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59" style:parent-style-name="DefaultParagraphFont" style:family="text">
      <style:text-properties fo:font-size="10pt" style:font-size-asian="10pt" style:font-size-complex="10pt"/>
    </style:style>
    <style:style style:name="T3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61" style:parent-style-name="DefaultParagraphFont" style:family="text">
      <style:text-properties fo:font-size="10pt" style:font-size-asian="10pt" style:font-size-complex="10pt"/>
    </style:style>
    <style:style style:name="T3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63" style:parent-style-name="DefaultParagraphFont" style:family="text">
      <style:text-properties fo:font-size="10pt" style:font-size-asian="10pt" style:font-size-complex="10pt"/>
    </style:style>
    <style:style style:name="T3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65" style:parent-style-name="DefaultParagraphFont" style:family="text">
      <style:text-properties fo:font-size="10pt" style:font-size-asian="10pt" style:font-size-complex="10pt"/>
    </style:style>
    <style:style style:name="T3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67" style:parent-style-name="DefaultParagraphFont" style:family="text">
      <style:text-properties fo:font-size="10pt" style:font-size-asian="10pt" style:font-size-complex="10pt"/>
    </style:style>
    <style:style style:name="T3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69" style:parent-style-name="DefaultParagraphFont" style:family="text">
      <style:text-properties fo:font-size="10pt" style:font-size-asian="10pt" style:font-size-complex="10pt"/>
    </style:style>
    <style:style style:name="T3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71" style:parent-style-name="DefaultParagraphFont" style:family="text">
      <style:text-properties fo:font-size="10pt" style:font-size-asian="10pt" style:font-size-complex="10pt"/>
    </style:style>
    <style:style style:name="P372" style:parent-style-name="Textbody" style:family="paragraph">
      <style:text-properties fo:font-size="10pt" style:font-size-asian="10pt" style:font-size-complex="10pt"/>
    </style:style>
    <style:style style:name="P373" style:parent-style-name="Textbody" style:family="paragraph">
      <style:text-properties fo:font-size="10pt" style:font-size-asian="10pt" style:font-size-complex="10pt"/>
    </style:style>
    <style:style style:name="P374" style:parent-style-name="Textbody" style:family="paragraph">
      <style:text-properties fo:font-size="10pt" style:font-size-asian="10pt" style:font-size-complex="10pt"/>
    </style:style>
    <style:style style:name="T375" style:parent-style-name="DefaultParagraphFont" style:family="text">
      <style:text-properties fo:font-size="10pt" style:font-size-asian="10pt" style:font-size-complex="10pt"/>
    </style:style>
    <style:style style:name="T3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77" style:parent-style-name="DefaultParagraphFont" style:family="text">
      <style:text-properties fo:font-size="10pt" style:font-size-asian="10pt" style:font-size-complex="10pt"/>
    </style:style>
    <style:style style:name="T378" style:parent-style-name="DefaultParagraphFont" style:family="text">
      <style:text-properties fo:font-size="10pt" style:font-size-asian="10pt" style:font-size-complex="10pt"/>
    </style:style>
    <style:style style:name="T37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80" style:parent-style-name="DefaultParagraphFont" style:family="text">
      <style:text-properties fo:font-size="10pt" style:font-size-asian="10pt" style:font-size-complex="10pt"/>
    </style:style>
    <style:style style:name="T381" style:parent-style-name="DefaultParagraphFont" style:family="text">
      <style:text-properties fo:font-size="10pt" style:font-size-asian="10pt" style:font-size-complex="10pt"/>
    </style:style>
    <style:style style:name="T3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83" style:parent-style-name="DefaultParagraphFont" style:family="text">
      <style:text-properties fo:font-size="10pt" style:font-size-asian="10pt" style:font-size-complex="10pt"/>
    </style:style>
    <style:style style:name="T3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85" style:parent-style-name="DefaultParagraphFont" style:family="text">
      <style:text-properties fo:font-size="10pt" style:font-size-asian="10pt" style:font-size-complex="10pt"/>
    </style:style>
    <style:style style:name="T3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87" style:parent-style-name="DefaultParagraphFont" style:family="text">
      <style:text-properties fo:font-size="10pt" style:font-size-asian="10pt" style:font-size-complex="10pt"/>
    </style:style>
    <style:style style:name="T3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89" style:parent-style-name="DefaultParagraphFont" style:family="text">
      <style:text-properties fo:font-size="10pt" style:font-size-asian="10pt" style:font-size-complex="10pt"/>
    </style:style>
    <style:style style:name="T3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91" style:parent-style-name="DefaultParagraphFont" style:family="text">
      <style:text-properties fo:font-size="10pt" style:font-size-asian="10pt" style:font-size-complex="10pt"/>
    </style:style>
    <style:style style:name="T3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93" style:parent-style-name="DefaultParagraphFont" style:family="text">
      <style:text-properties fo:font-size="10pt" style:font-size-asian="10pt" style:font-size-complex="10pt"/>
    </style:style>
    <style:style style:name="T3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95" style:parent-style-name="DefaultParagraphFont" style:family="text">
      <style:text-properties fo:font-size="10pt" style:font-size-asian="10pt" style:font-size-complex="10pt"/>
    </style:style>
    <style:style style:name="T39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97" style:parent-style-name="DefaultParagraphFont" style:family="text">
      <style:text-properties fo:font-size="10pt" style:font-size-asian="10pt" style:font-size-complex="10pt"/>
    </style:style>
    <style:style style:name="T3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399" style:parent-style-name="DefaultParagraphFont" style:family="text">
      <style:text-properties fo:font-size="10pt" style:font-size-asian="10pt" style:font-size-complex="10pt"/>
    </style:style>
    <style:style style:name="P400" style:parent-style-name="Textbody" style:family="paragraph">
      <style:text-properties fo:font-size="10pt" style:font-size-asian="10pt" style:font-size-complex="10pt"/>
    </style:style>
    <style:style style:name="P401" style:parent-style-name="Textbody" style:family="paragraph">
      <style:text-properties fo:font-size="10pt" style:font-size-asian="10pt" style:font-size-complex="10pt"/>
    </style:style>
    <style:style style:name="P402" style:parent-style-name="Textbody" style:family="paragraph">
      <style:text-properties fo:font-size="10pt" style:font-size-asian="10pt" style:font-size-complex="10pt"/>
    </style:style>
    <style:style style:name="T403" style:parent-style-name="DefaultParagraphFont" style:family="text">
      <style:text-properties fo:font-size="10pt" style:font-size-asian="10pt" style:font-size-complex="10pt"/>
    </style:style>
    <style:style style:name="T4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05" style:parent-style-name="DefaultParagraphFont" style:family="text">
      <style:text-properties fo:font-size="10pt" style:font-size-asian="10pt" style:font-size-complex="10pt"/>
    </style:style>
    <style:style style:name="T406" style:parent-style-name="DefaultParagraphFont" style:family="text">
      <style:text-properties fo:font-size="10pt" style:font-size-asian="10pt" style:font-size-complex="10pt"/>
    </style:style>
    <style:style style:name="T4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08" style:parent-style-name="DefaultParagraphFont" style:family="text">
      <style:text-properties fo:font-size="10pt" style:font-size-asian="10pt" style:font-size-complex="10pt"/>
    </style:style>
    <style:style style:name="T409" style:parent-style-name="DefaultParagraphFont" style:family="text">
      <style:text-properties fo:font-size="10pt" style:font-size-asian="10pt" style:font-size-complex="10pt"/>
    </style:style>
    <style:style style:name="T4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11" style:parent-style-name="DefaultParagraphFont" style:family="text">
      <style:text-properties fo:font-size="10pt" style:font-size-asian="10pt" style:font-size-complex="10pt"/>
    </style:style>
    <style:style style:name="T412" style:parent-style-name="DefaultParagraphFont" style:family="text">
      <style:text-properties fo:font-size="10pt" style:font-size-asian="10pt" style:font-size-complex="10pt"/>
    </style:style>
    <style:style style:name="T4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14" style:parent-style-name="DefaultParagraphFont" style:family="text">
      <style:text-properties fo:font-size="10pt" style:font-size-asian="10pt" style:font-size-complex="10pt"/>
    </style:style>
    <style:style style:name="P415" style:parent-style-name="Textbody" style:family="paragraph">
      <style:text-properties fo:font-size="10pt" style:font-size-asian="10pt" style:font-size-complex="10pt"/>
    </style:style>
    <style:style style:name="P416" style:parent-style-name="Textbody" style:family="paragraph">
      <style:text-properties fo:font-size="10pt" style:font-size-asian="10pt" style:font-size-complex="10pt"/>
    </style:style>
    <style:style style:name="P417" style:parent-style-name="Textbody" style:family="paragraph">
      <style:text-properties fo:font-size="10pt" style:font-size-asian="10pt" style:font-size-complex="10pt"/>
    </style:style>
    <style:style style:name="T418" style:parent-style-name="DefaultParagraphFont" style:family="text">
      <style:text-properties fo:font-size="10pt" style:font-size-asian="10pt" style:font-size-complex="10pt"/>
    </style:style>
    <style:style style:name="T4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20" style:parent-style-name="DefaultParagraphFont" style:family="text">
      <style:text-properties fo:font-size="10pt" style:font-size-asian="10pt" style:font-size-complex="10pt"/>
    </style:style>
    <style:style style:name="T421" style:parent-style-name="DefaultParagraphFont" style:family="text">
      <style:text-properties fo:font-size="10pt" style:font-size-asian="10pt" style:font-size-complex="10pt"/>
    </style:style>
    <style:style style:name="T42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23" style:parent-style-name="DefaultParagraphFont" style:family="text">
      <style:text-properties fo:font-size="10pt" style:font-size-asian="10pt" style:font-size-complex="10pt"/>
    </style:style>
    <style:style style:name="T424" style:parent-style-name="DefaultParagraphFont" style:family="text">
      <style:text-properties fo:font-size="10pt" style:font-size-asian="10pt" style:font-size-complex="10pt"/>
    </style:style>
    <style:style style:name="T4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26" style:parent-style-name="DefaultParagraphFont" style:family="text">
      <style:text-properties fo:font-size="10pt" style:font-size-asian="10pt" style:font-size-complex="10pt"/>
    </style:style>
    <style:style style:name="T4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28" style:parent-style-name="DefaultParagraphFont" style:family="text">
      <style:text-properties fo:font-size="10pt" style:font-size-asian="10pt" style:font-size-complex="10pt"/>
    </style:style>
    <style:style style:name="T4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30" style:parent-style-name="DefaultParagraphFont" style:family="text">
      <style:text-properties fo:font-size="10pt" style:font-size-asian="10pt" style:font-size-complex="10pt"/>
    </style:style>
    <style:style style:name="T4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32" style:parent-style-name="DefaultParagraphFont" style:family="text">
      <style:text-properties fo:font-size="10pt" style:font-size-asian="10pt" style:font-size-complex="10pt"/>
    </style:style>
    <style:style style:name="T4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34" style:parent-style-name="DefaultParagraphFont" style:family="text">
      <style:text-properties fo:font-size="10pt" style:font-size-asian="10pt" style:font-size-complex="10pt"/>
    </style:style>
    <style:style style:name="T4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36" style:parent-style-name="DefaultParagraphFont" style:family="text">
      <style:text-properties fo:font-size="10pt" style:font-size-asian="10pt" style:font-size-complex="10pt"/>
    </style:style>
    <style:style style:name="T4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38" style:parent-style-name="DefaultParagraphFont" style:family="text">
      <style:text-properties fo:font-size="10pt" style:font-size-asian="10pt" style:font-size-complex="10pt"/>
    </style:style>
    <style:style style:name="T4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40" style:parent-style-name="DefaultParagraphFont" style:family="text">
      <style:text-properties fo:font-size="10pt" style:font-size-asian="10pt" style:font-size-complex="10pt"/>
    </style:style>
    <style:style style:name="T4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42" style:parent-style-name="DefaultParagraphFont" style:family="text">
      <style:text-properties fo:font-size="10pt" style:font-size-asian="10pt" style:font-size-complex="10pt"/>
    </style:style>
    <style:style style:name="P443" style:parent-style-name="Textbody" style:family="paragraph">
      <style:text-properties fo:font-size="10pt" style:font-size-asian="10pt" style:font-size-complex="10pt"/>
    </style:style>
    <style:style style:name="P444" style:parent-style-name="Textbody" style:family="paragraph">
      <style:text-properties fo:font-size="10pt" style:font-size-asian="10pt" style:font-size-complex="10pt"/>
    </style:style>
    <style:style style:name="T445" style:parent-style-name="DefaultParagraphFont" style:family="text">
      <style:text-properties fo:font-size="10pt" style:font-size-asian="10pt" style:font-size-complex="10pt"/>
    </style:style>
    <style:style style:name="T4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47" style:parent-style-name="DefaultParagraphFont" style:family="text">
      <style:text-properties fo:font-size="10pt" style:font-size-asian="10pt" style:font-size-complex="10pt"/>
    </style:style>
    <style:style style:name="T448" style:parent-style-name="DefaultParagraphFont" style:family="text">
      <style:text-properties fo:font-size="10pt" style:font-size-asian="10pt" style:font-size-complex="10pt"/>
    </style:style>
    <style:style style:name="T4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51" style:parent-style-name="DefaultParagraphFont" style:family="text">
      <style:text-properties fo:font-size="10pt" style:font-size-asian="10pt" style:font-size-complex="10pt"/>
    </style:style>
    <style:style style:name="T4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453" style:parent-style-name="Textbody" style:family="paragraph">
      <style:text-properties fo:font-size="10pt" style:font-size-asian="10pt" style:font-size-complex="10pt"/>
    </style:style>
    <style:style style:name="P454" style:parent-style-name="Textbody" style:family="paragraph">
      <style:text-properties fo:font-size="10pt" style:font-size-asian="10pt" style:font-size-complex="10pt"/>
    </style:style>
    <style:style style:name="P455" style:parent-style-name="Textbody" style:family="paragraph">
      <style:text-properties fo:font-size="10pt" style:font-size-asian="10pt" style:font-size-complex="10pt"/>
    </style:style>
    <style:style style:name="T456" style:parent-style-name="DefaultParagraphFont" style:family="text">
      <style:text-properties fo:font-size="10pt" style:font-size-asian="10pt" style:font-size-complex="10pt"/>
    </style:style>
    <style:style style:name="T4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58" style:parent-style-name="DefaultParagraphFont" style:family="text">
      <style:text-properties fo:font-size="10pt" style:font-size-asian="10pt" style:font-size-complex="10pt"/>
    </style:style>
    <style:style style:name="T4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60" style:parent-style-name="DefaultParagraphFont" style:family="text">
      <style:text-properties fo:font-size="10pt" style:font-size-asian="10pt" style:font-size-complex="10pt"/>
    </style:style>
    <style:style style:name="T46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62" style:parent-style-name="DefaultParagraphFont" style:family="text">
      <style:text-properties fo:font-size="10pt" style:font-size-asian="10pt" style:font-size-complex="10pt"/>
    </style:style>
    <style:style style:name="T463" style:parent-style-name="DefaultParagraphFont" style:family="text">
      <style:text-properties fo:font-size="10pt" style:font-size-asian="10pt" style:font-size-complex="10pt"/>
    </style:style>
    <style:style style:name="T4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65" style:parent-style-name="DefaultParagraphFont" style:family="text">
      <style:text-properties fo:font-size="10pt" style:font-size-asian="10pt" style:font-size-complex="10pt"/>
    </style:style>
    <style:style style:name="T4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67" style:parent-style-name="DefaultParagraphFont" style:family="text">
      <style:text-properties fo:font-size="10pt" style:font-size-asian="10pt" style:font-size-complex="10pt"/>
    </style:style>
    <style:style style:name="T4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69" style:parent-style-name="DefaultParagraphFont" style:family="text">
      <style:text-properties fo:font-size="10pt" style:font-size-asian="10pt" style:font-size-complex="10pt"/>
    </style:style>
    <style:style style:name="T4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71" style:parent-style-name="DefaultParagraphFont" style:family="text">
      <style:text-properties fo:font-size="10pt" style:font-size-asian="10pt" style:font-size-complex="10pt"/>
    </style:style>
    <style:style style:name="T4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73" style:parent-style-name="DefaultParagraphFont" style:family="text">
      <style:text-properties fo:font-size="10pt" style:font-size-asian="10pt" style:font-size-complex="10pt"/>
    </style:style>
    <style:style style:name="T4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75" style:parent-style-name="DefaultParagraphFont" style:family="text">
      <style:text-properties fo:font-size="10pt" style:font-size-asian="10pt" style:font-size-complex="10pt"/>
    </style:style>
    <style:style style:name="T4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77" style:parent-style-name="DefaultParagraphFont" style:family="text">
      <style:text-properties fo:font-size="10pt" style:font-size-asian="10pt" style:font-size-complex="10pt"/>
    </style:style>
    <style:style style:name="T4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79" style:parent-style-name="DefaultParagraphFont" style:family="text">
      <style:text-properties fo:font-size="10pt" style:font-size-asian="10pt" style:font-size-complex="10pt"/>
    </style:style>
    <style:style style:name="T4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81" style:parent-style-name="DefaultParagraphFont" style:family="text">
      <style:text-properties fo:font-size="10pt" style:font-size-asian="10pt" style:font-size-complex="10pt"/>
    </style:style>
    <style:style style:name="T4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83" style:parent-style-name="DefaultParagraphFont" style:family="text">
      <style:text-properties fo:font-size="10pt" style:font-size-asian="10pt" style:font-size-complex="10pt"/>
    </style:style>
    <style:style style:name="T4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85" style:parent-style-name="DefaultParagraphFont" style:family="text">
      <style:text-properties fo:font-size="10pt" style:font-size-asian="10pt" style:font-size-complex="10pt"/>
    </style:style>
    <style:style style:name="P486" style:parent-style-name="Textbody" style:family="paragraph">
      <style:text-properties fo:font-size="10pt" style:font-size-asian="10pt" style:font-size-complex="10pt"/>
    </style:style>
    <style:style style:name="T4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88" style:parent-style-name="DefaultParagraphFont" style:family="text">
      <style:text-properties fo:font-size="10pt" style:font-size-asian="10pt" style:font-size-complex="10pt"/>
    </style:style>
    <style:style style:name="T4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90" style:parent-style-name="DefaultParagraphFont" style:family="text">
      <style:text-properties fo:font-size="10pt" style:font-size-asian="10pt" style:font-size-complex="10pt"/>
    </style:style>
    <style:style style:name="T4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92" style:parent-style-name="DefaultParagraphFont" style:family="text">
      <style:text-properties fo:font-size="10pt" style:font-size-asian="10pt" style:font-size-complex="10pt"/>
    </style:style>
    <style:style style:name="T4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94" style:parent-style-name="DefaultParagraphFont" style:family="text">
      <style:text-properties fo:font-size="10pt" style:font-size-asian="10pt" style:font-size-complex="10pt"/>
    </style:style>
    <style:style style:name="T4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96" style:parent-style-name="DefaultParagraphFont" style:family="text">
      <style:text-properties fo:font-size="10pt" style:font-size-asian="10pt" style:font-size-complex="10pt"/>
    </style:style>
    <style:style style:name="P497" style:parent-style-name="Textbody" style:family="paragraph">
      <style:text-properties fo:font-size="10pt" style:font-size-asian="10pt" style:font-size-complex="10pt"/>
    </style:style>
    <style:style style:name="T4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499" style:parent-style-name="DefaultParagraphFont" style:family="text">
      <style:text-properties fo:font-size="10pt" style:font-size-asian="10pt" style:font-size-complex="10pt"/>
    </style:style>
    <style:style style:name="T5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01" style:parent-style-name="DefaultParagraphFont" style:family="text">
      <style:text-properties fo:font-size="10pt" style:font-size-asian="10pt" style:font-size-complex="10pt"/>
    </style:style>
    <style:style style:name="T5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03" style:parent-style-name="DefaultParagraphFont" style:family="text">
      <style:text-properties fo:font-size="10pt" style:font-size-asian="10pt" style:font-size-complex="10pt"/>
    </style:style>
    <style:style style:name="T5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05" style:parent-style-name="DefaultParagraphFont" style:family="text">
      <style:text-properties fo:font-size="10pt" style:font-size-asian="10pt" style:font-size-complex="10pt"/>
    </style:style>
    <style:style style:name="T50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07" style:parent-style-name="DefaultParagraphFont" style:family="text">
      <style:text-properties fo:font-size="10pt" style:font-size-asian="10pt" style:font-size-complex="10pt"/>
    </style:style>
    <style:style style:name="P508" style:parent-style-name="Textbody" style:family="paragraph">
      <style:text-properties fo:font-size="10pt" style:font-size-asian="10pt" style:font-size-complex="10pt"/>
    </style:style>
    <style:style style:name="P509" style:parent-style-name="Textbody" style:family="paragraph">
      <style:text-properties fo:font-size="10pt" style:font-size-asian="10pt" style:font-size-complex="10pt"/>
    </style:style>
    <style:style style:name="P510" style:parent-style-name="Textbody" style:family="paragraph">
      <style:text-properties fo:font-size="10pt" style:font-size-asian="10pt" style:font-size-complex="10pt"/>
    </style:style>
    <style:style style:name="P511" style:parent-style-name="Textbody" style:family="paragraph">
      <style:text-properties fo:font-size="10pt" style:font-size-asian="10pt" style:font-size-complex="10pt"/>
    </style:style>
    <style:style style:name="T512" style:parent-style-name="DefaultParagraphFont" style:family="text">
      <style:text-properties fo:font-size="10pt" style:font-size-asian="10pt" style:font-size-complex="10pt"/>
    </style:style>
    <style:style style:name="T5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14" style:parent-style-name="DefaultParagraphFont" style:family="text">
      <style:text-properties fo:font-size="10pt" style:font-size-asian="10pt" style:font-size-complex="10pt"/>
    </style:style>
    <style:style style:name="T5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16" style:parent-style-name="DefaultParagraphFont" style:family="text">
      <style:text-properties fo:font-size="10pt" style:font-size-asian="10pt" style:font-size-complex="10pt"/>
    </style:style>
    <style:style style:name="T5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18" style:parent-style-name="DefaultParagraphFont" style:family="text">
      <style:text-properties fo:font-size="10pt" style:font-size-asian="10pt" style:font-size-complex="10pt"/>
    </style:style>
    <style:style style:name="T519" style:parent-style-name="DefaultParagraphFont" style:family="text">
      <style:text-properties fo:font-size="10pt" style:font-size-asian="10pt" style:font-size-complex="10pt"/>
    </style:style>
    <style:style style:name="T5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21" style:parent-style-name="DefaultParagraphFont" style:family="text">
      <style:text-properties fo:font-size="10pt" style:font-size-asian="10pt" style:font-size-complex="10pt"/>
    </style:style>
    <style:style style:name="T52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23" style:parent-style-name="DefaultParagraphFont" style:family="text">
      <style:text-properties fo:font-size="10pt" style:font-size-asian="10pt" style:font-size-complex="10pt"/>
    </style:style>
    <style:style style:name="T5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25" style:parent-style-name="DefaultParagraphFont" style:family="text">
      <style:text-properties fo:font-size="10pt" style:font-size-asian="10pt" style:font-size-complex="10pt"/>
    </style:style>
    <style:style style:name="T5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27" style:parent-style-name="DefaultParagraphFont" style:family="text">
      <style:text-properties fo:font-size="10pt" style:font-size-asian="10pt" style:font-size-complex="10pt"/>
    </style:style>
    <style:style style:name="T5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29" style:parent-style-name="DefaultParagraphFont" style:family="text">
      <style:text-properties fo:font-size="10pt" style:font-size-asian="10pt" style:font-size-complex="10pt"/>
    </style:style>
    <style:style style:name="T5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31" style:parent-style-name="DefaultParagraphFont" style:family="text">
      <style:text-properties fo:font-size="10pt" style:font-size-asian="10pt" style:font-size-complex="10pt"/>
    </style:style>
    <style:style style:name="T532" style:parent-style-name="DefaultParagraphFont" style:family="text">
      <style:text-properties fo:font-size="10pt" style:font-size-asian="10pt" style:font-size-complex="10pt"/>
    </style:style>
    <style:style style:name="T5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34" style:parent-style-name="DefaultParagraphFont" style:family="text">
      <style:text-properties fo:font-size="10pt" style:font-size-asian="10pt" style:font-size-complex="10pt"/>
    </style:style>
    <style:style style:name="T5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36" style:parent-style-name="DefaultParagraphFont" style:family="text">
      <style:text-properties fo:font-size="10pt" style:font-size-asian="10pt" style:font-size-complex="10pt"/>
    </style:style>
    <style:style style:name="T537" style:parent-style-name="DefaultParagraphFont" style:family="text">
      <style:text-properties fo:font-size="10pt" style:font-size-asian="10pt" style:font-size-complex="10pt"/>
    </style:style>
    <style:style style:name="T5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39" style:parent-style-name="DefaultParagraphFont" style:family="text">
      <style:text-properties fo:font-size="10pt" style:font-size-asian="10pt" style:font-size-complex="10pt"/>
    </style:style>
    <style:style style:name="T5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41" style:parent-style-name="DefaultParagraphFont" style:family="text">
      <style:text-properties fo:font-size="10pt" style:font-size-asian="10pt" style:font-size-complex="10pt"/>
    </style:style>
    <style:style style:name="T5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43" style:parent-style-name="DefaultParagraphFont" style:family="text">
      <style:text-properties fo:font-size="10pt" style:font-size-asian="10pt" style:font-size-complex="10pt"/>
    </style:style>
    <style:style style:name="T5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45" style:parent-style-name="DefaultParagraphFont" style:family="text">
      <style:text-properties fo:font-size="10pt" style:font-size-asian="10pt" style:font-size-complex="10pt"/>
    </style:style>
    <style:style style:name="T5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47" style:parent-style-name="DefaultParagraphFont" style:family="text">
      <style:text-properties fo:font-size="10pt" style:font-size-asian="10pt" style:font-size-complex="10pt"/>
    </style:style>
    <style:style style:name="T548" style:parent-style-name="DefaultParagraphFont" style:family="text">
      <style:text-properties fo:font-size="10pt" style:font-size-asian="10pt" style:font-size-complex="10pt"/>
    </style:style>
    <style:style style:name="T5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50" style:parent-style-name="DefaultParagraphFont" style:family="text">
      <style:text-properties fo:font-size="10pt" style:font-size-asian="10pt" style:font-size-complex="10pt"/>
    </style:style>
    <style:style style:name="T5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52" style:parent-style-name="DefaultParagraphFont" style:family="text">
      <style:text-properties fo:font-size="10pt" style:font-size-asian="10pt" style:font-size-complex="10pt"/>
    </style:style>
    <style:style style:name="T5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54" style:parent-style-name="DefaultParagraphFont" style:family="text">
      <style:text-properties fo:font-size="10pt" style:font-size-asian="10pt" style:font-size-complex="10pt"/>
    </style:style>
    <style:style style:name="T5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56" style:parent-style-name="DefaultParagraphFont" style:family="text">
      <style:text-properties fo:font-size="10pt" style:font-size-asian="10pt" style:font-size-complex="10pt"/>
    </style:style>
    <style:style style:name="T5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58" style:parent-style-name="DefaultParagraphFont" style:family="text">
      <style:text-properties fo:font-size="10pt" style:font-size-asian="10pt" style:font-size-complex="10pt"/>
    </style:style>
    <style:style style:name="T5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60" style:parent-style-name="DefaultParagraphFont" style:family="text">
      <style:text-properties fo:font-size="10pt" style:font-size-asian="10pt" style:font-size-complex="10pt"/>
    </style:style>
    <style:style style:name="T56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62" style:parent-style-name="DefaultParagraphFont" style:family="text">
      <style:text-properties fo:font-size="10pt" style:font-size-asian="10pt" style:font-size-complex="10pt"/>
    </style:style>
    <style:style style:name="T56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64" style:parent-style-name="DefaultParagraphFont" style:family="text">
      <style:text-properties fo:font-size="10pt" style:font-size-asian="10pt" style:font-size-complex="10pt"/>
    </style:style>
    <style:style style:name="T565" style:parent-style-name="DefaultParagraphFont" style:family="text">
      <style:text-properties fo:font-size="10pt" style:font-size-asian="10pt" style:font-size-complex="10pt"/>
    </style:style>
    <style:style style:name="T5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67" style:parent-style-name="DefaultParagraphFont" style:family="text">
      <style:text-properties fo:font-size="10pt" style:font-size-asian="10pt" style:font-size-complex="10pt"/>
    </style:style>
    <style:style style:name="T5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69" style:parent-style-name="DefaultParagraphFont" style:family="text">
      <style:text-properties fo:font-size="10pt" style:font-size-asian="10pt" style:font-size-complex="10pt"/>
    </style:style>
    <style:style style:name="T5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71" style:parent-style-name="DefaultParagraphFont" style:family="text">
      <style:text-properties fo:font-size="10pt" style:font-size-asian="10pt" style:font-size-complex="10pt"/>
    </style:style>
    <style:style style:name="T5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73" style:parent-style-name="DefaultParagraphFont" style:family="text">
      <style:text-properties fo:font-size="10pt" style:font-size-asian="10pt" style:font-size-complex="10pt"/>
    </style:style>
    <style:style style:name="T5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75" style:parent-style-name="DefaultParagraphFont" style:family="text">
      <style:text-properties fo:font-size="10pt" style:font-size-asian="10pt" style:font-size-complex="10pt"/>
    </style:style>
    <style:style style:name="T5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77" style:parent-style-name="DefaultParagraphFont" style:family="text">
      <style:text-properties fo:font-size="10pt" style:font-size-asian="10pt" style:font-size-complex="10pt"/>
    </style:style>
    <style:style style:name="T5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79" style:parent-style-name="DefaultParagraphFont" style:family="text">
      <style:text-properties fo:font-size="10pt" style:font-size-asian="10pt" style:font-size-complex="10pt"/>
    </style:style>
    <style:style style:name="T580" style:parent-style-name="DefaultParagraphFont" style:family="text">
      <style:text-properties fo:font-size="10pt" style:font-size-asian="10pt" style:font-size-complex="10pt"/>
    </style:style>
    <style:style style:name="T5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82" style:parent-style-name="DefaultParagraphFont" style:family="text">
      <style:text-properties fo:font-size="10pt" style:font-size-asian="10pt" style:font-size-complex="10pt"/>
    </style:style>
    <style:style style:name="T5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84" style:parent-style-name="DefaultParagraphFont" style:family="text">
      <style:text-properties fo:font-size="10pt" style:font-size-asian="10pt" style:font-size-complex="10pt"/>
    </style:style>
    <style:style style:name="T5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86" style:parent-style-name="DefaultParagraphFont" style:family="text">
      <style:text-properties fo:font-size="10pt" style:font-size-asian="10pt" style:font-size-complex="10pt"/>
    </style:style>
    <style:style style:name="T587" style:parent-style-name="DefaultParagraphFont" style:family="text">
      <style:text-properties fo:font-size="10pt" style:font-size-asian="10pt" style:font-size-complex="10pt"/>
    </style:style>
    <style:style style:name="T5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89" style:parent-style-name="DefaultParagraphFont" style:family="text">
      <style:text-properties fo:font-size="10pt" style:font-size-asian="10pt" style:font-size-complex="10pt"/>
    </style:style>
    <style:style style:name="T5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91" style:parent-style-name="DefaultParagraphFont" style:family="text">
      <style:text-properties fo:font-size="10pt" style:font-size-asian="10pt" style:font-size-complex="10pt"/>
    </style:style>
    <style:style style:name="T5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93" style:parent-style-name="DefaultParagraphFont" style:family="text">
      <style:text-properties fo:font-size="10pt" style:font-size-asian="10pt" style:font-size-complex="10pt"/>
    </style:style>
    <style:style style:name="T5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595" style:parent-style-name="DefaultParagraphFont" style:family="text">
      <style:text-properties fo:font-size="10pt" style:font-size-asian="10pt" style:font-size-complex="10pt"/>
    </style:style>
    <style:style style:name="P596" style:parent-style-name="Textbody" style:family="paragraph">
      <style:text-properties fo:font-size="10pt" style:font-size-asian="10pt" style:font-size-complex="10pt"/>
    </style:style>
    <style:style style:name="P597" style:parent-style-name="Textbody" style:family="paragraph">
      <style:text-properties fo:font-size="10pt" style:font-size-asian="10pt" style:font-size-complex="10pt"/>
    </style:style>
    <style:style style:name="P598" style:parent-style-name="Textbody" style:family="paragraph">
      <style:text-properties fo:font-size="10pt" style:font-size-asian="10pt" style:font-size-complex="10pt"/>
    </style:style>
    <style:style style:name="P599" style:parent-style-name="Textbody" style:family="paragraph">
      <style:text-properties fo:font-size="10pt" style:font-size-asian="10pt" style:font-size-complex="10pt"/>
    </style:style>
    <style:style style:name="T600" style:parent-style-name="DefaultParagraphFont" style:family="text">
      <style:text-properties fo:font-size="10pt" style:font-size-asian="10pt" style:font-size-complex="10pt"/>
    </style:style>
    <style:style style:name="T6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02" style:parent-style-name="DefaultParagraphFont" style:family="text">
      <style:text-properties fo:font-size="10pt" style:font-size-asian="10pt" style:font-size-complex="10pt"/>
    </style:style>
    <style:style style:name="T6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04" style:parent-style-name="DefaultParagraphFont" style:family="text">
      <style:text-properties fo:font-size="10pt" style:font-size-asian="10pt" style:font-size-complex="10pt"/>
    </style:style>
    <style:style style:name="T6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06" style:parent-style-name="DefaultParagraphFont" style:family="text">
      <style:text-properties fo:font-size="10pt" style:font-size-asian="10pt" style:font-size-complex="10pt"/>
    </style:style>
    <style:style style:name="T607" style:parent-style-name="DefaultParagraphFont" style:family="text">
      <style:text-properties fo:font-size="10pt" style:font-size-asian="10pt" style:font-size-complex="10pt"/>
    </style:style>
    <style:style style:name="T6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09" style:parent-style-name="DefaultParagraphFont" style:family="text">
      <style:text-properties fo:font-size="10pt" style:font-size-asian="10pt" style:font-size-complex="10pt"/>
    </style:style>
    <style:style style:name="T610" style:parent-style-name="DefaultParagraphFont" style:family="text">
      <style:text-properties fo:font-size="10pt" style:font-size-asian="10pt" style:font-size-complex="10pt"/>
    </style:style>
    <style:style style:name="T6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12" style:parent-style-name="DefaultParagraphFont" style:family="text">
      <style:text-properties fo:font-size="10pt" style:font-size-asian="10pt" style:font-size-complex="10pt"/>
    </style:style>
    <style:style style:name="T6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14" style:parent-style-name="DefaultParagraphFont" style:family="text">
      <style:text-properties fo:font-size="10pt" style:font-size-asian="10pt" style:font-size-complex="10pt"/>
    </style:style>
    <style:style style:name="T6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16" style:parent-style-name="DefaultParagraphFont" style:family="text">
      <style:text-properties fo:font-size="10pt" style:font-size-asian="10pt" style:font-size-complex="10pt"/>
    </style:style>
    <style:style style:name="P617" style:parent-style-name="Textbody" style:family="paragraph">
      <style:text-properties fo:font-size="10pt" style:font-size-asian="10pt" style:font-size-complex="10pt"/>
    </style:style>
    <style:style style:name="T618" style:parent-style-name="DefaultParagraphFont" style:family="text">
      <style:text-properties fo:font-size="10pt" style:font-size-asian="10pt" style:font-size-complex="10pt"/>
    </style:style>
    <style:style style:name="T6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20" style:parent-style-name="DefaultParagraphFont" style:family="text">
      <style:text-properties fo:font-size="10pt" style:font-size-asian="10pt" style:font-size-complex="10pt"/>
    </style:style>
    <style:style style:name="T6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22" style:parent-style-name="DefaultParagraphFont" style:family="text">
      <style:text-properties fo:font-size="10pt" style:font-size-asian="10pt" style:font-size-complex="10pt"/>
    </style:style>
    <style:style style:name="T6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24" style:parent-style-name="DefaultParagraphFont" style:family="text">
      <style:text-properties fo:font-size="10pt" style:font-size-asian="10pt" style:font-size-complex="10pt"/>
    </style:style>
    <style:style style:name="T625" style:parent-style-name="DefaultParagraphFont" style:family="text">
      <style:text-properties fo:font-size="10pt" style:font-size-asian="10pt" style:font-size-complex="10pt"/>
    </style:style>
    <style:style style:name="T6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27" style:parent-style-name="DefaultParagraphFont" style:family="text">
      <style:text-properties fo:font-size="10pt" style:font-size-asian="10pt" style:font-size-complex="10pt"/>
    </style:style>
    <style:style style:name="T6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29" style:parent-style-name="DefaultParagraphFont" style:family="text">
      <style:text-properties fo:font-size="10pt" style:font-size-asian="10pt" style:font-size-complex="10pt"/>
    </style:style>
    <style:style style:name="T6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31" style:parent-style-name="DefaultParagraphFont" style:family="text">
      <style:text-properties fo:font-size="10pt" style:font-size-asian="10pt" style:font-size-complex="10pt"/>
    </style:style>
    <style:style style:name="T6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633" style:parent-style-name="Textbody" style:family="paragraph">
      <style:text-properties fo:font-size="10pt" style:font-size-asian="10pt" style:font-size-complex="10pt"/>
    </style:style>
    <style:style style:name="P634" style:parent-style-name="Textbody" style:family="paragraph">
      <style:text-properties fo:font-size="10pt" style:font-size-asian="10pt" style:font-size-complex="10pt"/>
    </style:style>
    <style:style style:name="P635" style:parent-style-name="Heading1" style:family="paragraph">
      <style:paragraph-properties fo:break-before="page"/>
    </style:style>
    <style:style style:name="T636" style:parent-style-name="DefaultParagraphFont" style:family="text">
      <style:text-properties style:font-name-complex="Mangal" style:script-type="complex"/>
    </style:style>
    <style:style style:name="T6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39" style:parent-style-name="DefaultParagraphFont" style:family="text">
      <style:text-properties fo:font-size="10pt" style:font-size-asian="10pt" style:font-size-complex="10pt"/>
    </style:style>
    <style:style style:name="T6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41" style:parent-style-name="DefaultParagraphFont" style:family="text">
      <style:text-properties fo:font-size="10pt" style:font-size-asian="10pt" style:font-size-complex="10pt"/>
    </style:style>
    <style:style style:name="T642" style:parent-style-name="DefaultParagraphFont" style:family="text">
      <style:text-properties fo:font-size="10pt" style:font-size-asian="10pt" style:font-size-complex="10pt"/>
    </style:style>
    <style:style style:name="T6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44" style:parent-style-name="DefaultParagraphFont" style:family="text">
      <style:text-properties fo:font-size="10pt" style:font-size-asian="10pt" style:font-size-complex="10pt"/>
    </style:style>
    <style:style style:name="T645" style:parent-style-name="DefaultParagraphFont" style:family="text">
      <style:text-properties fo:font-size="10pt" style:font-size-asian="10pt" style:font-size-complex="10pt"/>
    </style:style>
    <style:style style:name="T6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47" style:parent-style-name="DefaultParagraphFont" style:family="text">
      <style:text-properties fo:font-size="10pt" style:font-size-asian="10pt" style:font-size-complex="10pt"/>
    </style:style>
    <style:style style:name="T648" style:parent-style-name="DefaultParagraphFont" style:family="text">
      <style:text-properties fo:font-size="10pt" style:font-size-asian="10pt" style:font-size-complex="10pt"/>
    </style:style>
    <style:style style:name="T6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50" style:parent-style-name="DefaultParagraphFont" style:family="text">
      <style:text-properties fo:font-size="10pt" style:font-size-asian="10pt" style:font-size-complex="10pt"/>
    </style:style>
    <style:style style:name="T651" style:parent-style-name="DefaultParagraphFont" style:family="text">
      <style:text-properties fo:font-size="10pt" style:font-size-asian="10pt" style:font-size-complex="10pt"/>
    </style:style>
    <style:style style:name="T6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53" style:parent-style-name="DefaultParagraphFont" style:family="text">
      <style:text-properties fo:font-size="10pt" style:font-size-asian="10pt" style:font-size-complex="10pt"/>
    </style:style>
    <style:style style:name="T654" style:parent-style-name="DefaultParagraphFont" style:family="text">
      <style:text-properties fo:font-size="10pt" style:font-size-asian="10pt" style:font-size-complex="10pt"/>
    </style:style>
    <style:style style:name="T6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56" style:parent-style-name="DefaultParagraphFont" style:family="text">
      <style:text-properties fo:font-size="10pt" style:font-size-asian="10pt" style:font-size-complex="10pt"/>
    </style:style>
    <style:style style:name="T6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58" style:parent-style-name="DefaultParagraphFont" style:family="text">
      <style:text-properties fo:font-size="10pt" style:font-size-asian="10pt" style:font-size-complex="10pt"/>
    </style:style>
    <style:style style:name="T6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60" style:parent-style-name="DefaultParagraphFont" style:family="text">
      <style:text-properties fo:font-size="10pt" style:font-size-asian="10pt" style:font-size-complex="10pt"/>
    </style:style>
    <style:style style:name="T66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63" style:parent-style-name="DefaultParagraphFont" style:family="text">
      <style:text-properties fo:font-size="10pt" style:font-size-asian="10pt" style:font-size-complex="10pt"/>
    </style:style>
    <style:style style:name="T6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65" style:parent-style-name="DefaultParagraphFont" style:family="text">
      <style:text-properties fo:font-size="10pt" style:font-size-asian="10pt" style:font-size-complex="10pt"/>
    </style:style>
    <style:style style:name="T666" style:parent-style-name="DefaultParagraphFont" style:family="text">
      <style:text-properties fo:font-size="10pt" style:font-size-asian="10pt" style:font-size-complex="10pt"/>
    </style:style>
    <style:style style:name="T6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68" style:parent-style-name="DefaultParagraphFont" style:family="text">
      <style:text-properties fo:font-size="10pt" style:font-size-asian="10pt" style:font-size-complex="10pt"/>
    </style:style>
    <style:style style:name="T6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70" style:parent-style-name="DefaultParagraphFont" style:family="text">
      <style:text-properties fo:font-size="10pt" style:font-size-asian="10pt" style:font-size-complex="10pt"/>
    </style:style>
    <style:style style:name="T6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72" style:parent-style-name="DefaultParagraphFont" style:family="text">
      <style:text-properties fo:font-size="10pt" style:font-size-asian="10pt" style:font-size-complex="10pt"/>
    </style:style>
    <style:style style:name="T6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74" style:parent-style-name="DefaultParagraphFont" style:family="text">
      <style:text-properties fo:font-size="10pt" style:font-size-asian="10pt" style:font-size-complex="10pt"/>
    </style:style>
    <style:style style:name="T675" style:parent-style-name="DefaultParagraphFont" style:family="text">
      <style:text-properties fo:font-size="10pt" style:font-size-asian="10pt" style:font-size-complex="10pt"/>
    </style:style>
    <style:style style:name="T6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77" style:parent-style-name="DefaultParagraphFont" style:family="text">
      <style:text-properties fo:font-size="10pt" style:font-size-asian="10pt" style:font-size-complex="10pt"/>
    </style:style>
    <style:style style:name="T6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79" style:parent-style-name="DefaultParagraphFont" style:family="text">
      <style:text-properties fo:font-size="10pt" style:font-size-asian="10pt" style:font-size-complex="10pt"/>
    </style:style>
    <style:style style:name="T6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82" style:parent-style-name="DefaultParagraphFont" style:family="text">
      <style:text-properties fo:font-size="10pt" style:font-size-asian="10pt" style:font-size-complex="10pt"/>
    </style:style>
    <style:style style:name="T6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84" style:parent-style-name="DefaultParagraphFont" style:family="text">
      <style:text-properties fo:font-size="10pt" style:font-size-asian="10pt" style:font-size-complex="10pt"/>
    </style:style>
    <style:style style:name="T685" style:parent-style-name="DefaultParagraphFont" style:family="text">
      <style:text-properties fo:font-size="10pt" style:font-size-asian="10pt" style:font-size-complex="10pt"/>
    </style:style>
    <style:style style:name="T6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87" style:parent-style-name="DefaultParagraphFont" style:family="text">
      <style:text-properties fo:font-size="10pt" style:font-size-asian="10pt" style:font-size-complex="10pt"/>
    </style:style>
    <style:style style:name="T688" style:parent-style-name="DefaultParagraphFont" style:family="text">
      <style:text-properties fo:font-size="10pt" style:font-size-asian="10pt" style:font-size-complex="10pt"/>
    </style:style>
    <style:style style:name="T6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90" style:parent-style-name="DefaultParagraphFont" style:family="text">
      <style:text-properties fo:font-size="10pt" style:font-size-asian="10pt" style:font-size-complex="10pt"/>
    </style:style>
    <style:style style:name="T691" style:parent-style-name="DefaultParagraphFont" style:family="text">
      <style:text-properties fo:font-size="10pt" style:font-size-asian="10pt" style:font-size-complex="10pt"/>
    </style:style>
    <style:style style:name="T6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93" style:parent-style-name="DefaultParagraphFont" style:family="text">
      <style:text-properties fo:font-size="10pt" style:font-size-asian="10pt" style:font-size-complex="10pt"/>
    </style:style>
    <style:style style:name="T694" style:parent-style-name="DefaultParagraphFont" style:family="text">
      <style:text-properties fo:font-size="10pt" style:font-size-asian="10pt" style:font-size-complex="10pt"/>
    </style:style>
    <style:style style:name="T6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96" style:parent-style-name="DefaultParagraphFont" style:family="text">
      <style:text-properties fo:font-size="10pt" style:font-size-asian="10pt" style:font-size-complex="10pt"/>
    </style:style>
    <style:style style:name="T697" style:parent-style-name="DefaultParagraphFont" style:family="text">
      <style:text-properties fo:font-size="10pt" style:font-size-asian="10pt" style:font-size-complex="10pt"/>
    </style:style>
    <style:style style:name="T6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699" style:parent-style-name="DefaultParagraphFont" style:family="text">
      <style:text-properties fo:font-size="10pt" style:font-size-asian="10pt" style:font-size-complex="10pt"/>
    </style:style>
    <style:style style:name="T7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01" style:parent-style-name="DefaultParagraphFont" style:family="text">
      <style:text-properties fo:font-size="10pt" style:font-size-asian="10pt" style:font-size-complex="10pt"/>
    </style:style>
    <style:style style:name="T7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03" style:parent-style-name="DefaultParagraphFont" style:family="text">
      <style:text-properties fo:font-size="10pt" style:font-size-asian="10pt" style:font-size-complex="10pt"/>
    </style:style>
    <style:style style:name="T704" style:parent-style-name="DefaultParagraphFont" style:family="text">
      <style:text-properties fo:font-size="10pt" style:font-size-asian="10pt" style:font-size-complex="10pt"/>
    </style:style>
    <style:style style:name="T7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06" style:parent-style-name="DefaultParagraphFont" style:family="text">
      <style:text-properties fo:font-size="10pt" style:font-size-asian="10pt" style:font-size-complex="10pt"/>
    </style:style>
    <style:style style:name="T7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08" style:parent-style-name="DefaultParagraphFont" style:family="text">
      <style:text-properties fo:font-size="10pt" style:font-size-asian="10pt" style:font-size-complex="10pt"/>
    </style:style>
    <style:style style:name="T70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11" style:parent-style-name="DefaultParagraphFont" style:family="text">
      <style:text-properties fo:font-size="10pt" style:font-size-asian="10pt" style:font-size-complex="10pt"/>
    </style:style>
    <style:style style:name="T7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13" style:parent-style-name="DefaultParagraphFont" style:family="text">
      <style:text-properties fo:font-size="10pt" style:font-size-asian="10pt" style:font-size-complex="10pt"/>
    </style:style>
    <style:style style:name="T714" style:parent-style-name="DefaultParagraphFont" style:family="text">
      <style:text-properties fo:font-size="10pt" style:font-size-asian="10pt" style:font-size-complex="10pt"/>
    </style:style>
    <style:style style:name="T7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16" style:parent-style-name="DefaultParagraphFont" style:family="text">
      <style:text-properties fo:font-size="10pt" style:font-size-asian="10pt" style:font-size-complex="10pt"/>
    </style:style>
    <style:style style:name="T7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18" style:parent-style-name="DefaultParagraphFont" style:family="text">
      <style:text-properties fo:font-size="10pt" style:font-size-asian="10pt" style:font-size-complex="10pt"/>
    </style:style>
    <style:style style:name="T7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20" style:parent-style-name="DefaultParagraphFont" style:family="text">
      <style:text-properties fo:font-size="10pt" style:font-size-asian="10pt" style:font-size-complex="10pt"/>
    </style:style>
    <style:style style:name="T7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22" style:parent-style-name="DefaultParagraphFont" style:family="text">
      <style:text-properties fo:font-size="10pt" style:font-size-asian="10pt" style:font-size-complex="10pt"/>
    </style:style>
    <style:style style:name="T723" style:parent-style-name="DefaultParagraphFont" style:family="text">
      <style:text-properties fo:font-size="10pt" style:font-size-asian="10pt" style:font-size-complex="10pt"/>
    </style:style>
    <style:style style:name="T7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25" style:parent-style-name="DefaultParagraphFont" style:family="text">
      <style:text-properties fo:font-size="10pt" style:font-size-asian="10pt" style:font-size-complex="10pt"/>
    </style:style>
    <style:style style:name="T7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27" style:parent-style-name="DefaultParagraphFont" style:family="text">
      <style:text-properties fo:font-size="10pt" style:font-size-asian="10pt" style:font-size-complex="10pt"/>
    </style:style>
    <style:style style:name="T7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30" style:parent-style-name="DefaultParagraphFont" style:family="text">
      <style:text-properties fo:font-size="10pt" style:font-size-asian="10pt" style:font-size-complex="10pt"/>
    </style:style>
    <style:style style:name="T7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32" style:parent-style-name="DefaultParagraphFont" style:family="text">
      <style:text-properties fo:font-size="10pt" style:font-size-asian="10pt" style:font-size-complex="10pt"/>
    </style:style>
    <style:style style:name="T733" style:parent-style-name="DefaultParagraphFont" style:family="text">
      <style:text-properties fo:font-size="10pt" style:font-size-asian="10pt" style:font-size-complex="10pt"/>
    </style:style>
    <style:style style:name="T73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35" style:parent-style-name="DefaultParagraphFont" style:family="text">
      <style:text-properties fo:font-size="10pt" style:font-size-asian="10pt" style:font-size-complex="10pt"/>
    </style:style>
    <style:style style:name="T736" style:parent-style-name="DefaultParagraphFont" style:family="text">
      <style:text-properties fo:font-size="10pt" style:font-size-asian="10pt" style:font-size-complex="10pt"/>
    </style:style>
    <style:style style:name="T7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38" style:parent-style-name="DefaultParagraphFont" style:family="text">
      <style:text-properties fo:font-size="10pt" style:font-size-asian="10pt" style:font-size-complex="10pt"/>
    </style:style>
    <style:style style:name="T739" style:parent-style-name="DefaultParagraphFont" style:family="text">
      <style:text-properties fo:font-size="10pt" style:font-size-asian="10pt" style:font-size-complex="10pt"/>
    </style:style>
    <style:style style:name="T7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41" style:parent-style-name="DefaultParagraphFont" style:family="text">
      <style:text-properties fo:font-size="10pt" style:font-size-asian="10pt" style:font-size-complex="10pt"/>
    </style:style>
    <style:style style:name="T742" style:parent-style-name="DefaultParagraphFont" style:family="text">
      <style:text-properties fo:font-size="10pt" style:font-size-asian="10pt" style:font-size-complex="10pt"/>
    </style:style>
    <style:style style:name="T7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44" style:parent-style-name="DefaultParagraphFont" style:family="text">
      <style:text-properties fo:font-size="10pt" style:font-size-asian="10pt" style:font-size-complex="10pt"/>
    </style:style>
    <style:style style:name="T745" style:parent-style-name="DefaultParagraphFont" style:family="text">
      <style:text-properties fo:font-size="10pt" style:font-size-asian="10pt" style:font-size-complex="10pt"/>
    </style:style>
    <style:style style:name="T7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47" style:parent-style-name="DefaultParagraphFont" style:family="text">
      <style:text-properties fo:font-size="10pt" style:font-size-asian="10pt" style:font-size-complex="10pt"/>
    </style:style>
    <style:style style:name="T7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49" style:parent-style-name="DefaultParagraphFont" style:family="text">
      <style:text-properties fo:font-size="10pt" style:font-size-asian="10pt" style:font-size-complex="10pt"/>
    </style:style>
    <style:style style:name="T7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51" style:parent-style-name="DefaultParagraphFont" style:family="text">
      <style:text-properties fo:font-size="10pt" style:font-size-asian="10pt" style:font-size-complex="10pt"/>
    </style:style>
    <style:style style:name="T7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53" style:parent-style-name="DefaultParagraphFont" style:family="text">
      <style:text-properties fo:font-size="10pt" style:font-size-asian="10pt" style:font-size-complex="10pt"/>
    </style:style>
    <style:style style:name="T7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55" style:parent-style-name="DefaultParagraphFont" style:family="text">
      <style:text-properties fo:font-size="10pt" style:font-size-asian="10pt" style:font-size-complex="10pt"/>
    </style:style>
    <style:style style:name="T7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58" style:parent-style-name="DefaultParagraphFont" style:family="text">
      <style:text-properties fo:font-size="10pt" style:font-size-asian="10pt" style:font-size-complex="10pt"/>
    </style:style>
    <style:style style:name="T7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60" style:parent-style-name="DefaultParagraphFont" style:family="text">
      <style:text-properties fo:font-size="10pt" style:font-size-asian="10pt" style:font-size-complex="10pt"/>
    </style:style>
    <style:style style:name="T761" style:parent-style-name="DefaultParagraphFont" style:family="text">
      <style:text-properties fo:font-size="10pt" style:font-size-asian="10pt" style:font-size-complex="10pt"/>
    </style:style>
    <style:style style:name="T7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63" style:parent-style-name="DefaultParagraphFont" style:family="text">
      <style:text-properties fo:font-size="10pt" style:font-size-asian="10pt" style:font-size-complex="10pt"/>
    </style:style>
    <style:style style:name="T7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65" style:parent-style-name="DefaultParagraphFont" style:family="text">
      <style:text-properties fo:font-size="10pt" style:font-size-asian="10pt" style:font-size-complex="10pt"/>
    </style:style>
    <style:style style:name="T7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67" style:parent-style-name="DefaultParagraphFont" style:family="text">
      <style:text-properties fo:font-size="10pt" style:font-size-asian="10pt" style:font-size-complex="10pt"/>
    </style:style>
    <style:style style:name="T7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69" style:parent-style-name="DefaultParagraphFont" style:family="text">
      <style:text-properties fo:font-size="10pt" style:font-size-asian="10pt" style:font-size-complex="10pt"/>
    </style:style>
    <style:style style:name="T770" style:parent-style-name="DefaultParagraphFont" style:family="text">
      <style:text-properties fo:font-size="10pt" style:font-size-asian="10pt" style:font-size-complex="10pt"/>
    </style:style>
    <style:style style:name="T7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72" style:parent-style-name="DefaultParagraphFont" style:family="text">
      <style:text-properties fo:font-size="10pt" style:font-size-asian="10pt" style:font-size-complex="10pt"/>
    </style:style>
    <style:style style:name="T7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74" style:parent-style-name="DefaultParagraphFont" style:family="text">
      <style:text-properties fo:font-size="10pt" style:font-size-asian="10pt" style:font-size-complex="10pt"/>
    </style:style>
    <style:style style:name="P775" style:parent-style-name="Textbody" style:family="paragraph">
      <style:text-properties fo:font-size="10pt" style:font-size-asian="10pt" style:font-size-complex="10pt"/>
    </style:style>
    <style:style style:name="T7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77" style:parent-style-name="DefaultParagraphFont" style:family="text">
      <style:text-properties fo:font-size="10pt" style:font-size-asian="10pt" style:font-size-complex="10pt"/>
    </style:style>
    <style:style style:name="T7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79" style:parent-style-name="DefaultParagraphFont" style:family="text">
      <style:text-properties fo:font-size="10pt" style:font-size-asian="10pt" style:font-size-complex="10pt"/>
    </style:style>
    <style:style style:name="T780" style:parent-style-name="DefaultParagraphFont" style:family="text">
      <style:text-properties fo:font-size="10pt" style:font-size-asian="10pt" style:font-size-complex="10pt"/>
    </style:style>
    <style:style style:name="T781" style:parent-style-name="DefaultParagraphFont" style:family="text">
      <style:text-properties fo:font-size="10pt" style:font-size-asian="10pt" style:font-size-complex="10pt"/>
    </style:style>
    <style:style style:name="T7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83" style:parent-style-name="DefaultParagraphFont" style:family="text">
      <style:text-properties fo:font-size="10pt" style:font-size-asian="10pt" style:font-size-complex="10pt"/>
    </style:style>
    <style:style style:name="T784" style:parent-style-name="DefaultParagraphFont" style:family="text">
      <style:text-properties fo:font-size="10pt" style:font-size-asian="10pt" style:font-size-complex="10pt"/>
    </style:style>
    <style:style style:name="T7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86" style:parent-style-name="DefaultParagraphFont" style:family="text">
      <style:text-properties fo:font-size="10pt" style:font-size-asian="10pt" style:font-size-complex="10pt"/>
    </style:style>
    <style:style style:name="T787" style:parent-style-name="DefaultParagraphFont" style:family="text">
      <style:text-properties fo:font-size="10pt" style:font-size-asian="10pt" style:font-size-complex="10pt"/>
    </style:style>
    <style:style style:name="T7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89" style:parent-style-name="DefaultParagraphFont" style:family="text">
      <style:text-properties fo:font-size="10pt" style:font-size-asian="10pt" style:font-size-complex="10pt"/>
    </style:style>
    <style:style style:name="T790" style:parent-style-name="DefaultParagraphFont" style:family="text">
      <style:text-properties fo:font-size="10pt" style:font-size-asian="10pt" style:font-size-complex="10pt"/>
    </style:style>
    <style:style style:name="T7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92" style:parent-style-name="DefaultParagraphFont" style:family="text">
      <style:text-properties fo:font-size="10pt" style:font-size-asian="10pt" style:font-size-complex="10pt"/>
    </style:style>
    <style:style style:name="T793" style:parent-style-name="DefaultParagraphFont" style:family="text">
      <style:text-properties fo:font-size="10pt" style:font-size-asian="10pt" style:font-size-complex="10pt"/>
    </style:style>
    <style:style style:name="T7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95" style:parent-style-name="DefaultParagraphFont" style:family="text">
      <style:text-properties fo:font-size="10pt" style:font-size-asian="10pt" style:font-size-complex="10pt"/>
    </style:style>
    <style:style style:name="T79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97" style:parent-style-name="DefaultParagraphFont" style:family="text">
      <style:text-properties fo:font-size="10pt" style:font-size-asian="10pt" style:font-size-complex="10pt"/>
    </style:style>
    <style:style style:name="T7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799" style:parent-style-name="DefaultParagraphFont" style:family="text">
      <style:text-properties fo:font-size="10pt" style:font-size-asian="10pt" style:font-size-complex="10pt"/>
    </style:style>
    <style:style style:name="T8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01" style:parent-style-name="DefaultParagraphFont" style:family="text">
      <style:text-properties fo:font-size="10pt" style:font-size-asian="10pt" style:font-size-complex="10pt"/>
    </style:style>
    <style:style style:name="T8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03" style:parent-style-name="DefaultParagraphFont" style:family="text">
      <style:text-properties fo:font-size="10pt" style:font-size-asian="10pt" style:font-size-complex="10pt"/>
    </style:style>
    <style:style style:name="T8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06" style:parent-style-name="DefaultParagraphFont" style:family="text">
      <style:text-properties fo:font-size="10pt" style:font-size-asian="10pt" style:font-size-complex="10pt"/>
    </style:style>
    <style:style style:name="T8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08" style:parent-style-name="DefaultParagraphFont" style:family="text">
      <style:text-properties fo:font-size="10pt" style:font-size-asian="10pt" style:font-size-complex="10pt"/>
    </style:style>
    <style:style style:name="T809" style:parent-style-name="DefaultParagraphFont" style:family="text">
      <style:text-properties fo:font-size="10pt" style:font-size-asian="10pt" style:font-size-complex="10pt"/>
    </style:style>
    <style:style style:name="T8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11" style:parent-style-name="DefaultParagraphFont" style:family="text">
      <style:text-properties fo:font-size="10pt" style:font-size-asian="10pt" style:font-size-complex="10pt"/>
    </style:style>
    <style:style style:name="T8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13" style:parent-style-name="DefaultParagraphFont" style:family="text">
      <style:text-properties fo:font-size="10pt" style:font-size-asian="10pt" style:font-size-complex="10pt"/>
    </style:style>
    <style:style style:name="T8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15" style:parent-style-name="DefaultParagraphFont" style:family="text">
      <style:text-properties fo:font-size="10pt" style:font-size-asian="10pt" style:font-size-complex="10pt"/>
    </style:style>
    <style:style style:name="T8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17" style:parent-style-name="DefaultParagraphFont" style:family="text">
      <style:text-properties fo:font-size="10pt" style:font-size-asian="10pt" style:font-size-complex="10pt"/>
    </style:style>
    <style:style style:name="T818" style:parent-style-name="DefaultParagraphFont" style:family="text">
      <style:text-properties fo:font-size="10pt" style:font-size-asian="10pt" style:font-size-complex="10pt"/>
    </style:style>
    <style:style style:name="T8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20" style:parent-style-name="DefaultParagraphFont" style:family="text">
      <style:text-properties fo:font-size="10pt" style:font-size-asian="10pt" style:font-size-complex="10pt"/>
    </style:style>
    <style:style style:name="T8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22" style:parent-style-name="DefaultParagraphFont" style:family="text">
      <style:text-properties fo:font-size="10pt" style:font-size-asian="10pt" style:font-size-complex="10pt"/>
    </style:style>
    <style:style style:name="P823" style:parent-style-name="Textbody" style:family="paragraph">
      <style:text-properties fo:font-size="10pt" style:font-size-asian="10pt" style:font-size-complex="10pt"/>
    </style:style>
    <style:style style:name="T8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25" style:parent-style-name="DefaultParagraphFont" style:family="text">
      <style:text-properties fo:font-size="10pt" style:font-size-asian="10pt" style:font-size-complex="10pt"/>
    </style:style>
    <style:style style:name="T8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27" style:parent-style-name="DefaultParagraphFont" style:family="text">
      <style:text-properties fo:font-size="10pt" style:font-size-asian="10pt" style:font-size-complex="10pt"/>
    </style:style>
    <style:style style:name="T828" style:parent-style-name="DefaultParagraphFont" style:family="text">
      <style:text-properties fo:font-size="10pt" style:font-size-asian="10pt" style:font-size-complex="10pt"/>
    </style:style>
    <style:style style:name="T8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30" style:parent-style-name="DefaultParagraphFont" style:family="text">
      <style:text-properties fo:font-size="10pt" style:font-size-asian="10pt" style:font-size-complex="10pt"/>
    </style:style>
    <style:style style:name="T831" style:parent-style-name="DefaultParagraphFont" style:family="text">
      <style:text-properties fo:font-size="10pt" style:font-size-asian="10pt" style:font-size-complex="10pt"/>
    </style:style>
    <style:style style:name="T8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33" style:parent-style-name="DefaultParagraphFont" style:family="text">
      <style:text-properties fo:font-size="10pt" style:font-size-asian="10pt" style:font-size-complex="10pt"/>
    </style:style>
    <style:style style:name="T834" style:parent-style-name="DefaultParagraphFont" style:family="text">
      <style:text-properties fo:font-size="10pt" style:font-size-asian="10pt" style:font-size-complex="10pt"/>
    </style:style>
    <style:style style:name="T8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36" style:parent-style-name="DefaultParagraphFont" style:family="text">
      <style:text-properties fo:font-size="10pt" style:font-size-asian="10pt" style:font-size-complex="10pt"/>
    </style:style>
    <style:style style:name="T837" style:parent-style-name="DefaultParagraphFont" style:family="text">
      <style:text-properties fo:font-size="10pt" style:font-size-asian="10pt" style:font-size-complex="10pt"/>
    </style:style>
    <style:style style:name="T8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39" style:parent-style-name="DefaultParagraphFont" style:family="text">
      <style:text-properties fo:font-size="10pt" style:font-size-asian="10pt" style:font-size-complex="10pt"/>
    </style:style>
    <style:style style:name="T840" style:parent-style-name="DefaultParagraphFont" style:family="text">
      <style:text-properties fo:font-size="10pt" style:font-size-asian="10pt" style:font-size-complex="10pt"/>
    </style:style>
    <style:style style:name="T8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43" style:parent-style-name="DefaultParagraphFont" style:family="text">
      <style:text-properties fo:font-size="10pt" style:font-size-asian="10pt" style:font-size-complex="10pt"/>
    </style:style>
    <style:style style:name="T8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45" style:parent-style-name="DefaultParagraphFont" style:family="text">
      <style:text-properties fo:font-size="10pt" style:font-size-asian="10pt" style:font-size-complex="10pt"/>
    </style:style>
    <style:style style:name="T8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47" style:parent-style-name="DefaultParagraphFont" style:family="text">
      <style:text-properties fo:font-size="10pt" style:font-size-asian="10pt" style:font-size-complex="10pt"/>
    </style:style>
    <style:style style:name="T8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49" style:parent-style-name="DefaultParagraphFont" style:family="text">
      <style:text-properties fo:font-size="10pt" style:font-size-asian="10pt" style:font-size-complex="10pt"/>
    </style:style>
    <style:style style:name="T8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51" style:parent-style-name="DefaultParagraphFont" style:family="text">
      <style:text-properties fo:font-size="10pt" style:font-size-asian="10pt" style:font-size-complex="10pt"/>
    </style:style>
    <style:style style:name="T8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54" style:parent-style-name="DefaultParagraphFont" style:family="text">
      <style:text-properties fo:font-size="10pt" style:font-size-asian="10pt" style:font-size-complex="10pt"/>
    </style:style>
    <style:style style:name="T8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56" style:parent-style-name="DefaultParagraphFont" style:family="text">
      <style:text-properties fo:font-size="10pt" style:font-size-asian="10pt" style:font-size-complex="10pt"/>
    </style:style>
    <style:style style:name="T857" style:parent-style-name="DefaultParagraphFont" style:family="text">
      <style:text-properties fo:font-size="10pt" style:font-size-asian="10pt" style:font-size-complex="10pt"/>
    </style:style>
    <style:style style:name="T8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59" style:parent-style-name="DefaultParagraphFont" style:family="text">
      <style:text-properties fo:font-size="10pt" style:font-size-asian="10pt" style:font-size-complex="10pt"/>
    </style:style>
    <style:style style:name="T8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61" style:parent-style-name="DefaultParagraphFont" style:family="text">
      <style:text-properties fo:font-size="10pt" style:font-size-asian="10pt" style:font-size-complex="10pt"/>
    </style:style>
    <style:style style:name="T8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63" style:parent-style-name="DefaultParagraphFont" style:family="text">
      <style:text-properties fo:font-size="10pt" style:font-size-asian="10pt" style:font-size-complex="10pt"/>
    </style:style>
    <style:style style:name="T8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65" style:parent-style-name="DefaultParagraphFont" style:family="text">
      <style:text-properties fo:font-size="10pt" style:font-size-asian="10pt" style:font-size-complex="10pt"/>
    </style:style>
    <style:style style:name="T866" style:parent-style-name="DefaultParagraphFont" style:family="text">
      <style:text-properties fo:font-size="10pt" style:font-size-asian="10pt" style:font-size-complex="10pt"/>
    </style:style>
    <style:style style:name="T8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68" style:parent-style-name="DefaultParagraphFont" style:family="text">
      <style:text-properties fo:font-size="10pt" style:font-size-asian="10pt" style:font-size-complex="10pt"/>
    </style:style>
    <style:style style:name="T8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70" style:parent-style-name="DefaultParagraphFont" style:family="text">
      <style:text-properties fo:font-size="10pt" style:font-size-asian="10pt" style:font-size-complex="10pt"/>
    </style:style>
    <style:style style:name="P871" style:parent-style-name="Heading3" style:family="paragraph">
      <style:paragraph-properties fo:break-before="page"/>
    </style:style>
    <style:style style:name="T872" style:parent-style-name="DefaultParagraphFont" style:family="text">
      <style:text-properties style:font-name-complex="Mangal" style:script-type="complex"/>
    </style:style>
    <style:style style:name="T8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75" style:parent-style-name="DefaultParagraphFont" style:family="text">
      <style:text-properties fo:font-size="10pt" style:font-size-asian="10pt" style:font-size-complex="10pt"/>
    </style:style>
    <style:style style:name="T8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77" style:parent-style-name="DefaultParagraphFont" style:family="text">
      <style:text-properties fo:font-size="10pt" style:font-size-asian="10pt" style:font-size-complex="10pt"/>
    </style:style>
    <style:style style:name="T878" style:parent-style-name="DefaultParagraphFont" style:family="text">
      <style:text-properties fo:font-size="10pt" style:font-size-asian="10pt" style:font-size-complex="10pt"/>
    </style:style>
    <style:style style:name="T879" style:parent-style-name="DefaultParagraphFont" style:family="text">
      <style:text-properties fo:font-size="10pt" style:font-size-asian="10pt" style:font-size-complex="10pt"/>
    </style:style>
    <style:style style:name="T8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81" style:parent-style-name="DefaultParagraphFont" style:family="text">
      <style:text-properties fo:font-size="10pt" style:font-size-asian="10pt" style:font-size-complex="10pt"/>
    </style:style>
    <style:style style:name="T8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83" style:parent-style-name="DefaultParagraphFont" style:family="text">
      <style:text-properties fo:font-size="10pt" style:font-size-asian="10pt" style:font-size-complex="10pt"/>
    </style:style>
    <style:style style:name="T8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85" style:parent-style-name="DefaultParagraphFont" style:family="text">
      <style:text-properties fo:font-size="10pt" style:font-size-asian="10pt" style:font-size-complex="10pt"/>
    </style:style>
    <style:style style:name="T8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87" style:parent-style-name="DefaultParagraphFont" style:family="text">
      <style:text-properties fo:font-size="10pt" style:font-size-asian="10pt" style:font-size-complex="10pt"/>
    </style:style>
    <style:style style:name="T8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89" style:parent-style-name="DefaultParagraphFont" style:family="text">
      <style:text-properties fo:font-size="10pt" style:font-size-asian="10pt" style:font-size-complex="10pt"/>
    </style:style>
    <style:style style:name="T8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91" style:parent-style-name="DefaultParagraphFont" style:family="text">
      <style:text-properties fo:font-size="10pt" style:font-size-asian="10pt" style:font-size-complex="10pt"/>
    </style:style>
    <style:style style:name="T8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93" style:parent-style-name="DefaultParagraphFont" style:family="text">
      <style:text-properties fo:font-size="10pt" style:font-size-asian="10pt" style:font-size-complex="10pt"/>
    </style:style>
    <style:style style:name="T8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95" style:parent-style-name="DefaultParagraphFont" style:family="text">
      <style:text-properties fo:font-size="10pt" style:font-size-asian="10pt" style:font-size-complex="10pt"/>
    </style:style>
    <style:style style:name="T89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97" style:parent-style-name="DefaultParagraphFont" style:family="text">
      <style:text-properties fo:font-size="10pt" style:font-size-asian="10pt" style:font-size-complex="10pt"/>
    </style:style>
    <style:style style:name="T8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899" style:parent-style-name="DefaultParagraphFont" style:family="text">
      <style:text-properties fo:font-size="10pt" style:font-size-asian="10pt" style:font-size-complex="10pt"/>
    </style:style>
    <style:style style:name="T9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01" style:parent-style-name="DefaultParagraphFont" style:family="text">
      <style:text-properties fo:font-size="10pt" style:font-size-asian="10pt" style:font-size-complex="10pt"/>
    </style:style>
    <style:style style:name="T902" style:parent-style-name="DefaultParagraphFont" style:family="text">
      <style:text-properties fo:font-size="10pt" style:font-size-asian="10pt" style:font-size-complex="10pt"/>
    </style:style>
    <style:style style:name="T9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04" style:parent-style-name="DefaultParagraphFont" style:family="text">
      <style:text-properties fo:font-size="10pt" style:font-size-asian="10pt" style:font-size-complex="10pt"/>
    </style:style>
    <style:style style:name="P905" style:parent-style-name="Textbody" style:family="paragraph">
      <style:text-properties fo:font-size="10pt" style:font-size-asian="10pt" style:font-size-complex="10pt"/>
    </style:style>
    <style:style style:name="T90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07" style:parent-style-name="DefaultParagraphFont" style:family="text">
      <style:text-properties fo:font-size="10pt" style:font-size-asian="10pt" style:font-size-complex="10pt"/>
    </style:style>
    <style:style style:name="T9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09" style:parent-style-name="DefaultParagraphFont" style:family="text">
      <style:text-properties fo:font-size="10pt" style:font-size-asian="10pt" style:font-size-complex="10pt"/>
    </style:style>
    <style:style style:name="T910" style:parent-style-name="DefaultParagraphFont" style:family="text">
      <style:text-properties fo:font-size="10pt" style:font-size-asian="10pt" style:font-size-complex="10pt"/>
    </style:style>
    <style:style style:name="T9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12" style:parent-style-name="DefaultParagraphFont" style:family="text">
      <style:text-properties fo:font-size="10pt" style:font-size-asian="10pt" style:font-size-complex="10pt"/>
    </style:style>
    <style:style style:name="T9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14" style:parent-style-name="DefaultParagraphFont" style:family="text">
      <style:text-properties fo:font-size="10pt" style:font-size-asian="10pt" style:font-size-complex="10pt"/>
    </style:style>
    <style:style style:name="T9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16" style:parent-style-name="DefaultParagraphFont" style:family="text">
      <style:text-properties fo:font-size="10pt" style:font-size-asian="10pt" style:font-size-complex="10pt"/>
    </style:style>
    <style:style style:name="T9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18" style:parent-style-name="DefaultParagraphFont" style:family="text">
      <style:text-properties fo:font-size="10pt" style:font-size-asian="10pt" style:font-size-complex="10pt"/>
    </style:style>
    <style:style style:name="T9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20" style:parent-style-name="DefaultParagraphFont" style:family="text">
      <style:text-properties fo:font-size="10pt" style:font-size-asian="10pt" style:font-size-complex="10pt"/>
    </style:style>
    <style:style style:name="T9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22" style:parent-style-name="DefaultParagraphFont" style:family="text">
      <style:text-properties fo:font-size="10pt" style:font-size-asian="10pt" style:font-size-complex="10pt"/>
    </style:style>
    <style:style style:name="T9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24" style:parent-style-name="DefaultParagraphFont" style:family="text">
      <style:text-properties fo:font-size="10pt" style:font-size-asian="10pt" style:font-size-complex="10pt"/>
    </style:style>
    <style:style style:name="T925" style:parent-style-name="DefaultParagraphFont" style:family="text">
      <style:text-properties fo:font-size="10pt" style:font-size-asian="10pt" style:font-size-complex="10pt"/>
    </style:style>
    <style:style style:name="T926" style:parent-style-name="DefaultParagraphFont" style:family="text">
      <style:text-properties fo:font-size="10pt" style:font-size-asian="10pt" style:font-size-complex="10pt"/>
    </style:style>
    <style:style style:name="T9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28" style:parent-style-name="DefaultParagraphFont" style:family="text">
      <style:text-properties fo:font-size="10pt" style:font-size-asian="10pt" style:font-size-complex="10pt"/>
    </style:style>
    <style:style style:name="T929" style:parent-style-name="DefaultParagraphFont" style:family="text">
      <style:text-properties fo:font-size="10pt" style:font-size-asian="10pt" style:font-size-complex="10pt"/>
    </style:style>
    <style:style style:name="T9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31" style:parent-style-name="DefaultParagraphFont" style:family="text">
      <style:text-properties fo:font-size="10pt" style:font-size-asian="10pt" style:font-size-complex="10pt"/>
    </style:style>
    <style:style style:name="T9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33" style:parent-style-name="DefaultParagraphFont" style:family="text">
      <style:text-properties fo:font-size="10pt" style:font-size-asian="10pt" style:font-size-complex="10pt"/>
    </style:style>
    <style:style style:name="P934" style:parent-style-name="Heading3" style:family="paragraph">
      <style:paragraph-properties fo:break-before="page"/>
    </style:style>
    <style:style style:name="T935" style:parent-style-name="DefaultParagraphFont" style:family="text">
      <style:text-properties style:font-name-complex="Mangal" style:script-type="complex"/>
    </style:style>
    <style:style style:name="T93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38" style:parent-style-name="DefaultParagraphFont" style:family="text">
      <style:text-properties fo:font-size="10pt" style:font-size-asian="10pt" style:font-size-complex="10pt"/>
    </style:style>
    <style:style style:name="T9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40" style:parent-style-name="DefaultParagraphFont" style:family="text">
      <style:text-properties fo:font-size="10pt" style:font-size-asian="10pt" style:font-size-complex="10pt"/>
    </style:style>
    <style:style style:name="T941" style:parent-style-name="DefaultParagraphFont" style:family="text">
      <style:text-properties fo:font-size="10pt" style:font-size-asian="10pt" style:font-size-complex="10pt"/>
    </style:style>
    <style:style style:name="T9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43" style:parent-style-name="DefaultParagraphFont" style:family="text">
      <style:text-properties fo:font-size="10pt" style:font-size-asian="10pt" style:font-size-complex="10pt"/>
    </style:style>
    <style:style style:name="T9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45" style:parent-style-name="DefaultParagraphFont" style:family="text">
      <style:text-properties fo:font-size="10pt" style:font-size-asian="10pt" style:font-size-complex="10pt"/>
    </style:style>
    <style:style style:name="T9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47" style:parent-style-name="DefaultParagraphFont" style:family="text">
      <style:text-properties fo:font-size="10pt" style:font-size-asian="10pt" style:font-size-complex="10pt"/>
    </style:style>
    <style:style style:name="T9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49" style:parent-style-name="DefaultParagraphFont" style:family="text">
      <style:text-properties fo:font-size="10pt" style:font-size-asian="10pt" style:font-size-complex="10pt"/>
    </style:style>
    <style:style style:name="T950" style:parent-style-name="DefaultParagraphFont" style:family="text">
      <style:text-properties fo:font-size="10pt" style:font-size-asian="10pt" style:font-size-complex="10pt"/>
    </style:style>
    <style:style style:name="T9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52" style:parent-style-name="DefaultParagraphFont" style:family="text">
      <style:text-properties fo:font-size="10pt" style:font-size-asian="10pt" style:font-size-complex="10pt"/>
    </style:style>
    <style:style style:name="T953" style:parent-style-name="DefaultParagraphFont" style:family="text">
      <style:text-properties fo:font-size="10pt" style:font-size-asian="10pt" style:font-size-complex="10pt"/>
    </style:style>
    <style:style style:name="T9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55" style:parent-style-name="DefaultParagraphFont" style:family="text">
      <style:text-properties fo:font-size="10pt" style:font-size-asian="10pt" style:font-size-complex="10pt"/>
    </style:style>
    <style:style style:name="T9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58" style:parent-style-name="DefaultParagraphFont" style:family="text">
      <style:text-properties fo:font-size="10pt" style:font-size-asian="10pt" style:font-size-complex="10pt"/>
    </style:style>
    <style:style style:name="T9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60" style:parent-style-name="DefaultParagraphFont" style:family="text">
      <style:text-properties fo:font-size="10pt" style:font-size-asian="10pt" style:font-size-complex="10pt"/>
    </style:style>
    <style:style style:name="T96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62" style:parent-style-name="DefaultParagraphFont" style:family="text">
      <style:text-properties fo:font-size="10pt" style:font-size-asian="10pt" style:font-size-complex="10pt"/>
    </style:style>
    <style:style style:name="T96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64" style:parent-style-name="DefaultParagraphFont" style:family="text">
      <style:text-properties fo:font-size="10pt" style:font-size-asian="10pt" style:font-size-complex="10pt"/>
    </style:style>
    <style:style style:name="T9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66" style:parent-style-name="DefaultParagraphFont" style:family="text">
      <style:text-properties fo:font-size="10pt" style:font-size-asian="10pt" style:font-size-complex="10pt"/>
    </style:style>
    <style:style style:name="T9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68" style:parent-style-name="DefaultParagraphFont" style:family="text">
      <style:text-properties fo:font-size="10pt" style:font-size-asian="10pt" style:font-size-complex="10pt"/>
    </style:style>
    <style:style style:name="T9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70" style:parent-style-name="DefaultParagraphFont" style:family="text">
      <style:text-properties fo:font-size="10pt" style:font-size-asian="10pt" style:font-size-complex="10pt"/>
    </style:style>
    <style:style style:name="T9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72" style:parent-style-name="DefaultParagraphFont" style:family="text">
      <style:text-properties fo:font-size="10pt" style:font-size-asian="10pt" style:font-size-complex="10pt"/>
    </style:style>
    <style:style style:name="T9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74" style:parent-style-name="DefaultParagraphFont" style:family="text">
      <style:text-properties fo:font-size="10pt" style:font-size-asian="10pt" style:font-size-complex="10pt"/>
    </style:style>
    <style:style style:name="T9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76" style:parent-style-name="DefaultParagraphFont" style:family="text">
      <style:text-properties fo:font-size="10pt" style:font-size-asian="10pt" style:font-size-complex="10pt"/>
    </style:style>
    <style:style style:name="T97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78" style:parent-style-name="DefaultParagraphFont" style:family="text">
      <style:text-properties fo:font-size="10pt" style:font-size-asian="10pt" style:font-size-complex="10pt"/>
    </style:style>
    <style:style style:name="T97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80" style:parent-style-name="DefaultParagraphFont" style:family="text">
      <style:text-properties fo:font-size="10pt" style:font-size-asian="10pt" style:font-size-complex="10pt"/>
    </style:style>
    <style:style style:name="T9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82" style:parent-style-name="DefaultParagraphFont" style:family="text">
      <style:text-properties fo:font-size="10pt" style:font-size-asian="10pt" style:font-size-complex="10pt"/>
    </style:style>
    <style:style style:name="T9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84" style:parent-style-name="DefaultParagraphFont" style:family="text">
      <style:text-properties fo:font-size="10pt" style:font-size-asian="10pt" style:font-size-complex="10pt"/>
    </style:style>
    <style:style style:name="T9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86" style:parent-style-name="DefaultParagraphFont" style:family="text">
      <style:text-properties fo:font-size="10pt" style:font-size-asian="10pt" style:font-size-complex="10pt"/>
    </style:style>
    <style:style style:name="T9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88" style:parent-style-name="DefaultParagraphFont" style:family="text">
      <style:text-properties fo:font-size="10pt" style:font-size-asian="10pt" style:font-size-complex="10pt"/>
    </style:style>
    <style:style style:name="T9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90" style:parent-style-name="DefaultParagraphFont" style:family="text">
      <style:text-properties fo:font-size="10pt" style:font-size-asian="10pt" style:font-size-complex="10pt"/>
    </style:style>
    <style:style style:name="T9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92" style:parent-style-name="DefaultParagraphFont" style:family="text">
      <style:text-properties fo:font-size="10pt" style:font-size-asian="10pt" style:font-size-complex="10pt"/>
    </style:style>
    <style:style style:name="T9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94" style:parent-style-name="DefaultParagraphFont" style:family="text">
      <style:text-properties fo:font-size="10pt" style:font-size-asian="10pt" style:font-size-complex="10pt"/>
    </style:style>
    <style:style style:name="T9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96" style:parent-style-name="DefaultParagraphFont" style:family="text">
      <style:text-properties fo:font-size="10pt" style:font-size-asian="10pt" style:font-size-complex="10pt"/>
    </style:style>
    <style:style style:name="P997" style:parent-style-name="Textbody" style:family="paragraph">
      <style:text-properties fo:font-size="10pt" style:font-size-asian="10pt" style:font-size-complex="10pt"/>
    </style:style>
    <style:style style:name="T9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999" style:parent-style-name="DefaultParagraphFont" style:family="text">
      <style:text-properties fo:font-size="10pt" style:font-size-asian="10pt" style:font-size-complex="10pt"/>
    </style:style>
    <style:style style:name="T10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01" style:parent-style-name="DefaultParagraphFont" style:family="text">
      <style:text-properties fo:font-size="10pt" style:font-size-asian="10pt" style:font-size-complex="10pt"/>
    </style:style>
    <style:style style:name="T1002" style:parent-style-name="DefaultParagraphFont" style:family="text">
      <style:text-properties fo:font-size="10pt" style:font-size-asian="10pt" style:font-size-complex="10pt"/>
    </style:style>
    <style:style style:name="T1003" style:parent-style-name="DefaultParagraphFont" style:family="text">
      <style:text-properties fo:font-size="10pt" style:font-size-asian="10pt" style:font-size-complex="10pt"/>
    </style:style>
    <style:style style:name="T10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05" style:parent-style-name="DefaultParagraphFont" style:family="text">
      <style:text-properties fo:font-size="10pt" style:font-size-asian="10pt" style:font-size-complex="10pt"/>
    </style:style>
    <style:style style:name="T100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07" style:parent-style-name="DefaultParagraphFont" style:family="text">
      <style:text-properties fo:font-size="10pt" style:font-size-asian="10pt" style:font-size-complex="10pt"/>
    </style:style>
    <style:style style:name="T10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09" style:parent-style-name="DefaultParagraphFont" style:family="text">
      <style:text-properties fo:font-size="10pt" style:font-size-asian="10pt" style:font-size-complex="10pt"/>
    </style:style>
    <style:style style:name="P1010" style:parent-style-name="Textbody" style:family="paragraph">
      <style:text-properties fo:font-size="10pt" style:font-size-asian="10pt" style:font-size-complex="10pt"/>
    </style:style>
    <style:style style:name="T10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12" style:parent-style-name="DefaultParagraphFont" style:family="text">
      <style:text-properties fo:font-size="10pt" style:font-size-asian="10pt" style:font-size-complex="10pt"/>
    </style:style>
    <style:style style:name="T10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14" style:parent-style-name="DefaultParagraphFont" style:family="text">
      <style:text-properties fo:font-size="10pt" style:font-size-asian="10pt" style:font-size-complex="10pt"/>
    </style:style>
    <style:style style:name="T1015" style:parent-style-name="DefaultParagraphFont" style:family="text">
      <style:text-properties fo:font-size="10pt" style:font-size-asian="10pt" style:font-size-complex="10pt"/>
    </style:style>
    <style:style style:name="T10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17" style:parent-style-name="DefaultParagraphFont" style:family="text">
      <style:text-properties fo:font-size="10pt" style:font-size-asian="10pt" style:font-size-complex="10pt"/>
    </style:style>
    <style:style style:name="T101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19" style:parent-style-name="DefaultParagraphFont" style:family="text">
      <style:text-properties fo:font-size="10pt" style:font-size-asian="10pt" style:font-size-complex="10pt"/>
    </style:style>
    <style:style style:name="T10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21" style:parent-style-name="DefaultParagraphFont" style:family="text">
      <style:text-properties fo:font-size="10pt" style:font-size-asian="10pt" style:font-size-complex="10pt"/>
    </style:style>
    <style:style style:name="T102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23" style:parent-style-name="DefaultParagraphFont" style:family="text">
      <style:text-properties fo:font-size="10pt" style:font-size-asian="10pt" style:font-size-complex="10pt"/>
    </style:style>
    <style:style style:name="T10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25" style:parent-style-name="DefaultParagraphFont" style:family="text">
      <style:text-properties fo:font-size="10pt" style:font-size-asian="10pt" style:font-size-complex="10pt"/>
    </style:style>
    <style:style style:name="T10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27" style:parent-style-name="DefaultParagraphFont" style:family="text">
      <style:text-properties fo:font-size="10pt" style:font-size-asian="10pt" style:font-size-complex="10pt"/>
    </style:style>
    <style:style style:name="T10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29" style:parent-style-name="DefaultParagraphFont" style:family="text">
      <style:text-properties fo:font-size="10pt" style:font-size-asian="10pt" style:font-size-complex="10pt"/>
    </style:style>
    <style:style style:name="T10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31" style:parent-style-name="DefaultParagraphFont" style:family="text">
      <style:text-properties fo:font-size="10pt" style:font-size-asian="10pt" style:font-size-complex="10pt"/>
    </style:style>
    <style:style style:name="T10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33" style:parent-style-name="DefaultParagraphFont" style:family="text">
      <style:text-properties fo:font-size="10pt" style:font-size-asian="10pt" style:font-size-complex="10pt"/>
    </style:style>
    <style:style style:name="T103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35" style:parent-style-name="DefaultParagraphFont" style:family="text">
      <style:text-properties fo:font-size="10pt" style:font-size-asian="10pt" style:font-size-complex="10pt"/>
    </style:style>
    <style:style style:name="T1036" style:parent-style-name="DefaultParagraphFont" style:family="text">
      <style:text-properties fo:font-size="10pt" style:font-size-asian="10pt" style:font-size-complex="10pt"/>
    </style:style>
    <style:style style:name="T10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38" style:parent-style-name="DefaultParagraphFont" style:family="text">
      <style:text-properties fo:font-size="10pt" style:font-size-asian="10pt" style:font-size-complex="10pt"/>
    </style:style>
    <style:style style:name="T10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40" style:parent-style-name="DefaultParagraphFont" style:family="text">
      <style:text-properties fo:font-size="10pt" style:font-size-asian="10pt" style:font-size-complex="10pt"/>
    </style:style>
    <style:style style:name="T10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42" style:parent-style-name="DefaultParagraphFont" style:family="text">
      <style:text-properties fo:font-size="10pt" style:font-size-asian="10pt" style:font-size-complex="10pt"/>
    </style:style>
    <style:style style:name="T10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44" style:parent-style-name="DefaultParagraphFont" style:family="text">
      <style:text-properties fo:font-size="10pt" style:font-size-asian="10pt" style:font-size-complex="10pt"/>
    </style:style>
    <style:style style:name="T10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46" style:parent-style-name="DefaultParagraphFont" style:family="text">
      <style:text-properties fo:font-size="10pt" style:font-size-asian="10pt" style:font-size-complex="10pt"/>
    </style:style>
    <style:style style:name="T104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48" style:parent-style-name="DefaultParagraphFont" style:family="text">
      <style:text-properties fo:font-size="10pt" style:font-size-asian="10pt" style:font-size-complex="10pt"/>
    </style:style>
    <style:style style:name="T10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50" style:parent-style-name="DefaultParagraphFont" style:family="text">
      <style:text-properties fo:font-size="10pt" style:font-size-asian="10pt" style:font-size-complex="10pt"/>
    </style:style>
    <style:style style:name="T10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52" style:parent-style-name="DefaultParagraphFont" style:family="text">
      <style:text-properties fo:font-size="10pt" style:font-size-asian="10pt" style:font-size-complex="10pt"/>
    </style:style>
    <style:style style:name="T10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54" style:parent-style-name="DefaultParagraphFont" style:family="text">
      <style:text-properties fo:font-size="10pt" style:font-size-asian="10pt" style:font-size-complex="10pt"/>
    </style:style>
    <style:style style:name="T10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56" style:parent-style-name="DefaultParagraphFont" style:family="text">
      <style:text-properties fo:font-size="10pt" style:font-size-asian="10pt" style:font-size-complex="10pt"/>
    </style:style>
    <style:style style:name="T10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58" style:parent-style-name="DefaultParagraphFont" style:family="text">
      <style:text-properties fo:font-size="10pt" style:font-size-asian="10pt" style:font-size-complex="10pt"/>
    </style:style>
    <style:style style:name="T10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60" style:parent-style-name="DefaultParagraphFont" style:family="text">
      <style:text-properties fo:font-size="10pt" style:font-size-asian="10pt" style:font-size-complex="10pt"/>
    </style:style>
    <style:style style:name="T106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62" style:parent-style-name="DefaultParagraphFont" style:family="text">
      <style:text-properties fo:font-size="10pt" style:font-size-asian="10pt" style:font-size-complex="10pt"/>
    </style:style>
    <style:style style:name="T106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64" style:parent-style-name="DefaultParagraphFont" style:family="text">
      <style:text-properties fo:font-size="10pt" style:font-size-asian="10pt" style:font-size-complex="10pt"/>
    </style:style>
    <style:style style:name="T10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66" style:parent-style-name="DefaultParagraphFont" style:family="text">
      <style:text-properties fo:font-size="10pt" style:font-size-asian="10pt" style:font-size-complex="10pt"/>
    </style:style>
    <style:style style:name="T10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68" style:parent-style-name="DefaultParagraphFont" style:family="text">
      <style:text-properties fo:font-size="10pt" style:font-size-asian="10pt" style:font-size-complex="10pt"/>
    </style:style>
    <style:style style:name="T10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70" style:parent-style-name="DefaultParagraphFont" style:family="text">
      <style:text-properties fo:font-size="10pt" style:font-size-asian="10pt" style:font-size-complex="10pt"/>
    </style:style>
    <style:style style:name="T10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72" style:parent-style-name="DefaultParagraphFont" style:family="text">
      <style:text-properties fo:font-size="10pt" style:font-size-asian="10pt" style:font-size-complex="10pt"/>
    </style:style>
    <style:style style:name="T10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74" style:parent-style-name="DefaultParagraphFont" style:family="text">
      <style:text-properties fo:font-size="10pt" style:font-size-asian="10pt" style:font-size-complex="10pt"/>
    </style:style>
    <style:style style:name="T10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76" style:parent-style-name="DefaultParagraphFont" style:family="text">
      <style:text-properties fo:font-size="10pt" style:font-size-asian="10pt" style:font-size-complex="10pt"/>
    </style:style>
    <style:style style:name="T107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78" style:parent-style-name="DefaultParagraphFont" style:family="text">
      <style:text-properties fo:font-size="10pt" style:font-size-asian="10pt" style:font-size-complex="10pt"/>
    </style:style>
    <style:style style:name="T107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82" style:parent-style-name="DefaultParagraphFont" style:family="text">
      <style:text-properties fo:font-size="10pt" style:font-size-asian="10pt" style:font-size-complex="10pt"/>
    </style:style>
    <style:style style:name="T10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84" style:parent-style-name="DefaultParagraphFont" style:family="text">
      <style:text-properties fo:font-size="10pt" style:font-size-asian="10pt" style:font-size-complex="10pt"/>
    </style:style>
    <style:style style:name="T1085" style:parent-style-name="DefaultParagraphFont" style:family="text">
      <style:text-properties fo:font-size="10pt" style:font-size-asian="10pt" style:font-size-complex="10pt"/>
    </style:style>
    <style:style style:name="T10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87" style:parent-style-name="DefaultParagraphFont" style:family="text">
      <style:text-properties fo:font-size="10pt" style:font-size-asian="10pt" style:font-size-complex="10pt"/>
    </style:style>
    <style:style style:name="T10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89" style:parent-style-name="DefaultParagraphFont" style:family="text">
      <style:text-properties fo:font-size="10pt" style:font-size-asian="10pt" style:font-size-complex="10pt"/>
    </style:style>
    <style:style style:name="T10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91" style:parent-style-name="DefaultParagraphFont" style:family="text">
      <style:text-properties fo:font-size="10pt" style:font-size-asian="10pt" style:font-size-complex="10pt"/>
    </style:style>
    <style:style style:name="T10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93" style:parent-style-name="DefaultParagraphFont" style:family="text">
      <style:text-properties fo:font-size="10pt" style:font-size-asian="10pt" style:font-size-complex="10pt"/>
    </style:style>
    <style:style style:name="T1094" style:parent-style-name="DefaultParagraphFont" style:family="text">
      <style:text-properties fo:font-size="10pt" style:font-size-asian="10pt" style:font-size-complex="10pt"/>
    </style:style>
    <style:style style:name="T10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96" style:parent-style-name="DefaultParagraphFont" style:family="text">
      <style:text-properties fo:font-size="10pt" style:font-size-asian="10pt" style:font-size-complex="10pt"/>
    </style:style>
    <style:style style:name="P1097" style:parent-style-name="Textbody" style:family="paragraph">
      <style:text-properties fo:font-size="10pt" style:font-size-asian="10pt" style:font-size-complex="10pt"/>
    </style:style>
    <style:style style:name="T10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099" style:parent-style-name="DefaultParagraphFont" style:family="text">
      <style:text-properties fo:font-size="10pt" style:font-size-asian="10pt" style:font-size-complex="10pt"/>
    </style:style>
    <style:style style:name="T11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01" style:parent-style-name="DefaultParagraphFont" style:family="text">
      <style:text-properties fo:font-size="10pt" style:font-size-asian="10pt" style:font-size-complex="10pt"/>
    </style:style>
    <style:style style:name="T1102" style:parent-style-name="DefaultParagraphFont" style:family="text">
      <style:text-properties fo:font-size="10pt" style:font-size-asian="10pt" style:font-size-complex="10pt"/>
    </style:style>
    <style:style style:name="T11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04" style:parent-style-name="DefaultParagraphFont" style:family="text">
      <style:text-properties fo:font-size="10pt" style:font-size-asian="10pt" style:font-size-complex="10pt"/>
    </style:style>
    <style:style style:name="T11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06" style:parent-style-name="DefaultParagraphFont" style:family="text">
      <style:text-properties fo:font-size="10pt" style:font-size-asian="10pt" style:font-size-complex="10pt"/>
    </style:style>
    <style:style style:name="T11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09" style:parent-style-name="DefaultParagraphFont" style:family="text">
      <style:text-properties fo:font-size="10pt" style:font-size-asian="10pt" style:font-size-complex="10pt"/>
    </style:style>
    <style:style style:name="T11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11" style:parent-style-name="DefaultParagraphFont" style:family="text">
      <style:text-properties fo:font-size="10pt" style:font-size-asian="10pt" style:font-size-complex="10pt"/>
    </style:style>
    <style:style style:name="T1112" style:parent-style-name="DefaultParagraphFont" style:family="text">
      <style:text-properties fo:font-size="10pt" style:font-size-asian="10pt" style:font-size-complex="10pt"/>
    </style:style>
    <style:style style:name="T11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14" style:parent-style-name="DefaultParagraphFont" style:family="text">
      <style:text-properties fo:font-size="10pt" style:font-size-asian="10pt" style:font-size-complex="10pt"/>
    </style:style>
    <style:style style:name="T11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16" style:parent-style-name="DefaultParagraphFont" style:family="text">
      <style:text-properties fo:font-size="10pt" style:font-size-asian="10pt" style:font-size-complex="10pt"/>
    </style:style>
    <style:style style:name="T11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18" style:parent-style-name="DefaultParagraphFont" style:family="text">
      <style:text-properties fo:font-size="10pt" style:font-size-asian="10pt" style:font-size-complex="10pt"/>
    </style:style>
    <style:style style:name="T11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20" style:parent-style-name="DefaultParagraphFont" style:family="text">
      <style:text-properties fo:font-size="10pt" style:font-size-asian="10pt" style:font-size-complex="10pt"/>
    </style:style>
    <style:style style:name="T11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22" style:parent-style-name="DefaultParagraphFont" style:family="text">
      <style:text-properties fo:font-size="10pt" style:font-size-asian="10pt" style:font-size-complex="10pt"/>
    </style:style>
    <style:style style:name="T11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24" style:parent-style-name="DefaultParagraphFont" style:family="text">
      <style:text-properties fo:font-size="10pt" style:font-size-asian="10pt" style:font-size-complex="10pt"/>
    </style:style>
    <style:style style:name="T11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26" style:parent-style-name="DefaultParagraphFont" style:family="text">
      <style:text-properties fo:font-size="10pt" style:font-size-asian="10pt" style:font-size-complex="10pt"/>
    </style:style>
    <style:style style:name="T11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28" style:parent-style-name="DefaultParagraphFont" style:family="text">
      <style:text-properties fo:font-size="10pt" style:font-size-asian="10pt" style:font-size-complex="10pt"/>
    </style:style>
    <style:style style:name="T11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30" style:parent-style-name="DefaultParagraphFont" style:family="text">
      <style:text-properties fo:font-size="10pt" style:font-size-asian="10pt" style:font-size-complex="10pt"/>
    </style:style>
    <style:style style:name="T11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32" style:parent-style-name="DefaultParagraphFont" style:family="text">
      <style:text-properties fo:font-size="10pt" style:font-size-asian="10pt" style:font-size-complex="10pt"/>
    </style:style>
    <style:style style:name="T11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34" style:parent-style-name="DefaultParagraphFont" style:family="text">
      <style:text-properties fo:font-size="10pt" style:font-size-asian="10pt" style:font-size-complex="10pt"/>
    </style:style>
    <style:style style:name="T11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36" style:parent-style-name="DefaultParagraphFont" style:family="text">
      <style:text-properties fo:font-size="10pt" style:font-size-asian="10pt" style:font-size-complex="10pt"/>
    </style:style>
    <style:style style:name="P1137" style:parent-style-name="Textbody" style:family="paragraph">
      <style:text-properties fo:font-size="10pt" style:font-size-asian="10pt" style:font-size-complex="10pt"/>
    </style:style>
    <style:style style:name="T11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39" style:parent-style-name="DefaultParagraphFont" style:family="text">
      <style:text-properties fo:font-size="10pt" style:font-size-asian="10pt" style:font-size-complex="10pt"/>
    </style:style>
    <style:style style:name="T11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41" style:parent-style-name="DefaultParagraphFont" style:family="text">
      <style:text-properties fo:font-size="10pt" style:font-size-asian="10pt" style:font-size-complex="10pt"/>
    </style:style>
    <style:style style:name="T1142" style:parent-style-name="DefaultParagraphFont" style:family="text">
      <style:text-properties fo:font-size="10pt" style:font-size-asian="10pt" style:font-size-complex="10pt"/>
    </style:style>
    <style:style style:name="T11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44" style:parent-style-name="DefaultParagraphFont" style:family="text">
      <style:text-properties fo:font-size="10pt" style:font-size-asian="10pt" style:font-size-complex="10pt"/>
    </style:style>
    <style:style style:name="T11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46" style:parent-style-name="DefaultParagraphFont" style:family="text">
      <style:text-properties fo:font-size="10pt" style:font-size-asian="10pt" style:font-size-complex="10pt"/>
    </style:style>
    <style:style style:name="T114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49" style:parent-style-name="DefaultParagraphFont" style:family="text">
      <style:text-properties fo:font-size="10pt" style:font-size-asian="10pt" style:font-size-complex="10pt"/>
    </style:style>
    <style:style style:name="T11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51" style:parent-style-name="DefaultParagraphFont" style:family="text">
      <style:text-properties fo:font-size="10pt" style:font-size-asian="10pt" style:font-size-complex="10pt"/>
    </style:style>
    <style:style style:name="T11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53" style:parent-style-name="DefaultParagraphFont" style:family="text">
      <style:text-properties fo:font-size="10pt" style:font-size-asian="10pt" style:font-size-complex="10pt"/>
    </style:style>
    <style:style style:name="T11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55" style:parent-style-name="DefaultParagraphFont" style:family="text">
      <style:text-properties fo:font-size="10pt" style:font-size-asian="10pt" style:font-size-complex="10pt"/>
    </style:style>
    <style:style style:name="T11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57" style:parent-style-name="DefaultParagraphFont" style:family="text">
      <style:text-properties fo:font-size="10pt" style:font-size-asian="10pt" style:font-size-complex="10pt"/>
    </style:style>
    <style:style style:name="T11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59" style:parent-style-name="DefaultParagraphFont" style:family="text">
      <style:text-properties fo:font-size="10pt" style:font-size-asian="10pt" style:font-size-complex="10pt"/>
    </style:style>
    <style:style style:name="T11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61" style:parent-style-name="DefaultParagraphFont" style:family="text">
      <style:text-properties fo:font-size="10pt" style:font-size-asian="10pt" style:font-size-complex="10pt"/>
    </style:style>
    <style:style style:name="T11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63" style:parent-style-name="DefaultParagraphFont" style:family="text">
      <style:text-properties fo:font-size="10pt" style:font-size-asian="10pt" style:font-size-complex="10pt"/>
    </style:style>
    <style:style style:name="T11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65" style:parent-style-name="DefaultParagraphFont" style:family="text">
      <style:text-properties fo:font-size="10pt" style:font-size-asian="10pt" style:font-size-complex="10pt"/>
    </style:style>
    <style:style style:name="T11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67" style:parent-style-name="DefaultParagraphFont" style:family="text">
      <style:text-properties fo:font-size="10pt" style:font-size-asian="10pt" style:font-size-complex="10pt"/>
    </style:style>
    <style:style style:name="T11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69" style:parent-style-name="DefaultParagraphFont" style:family="text">
      <style:text-properties fo:font-size="10pt" style:font-size-asian="10pt" style:font-size-complex="10pt"/>
    </style:style>
    <style:style style:name="T11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71" style:parent-style-name="DefaultParagraphFont" style:family="text">
      <style:text-properties fo:font-size="10pt" style:font-size-asian="10pt" style:font-size-complex="10pt"/>
    </style:style>
    <style:style style:name="T11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73" style:parent-style-name="DefaultParagraphFont" style:family="text">
      <style:text-properties fo:font-size="10pt" style:font-size-asian="10pt" style:font-size-complex="10pt"/>
    </style:style>
    <style:style style:name="T11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75" style:parent-style-name="DefaultParagraphFont" style:family="text">
      <style:text-properties fo:font-size="10pt" style:font-size-asian="10pt" style:font-size-complex="10pt"/>
    </style:style>
    <style:style style:name="T11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77" style:parent-style-name="DefaultParagraphFont" style:family="text">
      <style:text-properties fo:font-size="10pt" style:font-size-asian="10pt" style:font-size-complex="10pt"/>
    </style:style>
    <style:style style:name="T11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79" style:parent-style-name="DefaultParagraphFont" style:family="text">
      <style:text-properties fo:font-size="10pt" style:font-size-asian="10pt" style:font-size-complex="10pt"/>
    </style:style>
    <style:style style:name="T11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81" style:parent-style-name="DefaultParagraphFont" style:family="text">
      <style:text-properties fo:font-size="10pt" style:font-size-asian="10pt" style:font-size-complex="10pt"/>
    </style:style>
    <style:style style:name="T11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83" style:parent-style-name="DefaultParagraphFont" style:family="text">
      <style:text-properties fo:font-size="10pt" style:font-size-asian="10pt" style:font-size-complex="10pt"/>
    </style:style>
    <style:style style:name="P1184" style:parent-style-name="Textbody" style:family="paragraph">
      <style:text-properties fo:font-size="10pt" style:font-size-asian="10pt" style:font-size-complex="10pt"/>
    </style:style>
    <style:style style:name="T11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86" style:parent-style-name="DefaultParagraphFont" style:family="text">
      <style:text-properties fo:font-size="10pt" style:font-size-asian="10pt" style:font-size-complex="10pt"/>
    </style:style>
    <style:style style:name="T11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88" style:parent-style-name="DefaultParagraphFont" style:family="text">
      <style:text-properties fo:font-size="10pt" style:font-size-asian="10pt" style:font-size-complex="10pt"/>
    </style:style>
    <style:style style:name="T11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90" style:parent-style-name="DefaultParagraphFont" style:family="text">
      <style:text-properties fo:font-size="10pt" style:font-size-asian="10pt" style:font-size-complex="10pt"/>
    </style:style>
    <style:style style:name="T11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92" style:parent-style-name="DefaultParagraphFont" style:family="text">
      <style:text-properties fo:font-size="10pt" style:font-size-asian="10pt" style:font-size-complex="10pt"/>
    </style:style>
    <style:style style:name="T11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94" style:parent-style-name="DefaultParagraphFont" style:family="text">
      <style:text-properties fo:font-size="10pt" style:font-size-asian="10pt" style:font-size-complex="10pt"/>
    </style:style>
    <style:style style:name="T11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96" style:parent-style-name="DefaultParagraphFont" style:family="text">
      <style:text-properties fo:font-size="10pt" style:font-size-asian="10pt" style:font-size-complex="10pt"/>
    </style:style>
    <style:style style:name="T11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198" style:parent-style-name="DefaultParagraphFont" style:family="text">
      <style:text-properties fo:font-size="10pt" style:font-size-asian="10pt" style:font-size-complex="10pt"/>
    </style:style>
    <style:style style:name="T119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00" style:parent-style-name="DefaultParagraphFont" style:family="text">
      <style:text-properties fo:font-size="10pt" style:font-size-asian="10pt" style:font-size-complex="10pt"/>
    </style:style>
    <style:style style:name="T12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02" style:parent-style-name="DefaultParagraphFont" style:family="text">
      <style:text-properties fo:font-size="10pt" style:font-size-asian="10pt" style:font-size-complex="10pt"/>
    </style:style>
    <style:style style:name="T12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04" style:parent-style-name="DefaultParagraphFont" style:family="text">
      <style:text-properties fo:font-size="10pt" style:font-size-asian="10pt" style:font-size-complex="10pt"/>
    </style:style>
    <style:style style:name="T12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06" style:parent-style-name="DefaultParagraphFont" style:family="text">
      <style:text-properties fo:font-size="10pt" style:font-size-asian="10pt" style:font-size-complex="10pt"/>
    </style:style>
    <style:style style:name="P1207" style:parent-style-name="Textbody" style:family="paragraph">
      <style:text-properties fo:font-size="10pt" style:font-size-asian="10pt" style:font-size-complex="10pt"/>
    </style:style>
    <style:style style:name="T12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09" style:parent-style-name="DefaultParagraphFont" style:family="text">
      <style:text-properties fo:font-size="10pt" style:font-size-asian="10pt" style:font-size-complex="10pt"/>
    </style:style>
    <style:style style:name="T12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11" style:parent-style-name="DefaultParagraphFont" style:family="text">
      <style:text-properties fo:font-size="10pt" style:font-size-asian="10pt" style:font-size-complex="10pt"/>
    </style:style>
    <style:style style:name="T1212" style:parent-style-name="DefaultParagraphFont" style:family="text">
      <style:text-properties fo:font-size="10pt" style:font-size-asian="10pt" style:font-size-complex="10pt"/>
    </style:style>
    <style:style style:name="T12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14" style:parent-style-name="DefaultParagraphFont" style:family="text">
      <style:text-properties fo:font-size="10pt" style:font-size-asian="10pt" style:font-size-complex="10pt"/>
    </style:style>
    <style:style style:name="T12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16" style:parent-style-name="DefaultParagraphFont" style:family="text">
      <style:text-properties fo:font-size="10pt" style:font-size-asian="10pt" style:font-size-complex="10pt"/>
    </style:style>
    <style:style style:name="T12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18" style:parent-style-name="DefaultParagraphFont" style:family="text">
      <style:text-properties fo:font-size="10pt" style:font-size-asian="10pt" style:font-size-complex="10pt"/>
    </style:style>
    <style:style style:name="T12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20" style:parent-style-name="DefaultParagraphFont" style:family="text">
      <style:text-properties fo:font-size="10pt" style:font-size-asian="10pt" style:font-size-complex="10pt"/>
    </style:style>
    <style:style style:name="T1221" style:parent-style-name="DefaultParagraphFont" style:family="text">
      <style:text-properties fo:font-size="10pt" style:font-size-asian="10pt" style:font-size-complex="10pt"/>
    </style:style>
    <style:style style:name="T122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23" style:parent-style-name="DefaultParagraphFont" style:family="text">
      <style:text-properties fo:font-size="10pt" style:font-size-asian="10pt" style:font-size-complex="10pt"/>
    </style:style>
    <style:style style:name="P1224" style:parent-style-name="Textbody" style:family="paragraph">
      <style:text-properties fo:font-size="10pt" style:font-size-asian="10pt" style:font-size-complex="10pt"/>
    </style:style>
    <style:style style:name="T12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26" style:parent-style-name="DefaultParagraphFont" style:family="text">
      <style:text-properties fo:font-size="10pt" style:font-size-asian="10pt" style:font-size-complex="10pt"/>
    </style:style>
    <style:style style:name="T12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28" style:parent-style-name="DefaultParagraphFont" style:family="text">
      <style:text-properties fo:font-size="10pt" style:font-size-asian="10pt" style:font-size-complex="10pt"/>
    </style:style>
    <style:style style:name="T1229" style:parent-style-name="DefaultParagraphFont" style:family="text">
      <style:text-properties fo:font-size="10pt" style:font-size-asian="10pt" style:font-size-complex="10pt"/>
    </style:style>
    <style:style style:name="T12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31" style:parent-style-name="DefaultParagraphFont" style:family="text">
      <style:text-properties fo:font-size="10pt" style:font-size-asian="10pt" style:font-size-complex="10pt"/>
    </style:style>
    <style:style style:name="T1232" style:parent-style-name="DefaultParagraphFont" style:family="text">
      <style:text-properties fo:font-size="10pt" style:font-size-asian="10pt" style:font-size-complex="10pt"/>
    </style:style>
    <style:style style:name="T12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34" style:parent-style-name="DefaultParagraphFont" style:family="text">
      <style:text-properties fo:font-size="10pt" style:font-size-asian="10pt" style:font-size-complex="10pt"/>
    </style:style>
    <style:style style:name="T12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36" style:parent-style-name="DefaultParagraphFont" style:family="text">
      <style:text-properties fo:font-size="10pt" style:font-size-asian="10pt" style:font-size-complex="10pt"/>
    </style:style>
    <style:style style:name="T12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38" style:parent-style-name="DefaultParagraphFont" style:family="text">
      <style:text-properties fo:font-size="10pt" style:font-size-asian="10pt" style:font-size-complex="10pt"/>
    </style:style>
    <style:style style:name="T12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40" style:parent-style-name="DefaultParagraphFont" style:family="text">
      <style:text-properties fo:font-size="10pt" style:font-size-asian="10pt" style:font-size-complex="10pt"/>
    </style:style>
    <style:style style:name="T12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42" style:parent-style-name="DefaultParagraphFont" style:family="text">
      <style:text-properties fo:font-size="10pt" style:font-size-asian="10pt" style:font-size-complex="10pt"/>
    </style:style>
    <style:style style:name="T12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44" style:parent-style-name="DefaultParagraphFont" style:family="text">
      <style:text-properties fo:font-size="10pt" style:font-size-asian="10pt" style:font-size-complex="10pt"/>
    </style:style>
    <style:style style:name="T12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46" style:parent-style-name="DefaultParagraphFont" style:family="text">
      <style:text-properties fo:font-size="10pt" style:font-size-asian="10pt" style:font-size-complex="10pt"/>
    </style:style>
    <style:style style:name="T124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50" style:parent-style-name="DefaultParagraphFont" style:family="text">
      <style:text-properties fo:font-size="10pt" style:font-size-asian="10pt" style:font-size-complex="10pt"/>
    </style:style>
    <style:style style:name="T12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52" style:parent-style-name="DefaultParagraphFont" style:family="text">
      <style:text-properties fo:font-size="10pt" style:font-size-asian="10pt" style:font-size-complex="10pt"/>
    </style:style>
    <style:style style:name="T1253" style:parent-style-name="DefaultParagraphFont" style:family="text">
      <style:text-properties fo:font-size="10pt" style:font-size-asian="10pt" style:font-size-complex="10pt"/>
    </style:style>
    <style:style style:name="T12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55" style:parent-style-name="DefaultParagraphFont" style:family="text">
      <style:text-properties fo:font-size="10pt" style:font-size-asian="10pt" style:font-size-complex="10pt"/>
    </style:style>
    <style:style style:name="T12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57" style:parent-style-name="DefaultParagraphFont" style:family="text">
      <style:text-properties fo:font-size="10pt" style:font-size-asian="10pt" style:font-size-complex="10pt"/>
    </style:style>
    <style:style style:name="T12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59" style:parent-style-name="DefaultParagraphFont" style:family="text">
      <style:text-properties fo:font-size="10pt" style:font-size-asian="10pt" style:font-size-complex="10pt"/>
    </style:style>
    <style:style style:name="T12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61" style:parent-style-name="DefaultParagraphFont" style:family="text">
      <style:text-properties fo:font-size="10pt" style:font-size-asian="10pt" style:font-size-complex="10pt"/>
    </style:style>
    <style:style style:name="T12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63" style:parent-style-name="DefaultParagraphFont" style:family="text">
      <style:text-properties fo:font-size="10pt" style:font-size-asian="10pt" style:font-size-complex="10pt"/>
    </style:style>
    <style:style style:name="T12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65" style:parent-style-name="DefaultParagraphFont" style:family="text">
      <style:text-properties fo:font-size="10pt" style:font-size-asian="10pt" style:font-size-complex="10pt"/>
    </style:style>
    <style:style style:name="T12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67" style:parent-style-name="DefaultParagraphFont" style:family="text">
      <style:text-properties fo:font-size="10pt" style:font-size-asian="10pt" style:font-size-complex="10pt"/>
    </style:style>
    <style:style style:name="T12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69" style:parent-style-name="DefaultParagraphFont" style:family="text">
      <style:text-properties fo:font-size="10pt" style:font-size-asian="10pt" style:font-size-complex="10pt"/>
    </style:style>
    <style:style style:name="T12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71" style:parent-style-name="DefaultParagraphFont" style:family="text">
      <style:text-properties fo:font-size="10pt" style:font-size-asian="10pt" style:font-size-complex="10pt"/>
    </style:style>
    <style:style style:name="T12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73" style:parent-style-name="DefaultParagraphFont" style:family="text">
      <style:text-properties fo:font-size="10pt" style:font-size-asian="10pt" style:font-size-complex="10pt"/>
    </style:style>
    <style:style style:name="T12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75" style:parent-style-name="DefaultParagraphFont" style:family="text">
      <style:text-properties fo:font-size="10pt" style:font-size-asian="10pt" style:font-size-complex="10pt"/>
    </style:style>
    <style:style style:name="T12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77" style:parent-style-name="DefaultParagraphFont" style:family="text">
      <style:text-properties fo:font-size="10pt" style:font-size-asian="10pt" style:font-size-complex="10pt"/>
    </style:style>
    <style:style style:name="T12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79" style:parent-style-name="DefaultParagraphFont" style:family="text">
      <style:text-properties fo:font-size="10pt" style:font-size-asian="10pt" style:font-size-complex="10pt"/>
    </style:style>
    <style:style style:name="T12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82" style:parent-style-name="DefaultParagraphFont" style:family="text">
      <style:text-properties fo:font-size="10pt" style:font-size-asian="10pt" style:font-size-complex="10pt"/>
    </style:style>
    <style:style style:name="T12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84" style:parent-style-name="DefaultParagraphFont" style:family="text">
      <style:text-properties fo:font-size="10pt" style:font-size-asian="10pt" style:font-size-complex="10pt"/>
    </style:style>
    <style:style style:name="T1285" style:parent-style-name="DefaultParagraphFont" style:family="text">
      <style:text-properties fo:font-size="10pt" style:font-size-asian="10pt" style:font-size-complex="10pt"/>
    </style:style>
    <style:style style:name="T1286" style:parent-style-name="DefaultParagraphFont" style:family="text">
      <style:text-properties fo:font-size="10pt" style:font-size-asian="10pt" style:font-size-complex="10pt"/>
    </style:style>
    <style:style style:name="T12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88" style:parent-style-name="DefaultParagraphFont" style:family="text">
      <style:text-properties fo:font-size="10pt" style:font-size-asian="10pt" style:font-size-complex="10pt"/>
    </style:style>
    <style:style style:name="T12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90" style:parent-style-name="DefaultParagraphFont" style:family="text">
      <style:text-properties fo:font-size="10pt" style:font-size-asian="10pt" style:font-size-complex="10pt"/>
    </style:style>
    <style:style style:name="T12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92" style:parent-style-name="DefaultParagraphFont" style:family="text">
      <style:text-properties fo:font-size="10pt" style:font-size-asian="10pt" style:font-size-complex="10pt"/>
    </style:style>
    <style:style style:name="T12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94" style:parent-style-name="DefaultParagraphFont" style:family="text">
      <style:text-properties fo:font-size="10pt" style:font-size-asian="10pt" style:font-size-complex="10pt"/>
    </style:style>
    <style:style style:name="T12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96" style:parent-style-name="DefaultParagraphFont" style:family="text">
      <style:text-properties fo:font-size="10pt" style:font-size-asian="10pt" style:font-size-complex="10pt"/>
    </style:style>
    <style:style style:name="T12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298" style:parent-style-name="DefaultParagraphFont" style:family="text">
      <style:text-properties fo:font-size="10pt" style:font-size-asian="10pt" style:font-size-complex="10pt"/>
    </style:style>
    <style:style style:name="T129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00" style:parent-style-name="DefaultParagraphFont" style:family="text">
      <style:text-properties fo:font-size="10pt" style:font-size-asian="10pt" style:font-size-complex="10pt"/>
    </style:style>
    <style:style style:name="T13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02" style:parent-style-name="DefaultParagraphFont" style:family="text">
      <style:text-properties fo:font-size="10pt" style:font-size-asian="10pt" style:font-size-complex="10pt"/>
    </style:style>
    <style:style style:name="T13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04" style:parent-style-name="DefaultParagraphFont" style:family="text">
      <style:text-properties fo:font-size="10pt" style:font-size-asian="10pt" style:font-size-complex="10pt"/>
    </style:style>
    <style:style style:name="T13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06" style:parent-style-name="DefaultParagraphFont" style:family="text">
      <style:text-properties fo:font-size="10pt" style:font-size-asian="10pt" style:font-size-complex="10pt"/>
    </style:style>
    <style:style style:name="T1307" style:parent-style-name="DefaultParagraphFont" style:family="text">
      <style:text-properties fo:font-size="10pt" style:font-size-asian="10pt" style:font-size-complex="10pt"/>
    </style:style>
    <style:style style:name="T13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09" style:parent-style-name="DefaultParagraphFont" style:family="text">
      <style:text-properties fo:font-size="10pt" style:font-size-asian="10pt" style:font-size-complex="10pt"/>
    </style:style>
    <style:style style:name="T13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11" style:parent-style-name="DefaultParagraphFont" style:family="text">
      <style:text-properties fo:font-size="10pt" style:font-size-asian="10pt" style:font-size-complex="10pt"/>
    </style:style>
    <style:style style:name="T13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13" style:parent-style-name="DefaultParagraphFont" style:family="text">
      <style:text-properties fo:font-size="10pt" style:font-size-asian="10pt" style:font-size-complex="10pt"/>
    </style:style>
    <style:style style:name="T1314" style:parent-style-name="DefaultParagraphFont" style:family="text">
      <style:text-properties fo:font-size="10pt" style:font-size-asian="10pt" style:font-size-complex="10pt"/>
    </style:style>
    <style:style style:name="T13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16" style:parent-style-name="DefaultParagraphFont" style:family="text">
      <style:text-properties fo:font-size="10pt" style:font-size-asian="10pt" style:font-size-complex="10pt"/>
    </style:style>
    <style:style style:name="T13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18" style:parent-style-name="DefaultParagraphFont" style:family="text">
      <style:text-properties fo:font-size="10pt" style:font-size-asian="10pt" style:font-size-complex="10pt"/>
    </style:style>
    <style:style style:name="T13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20" style:parent-style-name="DefaultParagraphFont" style:family="text">
      <style:text-properties fo:font-size="10pt" style:font-size-asian="10pt" style:font-size-complex="10pt"/>
    </style:style>
    <style:style style:name="T13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22" style:parent-style-name="DefaultParagraphFont" style:family="text">
      <style:text-properties fo:font-size="10pt" style:font-size-asian="10pt" style:font-size-complex="10pt"/>
    </style:style>
    <style:style style:name="T13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24" style:parent-style-name="DefaultParagraphFont" style:family="text">
      <style:text-properties fo:font-size="10pt" style:font-size-asian="10pt" style:font-size-complex="10pt"/>
    </style:style>
    <style:style style:name="T13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26" style:parent-style-name="DefaultParagraphFont" style:family="text">
      <style:text-properties fo:font-size="10pt" style:font-size-asian="10pt" style:font-size-complex="10pt"/>
    </style:style>
    <style:style style:name="T13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28" style:parent-style-name="DefaultParagraphFont" style:family="text">
      <style:text-properties fo:font-size="10pt" style:font-size-asian="10pt" style:font-size-complex="10pt"/>
    </style:style>
    <style:style style:name="T13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30" style:parent-style-name="DefaultParagraphFont" style:family="text">
      <style:text-properties fo:font-size="10pt" style:font-size-asian="10pt" style:font-size-complex="10pt"/>
    </style:style>
    <style:style style:name="T13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32" style:parent-style-name="DefaultParagraphFont" style:family="text">
      <style:text-properties fo:font-size="10pt" style:font-size-asian="10pt" style:font-size-complex="10pt"/>
    </style:style>
    <style:style style:name="T13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34" style:parent-style-name="DefaultParagraphFont" style:family="text">
      <style:text-properties fo:font-size="10pt" style:font-size-asian="10pt" style:font-size-complex="10pt"/>
    </style:style>
    <style:style style:name="T13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36" style:parent-style-name="DefaultParagraphFont" style:family="text">
      <style:text-properties fo:font-size="10pt" style:font-size-asian="10pt" style:font-size-complex="10pt"/>
    </style:style>
    <style:style style:name="T13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38" style:parent-style-name="DefaultParagraphFont" style:family="text">
      <style:text-properties fo:font-size="10pt" style:font-size-asian="10pt" style:font-size-complex="10pt"/>
    </style:style>
    <style:style style:name="T13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40" style:parent-style-name="DefaultParagraphFont" style:family="text">
      <style:text-properties fo:font-size="10pt" style:font-size-asian="10pt" style:font-size-complex="10pt"/>
    </style:style>
    <style:style style:name="T13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42" style:parent-style-name="DefaultParagraphFont" style:family="text">
      <style:text-properties fo:font-size="10pt" style:font-size-asian="10pt" style:font-size-complex="10pt"/>
    </style:style>
    <style:style style:name="T13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44" style:parent-style-name="DefaultParagraphFont" style:family="text">
      <style:text-properties fo:font-size="10pt" style:font-size-asian="10pt" style:font-size-complex="10pt"/>
    </style:style>
    <style:style style:name="T13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46" style:parent-style-name="DefaultParagraphFont" style:family="text">
      <style:text-properties fo:font-size="10pt" style:font-size-asian="10pt" style:font-size-complex="10pt"/>
    </style:style>
    <style:style style:name="T134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48" style:parent-style-name="DefaultParagraphFont" style:family="text">
      <style:text-properties fo:font-size="10pt" style:font-size-asian="10pt" style:font-size-complex="10pt"/>
    </style:style>
    <style:style style:name="T13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1350" style:parent-style-name="Textbody" style:family="paragraph">
      <style:text-properties fo:font-size="10pt" style:font-size-asian="10pt" style:font-size-complex="10pt"/>
    </style:style>
    <style:style style:name="T13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52" style:parent-style-name="DefaultParagraphFont" style:family="text">
      <style:text-properties fo:font-size="10pt" style:font-size-asian="10pt" style:font-size-complex="10pt"/>
    </style:style>
    <style:style style:name="T13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54" style:parent-style-name="DefaultParagraphFont" style:family="text">
      <style:text-properties fo:font-size="10pt" style:font-size-asian="10pt" style:font-size-complex="10pt"/>
    </style:style>
    <style:style style:name="T1355" style:parent-style-name="DefaultParagraphFont" style:family="text">
      <style:text-properties fo:font-size="10pt" style:font-size-asian="10pt" style:font-size-complex="10pt"/>
    </style:style>
    <style:style style:name="T13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57" style:parent-style-name="DefaultParagraphFont" style:family="text">
      <style:text-properties fo:font-size="10pt" style:font-size-asian="10pt" style:font-size-complex="10pt"/>
    </style:style>
    <style:style style:name="T13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59" style:parent-style-name="DefaultParagraphFont" style:family="text">
      <style:text-properties fo:font-size="10pt" style:font-size-asian="10pt" style:font-size-complex="10pt"/>
    </style:style>
    <style:style style:name="T13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61" style:parent-style-name="DefaultParagraphFont" style:family="text">
      <style:text-properties fo:font-size="10pt" style:font-size-asian="10pt" style:font-size-complex="10pt"/>
    </style:style>
    <style:style style:name="T13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63" style:parent-style-name="DefaultParagraphFont" style:family="text">
      <style:text-properties fo:font-size="10pt" style:font-size-asian="10pt" style:font-size-complex="10pt"/>
    </style:style>
    <style:style style:name="T13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65" style:parent-style-name="DefaultParagraphFont" style:family="text">
      <style:text-properties fo:font-size="10pt" style:font-size-asian="10pt" style:font-size-complex="10pt"/>
    </style:style>
    <style:style style:name="T13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67" style:parent-style-name="DefaultParagraphFont" style:family="text">
      <style:text-properties fo:font-size="10pt" style:font-size-asian="10pt" style:font-size-complex="10pt"/>
    </style:style>
    <style:style style:name="T1368" style:parent-style-name="DefaultParagraphFont" style:family="text">
      <style:text-properties fo:font-size="10pt" style:font-size-asian="10pt" style:font-size-complex="10pt"/>
    </style:style>
    <style:style style:name="T13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70" style:parent-style-name="DefaultParagraphFont" style:family="text">
      <style:text-properties fo:font-size="10pt" style:font-size-asian="10pt" style:font-size-complex="10pt"/>
    </style:style>
    <style:style style:name="T13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72" style:parent-style-name="DefaultParagraphFont" style:family="text">
      <style:text-properties fo:font-size="10pt" style:font-size-asian="10pt" style:font-size-complex="10pt"/>
    </style:style>
    <style:style style:name="P1373" style:parent-style-name="Heading3" style:family="paragraph">
      <style:paragraph-properties fo:break-before="page"/>
    </style:style>
    <style:style style:name="T1374" style:parent-style-name="DefaultParagraphFont" style:family="text">
      <style:text-properties style:font-name-complex="Mangal" style:script-type="complex"/>
    </style:style>
    <style:style style:name="T13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77" style:parent-style-name="DefaultParagraphFont" style:family="text">
      <style:text-properties fo:font-size="10pt" style:font-size-asian="10pt" style:font-size-complex="10pt"/>
    </style:style>
    <style:style style:name="T13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79" style:parent-style-name="DefaultParagraphFont" style:family="text">
      <style:text-properties fo:font-size="10pt" style:font-size-asian="10pt" style:font-size-complex="10pt"/>
    </style:style>
    <style:style style:name="T1380" style:parent-style-name="DefaultParagraphFont" style:family="text">
      <style:text-properties fo:font-size="10pt" style:font-size-asian="10pt" style:font-size-complex="10pt"/>
    </style:style>
    <style:style style:name="T13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82" style:parent-style-name="DefaultParagraphFont" style:family="text">
      <style:text-properties fo:font-size="10pt" style:font-size-asian="10pt" style:font-size-complex="10pt"/>
    </style:style>
    <style:style style:name="T13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84" style:parent-style-name="DefaultParagraphFont" style:family="text">
      <style:text-properties fo:font-size="10pt" style:font-size-asian="10pt" style:font-size-complex="10pt"/>
    </style:style>
    <style:style style:name="T13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86" style:parent-style-name="DefaultParagraphFont" style:family="text">
      <style:text-properties fo:font-size="10pt" style:font-size-asian="10pt" style:font-size-complex="10pt"/>
    </style:style>
    <style:style style:name="T13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88" style:parent-style-name="DefaultParagraphFont" style:family="text">
      <style:text-properties fo:font-size="10pt" style:font-size-asian="10pt" style:font-size-complex="10pt"/>
    </style:style>
    <style:style style:name="T1389" style:parent-style-name="DefaultParagraphFont" style:family="text">
      <style:text-properties fo:font-size="10pt" style:font-size-asian="10pt" style:font-size-complex="10pt"/>
    </style:style>
    <style:style style:name="T13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91" style:parent-style-name="DefaultParagraphFont" style:family="text">
      <style:text-properties fo:font-size="10pt" style:font-size-asian="10pt" style:font-size-complex="10pt"/>
    </style:style>
    <style:style style:name="T1392" style:parent-style-name="DefaultParagraphFont" style:family="text">
      <style:text-properties fo:font-size="10pt" style:font-size-asian="10pt" style:font-size-complex="10pt"/>
    </style:style>
    <style:style style:name="T13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94" style:parent-style-name="DefaultParagraphFont" style:family="text">
      <style:text-properties fo:font-size="10pt" style:font-size-asian="10pt" style:font-size-complex="10pt"/>
    </style:style>
    <style:style style:name="T13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9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97" style:parent-style-name="DefaultParagraphFont" style:family="text">
      <style:text-properties fo:font-size="10pt" style:font-size-asian="10pt" style:font-size-complex="10pt"/>
    </style:style>
    <style:style style:name="T13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399" style:parent-style-name="DefaultParagraphFont" style:family="text">
      <style:text-properties fo:font-size="10pt" style:font-size-asian="10pt" style:font-size-complex="10pt"/>
    </style:style>
    <style:style style:name="T14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01" style:parent-style-name="DefaultParagraphFont" style:family="text">
      <style:text-properties fo:font-size="10pt" style:font-size-asian="10pt" style:font-size-complex="10pt"/>
    </style:style>
    <style:style style:name="T14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03" style:parent-style-name="DefaultParagraphFont" style:family="text">
      <style:text-properties fo:font-size="10pt" style:font-size-asian="10pt" style:font-size-complex="10pt"/>
    </style:style>
    <style:style style:name="T14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05" style:parent-style-name="DefaultParagraphFont" style:family="text">
      <style:text-properties fo:font-size="10pt" style:font-size-asian="10pt" style:font-size-complex="10pt"/>
    </style:style>
    <style:style style:name="T140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07" style:parent-style-name="DefaultParagraphFont" style:family="text">
      <style:text-properties fo:font-size="10pt" style:font-size-asian="10pt" style:font-size-complex="10pt"/>
    </style:style>
    <style:style style:name="T1408" style:parent-style-name="DefaultParagraphFont" style:family="text">
      <style:text-properties fo:font-size="10pt" style:font-size-asian="10pt" style:font-size-complex="10pt"/>
    </style:style>
    <style:style style:name="T140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10" style:parent-style-name="DefaultParagraphFont" style:family="text">
      <style:text-properties fo:font-size="10pt" style:font-size-asian="10pt" style:font-size-complex="10pt"/>
    </style:style>
    <style:style style:name="T14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12" style:parent-style-name="DefaultParagraphFont" style:family="text">
      <style:text-properties fo:font-size="10pt" style:font-size-asian="10pt" style:font-size-complex="10pt"/>
    </style:style>
    <style:style style:name="T14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14" style:parent-style-name="DefaultParagraphFont" style:family="text">
      <style:text-properties fo:font-size="10pt" style:font-size-asian="10pt" style:font-size-complex="10pt"/>
    </style:style>
    <style:style style:name="T14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16" style:parent-style-name="DefaultParagraphFont" style:family="text">
      <style:text-properties fo:font-size="10pt" style:font-size-asian="10pt" style:font-size-complex="10pt"/>
    </style:style>
    <style:style style:name="T14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18" style:parent-style-name="DefaultParagraphFont" style:family="text">
      <style:text-properties fo:font-size="10pt" style:font-size-asian="10pt" style:font-size-complex="10pt"/>
    </style:style>
    <style:style style:name="T14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20" style:parent-style-name="DefaultParagraphFont" style:family="text">
      <style:text-properties fo:font-size="10pt" style:font-size-asian="10pt" style:font-size-complex="10pt"/>
    </style:style>
    <style:style style:name="T14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22" style:parent-style-name="DefaultParagraphFont" style:family="text">
      <style:text-properties fo:font-size="10pt" style:font-size-asian="10pt" style:font-size-complex="10pt"/>
    </style:style>
    <style:style style:name="T14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24" style:parent-style-name="DefaultParagraphFont" style:family="text">
      <style:text-properties fo:font-size="10pt" style:font-size-asian="10pt" style:font-size-complex="10pt"/>
    </style:style>
    <style:style style:name="T14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26" style:parent-style-name="DefaultParagraphFont" style:family="text">
      <style:text-properties fo:font-size="10pt" style:font-size-asian="10pt" style:font-size-complex="10pt"/>
    </style:style>
    <style:style style:name="T14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28" style:parent-style-name="DefaultParagraphFont" style:family="text">
      <style:text-properties fo:font-size="10pt" style:font-size-asian="10pt" style:font-size-complex="10pt"/>
    </style:style>
    <style:style style:name="T14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30" style:parent-style-name="DefaultParagraphFont" style:family="text">
      <style:text-properties fo:font-size="10pt" style:font-size-asian="10pt" style:font-size-complex="10pt"/>
    </style:style>
    <style:style style:name="T14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32" style:parent-style-name="DefaultParagraphFont" style:family="text">
      <style:text-properties fo:font-size="10pt" style:font-size-asian="10pt" style:font-size-complex="10pt"/>
    </style:style>
    <style:style style:name="T14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34" style:parent-style-name="DefaultParagraphFont" style:family="text">
      <style:text-properties fo:font-size="10pt" style:font-size-asian="10pt" style:font-size-complex="10pt"/>
    </style:style>
    <style:style style:name="T14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36" style:parent-style-name="DefaultParagraphFont" style:family="text">
      <style:text-properties fo:font-size="10pt" style:font-size-asian="10pt" style:font-size-complex="10pt"/>
    </style:style>
    <style:style style:name="T1437" style:parent-style-name="DefaultParagraphFont" style:family="text">
      <style:text-properties fo:font-size="10pt" style:font-size-asian="10pt" style:font-size-complex="10pt"/>
    </style:style>
    <style:style style:name="T14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39" style:parent-style-name="DefaultParagraphFont" style:family="text">
      <style:text-properties fo:font-size="10pt" style:font-size-asian="10pt" style:font-size-complex="10pt"/>
    </style:style>
    <style:style style:name="T14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41" style:parent-style-name="DefaultParagraphFont" style:family="text">
      <style:text-properties fo:font-size="10pt" style:font-size-asian="10pt" style:font-size-complex="10pt"/>
    </style:style>
    <style:style style:name="T14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1443" style:parent-style-name="Textbody" style:family="paragraph">
      <style:text-properties fo:font-size="10pt" style:font-size-asian="10pt" style:font-size-complex="10pt"/>
    </style:style>
    <style:style style:name="T14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45" style:parent-style-name="DefaultParagraphFont" style:family="text">
      <style:text-properties fo:font-size="10pt" style:font-size-asian="10pt" style:font-size-complex="10pt"/>
    </style:style>
    <style:style style:name="T14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47" style:parent-style-name="DefaultParagraphFont" style:family="text">
      <style:text-properties fo:font-size="10pt" style:font-size-asian="10pt" style:font-size-complex="10pt"/>
    </style:style>
    <style:style style:name="T1448" style:parent-style-name="DefaultParagraphFont" style:family="text">
      <style:text-properties fo:font-size="10pt" style:font-size-asian="10pt" style:font-size-complex="10pt"/>
    </style:style>
    <style:style style:name="T1449" style:parent-style-name="DefaultParagraphFont" style:family="text">
      <style:text-properties fo:font-size="10pt" style:font-size-asian="10pt" style:font-size-complex="10pt"/>
    </style:style>
    <style:style style:name="T14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51" style:parent-style-name="DefaultParagraphFont" style:family="text">
      <style:text-properties fo:font-size="10pt" style:font-size-asian="10pt" style:font-size-complex="10pt"/>
    </style:style>
    <style:style style:name="T14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53" style:parent-style-name="DefaultParagraphFont" style:family="text">
      <style:text-properties fo:font-size="10pt" style:font-size-asian="10pt" style:font-size-complex="10pt"/>
    </style:style>
    <style:style style:name="T14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55" style:parent-style-name="DefaultParagraphFont" style:family="text">
      <style:text-properties fo:font-size="10pt" style:font-size-asian="10pt" style:font-size-complex="10pt"/>
    </style:style>
    <style:style style:name="T14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57" style:parent-style-name="DefaultParagraphFont" style:family="text">
      <style:text-properties fo:font-size="10pt" style:font-size-asian="10pt" style:font-size-complex="10pt"/>
    </style:style>
    <style:style style:name="T14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59" style:parent-style-name="DefaultParagraphFont" style:family="text">
      <style:text-properties fo:font-size="10pt" style:font-size-asian="10pt" style:font-size-complex="10pt"/>
    </style:style>
    <style:style style:name="T14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61" style:parent-style-name="DefaultParagraphFont" style:family="text">
      <style:text-properties fo:font-size="10pt" style:font-size-asian="10pt" style:font-size-complex="10pt"/>
    </style:style>
    <style:style style:name="T14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63" style:parent-style-name="DefaultParagraphFont" style:family="text">
      <style:text-properties fo:font-size="10pt" style:font-size-asian="10pt" style:font-size-complex="10pt"/>
    </style:style>
    <style:style style:name="T14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65" style:parent-style-name="DefaultParagraphFont" style:family="text">
      <style:text-properties fo:font-size="10pt" style:font-size-asian="10pt" style:font-size-complex="10pt"/>
    </style:style>
    <style:style style:name="T14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67" style:parent-style-name="DefaultParagraphFont" style:family="text">
      <style:text-properties fo:font-size="10pt" style:font-size-asian="10pt" style:font-size-complex="10pt"/>
    </style:style>
    <style:style style:name="T14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69" style:parent-style-name="DefaultParagraphFont" style:family="text">
      <style:text-properties fo:font-size="10pt" style:font-size-asian="10pt" style:font-size-complex="10pt"/>
    </style:style>
    <style:style style:name="T1470" style:parent-style-name="DefaultParagraphFont" style:family="text">
      <style:text-properties fo:font-size="10pt" style:font-size-asian="10pt" style:font-size-complex="10pt"/>
    </style:style>
    <style:style style:name="T14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72" style:parent-style-name="DefaultParagraphFont" style:family="text">
      <style:text-properties fo:font-size="10pt" style:font-size-asian="10pt" style:font-size-complex="10pt"/>
    </style:style>
    <style:style style:name="T14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74" style:parent-style-name="DefaultParagraphFont" style:family="text">
      <style:text-properties fo:font-size="10pt" style:font-size-asian="10pt" style:font-size-complex="10pt"/>
    </style:style>
    <style:style style:name="T14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76" style:parent-style-name="DefaultParagraphFont" style:family="text">
      <style:text-properties fo:font-size="10pt" style:font-size-asian="10pt" style:font-size-complex="10pt"/>
    </style:style>
    <style:style style:name="T1477" style:parent-style-name="DefaultParagraphFont" style:family="text">
      <style:text-properties fo:font-size="10pt" style:font-size-asian="10pt" style:font-size-complex="10pt"/>
    </style:style>
    <style:style style:name="T14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79" style:parent-style-name="DefaultParagraphFont" style:family="text">
      <style:text-properties fo:font-size="10pt" style:font-size-asian="10pt" style:font-size-complex="10pt"/>
    </style:style>
    <style:style style:name="T14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81" style:parent-style-name="DefaultParagraphFont" style:family="text">
      <style:text-properties fo:font-size="10pt" style:font-size-asian="10pt" style:font-size-complex="10pt"/>
    </style:style>
    <style:style style:name="T14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83" style:parent-style-name="DefaultParagraphFont" style:family="text">
      <style:text-properties fo:font-size="10pt" style:font-size-asian="10pt" style:font-size-complex="10pt"/>
    </style:style>
    <style:style style:name="T14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85" style:parent-style-name="DefaultParagraphFont" style:family="text">
      <style:text-properties fo:font-size="10pt" style:font-size-asian="10pt" style:font-size-complex="10pt"/>
    </style:style>
    <style:style style:name="T14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87" style:parent-style-name="DefaultParagraphFont" style:family="text">
      <style:text-properties fo:font-size="10pt" style:font-size-asian="10pt" style:font-size-complex="10pt"/>
    </style:style>
    <style:style style:name="T14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89" style:parent-style-name="DefaultParagraphFont" style:family="text">
      <style:text-properties fo:font-size="10pt" style:font-size-asian="10pt" style:font-size-complex="10pt"/>
    </style:style>
    <style:style style:name="T14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91" style:parent-style-name="DefaultParagraphFont" style:family="text">
      <style:text-properties fo:font-size="10pt" style:font-size-asian="10pt" style:font-size-complex="10pt"/>
    </style:style>
    <style:style style:name="T14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93" style:parent-style-name="DefaultParagraphFont" style:family="text">
      <style:text-properties fo:font-size="10pt" style:font-size-asian="10pt" style:font-size-complex="10pt"/>
    </style:style>
    <style:style style:name="T14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95" style:parent-style-name="DefaultParagraphFont" style:family="text">
      <style:text-properties fo:font-size="10pt" style:font-size-asian="10pt" style:font-size-complex="10pt"/>
    </style:style>
    <style:style style:name="T149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97" style:parent-style-name="DefaultParagraphFont" style:family="text">
      <style:text-properties fo:font-size="10pt" style:font-size-asian="10pt" style:font-size-complex="10pt"/>
    </style:style>
    <style:style style:name="T14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499" style:parent-style-name="DefaultParagraphFont" style:family="text">
      <style:text-properties fo:font-size="10pt" style:font-size-asian="10pt" style:font-size-complex="10pt"/>
    </style:style>
    <style:style style:name="T15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01" style:parent-style-name="DefaultParagraphFont" style:family="text">
      <style:text-properties fo:font-size="10pt" style:font-size-asian="10pt" style:font-size-complex="10pt"/>
    </style:style>
    <style:style style:name="T15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03" style:parent-style-name="DefaultParagraphFont" style:family="text">
      <style:text-properties fo:font-size="10pt" style:font-size-asian="10pt" style:font-size-complex="10pt"/>
    </style:style>
    <style:style style:name="T15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05" style:parent-style-name="DefaultParagraphFont" style:family="text">
      <style:text-properties fo:font-size="10pt" style:font-size-asian="10pt" style:font-size-complex="10pt"/>
    </style:style>
    <style:style style:name="T150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07" style:parent-style-name="DefaultParagraphFont" style:family="text">
      <style:text-properties fo:font-size="10pt" style:font-size-asian="10pt" style:font-size-complex="10pt"/>
    </style:style>
    <style:style style:name="T15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09" style:parent-style-name="DefaultParagraphFont" style:family="text">
      <style:text-properties fo:font-size="10pt" style:font-size-asian="10pt" style:font-size-complex="10pt"/>
    </style:style>
    <style:style style:name="T15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11" style:parent-style-name="DefaultParagraphFont" style:family="text">
      <style:text-properties fo:font-size="10pt" style:font-size-asian="10pt" style:font-size-complex="10pt"/>
    </style:style>
    <style:style style:name="T15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1513" style:parent-style-name="Textbody" style:family="paragraph">
      <style:text-properties fo:font-size="10pt" style:font-size-asian="10pt" style:font-size-complex="10pt"/>
    </style:style>
    <style:style style:name="T15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15" style:parent-style-name="DefaultParagraphFont" style:family="text">
      <style:text-properties fo:font-size="10pt" style:font-size-asian="10pt" style:font-size-complex="10pt"/>
    </style:style>
    <style:style style:name="T15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17" style:parent-style-name="DefaultParagraphFont" style:family="text">
      <style:text-properties fo:font-size="10pt" style:font-size-asian="10pt" style:font-size-complex="10pt"/>
    </style:style>
    <style:style style:name="T1518" style:parent-style-name="DefaultParagraphFont" style:family="text">
      <style:text-properties fo:font-size="10pt" style:font-size-asian="10pt" style:font-size-complex="10pt"/>
    </style:style>
    <style:style style:name="T15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20" style:parent-style-name="DefaultParagraphFont" style:family="text">
      <style:text-properties fo:font-size="10pt" style:font-size-asian="10pt" style:font-size-complex="10pt"/>
    </style:style>
    <style:style style:name="T15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22" style:parent-style-name="DefaultParagraphFont" style:family="text">
      <style:text-properties fo:font-size="10pt" style:font-size-asian="10pt" style:font-size-complex="10pt"/>
    </style:style>
    <style:style style:name="T1523" style:parent-style-name="DefaultParagraphFont" style:family="text">
      <style:text-properties fo:font-size="10pt" style:font-size-asian="10pt" style:font-size-complex="10pt"/>
    </style:style>
    <style:style style:name="T15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25" style:parent-style-name="DefaultParagraphFont" style:family="text">
      <style:text-properties fo:font-size="10pt" style:font-size-asian="10pt" style:font-size-complex="10pt"/>
    </style:style>
    <style:style style:name="T1526" style:parent-style-name="DefaultParagraphFont" style:family="text">
      <style:text-properties fo:font-size="10pt" style:font-size-asian="10pt" style:font-size-complex="10pt"/>
    </style:style>
    <style:style style:name="T15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28" style:parent-style-name="DefaultParagraphFont" style:family="text">
      <style:text-properties fo:font-size="10pt" style:font-size-asian="10pt" style:font-size-complex="10pt"/>
    </style:style>
    <style:style style:name="P1529" style:parent-style-name="Textbody" style:family="paragraph">
      <style:text-properties fo:font-size="10pt" style:font-size-asian="10pt" style:font-size-complex="10pt"/>
    </style:style>
    <style:style style:name="T15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31" style:parent-style-name="DefaultParagraphFont" style:family="text">
      <style:text-properties fo:font-size="10pt" style:font-size-asian="10pt" style:font-size-complex="10pt"/>
    </style:style>
    <style:style style:name="T15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33" style:parent-style-name="DefaultParagraphFont" style:family="text">
      <style:text-properties fo:font-size="10pt" style:font-size-asian="10pt" style:font-size-complex="10pt"/>
    </style:style>
    <style:style style:name="T1534" style:parent-style-name="DefaultParagraphFont" style:family="text">
      <style:text-properties fo:font-size="10pt" style:font-size-asian="10pt" style:font-size-complex="10pt"/>
    </style:style>
    <style:style style:name="T1535" style:parent-style-name="DefaultParagraphFont" style:family="text">
      <style:text-properties fo:font-size="10pt" style:font-size-asian="10pt" style:font-size-complex="10pt"/>
    </style:style>
    <style:style style:name="T153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37" style:parent-style-name="DefaultParagraphFont" style:family="text">
      <style:text-properties fo:font-size="10pt" style:font-size-asian="10pt" style:font-size-complex="10pt"/>
    </style:style>
    <style:style style:name="T15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39" style:parent-style-name="DefaultParagraphFont" style:family="text">
      <style:text-properties fo:font-size="10pt" style:font-size-asian="10pt" style:font-size-complex="10pt"/>
    </style:style>
    <style:style style:name="T15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41" style:parent-style-name="DefaultParagraphFont" style:family="text">
      <style:text-properties fo:font-size="10pt" style:font-size-asian="10pt" style:font-size-complex="10pt"/>
    </style:style>
    <style:style style:name="T15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43" style:parent-style-name="DefaultParagraphFont" style:family="text">
      <style:text-properties fo:font-size="10pt" style:font-size-asian="10pt" style:font-size-complex="10pt"/>
    </style:style>
    <style:style style:name="T15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45" style:parent-style-name="DefaultParagraphFont" style:family="text">
      <style:text-properties fo:font-size="10pt" style:font-size-asian="10pt" style:font-size-complex="10pt"/>
    </style:style>
    <style:style style:name="T15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47" style:parent-style-name="DefaultParagraphFont" style:family="text">
      <style:text-properties fo:font-size="10pt" style:font-size-asian="10pt" style:font-size-complex="10pt"/>
    </style:style>
    <style:style style:name="T15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49" style:parent-style-name="DefaultParagraphFont" style:family="text">
      <style:text-properties fo:font-size="10pt" style:font-size-asian="10pt" style:font-size-complex="10pt"/>
    </style:style>
    <style:style style:name="T15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51" style:parent-style-name="DefaultParagraphFont" style:family="text">
      <style:text-properties fo:font-size="10pt" style:font-size-asian="10pt" style:font-size-complex="10pt"/>
    </style:style>
    <style:style style:name="P1552" style:parent-style-name="Textbody" style:family="paragraph">
      <style:text-properties fo:font-size="10pt" style:font-size-asian="10pt" style:font-size-complex="10pt"/>
    </style:style>
    <style:style style:name="T15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54" style:parent-style-name="DefaultParagraphFont" style:family="text">
      <style:text-properties fo:font-size="10pt" style:font-size-asian="10pt" style:font-size-complex="10pt"/>
    </style:style>
    <style:style style:name="T15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56" style:parent-style-name="DefaultParagraphFont" style:family="text">
      <style:text-properties fo:font-size="10pt" style:font-size-asian="10pt" style:font-size-complex="10pt"/>
    </style:style>
    <style:style style:name="T1557" style:parent-style-name="DefaultParagraphFont" style:family="text">
      <style:text-properties fo:font-size="10pt" style:font-size-asian="10pt" style:font-size-complex="10pt"/>
    </style:style>
    <style:style style:name="T15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59" style:parent-style-name="DefaultParagraphFont" style:family="text">
      <style:text-properties fo:font-size="10pt" style:font-size-asian="10pt" style:font-size-complex="10pt"/>
    </style:style>
    <style:style style:name="T15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61" style:parent-style-name="DefaultParagraphFont" style:family="text">
      <style:text-properties fo:font-size="10pt" style:font-size-asian="10pt" style:font-size-complex="10pt"/>
    </style:style>
    <style:style style:name="P1562" style:parent-style-name="Textbody" style:family="paragraph">
      <style:text-properties fo:font-size="10pt" style:font-size-asian="10pt" style:font-size-complex="10pt"/>
    </style:style>
    <style:style style:name="T156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64" style:parent-style-name="DefaultParagraphFont" style:family="text">
      <style:text-properties fo:font-size="10pt" style:font-size-asian="10pt" style:font-size-complex="10pt"/>
    </style:style>
    <style:style style:name="T15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66" style:parent-style-name="DefaultParagraphFont" style:family="text">
      <style:text-properties fo:font-size="10pt" style:font-size-asian="10pt" style:font-size-complex="10pt"/>
    </style:style>
    <style:style style:name="T1567" style:parent-style-name="DefaultParagraphFont" style:family="text">
      <style:text-properties fo:font-size="10pt" style:font-size-asian="10pt" style:font-size-complex="10pt"/>
    </style:style>
    <style:style style:name="T15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69" style:parent-style-name="DefaultParagraphFont" style:family="text">
      <style:text-properties fo:font-size="10pt" style:font-size-asian="10pt" style:font-size-complex="10pt"/>
    </style:style>
    <style:style style:name="T15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71" style:parent-style-name="DefaultParagraphFont" style:family="text">
      <style:text-properties fo:font-size="10pt" style:font-size-asian="10pt" style:font-size-complex="10pt"/>
    </style:style>
    <style:style style:name="T15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73" style:parent-style-name="DefaultParagraphFont" style:family="text">
      <style:text-properties fo:font-size="10pt" style:font-size-asian="10pt" style:font-size-complex="10pt"/>
    </style:style>
    <style:style style:name="T15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75" style:parent-style-name="DefaultParagraphFont" style:family="text">
      <style:text-properties fo:font-size="10pt" style:font-size-asian="10pt" style:font-size-complex="10pt"/>
    </style:style>
    <style:style style:name="T15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77" style:parent-style-name="DefaultParagraphFont" style:family="text">
      <style:text-properties fo:font-size="10pt" style:font-size-asian="10pt" style:font-size-complex="10pt"/>
    </style:style>
    <style:style style:name="P1578" style:parent-style-name="Textbody" style:family="paragraph">
      <style:text-properties fo:font-size="10pt" style:font-size-asian="10pt" style:font-size-complex="10pt"/>
    </style:style>
    <style:style style:name="P1579" style:parent-style-name="Heading1" style:family="paragraph">
      <style:paragraph-properties fo:break-before="page" fo:text-align="center"/>
    </style:style>
    <style:style style:name="T1580" style:parent-style-name="DefaultParagraphFont" style:family="text">
      <style:text-properties style:font-name-complex="Mangal" style:script-type="complex"/>
    </style:style>
    <style:style style:name="T1581" style:parent-style-name="DefaultParagraphFont" style:family="text">
      <style:text-properties style:font-name-complex="Mangal" style:script-type="complex"/>
    </style:style>
    <style:style style:name="T1582" style:parent-style-name="DefaultParagraphFont" style:family="text">
      <style:text-properties fo:font-size="10pt" style:font-size-asian="10pt" style:font-size-complex="10pt"/>
    </style:style>
    <style:style style:name="T1583" style:parent-style-name="DefaultParagraphFont" style:family="text">
      <style:text-properties fo:font-size="10pt" style:font-size-asian="10pt" style:font-size-complex="10pt"/>
    </style:style>
    <style:style style:name="T15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85" style:parent-style-name="DefaultParagraphFont" style:family="text">
      <style:text-properties fo:font-size="10pt" style:font-size-asian="10pt" style:font-size-complex="10pt"/>
    </style:style>
    <style:style style:name="T15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87" style:parent-style-name="DefaultParagraphFont" style:family="text">
      <style:text-properties fo:font-size="10pt" style:font-size-asian="10pt" style:font-size-complex="10pt"/>
    </style:style>
    <style:style style:name="T15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89" style:parent-style-name="DefaultParagraphFont" style:family="text">
      <style:text-properties fo:font-size="10pt" style:font-size-asian="10pt" style:font-size-complex="10pt"/>
    </style:style>
    <style:style style:name="T15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91" style:parent-style-name="DefaultParagraphFont" style:family="text">
      <style:text-properties fo:font-size="10pt" style:font-size-asian="10pt" style:font-size-complex="10pt"/>
    </style:style>
    <style:style style:name="T1592" style:parent-style-name="DefaultParagraphFont" style:family="text">
      <style:text-properties fo:font-size="10pt" style:font-size-asian="10pt" style:font-size-complex="10pt"/>
    </style:style>
    <style:style style:name="T15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94" style:parent-style-name="DefaultParagraphFont" style:family="text">
      <style:text-properties fo:font-size="10pt" style:font-size-asian="10pt" style:font-size-complex="10pt"/>
    </style:style>
    <style:style style:name="T1595" style:parent-style-name="DefaultParagraphFont" style:family="text">
      <style:text-properties fo:font-size="10pt" style:font-size-asian="10pt" style:font-size-complex="10pt"/>
    </style:style>
    <style:style style:name="T159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97" style:parent-style-name="DefaultParagraphFont" style:family="text">
      <style:text-properties fo:font-size="10pt" style:font-size-asian="10pt" style:font-size-complex="10pt"/>
    </style:style>
    <style:style style:name="T15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599" style:parent-style-name="DefaultParagraphFont" style:family="text">
      <style:text-properties fo:font-size="10pt" style:font-size-asian="10pt" style:font-size-complex="10pt"/>
    </style:style>
    <style:style style:name="T1600" style:parent-style-name="DefaultParagraphFont" style:family="text">
      <style:text-properties fo:font-size="10pt" style:font-size-asian="10pt" style:font-size-complex="10pt"/>
    </style:style>
    <style:style style:name="T16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02" style:parent-style-name="DefaultParagraphFont" style:family="text">
      <style:text-properties fo:font-size="10pt" style:font-size-asian="10pt" style:font-size-complex="10pt"/>
    </style:style>
    <style:style style:name="T16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04" style:parent-style-name="DefaultParagraphFont" style:family="text">
      <style:text-properties fo:font-size="10pt" style:font-size-asian="10pt" style:font-size-complex="10pt"/>
    </style:style>
    <style:style style:name="T16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06" style:parent-style-name="DefaultParagraphFont" style:family="text">
      <style:text-properties fo:font-size="10pt" style:font-size-asian="10pt" style:font-size-complex="10pt"/>
    </style:style>
    <style:style style:name="T16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08" style:parent-style-name="DefaultParagraphFont" style:family="text">
      <style:text-properties fo:font-size="10pt" style:font-size-asian="10pt" style:font-size-complex="10pt"/>
    </style:style>
    <style:style style:name="T1609" style:parent-style-name="DefaultParagraphFont" style:family="text">
      <style:text-properties fo:font-size="10pt" style:font-size-asian="10pt" style:font-size-complex="10pt"/>
    </style:style>
    <style:style style:name="T16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12" style:parent-style-name="DefaultParagraphFont" style:family="text">
      <style:text-properties fo:font-size="10pt" style:font-size-asian="10pt" style:font-size-complex="10pt"/>
    </style:style>
    <style:style style:name="T1613" style:parent-style-name="DefaultParagraphFont" style:family="text">
      <style:text-properties fo:font-size="10pt" style:font-size-asian="10pt" style:font-size-complex="10pt"/>
    </style:style>
    <style:style style:name="T16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16" style:parent-style-name="DefaultParagraphFont" style:family="text">
      <style:text-properties fo:font-size="10pt" style:font-size-asian="10pt" style:font-size-complex="10pt"/>
    </style:style>
    <style:style style:name="T16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1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19" style:parent-style-name="DefaultParagraphFont" style:family="text">
      <style:text-properties fo:font-size="10pt" style:font-size-asian="10pt" style:font-size-complex="10pt"/>
    </style:style>
    <style:style style:name="T16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21" style:parent-style-name="DefaultParagraphFont" style:family="text">
      <style:text-properties fo:font-size="10pt" style:font-size-asian="10pt" style:font-size-complex="10pt"/>
    </style:style>
    <style:style style:name="T162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23" style:parent-style-name="DefaultParagraphFont" style:family="text">
      <style:text-properties fo:font-size="10pt" style:font-size-asian="10pt" style:font-size-complex="10pt"/>
    </style:style>
    <style:style style:name="T16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25" style:parent-style-name="DefaultParagraphFont" style:family="text">
      <style:text-properties fo:font-size="10pt" style:font-size-asian="10pt" style:font-size-complex="10pt"/>
    </style:style>
    <style:style style:name="T1626" style:parent-style-name="DefaultParagraphFont" style:family="text">
      <style:text-properties fo:font-size="10pt" style:font-size-asian="10pt" style:font-size-complex="10pt"/>
    </style:style>
    <style:style style:name="T162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29" style:parent-style-name="DefaultParagraphFont" style:family="text">
      <style:text-properties fo:font-size="10pt" style:font-size-asian="10pt" style:font-size-complex="10pt"/>
    </style:style>
    <style:style style:name="T16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31" style:parent-style-name="DefaultParagraphFont" style:family="text">
      <style:text-properties fo:font-size="10pt" style:font-size-asian="10pt" style:font-size-complex="10pt"/>
    </style:style>
    <style:style style:name="T1632" style:parent-style-name="DefaultParagraphFont" style:family="text">
      <style:text-properties fo:font-size="10pt" style:font-size-asian="10pt" style:font-size-complex="10pt"/>
    </style:style>
    <style:style style:name="T16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34" style:parent-style-name="DefaultParagraphFont" style:family="text">
      <style:text-properties fo:font-size="10pt" style:font-size-asian="10pt" style:font-size-complex="10pt"/>
    </style:style>
    <style:style style:name="P1635" style:parent-style-name="Heading3" style:family="paragraph">
      <style:paragraph-properties fo:break-before="page"/>
    </style:style>
    <style:style style:name="T1636" style:parent-style-name="DefaultParagraphFont" style:family="text">
      <style:text-properties style:font-name-complex="Mangal" style:script-type="complex"/>
    </style:style>
    <style:style style:name="T1637" style:parent-style-name="DefaultParagraphFont" style:family="text">
      <style:text-properties style:font-name-complex="Mangal" style:script-type="complex"/>
    </style:style>
    <style:style style:name="T1638" style:parent-style-name="DefaultParagraphFont" style:family="text">
      <style:text-properties style:font-name-complex="Mangal" style:script-type="complex"/>
    </style:style>
    <style:style style:name="T1639" style:parent-style-name="DefaultParagraphFont" style:family="text">
      <style:text-properties fo:font-size="10pt" style:font-size-asian="10pt" style:font-size-complex="10pt"/>
    </style:style>
    <style:style style:name="T16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41" style:parent-style-name="DefaultParagraphFont" style:family="text">
      <style:text-properties fo:font-size="10pt" style:font-size-asian="10pt" style:font-size-complex="10pt"/>
    </style:style>
    <style:style style:name="T16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43" style:parent-style-name="DefaultParagraphFont" style:family="text">
      <style:text-properties fo:font-size="10pt" style:font-size-asian="10pt" style:font-size-complex="10pt"/>
    </style:style>
    <style:style style:name="T1644" style:parent-style-name="DefaultParagraphFont" style:family="text">
      <style:text-properties fo:font-size="10pt" style:font-size-asian="10pt" style:font-size-complex="10pt"/>
    </style:style>
    <style:style style:name="T16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46" style:parent-style-name="DefaultParagraphFont" style:family="text">
      <style:text-properties fo:font-size="10pt" style:font-size-asian="10pt" style:font-size-complex="10pt"/>
    </style:style>
    <style:style style:name="T1647" style:parent-style-name="DefaultParagraphFont" style:family="text">
      <style:text-properties fo:font-size="10pt" style:font-size-asian="10pt" style:font-size-complex="10pt"/>
    </style:style>
    <style:style style:name="T16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49" style:parent-style-name="DefaultParagraphFont" style:family="text">
      <style:text-properties fo:font-size="10pt" style:font-size-asian="10pt" style:font-size-complex="10pt"/>
    </style:style>
    <style:style style:name="T16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51" style:parent-style-name="DefaultParagraphFont" style:family="text">
      <style:text-properties fo:font-size="10pt" style:font-size-asian="10pt" style:font-size-complex="10pt"/>
    </style:style>
    <style:style style:name="T16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53" style:parent-style-name="DefaultParagraphFont" style:family="text">
      <style:text-properties fo:font-size="10pt" style:font-size-asian="10pt" style:font-size-complex="10pt"/>
    </style:style>
    <style:style style:name="T1654" style:parent-style-name="DefaultParagraphFont" style:family="text">
      <style:text-properties fo:font-size="10pt" style:font-size-asian="10pt" style:font-size-complex="10pt"/>
    </style:style>
    <style:style style:name="T16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56" style:parent-style-name="DefaultParagraphFont" style:family="text">
      <style:text-properties fo:font-size="10pt" style:font-size-asian="10pt" style:font-size-complex="10pt"/>
    </style:style>
    <style:style style:name="T16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58" style:parent-style-name="DefaultParagraphFont" style:family="text">
      <style:text-properties fo:font-size="10pt" style:font-size-asian="10pt" style:font-size-complex="10pt"/>
    </style:style>
    <style:style style:name="T1659" style:parent-style-name="DefaultParagraphFont" style:family="text">
      <style:text-properties fo:font-size="10pt" style:font-size-asian="10pt" style:font-size-complex="10pt"/>
    </style:style>
    <style:style style:name="T16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61" style:parent-style-name="DefaultParagraphFont" style:family="text">
      <style:text-properties fo:font-size="10pt" style:font-size-asian="10pt" style:font-size-complex="10pt"/>
    </style:style>
    <style:style style:name="T16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63" style:parent-style-name="DefaultParagraphFont" style:family="text">
      <style:text-properties fo:font-size="10pt" style:font-size-asian="10pt" style:font-size-complex="10pt"/>
    </style:style>
    <style:style style:name="T16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65" style:parent-style-name="DefaultParagraphFont" style:family="text">
      <style:text-properties fo:font-size="10pt" style:font-size-asian="10pt" style:font-size-complex="10pt"/>
    </style:style>
    <style:style style:name="T1666" style:parent-style-name="DefaultParagraphFont" style:family="text">
      <style:text-properties fo:font-size="10pt" style:font-size-asian="10pt" style:font-size-complex="10pt"/>
    </style:style>
    <style:style style:name="T16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68" style:parent-style-name="DefaultParagraphFont" style:family="text">
      <style:text-properties fo:font-size="10pt" style:font-size-asian="10pt" style:font-size-complex="10pt"/>
    </style:style>
    <style:style style:name="T1669" style:parent-style-name="DefaultParagraphFont" style:family="text">
      <style:text-properties fo:font-size="10pt" style:font-size-asian="10pt" style:font-size-complex="10pt"/>
    </style:style>
    <style:style style:name="T16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71" style:parent-style-name="DefaultParagraphFont" style:family="text">
      <style:text-properties fo:font-size="10pt" style:font-size-asian="10pt" style:font-size-complex="10pt"/>
    </style:style>
    <style:style style:name="T16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73" style:parent-style-name="DefaultParagraphFont" style:family="text">
      <style:text-properties fo:font-size="10pt" style:font-size-asian="10pt" style:font-size-complex="10pt"/>
    </style:style>
    <style:style style:name="T16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75" style:parent-style-name="DefaultParagraphFont" style:family="text">
      <style:text-properties fo:font-size="10pt" style:font-size-asian="10pt" style:font-size-complex="10pt"/>
    </style:style>
    <style:style style:name="T16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77" style:parent-style-name="DefaultParagraphFont" style:family="text">
      <style:text-properties fo:font-size="10pt" style:font-size-asian="10pt" style:font-size-complex="10pt"/>
    </style:style>
    <style:style style:name="T16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79" style:parent-style-name="DefaultParagraphFont" style:family="text">
      <style:text-properties fo:font-size="10pt" style:font-size-asian="10pt" style:font-size-complex="10pt"/>
    </style:style>
    <style:style style:name="T16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81" style:parent-style-name="DefaultParagraphFont" style:family="text">
      <style:text-properties fo:font-size="10pt" style:font-size-asian="10pt" style:font-size-complex="10pt"/>
    </style:style>
    <style:style style:name="T1682" style:parent-style-name="DefaultParagraphFont" style:family="text">
      <style:text-properties fo:font-size="10pt" style:font-size-asian="10pt" style:font-size-complex="10pt"/>
    </style:style>
    <style:style style:name="T16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84" style:parent-style-name="DefaultParagraphFont" style:family="text">
      <style:text-properties fo:font-size="10pt" style:font-size-asian="10pt" style:font-size-complex="10pt"/>
    </style:style>
    <style:style style:name="T1685" style:parent-style-name="DefaultParagraphFont" style:family="text">
      <style:text-properties fo:font-size="10pt" style:font-size-asian="10pt" style:font-size-complex="10pt"/>
    </style:style>
    <style:style style:name="T16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87" style:parent-style-name="DefaultParagraphFont" style:family="text">
      <style:text-properties fo:font-size="10pt" style:font-size-asian="10pt" style:font-size-complex="10pt"/>
    </style:style>
    <style:style style:name="T1688" style:parent-style-name="DefaultParagraphFont" style:family="text">
      <style:text-properties fo:font-size="10pt" style:font-size-asian="10pt" style:font-size-complex="10pt"/>
    </style:style>
    <style:style style:name="T16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90" style:parent-style-name="DefaultParagraphFont" style:family="text">
      <style:text-properties fo:font-size="10pt" style:font-size-asian="10pt" style:font-size-complex="10pt"/>
    </style:style>
    <style:style style:name="T16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93" style:parent-style-name="DefaultParagraphFont" style:family="text">
      <style:text-properties fo:font-size="10pt" style:font-size-asian="10pt" style:font-size-complex="10pt"/>
    </style:style>
    <style:style style:name="T16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95" style:parent-style-name="DefaultParagraphFont" style:family="text">
      <style:text-properties fo:font-size="10pt" style:font-size-asian="10pt" style:font-size-complex="10pt"/>
    </style:style>
    <style:style style:name="T1696" style:parent-style-name="DefaultParagraphFont" style:family="text">
      <style:text-properties fo:font-size="10pt" style:font-size-asian="10pt" style:font-size-complex="10pt"/>
    </style:style>
    <style:style style:name="T16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698" style:parent-style-name="DefaultParagraphFont" style:family="text">
      <style:text-properties fo:font-size="10pt" style:font-size-asian="10pt" style:font-size-complex="10pt"/>
    </style:style>
    <style:style style:name="T169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00" style:parent-style-name="DefaultParagraphFont" style:family="text">
      <style:text-properties fo:font-size="10pt" style:font-size-asian="10pt" style:font-size-complex="10pt"/>
    </style:style>
    <style:style style:name="T17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02" style:parent-style-name="DefaultParagraphFont" style:family="text">
      <style:text-properties fo:font-size="10pt" style:font-size-asian="10pt" style:font-size-complex="10pt"/>
    </style:style>
    <style:style style:name="T17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04" style:parent-style-name="DefaultParagraphFont" style:family="text">
      <style:text-properties fo:font-size="10pt" style:font-size-asian="10pt" style:font-size-complex="10pt"/>
    </style:style>
    <style:style style:name="T17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06" style:parent-style-name="DefaultParagraphFont" style:family="text">
      <style:text-properties fo:font-size="10pt" style:font-size-asian="10pt" style:font-size-complex="10pt"/>
    </style:style>
    <style:style style:name="T1707" style:parent-style-name="DefaultParagraphFont" style:family="text">
      <style:text-properties fo:font-size="10pt" style:font-size-asian="10pt" style:font-size-complex="10pt"/>
    </style:style>
    <style:style style:name="T1708" style:parent-style-name="DefaultParagraphFont" style:family="text">
      <style:text-properties fo:font-size="10pt" style:font-size-asian="10pt" style:font-size-complex="10pt"/>
    </style:style>
    <style:style style:name="T170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10" style:parent-style-name="DefaultParagraphFont" style:family="text">
      <style:text-properties fo:font-size="10pt" style:font-size-asian="10pt" style:font-size-complex="10pt"/>
    </style:style>
    <style:style style:name="T1711" style:parent-style-name="DefaultParagraphFont" style:family="text">
      <style:text-properties fo:font-size="10pt" style:font-size-asian="10pt" style:font-size-complex="10pt"/>
    </style:style>
    <style:style style:name="T17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13" style:parent-style-name="DefaultParagraphFont" style:family="text">
      <style:text-properties fo:font-size="10pt" style:font-size-asian="10pt" style:font-size-complex="10pt"/>
    </style:style>
    <style:style style:name="T1714" style:parent-style-name="DefaultParagraphFont" style:family="text">
      <style:text-properties fo:font-size="10pt" style:font-size-asian="10pt" style:font-size-complex="10pt"/>
    </style:style>
    <style:style style:name="T17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16" style:parent-style-name="DefaultParagraphFont" style:family="text">
      <style:text-properties fo:font-size="10pt" style:font-size-asian="10pt" style:font-size-complex="10pt"/>
    </style:style>
    <style:style style:name="T17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18" style:parent-style-name="DefaultParagraphFont" style:family="text">
      <style:text-properties fo:font-size="10pt" style:font-size-asian="10pt" style:font-size-complex="10pt"/>
    </style:style>
    <style:style style:name="T1719" style:parent-style-name="DefaultParagraphFont" style:family="text">
      <style:text-properties fo:font-size="10pt" style:font-size-asian="10pt" style:font-size-complex="10pt"/>
    </style:style>
    <style:style style:name="T17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21" style:parent-style-name="DefaultParagraphFont" style:family="text">
      <style:text-properties fo:font-size="10pt" style:font-size-asian="10pt" style:font-size-complex="10pt"/>
    </style:style>
    <style:style style:name="T1722" style:parent-style-name="DefaultParagraphFont" style:family="text">
      <style:text-properties fo:font-size="10pt" style:font-size-asian="10pt" style:font-size-complex="10pt"/>
    </style:style>
    <style:style style:name="T17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25" style:parent-style-name="DefaultParagraphFont" style:family="text">
      <style:text-properties fo:font-size="10pt" style:font-size-asian="10pt" style:font-size-complex="10pt"/>
    </style:style>
    <style:style style:name="T17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27" style:parent-style-name="DefaultParagraphFont" style:family="text">
      <style:text-properties fo:font-size="10pt" style:font-size-asian="10pt" style:font-size-complex="10pt"/>
    </style:style>
    <style:style style:name="P1728" style:parent-style-name="Heading3" style:family="paragraph">
      <style:paragraph-properties fo:break-before="page"/>
    </style:style>
    <style:style style:name="T1729" style:parent-style-name="DefaultParagraphFont" style:family="text">
      <style:text-properties style:font-name-complex="Mangal" style:script-type="complex"/>
    </style:style>
    <style:style style:name="T1730" style:parent-style-name="DefaultParagraphFont" style:family="text">
      <style:text-properties style:font-name-complex="Mangal" style:script-type="complex"/>
    </style:style>
    <style:style style:name="T1731" style:parent-style-name="DefaultParagraphFont" style:family="text">
      <style:text-properties style:font-name-complex="Mangal" style:script-type="complex"/>
    </style:style>
    <style:style style:name="T1732" style:parent-style-name="DefaultParagraphFont" style:family="text">
      <style:text-properties fo:font-size="10pt" style:font-size-asian="10pt" style:font-size-complex="10pt"/>
    </style:style>
    <style:style style:name="T17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34" style:parent-style-name="DefaultParagraphFont" style:family="text">
      <style:text-properties fo:font-size="10pt" style:font-size-asian="10pt" style:font-size-complex="10pt"/>
    </style:style>
    <style:style style:name="T1735" style:parent-style-name="DefaultParagraphFont" style:family="text">
      <style:text-properties fo:font-size="10pt" style:font-size-asian="10pt" style:font-size-complex="10pt"/>
    </style:style>
    <style:style style:name="T173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37" style:parent-style-name="DefaultParagraphFont" style:family="text">
      <style:text-properties fo:font-size="10pt" style:font-size-asian="10pt" style:font-size-complex="10pt"/>
    </style:style>
    <style:style style:name="T1738" style:parent-style-name="DefaultParagraphFont" style:family="text">
      <style:text-properties fo:font-size="10pt" style:font-size-asian="10pt" style:font-size-complex="10pt"/>
    </style:style>
    <style:style style:name="T17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40" style:parent-style-name="DefaultParagraphFont" style:family="text">
      <style:text-properties fo:font-size="10pt" style:font-size-asian="10pt" style:font-size-complex="10pt"/>
    </style:style>
    <style:style style:name="T17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42" style:parent-style-name="DefaultParagraphFont" style:family="text">
      <style:text-properties fo:font-size="10pt" style:font-size-asian="10pt" style:font-size-complex="10pt"/>
    </style:style>
    <style:style style:name="T17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44" style:parent-style-name="DefaultParagraphFont" style:family="text">
      <style:text-properties fo:font-size="10pt" style:font-size-asian="10pt" style:font-size-complex="10pt"/>
    </style:style>
    <style:style style:name="T1745" style:parent-style-name="DefaultParagraphFont" style:family="text">
      <style:text-properties fo:font-size="10pt" style:font-size-asian="10pt" style:font-size-complex="10pt"/>
    </style:style>
    <style:style style:name="T17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47" style:parent-style-name="DefaultParagraphFont" style:family="text">
      <style:text-properties fo:font-size="10pt" style:font-size-asian="10pt" style:font-size-complex="10pt"/>
    </style:style>
    <style:style style:name="T17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49" style:parent-style-name="DefaultParagraphFont" style:family="text">
      <style:text-properties fo:font-size="10pt" style:font-size-asian="10pt" style:font-size-complex="10pt"/>
    </style:style>
    <style:style style:name="T1750" style:parent-style-name="DefaultParagraphFont" style:family="text">
      <style:text-properties fo:font-size="10pt" style:font-size-asian="10pt" style:font-size-complex="10pt"/>
    </style:style>
    <style:style style:name="T17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52" style:parent-style-name="DefaultParagraphFont" style:family="text">
      <style:text-properties fo:font-size="10pt" style:font-size-asian="10pt" style:font-size-complex="10pt"/>
    </style:style>
    <style:style style:name="T1753" style:parent-style-name="DefaultParagraphFont" style:family="text">
      <style:text-properties fo:font-size="10pt" style:font-size-asian="10pt" style:font-size-complex="10pt"/>
    </style:style>
    <style:style style:name="T17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55" style:parent-style-name="DefaultParagraphFont" style:family="text">
      <style:text-properties fo:font-size="10pt" style:font-size-asian="10pt" style:font-size-complex="10pt"/>
    </style:style>
    <style:style style:name="T1756" style:parent-style-name="DefaultParagraphFont" style:family="text">
      <style:text-properties fo:font-size="10pt" style:font-size-asian="10pt" style:font-size-complex="10pt"/>
    </style:style>
    <style:style style:name="T17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58" style:parent-style-name="DefaultParagraphFont" style:family="text">
      <style:text-properties fo:font-size="10pt" style:font-size-asian="10pt" style:font-size-complex="10pt"/>
    </style:style>
    <style:style style:name="T17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61" style:parent-style-name="DefaultParagraphFont" style:family="text">
      <style:text-properties fo:font-size="10pt" style:font-size-asian="10pt" style:font-size-complex="10pt"/>
    </style:style>
    <style:style style:name="T17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63" style:parent-style-name="DefaultParagraphFont" style:family="text">
      <style:text-properties fo:font-size="10pt" style:font-size-asian="10pt" style:font-size-complex="10pt"/>
    </style:style>
    <style:style style:name="T1764" style:parent-style-name="DefaultParagraphFont" style:family="text">
      <style:text-properties fo:font-size="10pt" style:font-size-asian="10pt" style:font-size-complex="10pt"/>
    </style:style>
    <style:style style:name="T17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66" style:parent-style-name="DefaultParagraphFont" style:family="text">
      <style:text-properties fo:font-size="10pt" style:font-size-asian="10pt" style:font-size-complex="10pt"/>
    </style:style>
    <style:style style:name="T1767" style:parent-style-name="DefaultParagraphFont" style:family="text">
      <style:text-properties fo:font-size="10pt" style:font-size-asian="10pt" style:font-size-complex="10pt"/>
    </style:style>
    <style:style style:name="T17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69" style:parent-style-name="DefaultParagraphFont" style:family="text">
      <style:text-properties fo:font-size="10pt" style:font-size-asian="10pt" style:font-size-complex="10pt"/>
    </style:style>
    <style:style style:name="T17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71" style:parent-style-name="DefaultParagraphFont" style:family="text">
      <style:text-properties fo:font-size="10pt" style:font-size-asian="10pt" style:font-size-complex="10pt"/>
    </style:style>
    <style:style style:name="T1772" style:parent-style-name="DefaultParagraphFont" style:family="text">
      <style:text-properties fo:font-size="10pt" style:font-size-asian="10pt" style:font-size-complex="10pt"/>
    </style:style>
    <style:style style:name="T17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74" style:parent-style-name="DefaultParagraphFont" style:family="text">
      <style:text-properties fo:font-size="10pt" style:font-size-asian="10pt" style:font-size-complex="10pt"/>
    </style:style>
    <style:style style:name="T1775" style:parent-style-name="DefaultParagraphFont" style:family="text">
      <style:text-properties fo:font-size="10pt" style:font-size-asian="10pt" style:font-size-complex="10pt"/>
    </style:style>
    <style:style style:name="T17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77" style:parent-style-name="DefaultParagraphFont" style:family="text">
      <style:text-properties fo:font-size="10pt" style:font-size-asian="10pt" style:font-size-complex="10pt"/>
    </style:style>
    <style:style style:name="P1778" style:parent-style-name="Heading3" style:family="paragraph">
      <style:paragraph-properties fo:break-before="page"/>
    </style:style>
    <style:style style:name="T1779" style:parent-style-name="DefaultParagraphFont" style:family="text">
      <style:text-properties style:font-name-complex="Mangal" style:script-type="complex"/>
    </style:style>
    <style:style style:name="T1780" style:parent-style-name="DefaultParagraphFont" style:family="text">
      <style:text-properties style:font-name-complex="Mangal" style:script-type="complex"/>
    </style:style>
    <style:style style:name="T1781" style:parent-style-name="DefaultParagraphFont" style:family="text">
      <style:text-properties style:font-name-complex="Mangal" style:script-type="complex"/>
    </style:style>
    <style:style style:name="T1782" style:parent-style-name="DefaultParagraphFont" style:family="text">
      <style:text-properties fo:font-size="10pt" style:font-size-asian="10pt" style:font-size-complex="10pt"/>
    </style:style>
    <style:style style:name="T17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84" style:parent-style-name="DefaultParagraphFont" style:family="text">
      <style:text-properties fo:font-size="10pt" style:font-size-asian="10pt" style:font-size-complex="10pt"/>
    </style:style>
    <style:style style:name="T17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86" style:parent-style-name="DefaultParagraphFont" style:family="text">
      <style:text-properties fo:font-size="10pt" style:font-size-asian="10pt" style:font-size-complex="10pt"/>
    </style:style>
    <style:style style:name="T1787" style:parent-style-name="DefaultParagraphFont" style:family="text">
      <style:text-properties fo:font-size="10pt" style:font-size-asian="10pt" style:font-size-complex="10pt"/>
    </style:style>
    <style:style style:name="T17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89" style:parent-style-name="DefaultParagraphFont" style:family="text">
      <style:text-properties fo:font-size="10pt" style:font-size-asian="10pt" style:font-size-complex="10pt"/>
    </style:style>
    <style:style style:name="T1790" style:parent-style-name="DefaultParagraphFont" style:family="text">
      <style:text-properties fo:font-size="10pt" style:font-size-asian="10pt" style:font-size-complex="10pt"/>
    </style:style>
    <style:style style:name="T17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92" style:parent-style-name="DefaultParagraphFont" style:family="text">
      <style:text-properties fo:font-size="10pt" style:font-size-asian="10pt" style:font-size-complex="10pt"/>
    </style:style>
    <style:style style:name="T17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94" style:parent-style-name="DefaultParagraphFont" style:family="text">
      <style:text-properties fo:font-size="10pt" style:font-size-asian="10pt" style:font-size-complex="10pt"/>
    </style:style>
    <style:style style:name="T17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96" style:parent-style-name="DefaultParagraphFont" style:family="text">
      <style:text-properties fo:font-size="10pt" style:font-size-asian="10pt" style:font-size-complex="10pt"/>
    </style:style>
    <style:style style:name="T1797" style:parent-style-name="DefaultParagraphFont" style:family="text">
      <style:text-properties fo:font-size="10pt" style:font-size-asian="10pt" style:font-size-complex="10pt"/>
    </style:style>
    <style:style style:name="T17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799" style:parent-style-name="DefaultParagraphFont" style:family="text">
      <style:text-properties fo:font-size="10pt" style:font-size-asian="10pt" style:font-size-complex="10pt"/>
    </style:style>
    <style:style style:name="T18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01" style:parent-style-name="DefaultParagraphFont" style:family="text">
      <style:text-properties fo:font-size="10pt" style:font-size-asian="10pt" style:font-size-complex="10pt"/>
    </style:style>
    <style:style style:name="T1802" style:parent-style-name="DefaultParagraphFont" style:family="text">
      <style:text-properties fo:font-size="10pt" style:font-size-asian="10pt" style:font-size-complex="10pt"/>
    </style:style>
    <style:style style:name="T18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05" style:parent-style-name="DefaultParagraphFont" style:family="text">
      <style:text-properties fo:font-size="10pt" style:font-size-asian="10pt" style:font-size-complex="10pt"/>
    </style:style>
    <style:style style:name="T180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07" style:parent-style-name="DefaultParagraphFont" style:family="text">
      <style:text-properties fo:font-size="10pt" style:font-size-asian="10pt" style:font-size-complex="10pt"/>
    </style:style>
    <style:style style:name="T18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09" style:parent-style-name="DefaultParagraphFont" style:family="text">
      <style:text-properties fo:font-size="10pt" style:font-size-asian="10pt" style:font-size-complex="10pt"/>
    </style:style>
    <style:style style:name="T1810" style:parent-style-name="DefaultParagraphFont" style:family="text">
      <style:text-properties fo:font-size="10pt" style:font-size-asian="10pt" style:font-size-complex="10pt"/>
    </style:style>
    <style:style style:name="T18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12" style:parent-style-name="DefaultParagraphFont" style:family="text">
      <style:text-properties fo:font-size="10pt" style:font-size-asian="10pt" style:font-size-complex="10pt"/>
    </style:style>
    <style:style style:name="T1813" style:parent-style-name="DefaultParagraphFont" style:family="text">
      <style:text-properties fo:font-size="10pt" style:font-size-asian="10pt" style:font-size-complex="10pt"/>
    </style:style>
    <style:style style:name="T18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15" style:parent-style-name="DefaultParagraphFont" style:family="text">
      <style:text-properties fo:font-size="10pt" style:font-size-asian="10pt" style:font-size-complex="10pt"/>
    </style:style>
    <style:style style:name="T1816" style:parent-style-name="DefaultParagraphFont" style:family="text">
      <style:text-properties fo:font-size="10pt" style:font-size-asian="10pt" style:font-size-complex="10pt"/>
    </style:style>
    <style:style style:name="T18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18" style:parent-style-name="DefaultParagraphFont" style:family="text">
      <style:text-properties fo:font-size="10pt" style:font-size-asian="10pt" style:font-size-complex="10pt"/>
    </style:style>
    <style:style style:name="T18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20" style:parent-style-name="DefaultParagraphFont" style:family="text">
      <style:text-properties fo:font-size="10pt" style:font-size-asian="10pt" style:font-size-complex="10pt"/>
    </style:style>
    <style:style style:name="T18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22" style:parent-style-name="DefaultParagraphFont" style:family="text">
      <style:text-properties fo:font-size="10pt" style:font-size-asian="10pt" style:font-size-complex="10pt"/>
    </style:style>
    <style:style style:name="T18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24" style:parent-style-name="DefaultParagraphFont" style:family="text">
      <style:text-properties fo:font-size="10pt" style:font-size-asian="10pt" style:font-size-complex="10pt"/>
    </style:style>
    <style:style style:name="T1825" style:parent-style-name="DefaultParagraphFont" style:family="text">
      <style:text-properties fo:font-size="10pt" style:font-size-asian="10pt" style:font-size-complex="10pt"/>
    </style:style>
    <style:style style:name="T18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27" style:parent-style-name="DefaultParagraphFont" style:family="text">
      <style:text-properties fo:font-size="10pt" style:font-size-asian="10pt" style:font-size-complex="10pt"/>
    </style:style>
    <style:style style:name="T1828" style:parent-style-name="DefaultParagraphFont" style:family="text">
      <style:text-properties fo:font-size="10pt" style:font-size-asian="10pt" style:font-size-complex="10pt"/>
    </style:style>
    <style:style style:name="T18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30" style:parent-style-name="DefaultParagraphFont" style:family="text">
      <style:text-properties fo:font-size="10pt" style:font-size-asian="10pt" style:font-size-complex="10pt"/>
    </style:style>
    <style:style style:name="T1831" style:parent-style-name="DefaultParagraphFont" style:family="text">
      <style:text-properties fo:font-size="10pt" style:font-size-asian="10pt" style:font-size-complex="10pt"/>
    </style:style>
    <style:style style:name="T18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33" style:parent-style-name="DefaultParagraphFont" style:family="text">
      <style:text-properties fo:font-size="10pt" style:font-size-asian="10pt" style:font-size-complex="10pt"/>
    </style:style>
    <style:style style:name="T183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36" style:parent-style-name="DefaultParagraphFont" style:family="text">
      <style:text-properties fo:font-size="10pt" style:font-size-asian="10pt" style:font-size-complex="10pt"/>
    </style:style>
    <style:style style:name="T18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38" style:parent-style-name="DefaultParagraphFont" style:family="text">
      <style:text-properties fo:font-size="10pt" style:font-size-asian="10pt" style:font-size-complex="10pt"/>
    </style:style>
    <style:style style:name="T1839" style:parent-style-name="DefaultParagraphFont" style:family="text">
      <style:text-properties fo:font-size="10pt" style:font-size-asian="10pt" style:font-size-complex="10pt"/>
    </style:style>
    <style:style style:name="T18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41" style:parent-style-name="DefaultParagraphFont" style:family="text">
      <style:text-properties fo:font-size="10pt" style:font-size-asian="10pt" style:font-size-complex="10pt"/>
    </style:style>
    <style:style style:name="T18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43" style:parent-style-name="DefaultParagraphFont" style:family="text">
      <style:text-properties fo:font-size="10pt" style:font-size-asian="10pt" style:font-size-complex="10pt"/>
    </style:style>
    <style:style style:name="T18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45" style:parent-style-name="DefaultParagraphFont" style:family="text">
      <style:text-properties fo:font-size="10pt" style:font-size-asian="10pt" style:font-size-complex="10pt"/>
    </style:style>
    <style:style style:name="T1846" style:parent-style-name="DefaultParagraphFont" style:family="text">
      <style:text-properties fo:font-size="10pt" style:font-size-asian="10pt" style:font-size-complex="10pt"/>
    </style:style>
    <style:style style:name="T184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48" style:parent-style-name="DefaultParagraphFont" style:family="text">
      <style:text-properties fo:font-size="10pt" style:font-size-asian="10pt" style:font-size-complex="10pt"/>
    </style:style>
    <style:style style:name="T18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50" style:parent-style-name="DefaultParagraphFont" style:family="text">
      <style:text-properties fo:font-size="10pt" style:font-size-asian="10pt" style:font-size-complex="10pt"/>
    </style:style>
    <style:style style:name="T18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52" style:parent-style-name="DefaultParagraphFont" style:family="text">
      <style:text-properties fo:font-size="10pt" style:font-size-asian="10pt" style:font-size-complex="10pt"/>
    </style:style>
    <style:style style:name="T1853" style:parent-style-name="DefaultParagraphFont" style:family="text">
      <style:text-properties fo:font-size="10pt" style:font-size-asian="10pt" style:font-size-complex="10pt"/>
    </style:style>
    <style:style style:name="T18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55" style:parent-style-name="DefaultParagraphFont" style:family="text">
      <style:text-properties fo:font-size="10pt" style:font-size-asian="10pt" style:font-size-complex="10pt"/>
    </style:style>
    <style:style style:name="T18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57" style:parent-style-name="DefaultParagraphFont" style:family="text">
      <style:text-properties fo:font-size="10pt" style:font-size-asian="10pt" style:font-size-complex="10pt"/>
    </style:style>
    <style:style style:name="T185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59" style:parent-style-name="DefaultParagraphFont" style:family="text">
      <style:text-properties fo:font-size="10pt" style:font-size-asian="10pt" style:font-size-complex="10pt"/>
    </style:style>
    <style:style style:name="T1860" style:parent-style-name="DefaultParagraphFont" style:family="text">
      <style:text-properties fo:font-size="10pt" style:font-size-asian="10pt" style:font-size-complex="10pt"/>
    </style:style>
    <style:style style:name="T186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62" style:parent-style-name="DefaultParagraphFont" style:family="text">
      <style:text-properties fo:font-size="10pt" style:font-size-asian="10pt" style:font-size-complex="10pt"/>
    </style:style>
    <style:style style:name="T1863" style:parent-style-name="DefaultParagraphFont" style:family="text">
      <style:text-properties fo:font-size="10pt" style:font-size-asian="10pt" style:font-size-complex="10pt"/>
    </style:style>
    <style:style style:name="T18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66" style:parent-style-name="DefaultParagraphFont" style:family="text">
      <style:text-properties fo:font-size="10pt" style:font-size-asian="10pt" style:font-size-complex="10pt"/>
    </style:style>
    <style:style style:name="T18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68" style:parent-style-name="DefaultParagraphFont" style:family="text">
      <style:text-properties fo:font-size="10pt" style:font-size-asian="10pt" style:font-size-complex="10pt"/>
    </style:style>
    <style:style style:name="T1869" style:parent-style-name="DefaultParagraphFont" style:family="text">
      <style:text-properties fo:font-size="10pt" style:font-size-asian="10pt" style:font-size-complex="10pt"/>
    </style:style>
    <style:style style:name="T18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71" style:parent-style-name="DefaultParagraphFont" style:family="text">
      <style:text-properties fo:font-size="10pt" style:font-size-asian="10pt" style:font-size-complex="10pt"/>
    </style:style>
    <style:style style:name="T18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73" style:parent-style-name="DefaultParagraphFont" style:family="text">
      <style:text-properties fo:font-size="10pt" style:font-size-asian="10pt" style:font-size-complex="10pt"/>
    </style:style>
    <style:style style:name="T18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75" style:parent-style-name="DefaultParagraphFont" style:family="text">
      <style:text-properties fo:font-size="10pt" style:font-size-asian="10pt" style:font-size-complex="10pt"/>
    </style:style>
    <style:style style:name="T1876" style:parent-style-name="DefaultParagraphFont" style:family="text">
      <style:text-properties fo:font-size="10pt" style:font-size-asian="10pt" style:font-size-complex="10pt"/>
    </style:style>
    <style:style style:name="T187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78" style:parent-style-name="DefaultParagraphFont" style:family="text">
      <style:text-properties fo:font-size="10pt" style:font-size-asian="10pt" style:font-size-complex="10pt"/>
    </style:style>
    <style:style style:name="T187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80" style:parent-style-name="DefaultParagraphFont" style:family="text">
      <style:text-properties fo:font-size="10pt" style:font-size-asian="10pt" style:font-size-complex="10pt"/>
    </style:style>
    <style:style style:name="T1881" style:parent-style-name="DefaultParagraphFont" style:family="text">
      <style:text-properties fo:font-size="10pt" style:font-size-asian="10pt" style:font-size-complex="10pt"/>
    </style:style>
    <style:style style:name="T18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84" style:parent-style-name="DefaultParagraphFont" style:family="text">
      <style:text-properties fo:font-size="10pt" style:font-size-asian="10pt" style:font-size-complex="10pt"/>
    </style:style>
    <style:style style:name="T18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86" style:parent-style-name="DefaultParagraphFont" style:family="text">
      <style:text-properties fo:font-size="10pt" style:font-size-asian="10pt" style:font-size-complex="10pt"/>
    </style:style>
    <style:style style:name="P1887" style:parent-style-name="Heading3" style:family="paragraph">
      <style:paragraph-properties fo:break-before="page"/>
    </style:style>
    <style:style style:name="T1888" style:parent-style-name="DefaultParagraphFont" style:family="text">
      <style:text-properties style:font-name-complex="Mangal" style:script-type="complex"/>
    </style:style>
    <style:style style:name="T1889" style:parent-style-name="DefaultParagraphFont" style:family="text">
      <style:text-properties style:font-name-complex="Mangal" style:script-type="complex"/>
    </style:style>
    <style:style style:name="T1890" style:parent-style-name="DefaultParagraphFont" style:family="text">
      <style:text-properties style:font-name-complex="Mangal" style:script-type="complex"/>
    </style:style>
    <style:style style:name="T1891" style:parent-style-name="DefaultParagraphFont" style:family="text">
      <style:text-properties fo:font-size="10pt" style:font-size-asian="10pt" style:font-size-complex="10pt"/>
    </style:style>
    <style:style style:name="T18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93" style:parent-style-name="DefaultParagraphFont" style:family="text">
      <style:text-properties fo:font-size="10pt" style:font-size-asian="10pt" style:font-size-complex="10pt"/>
    </style:style>
    <style:style style:name="T18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95" style:parent-style-name="DefaultParagraphFont" style:family="text">
      <style:text-properties fo:font-size="10pt" style:font-size-asian="10pt" style:font-size-complex="10pt"/>
    </style:style>
    <style:style style:name="T1896" style:parent-style-name="DefaultParagraphFont" style:family="text">
      <style:text-properties fo:font-size="10pt" style:font-size-asian="10pt" style:font-size-complex="10pt"/>
    </style:style>
    <style:style style:name="T18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898" style:parent-style-name="DefaultParagraphFont" style:family="text">
      <style:text-properties fo:font-size="10pt" style:font-size-asian="10pt" style:font-size-complex="10pt"/>
    </style:style>
    <style:style style:name="T1899" style:parent-style-name="DefaultParagraphFont" style:family="text">
      <style:text-properties fo:font-size="10pt" style:font-size-asian="10pt" style:font-size-complex="10pt"/>
    </style:style>
    <style:style style:name="T19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01" style:parent-style-name="DefaultParagraphFont" style:family="text">
      <style:text-properties fo:font-size="10pt" style:font-size-asian="10pt" style:font-size-complex="10pt"/>
    </style:style>
    <style:style style:name="T19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03" style:parent-style-name="DefaultParagraphFont" style:family="text">
      <style:text-properties fo:font-size="10pt" style:font-size-asian="10pt" style:font-size-complex="10pt"/>
    </style:style>
    <style:style style:name="T19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05" style:parent-style-name="DefaultParagraphFont" style:family="text">
      <style:text-properties fo:font-size="10pt" style:font-size-asian="10pt" style:font-size-complex="10pt"/>
    </style:style>
    <style:style style:name="T1906" style:parent-style-name="DefaultParagraphFont" style:family="text">
      <style:text-properties fo:font-size="10pt" style:font-size-asian="10pt" style:font-size-complex="10pt"/>
    </style:style>
    <style:style style:name="T19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08" style:parent-style-name="DefaultParagraphFont" style:family="text">
      <style:text-properties fo:font-size="10pt" style:font-size-asian="10pt" style:font-size-complex="10pt"/>
    </style:style>
    <style:style style:name="T190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10" style:parent-style-name="DefaultParagraphFont" style:family="text">
      <style:text-properties fo:font-size="10pt" style:font-size-asian="10pt" style:font-size-complex="10pt"/>
    </style:style>
    <style:style style:name="T1911" style:parent-style-name="DefaultParagraphFont" style:family="text">
      <style:text-properties fo:font-size="10pt" style:font-size-asian="10pt" style:font-size-complex="10pt"/>
    </style:style>
    <style:style style:name="T19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13" style:parent-style-name="DefaultParagraphFont" style:family="text">
      <style:text-properties fo:font-size="10pt" style:font-size-asian="10pt" style:font-size-complex="10pt"/>
    </style:style>
    <style:style style:name="T19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15" style:parent-style-name="DefaultParagraphFont" style:family="text">
      <style:text-properties fo:font-size="10pt" style:font-size-asian="10pt" style:font-size-complex="10pt"/>
    </style:style>
    <style:style style:name="T19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17" style:parent-style-name="DefaultParagraphFont" style:family="text">
      <style:text-properties fo:font-size="10pt" style:font-size-asian="10pt" style:font-size-complex="10pt"/>
    </style:style>
    <style:style style:name="T191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19" style:parent-style-name="DefaultParagraphFont" style:family="text">
      <style:text-properties fo:font-size="10pt" style:font-size-asian="10pt" style:font-size-complex="10pt"/>
    </style:style>
    <style:style style:name="T19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21" style:parent-style-name="DefaultParagraphFont" style:family="text">
      <style:text-properties fo:font-size="10pt" style:font-size-asian="10pt" style:font-size-complex="10pt"/>
    </style:style>
    <style:style style:name="T1922" style:parent-style-name="DefaultParagraphFont" style:family="text">
      <style:text-properties fo:font-size="10pt" style:font-size-asian="10pt" style:font-size-complex="10pt"/>
    </style:style>
    <style:style style:name="T19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24" style:parent-style-name="DefaultParagraphFont" style:family="text">
      <style:text-properties fo:font-size="10pt" style:font-size-asian="10pt" style:font-size-complex="10pt"/>
    </style:style>
    <style:style style:name="T1925" style:parent-style-name="DefaultParagraphFont" style:family="text">
      <style:text-properties fo:font-size="10pt" style:font-size-asian="10pt" style:font-size-complex="10pt"/>
    </style:style>
    <style:style style:name="T19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27" style:parent-style-name="DefaultParagraphFont" style:family="text">
      <style:text-properties fo:font-size="10pt" style:font-size-asian="10pt" style:font-size-complex="10pt"/>
    </style:style>
    <style:style style:name="T19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29" style:parent-style-name="DefaultParagraphFont" style:family="text">
      <style:text-properties fo:font-size="10pt" style:font-size-asian="10pt" style:font-size-complex="10pt"/>
    </style:style>
    <style:style style:name="T1930" style:parent-style-name="DefaultParagraphFont" style:family="text">
      <style:text-properties fo:font-size="10pt" style:font-size-asian="10pt" style:font-size-complex="10pt"/>
    </style:style>
    <style:style style:name="T19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32" style:parent-style-name="DefaultParagraphFont" style:family="text">
      <style:text-properties fo:font-size="10pt" style:font-size-asian="10pt" style:font-size-complex="10pt"/>
    </style:style>
    <style:style style:name="P1933" style:parent-style-name="Heading3" style:family="paragraph">
      <style:paragraph-properties fo:break-before="page"/>
    </style:style>
    <style:style style:name="T1934" style:parent-style-name="DefaultParagraphFont" style:family="text">
      <style:text-properties style:font-name-complex="Mangal" style:script-type="complex"/>
    </style:style>
    <style:style style:name="T1935" style:parent-style-name="DefaultParagraphFont" style:family="text">
      <style:text-properties style:font-name-complex="Mangal" style:script-type="complex"/>
    </style:style>
    <style:style style:name="T1936" style:parent-style-name="DefaultParagraphFont" style:family="text">
      <style:text-properties style:font-name-complex="Mangal" style:script-type="complex"/>
    </style:style>
    <style:style style:name="T1937" style:parent-style-name="DefaultParagraphFont" style:family="text">
      <style:text-properties fo:font-size="10pt" style:font-size-asian="10pt" style:font-size-complex="10pt"/>
    </style:style>
    <style:style style:name="T19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39" style:parent-style-name="DefaultParagraphFont" style:family="text">
      <style:text-properties fo:font-size="10pt" style:font-size-asian="10pt" style:font-size-complex="10pt"/>
    </style:style>
    <style:style style:name="T1940" style:parent-style-name="DefaultParagraphFont" style:family="text">
      <style:text-properties fo:font-size="10pt" style:font-size-asian="10pt" style:font-size-complex="10pt"/>
    </style:style>
    <style:style style:name="T19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42" style:parent-style-name="DefaultParagraphFont" style:family="text">
      <style:text-properties fo:font-size="10pt" style:font-size-asian="10pt" style:font-size-complex="10pt"/>
    </style:style>
    <style:style style:name="T1943" style:parent-style-name="DefaultParagraphFont" style:family="text">
      <style:text-properties fo:font-size="10pt" style:font-size-asian="10pt" style:font-size-complex="10pt"/>
    </style:style>
    <style:style style:name="T19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45" style:parent-style-name="DefaultParagraphFont" style:family="text">
      <style:text-properties fo:font-size="10pt" style:font-size-asian="10pt" style:font-size-complex="10pt"/>
    </style:style>
    <style:style style:name="T19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47" style:parent-style-name="DefaultParagraphFont" style:family="text">
      <style:text-properties fo:font-size="10pt" style:font-size-asian="10pt" style:font-size-complex="10pt"/>
    </style:style>
    <style:style style:name="T19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49" style:parent-style-name="DefaultParagraphFont" style:family="text">
      <style:text-properties fo:font-size="10pt" style:font-size-asian="10pt" style:font-size-complex="10pt"/>
    </style:style>
    <style:style style:name="T1950" style:parent-style-name="DefaultParagraphFont" style:family="text">
      <style:text-properties fo:font-size="10pt" style:font-size-asian="10pt" style:font-size-complex="10pt"/>
    </style:style>
    <style:style style:name="T19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52" style:parent-style-name="DefaultParagraphFont" style:family="text">
      <style:text-properties fo:font-size="10pt" style:font-size-asian="10pt" style:font-size-complex="10pt"/>
    </style:style>
    <style:style style:name="T19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54" style:parent-style-name="DefaultParagraphFont" style:family="text">
      <style:text-properties fo:font-size="10pt" style:font-size-asian="10pt" style:font-size-complex="10pt"/>
    </style:style>
    <style:style style:name="T1955" style:parent-style-name="DefaultParagraphFont" style:family="text">
      <style:text-properties fo:font-size="10pt" style:font-size-asian="10pt" style:font-size-complex="10pt"/>
    </style:style>
    <style:style style:name="T19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57" style:parent-style-name="DefaultParagraphFont" style:family="text">
      <style:text-properties fo:font-size="10pt" style:font-size-asian="10pt" style:font-size-complex="10pt"/>
    </style:style>
    <style:style style:name="T1958" style:parent-style-name="DefaultParagraphFont" style:family="text">
      <style:text-properties fo:font-size="10pt" style:font-size-asian="10pt" style:font-size-complex="10pt"/>
    </style:style>
    <style:style style:name="T19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60" style:parent-style-name="DefaultParagraphFont" style:family="text">
      <style:text-properties fo:font-size="10pt" style:font-size-asian="10pt" style:font-size-complex="10pt"/>
    </style:style>
    <style:style style:name="T1961" style:parent-style-name="DefaultParagraphFont" style:family="text">
      <style:text-properties fo:font-size="10pt" style:font-size-asian="10pt" style:font-size-complex="10pt"/>
    </style:style>
    <style:style style:name="T19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63" style:parent-style-name="DefaultParagraphFont" style:family="text">
      <style:text-properties fo:font-size="10pt" style:font-size-asian="10pt" style:font-size-complex="10pt"/>
    </style:style>
    <style:style style:name="T19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66" style:parent-style-name="DefaultParagraphFont" style:family="text">
      <style:text-properties fo:font-size="10pt" style:font-size-asian="10pt" style:font-size-complex="10pt"/>
    </style:style>
    <style:style style:name="T19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68" style:parent-style-name="DefaultParagraphFont" style:family="text">
      <style:text-properties fo:font-size="10pt" style:font-size-asian="10pt" style:font-size-complex="10pt"/>
    </style:style>
    <style:style style:name="T1969" style:parent-style-name="DefaultParagraphFont" style:family="text">
      <style:text-properties fo:font-size="10pt" style:font-size-asian="10pt" style:font-size-complex="10pt"/>
    </style:style>
    <style:style style:name="T19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71" style:parent-style-name="DefaultParagraphFont" style:family="text">
      <style:text-properties fo:font-size="10pt" style:font-size-asian="10pt" style:font-size-complex="10pt"/>
    </style:style>
    <style:style style:name="T19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73" style:parent-style-name="DefaultParagraphFont" style:family="text">
      <style:text-properties fo:font-size="10pt" style:font-size-asian="10pt" style:font-size-complex="10pt"/>
    </style:style>
    <style:style style:name="T1974" style:parent-style-name="DefaultParagraphFont" style:family="text">
      <style:text-properties fo:font-size="10pt" style:font-size-asian="10pt" style:font-size-complex="10pt"/>
    </style:style>
    <style:style style:name="T19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76" style:parent-style-name="DefaultParagraphFont" style:family="text">
      <style:text-properties fo:font-size="10pt" style:font-size-asian="10pt" style:font-size-complex="10pt"/>
    </style:style>
    <style:style style:name="T1977" style:parent-style-name="DefaultParagraphFont" style:family="text">
      <style:text-properties fo:font-size="10pt" style:font-size-asian="10pt" style:font-size-complex="10pt"/>
    </style:style>
    <style:style style:name="T19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79" style:parent-style-name="DefaultParagraphFont" style:family="text">
      <style:text-properties fo:font-size="10pt" style:font-size-asian="10pt" style:font-size-complex="10pt"/>
    </style:style>
    <style:style style:name="P1980" style:parent-style-name="Textbody" style:family="paragraph">
      <style:paragraph-properties fo:break-before="page"/>
      <style:text-properties fo:font-size="10pt" style:font-size-asian="10pt" style:font-size-complex="10pt"/>
    </style:style>
    <style:style style:name="T1981" style:parent-style-name="DefaultParagraphFont" style:family="text">
      <style:text-properties style:font-name-complex="Mangal" style:script-type="complex"/>
    </style:style>
    <style:style style:name="T1982" style:parent-style-name="DefaultParagraphFont" style:family="text">
      <style:text-properties style:font-name-complex="Mangal" style:script-type="complex"/>
    </style:style>
    <style:style style:name="T1983" style:parent-style-name="DefaultParagraphFont" style:family="text">
      <style:text-properties fo:font-size="10pt" style:font-size-asian="10pt" style:font-size-complex="10pt"/>
    </style:style>
    <style:style style:name="T19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85" style:parent-style-name="DefaultParagraphFont" style:family="text">
      <style:text-properties fo:font-size="10pt" style:font-size-asian="10pt" style:font-size-complex="10pt"/>
    </style:style>
    <style:style style:name="T1986" style:parent-style-name="DefaultParagraphFont" style:family="text">
      <style:text-properties fo:font-size="10pt" style:font-size-asian="10pt" style:font-size-complex="10pt"/>
    </style:style>
    <style:style style:name="T19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88" style:parent-style-name="DefaultParagraphFont" style:family="text">
      <style:text-properties fo:font-size="10pt" style:font-size-asian="10pt" style:font-size-complex="10pt"/>
    </style:style>
    <style:style style:name="T1989" style:parent-style-name="DefaultParagraphFont" style:family="text">
      <style:text-properties fo:font-size="10pt" style:font-size-asian="10pt" style:font-size-complex="10pt"/>
    </style:style>
    <style:style style:name="T19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91" style:parent-style-name="DefaultParagraphFont" style:family="text">
      <style:text-properties fo:font-size="10pt" style:font-size-asian="10pt" style:font-size-complex="10pt"/>
    </style:style>
    <style:style style:name="T19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93" style:parent-style-name="DefaultParagraphFont" style:family="text">
      <style:text-properties fo:font-size="10pt" style:font-size-asian="10pt" style:font-size-complex="10pt"/>
    </style:style>
    <style:style style:name="T1994" style:parent-style-name="DefaultParagraphFont" style:family="text">
      <style:text-properties fo:font-size="10pt" style:font-size-asian="10pt" style:font-size-complex="10pt"/>
    </style:style>
    <style:style style:name="T19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96" style:parent-style-name="DefaultParagraphFont" style:family="text">
      <style:text-properties fo:font-size="10pt" style:font-size-asian="10pt" style:font-size-complex="10pt"/>
    </style:style>
    <style:style style:name="T19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1998" style:parent-style-name="DefaultParagraphFont" style:family="text">
      <style:text-properties fo:font-size="10pt" style:font-size-asian="10pt" style:font-size-complex="10pt"/>
    </style:style>
    <style:style style:name="T199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00" style:parent-style-name="DefaultParagraphFont" style:family="text">
      <style:text-properties fo:font-size="10pt" style:font-size-asian="10pt" style:font-size-complex="10pt"/>
    </style:style>
    <style:style style:name="T20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02" style:parent-style-name="DefaultParagraphFont" style:family="text">
      <style:text-properties fo:font-size="10pt" style:font-size-asian="10pt" style:font-size-complex="10pt"/>
    </style:style>
    <style:style style:name="T20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04" style:parent-style-name="DefaultParagraphFont" style:family="text">
      <style:text-properties fo:font-size="10pt" style:font-size-asian="10pt" style:font-size-complex="10pt"/>
    </style:style>
    <style:style style:name="T20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06" style:parent-style-name="DefaultParagraphFont" style:family="text">
      <style:text-properties fo:font-size="10pt" style:font-size-asian="10pt" style:font-size-complex="10pt"/>
    </style:style>
    <style:style style:name="T2007" style:parent-style-name="DefaultParagraphFont" style:family="text">
      <style:text-properties fo:font-size="10pt" style:font-size-asian="10pt" style:font-size-complex="10pt"/>
    </style:style>
    <style:style style:name="T20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09" style:parent-style-name="DefaultParagraphFont" style:family="text">
      <style:text-properties fo:font-size="10pt" style:font-size-asian="10pt" style:font-size-complex="10pt"/>
    </style:style>
    <style:style style:name="T20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11" style:parent-style-name="DefaultParagraphFont" style:family="text">
      <style:text-properties fo:font-size="10pt" style:font-size-asian="10pt" style:font-size-complex="10pt"/>
    </style:style>
    <style:style style:name="T20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13" style:parent-style-name="DefaultParagraphFont" style:family="text">
      <style:text-properties fo:font-size="10pt" style:font-size-asian="10pt" style:font-size-complex="10pt"/>
    </style:style>
    <style:style style:name="T20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15" style:parent-style-name="DefaultParagraphFont" style:family="text">
      <style:text-properties fo:font-size="10pt" style:font-size-asian="10pt" style:font-size-complex="10pt"/>
    </style:style>
    <style:style style:name="T20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17" style:parent-style-name="DefaultParagraphFont" style:family="text">
      <style:text-properties fo:font-size="10pt" style:font-size-asian="10pt" style:font-size-complex="10pt"/>
    </style:style>
    <style:style style:name="T2018" style:parent-style-name="DefaultParagraphFont" style:family="text">
      <style:text-properties fo:font-size="10pt" style:font-size-asian="10pt" style:font-size-complex="10pt"/>
    </style:style>
    <style:style style:name="T20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20" style:parent-style-name="DefaultParagraphFont" style:family="text">
      <style:text-properties fo:font-size="10pt" style:font-size-asian="10pt" style:font-size-complex="10pt"/>
    </style:style>
    <style:style style:name="T20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22" style:parent-style-name="DefaultParagraphFont" style:family="text">
      <style:text-properties fo:font-size="10pt" style:font-size-asian="10pt" style:font-size-complex="10pt"/>
    </style:style>
    <style:style style:name="T20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24" style:parent-style-name="DefaultParagraphFont" style:family="text">
      <style:text-properties fo:font-size="10pt" style:font-size-asian="10pt" style:font-size-complex="10pt"/>
    </style:style>
    <style:style style:name="P2025" style:parent-style-name="Textbody" style:family="paragraph">
      <style:paragraph-properties fo:text-align="center"/>
    </style:style>
    <style:style style:name="P2026" style:parent-style-name="Heading3" style:family="paragraph">
      <style:paragraph-properties fo:break-before="page"/>
    </style:style>
    <style:style style:name="T2027" style:parent-style-name="DefaultParagraphFont" style:family="text">
      <style:text-properties style:font-name-complex="Mangal" style:script-type="complex"/>
    </style:style>
    <style:style style:name="T2028" style:parent-style-name="DefaultParagraphFont" style:family="text">
      <style:text-properties style:font-name-complex="Mangal" style:script-type="complex"/>
    </style:style>
    <style:style style:name="T2029" style:parent-style-name="DefaultParagraphFont" style:family="text">
      <style:text-properties fo:font-size="10pt" style:font-size-asian="10pt" style:font-size-complex="10pt"/>
    </style:style>
    <style:style style:name="T20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31" style:parent-style-name="DefaultParagraphFont" style:family="text">
      <style:text-properties fo:font-size="10pt" style:font-size-asian="10pt" style:font-size-complex="10pt"/>
    </style:style>
    <style:style style:name="T20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33" style:parent-style-name="DefaultParagraphFont" style:family="text">
      <style:text-properties fo:font-size="10pt" style:font-size-asian="10pt" style:font-size-complex="10pt"/>
    </style:style>
    <style:style style:name="T2034" style:parent-style-name="DefaultParagraphFont" style:family="text">
      <style:text-properties fo:font-size="10pt" style:font-size-asian="10pt" style:font-size-complex="10pt"/>
    </style:style>
    <style:style style:name="T20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36" style:parent-style-name="DefaultParagraphFont" style:family="text">
      <style:text-properties fo:font-size="10pt" style:font-size-asian="10pt" style:font-size-complex="10pt"/>
    </style:style>
    <style:style style:name="T2037" style:parent-style-name="DefaultParagraphFont" style:family="text">
      <style:text-properties fo:font-size="10pt" style:font-size-asian="10pt" style:font-size-complex="10pt"/>
    </style:style>
    <style:style style:name="T203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39" style:parent-style-name="DefaultParagraphFont" style:family="text">
      <style:text-properties fo:font-size="10pt" style:font-size-asian="10pt" style:font-size-complex="10pt"/>
    </style:style>
    <style:style style:name="T20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41" style:parent-style-name="DefaultParagraphFont" style:family="text">
      <style:text-properties fo:font-size="10pt" style:font-size-asian="10pt" style:font-size-complex="10pt"/>
    </style:style>
    <style:style style:name="T20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43" style:parent-style-name="DefaultParagraphFont" style:family="text">
      <style:text-properties fo:font-size="10pt" style:font-size-asian="10pt" style:font-size-complex="10pt"/>
    </style:style>
    <style:style style:name="T20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45" style:parent-style-name="DefaultParagraphFont" style:family="text">
      <style:text-properties fo:font-size="10pt" style:font-size-asian="10pt" style:font-size-complex="10pt"/>
    </style:style>
    <style:style style:name="T20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47" style:parent-style-name="DefaultParagraphFont" style:family="text">
      <style:text-properties fo:font-size="10pt" style:font-size-asian="10pt" style:font-size-complex="10pt"/>
    </style:style>
    <style:style style:name="T20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49" style:parent-style-name="DefaultParagraphFont" style:family="text">
      <style:text-properties fo:font-size="10pt" style:font-size-asian="10pt" style:font-size-complex="10pt"/>
    </style:style>
    <style:style style:name="T20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51" style:parent-style-name="DefaultParagraphFont" style:family="text">
      <style:text-properties fo:font-size="10pt" style:font-size-asian="10pt" style:font-size-complex="10pt"/>
    </style:style>
    <style:style style:name="T20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53" style:parent-style-name="DefaultParagraphFont" style:family="text">
      <style:text-properties fo:font-size="10pt" style:font-size-asian="10pt" style:font-size-complex="10pt"/>
    </style:style>
    <style:style style:name="T2054" style:parent-style-name="DefaultParagraphFont" style:family="text">
      <style:text-properties fo:font-size="10pt" style:font-size-asian="10pt" style:font-size-complex="10pt"/>
    </style:style>
    <style:style style:name="T20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56" style:parent-style-name="DefaultParagraphFont" style:family="text">
      <style:text-properties fo:font-size="10pt" style:font-size-asian="10pt" style:font-size-complex="10pt"/>
    </style:style>
    <style:style style:name="T20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58" style:parent-style-name="DefaultParagraphFont" style:family="text">
      <style:text-properties fo:font-size="10pt" style:font-size-asian="10pt" style:font-size-complex="10pt"/>
    </style:style>
    <style:style style:name="T20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60" style:parent-style-name="DefaultParagraphFont" style:family="text">
      <style:text-properties fo:font-size="10pt" style:font-size-asian="10pt" style:font-size-complex="10pt"/>
    </style:style>
    <style:style style:name="T206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62" style:parent-style-name="DefaultParagraphFont" style:family="text">
      <style:text-properties fo:font-size="10pt" style:font-size-asian="10pt" style:font-size-complex="10pt"/>
    </style:style>
    <style:style style:name="T206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64" style:parent-style-name="DefaultParagraphFont" style:family="text">
      <style:text-properties fo:font-size="10pt" style:font-size-asian="10pt" style:font-size-complex="10pt"/>
    </style:style>
    <style:style style:name="T20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66" style:parent-style-name="DefaultParagraphFont" style:family="text">
      <style:text-properties fo:font-size="10pt" style:font-size-asian="10pt" style:font-size-complex="10pt"/>
    </style:style>
    <style:style style:name="T20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68" style:parent-style-name="DefaultParagraphFont" style:family="text">
      <style:text-properties fo:font-size="10pt" style:font-size-asian="10pt" style:font-size-complex="10pt"/>
    </style:style>
    <style:style style:name="T20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70" style:parent-style-name="DefaultParagraphFont" style:family="text">
      <style:text-properties fo:font-size="10pt" style:font-size-asian="10pt" style:font-size-complex="10pt"/>
    </style:style>
    <style:style style:name="T20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72" style:parent-style-name="DefaultParagraphFont" style:family="text">
      <style:text-properties fo:font-size="10pt" style:font-size-asian="10pt" style:font-size-complex="10pt"/>
    </style:style>
    <style:style style:name="T2073" style:parent-style-name="DefaultParagraphFont" style:family="text">
      <style:text-properties fo:font-size="10pt" style:font-size-asian="10pt" style:font-size-complex="10pt"/>
    </style:style>
    <style:style style:name="T207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75" style:parent-style-name="DefaultParagraphFont" style:family="text">
      <style:text-properties fo:font-size="10pt" style:font-size-asian="10pt" style:font-size-complex="10pt"/>
    </style:style>
    <style:style style:name="T20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7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78" style:parent-style-name="DefaultParagraphFont" style:family="text">
      <style:text-properties fo:font-size="10pt" style:font-size-asian="10pt" style:font-size-complex="10pt"/>
    </style:style>
    <style:style style:name="T207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80" style:parent-style-name="DefaultParagraphFont" style:family="text">
      <style:text-properties fo:font-size="10pt" style:font-size-asian="10pt" style:font-size-complex="10pt"/>
    </style:style>
    <style:style style:name="T2081" style:parent-style-name="DefaultParagraphFont" style:family="text">
      <style:text-properties fo:font-size="10pt" style:font-size-asian="10pt" style:font-size-complex="10pt"/>
    </style:style>
    <style:style style:name="T20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83" style:parent-style-name="DefaultParagraphFont" style:family="text">
      <style:text-properties fo:font-size="10pt" style:font-size-asian="10pt" style:font-size-complex="10pt"/>
    </style:style>
    <style:style style:name="T20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85" style:parent-style-name="DefaultParagraphFont" style:family="text">
      <style:text-properties fo:font-size="10pt" style:font-size-asian="10pt" style:font-size-complex="10pt"/>
    </style:style>
    <style:style style:name="T20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87" style:parent-style-name="DefaultParagraphFont" style:family="text">
      <style:text-properties fo:font-size="10pt" style:font-size-asian="10pt" style:font-size-complex="10pt"/>
    </style:style>
    <style:style style:name="T20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89" style:parent-style-name="DefaultParagraphFont" style:family="text">
      <style:text-properties fo:font-size="10pt" style:font-size-asian="10pt" style:font-size-complex="10pt"/>
    </style:style>
    <style:style style:name="T20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91" style:parent-style-name="DefaultParagraphFont" style:family="text">
      <style:text-properties fo:font-size="10pt" style:font-size-asian="10pt" style:font-size-complex="10pt"/>
    </style:style>
    <style:style style:name="T20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93" style:parent-style-name="DefaultParagraphFont" style:family="text">
      <style:text-properties fo:font-size="10pt" style:font-size-asian="10pt" style:font-size-complex="10pt"/>
    </style:style>
    <style:style style:name="T2094" style:parent-style-name="DefaultParagraphFont" style:family="text">
      <style:text-properties fo:font-size="10pt" style:font-size-asian="10pt" style:font-size-complex="10pt"/>
    </style:style>
    <style:style style:name="T20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96" style:parent-style-name="DefaultParagraphFont" style:family="text">
      <style:text-properties fo:font-size="10pt" style:font-size-asian="10pt" style:font-size-complex="10pt"/>
    </style:style>
    <style:style style:name="T20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098" style:parent-style-name="DefaultParagraphFont" style:family="text">
      <style:text-properties fo:font-size="10pt" style:font-size-asian="10pt" style:font-size-complex="10pt"/>
    </style:style>
    <style:style style:name="T209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00" style:parent-style-name="DefaultParagraphFont" style:family="text">
      <style:text-properties fo:font-size="10pt" style:font-size-asian="10pt" style:font-size-complex="10pt"/>
    </style:style>
    <style:style style:name="T21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02" style:parent-style-name="DefaultParagraphFont" style:family="text">
      <style:text-properties fo:font-size="10pt" style:font-size-asian="10pt" style:font-size-complex="10pt"/>
    </style:style>
    <style:style style:name="T21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04" style:parent-style-name="DefaultParagraphFont" style:family="text">
      <style:text-properties fo:font-size="10pt" style:font-size-asian="10pt" style:font-size-complex="10pt"/>
    </style:style>
    <style:style style:name="T21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06" style:parent-style-name="DefaultParagraphFont" style:family="text">
      <style:text-properties fo:font-size="10pt" style:font-size-asian="10pt" style:font-size-complex="10pt"/>
    </style:style>
    <style:style style:name="T21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08" style:parent-style-name="DefaultParagraphFont" style:family="text">
      <style:text-properties fo:font-size="10pt" style:font-size-asian="10pt" style:font-size-complex="10pt"/>
    </style:style>
    <style:style style:name="T210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10" style:parent-style-name="DefaultParagraphFont" style:family="text">
      <style:text-properties fo:font-size="10pt" style:font-size-asian="10pt" style:font-size-complex="10pt"/>
    </style:style>
    <style:style style:name="T21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12" style:parent-style-name="DefaultParagraphFont" style:family="text">
      <style:text-properties fo:font-size="10pt" style:font-size-asian="10pt" style:font-size-complex="10pt"/>
    </style:style>
    <style:style style:name="T21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14" style:parent-style-name="DefaultParagraphFont" style:family="text">
      <style:text-properties fo:font-size="10pt" style:font-size-asian="10pt" style:font-size-complex="10pt"/>
    </style:style>
    <style:style style:name="T2115" style:parent-style-name="DefaultParagraphFont" style:family="text">
      <style:text-properties fo:font-size="10pt" style:font-size-asian="10pt" style:font-size-complex="10pt"/>
    </style:style>
    <style:style style:name="T21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17" style:parent-style-name="DefaultParagraphFont" style:family="text">
      <style:text-properties fo:font-size="10pt" style:font-size-asian="10pt" style:font-size-complex="10pt"/>
    </style:style>
    <style:style style:name="T211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19" style:parent-style-name="DefaultParagraphFont" style:family="text">
      <style:text-properties fo:font-size="10pt" style:font-size-asian="10pt" style:font-size-complex="10pt"/>
    </style:style>
    <style:style style:name="T21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21" style:parent-style-name="DefaultParagraphFont" style:family="text">
      <style:text-properties fo:font-size="10pt" style:font-size-asian="10pt" style:font-size-complex="10pt"/>
    </style:style>
    <style:style style:name="T2122" style:parent-style-name="DefaultParagraphFont" style:family="text">
      <style:text-properties fo:font-size="10pt" style:font-size-asian="10pt" style:font-size-complex="10pt"/>
    </style:style>
    <style:style style:name="T21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24" style:parent-style-name="DefaultParagraphFont" style:family="text">
      <style:text-properties fo:font-size="10pt" style:font-size-asian="10pt" style:font-size-complex="10pt"/>
    </style:style>
    <style:style style:name="T2125" style:parent-style-name="DefaultParagraphFont" style:family="text">
      <style:text-properties fo:font-size="10pt" style:font-size-asian="10pt" style:font-size-complex="10pt"/>
    </style:style>
    <style:style style:name="T21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27" style:parent-style-name="DefaultParagraphFont" style:family="text">
      <style:text-properties fo:font-size="10pt" style:font-size-asian="10pt" style:font-size-complex="10pt"/>
    </style:style>
    <style:style style:name="T2128" style:parent-style-name="DefaultParagraphFont" style:family="text">
      <style:text-properties fo:font-size="10pt" style:font-size-asian="10pt" style:font-size-complex="10pt"/>
    </style:style>
    <style:style style:name="T212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30" style:parent-style-name="DefaultParagraphFont" style:family="text">
      <style:text-properties fo:font-size="10pt" style:font-size-asian="10pt" style:font-size-complex="10pt"/>
    </style:style>
    <style:style style:name="T2131" style:parent-style-name="DefaultParagraphFont" style:family="text">
      <style:text-properties fo:font-size="10pt" style:font-size-asian="10pt" style:font-size-complex="10pt"/>
    </style:style>
    <style:style style:name="T21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33" style:parent-style-name="DefaultParagraphFont" style:family="text">
      <style:text-properties fo:font-size="10pt" style:font-size-asian="10pt" style:font-size-complex="10pt"/>
    </style:style>
    <style:style style:name="T2134" style:parent-style-name="DefaultParagraphFont" style:family="text">
      <style:text-properties fo:font-size="10pt" style:font-size-asian="10pt" style:font-size-complex="10pt"/>
    </style:style>
    <style:style style:name="T2135" style:parent-style-name="DefaultParagraphFont" style:family="text">
      <style:text-properties fo:font-size="10pt" style:font-size-asian="10pt" style:font-size-complex="10pt"/>
    </style:style>
    <style:style style:name="T213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37" style:parent-style-name="DefaultParagraphFont" style:family="text">
      <style:text-properties fo:font-size="10pt" style:font-size-asian="10pt" style:font-size-complex="10pt"/>
    </style:style>
    <style:style style:name="T2138" style:parent-style-name="DefaultParagraphFont" style:family="text">
      <style:text-properties fo:font-size="10pt" style:font-size-asian="10pt" style:font-size-complex="10pt"/>
    </style:style>
    <style:style style:name="T21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40" style:parent-style-name="DefaultParagraphFont" style:family="text">
      <style:text-properties fo:font-size="10pt" style:font-size-asian="10pt" style:font-size-complex="10pt"/>
    </style:style>
    <style:style style:name="T21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42" style:parent-style-name="DefaultParagraphFont" style:family="text">
      <style:text-properties fo:font-size="10pt" style:font-size-asian="10pt" style:font-size-complex="10pt"/>
    </style:style>
    <style:style style:name="T2143" style:parent-style-name="DefaultParagraphFont" style:family="text">
      <style:text-properties fo:font-size="10pt" style:font-size-asian="10pt" style:font-size-complex="10pt"/>
    </style:style>
    <style:style style:name="T214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45" style:parent-style-name="DefaultParagraphFont" style:family="text">
      <style:text-properties fo:font-size="10pt" style:font-size-asian="10pt" style:font-size-complex="10pt"/>
    </style:style>
    <style:style style:name="T214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47" style:parent-style-name="DefaultParagraphFont" style:family="text">
      <style:text-properties fo:font-size="10pt" style:font-size-asian="10pt" style:font-size-complex="10pt"/>
    </style:style>
    <style:style style:name="T21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49" style:parent-style-name="DefaultParagraphFont" style:family="text">
      <style:text-properties fo:font-size="10pt" style:font-size-asian="10pt" style:font-size-complex="10pt"/>
    </style:style>
    <style:style style:name="T2150" style:parent-style-name="DefaultParagraphFont" style:family="text">
      <style:text-properties fo:font-size="10pt" style:font-size-asian="10pt" style:font-size-complex="10pt"/>
    </style:style>
    <style:style style:name="T21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52" style:parent-style-name="DefaultParagraphFont" style:family="text">
      <style:text-properties fo:font-size="10pt" style:font-size-asian="10pt" style:font-size-complex="10pt"/>
    </style:style>
    <style:style style:name="T2153" style:parent-style-name="DefaultParagraphFont" style:family="text">
      <style:text-properties fo:font-size="10pt" style:font-size-asian="10pt" style:font-size-complex="10pt"/>
    </style:style>
    <style:style style:name="T21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56" style:parent-style-name="DefaultParagraphFont" style:family="text">
      <style:text-properties fo:font-size="10pt" style:font-size-asian="10pt" style:font-size-complex="10pt"/>
    </style:style>
    <style:style style:name="T21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58" style:parent-style-name="DefaultParagraphFont" style:family="text">
      <style:text-properties fo:font-size="10pt" style:font-size-asian="10pt" style:font-size-complex="10pt"/>
    </style:style>
    <style:style style:name="T2159" style:parent-style-name="DefaultParagraphFont" style:family="text">
      <style:text-properties fo:font-size="10pt" style:font-size-asian="10pt" style:font-size-complex="10pt"/>
    </style:style>
    <style:style style:name="T216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61" style:parent-style-name="DefaultParagraphFont" style:family="text">
      <style:text-properties fo:font-size="10pt" style:font-size-asian="10pt" style:font-size-complex="10pt"/>
    </style:style>
    <style:style style:name="T2162" style:parent-style-name="DefaultParagraphFont" style:family="text">
      <style:text-properties fo:font-size="10pt" style:font-size-asian="10pt" style:font-size-complex="10pt"/>
    </style:style>
    <style:style style:name="T216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65" style:parent-style-name="DefaultParagraphFont" style:family="text">
      <style:text-properties fo:font-size="10pt" style:font-size-asian="10pt" style:font-size-complex="10pt"/>
    </style:style>
    <style:style style:name="T216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67" style:parent-style-name="DefaultParagraphFont" style:family="text">
      <style:text-properties fo:font-size="10pt" style:font-size-asian="10pt" style:font-size-complex="10pt"/>
    </style:style>
    <style:style style:name="T2168" style:parent-style-name="DefaultParagraphFont" style:family="text">
      <style:text-properties fo:font-size="10pt" style:font-size-asian="10pt" style:font-size-complex="10pt"/>
    </style:style>
    <style:style style:name="T21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70" style:parent-style-name="DefaultParagraphFont" style:family="text">
      <style:text-properties fo:font-size="10pt" style:font-size-asian="10pt" style:font-size-complex="10pt"/>
    </style:style>
    <style:style style:name="T21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72" style:parent-style-name="DefaultParagraphFont" style:family="text">
      <style:text-properties fo:font-size="10pt" style:font-size-asian="10pt" style:font-size-complex="10pt"/>
    </style:style>
    <style:style style:name="T21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74" style:parent-style-name="DefaultParagraphFont" style:family="text">
      <style:text-properties fo:font-size="10pt" style:font-size-asian="10pt" style:font-size-complex="10pt"/>
    </style:style>
    <style:style style:name="T21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77" style:parent-style-name="DefaultParagraphFont" style:family="text">
      <style:text-properties fo:font-size="10pt" style:font-size-asian="10pt" style:font-size-complex="10pt"/>
    </style:style>
    <style:style style:name="T21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79" style:parent-style-name="DefaultParagraphFont" style:family="text">
      <style:text-properties fo:font-size="10pt" style:font-size-asian="10pt" style:font-size-complex="10pt"/>
    </style:style>
    <style:style style:name="T2180" style:parent-style-name="DefaultParagraphFont" style:family="text">
      <style:text-properties fo:font-size="10pt" style:font-size-asian="10pt" style:font-size-complex="10pt"/>
    </style:style>
    <style:style style:name="T21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82" style:parent-style-name="DefaultParagraphFont" style:family="text">
      <style:text-properties fo:font-size="10pt" style:font-size-asian="10pt" style:font-size-complex="10pt"/>
    </style:style>
    <style:style style:name="T21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84" style:parent-style-name="DefaultParagraphFont" style:family="text">
      <style:text-properties fo:font-size="10pt" style:font-size-asian="10pt" style:font-size-complex="10pt"/>
    </style:style>
    <style:style style:name="T21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86" style:parent-style-name="DefaultParagraphFont" style:family="text">
      <style:text-properties fo:font-size="10pt" style:font-size-asian="10pt" style:font-size-complex="10pt"/>
    </style:style>
    <style:style style:name="T21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88" style:parent-style-name="DefaultParagraphFont" style:family="text">
      <style:text-properties fo:font-size="10pt" style:font-size-asian="10pt" style:font-size-complex="10pt"/>
    </style:style>
    <style:style style:name="T2189" style:parent-style-name="DefaultParagraphFont" style:family="text">
      <style:text-properties fo:font-size="10pt" style:font-size-asian="10pt" style:font-size-complex="10pt"/>
    </style:style>
    <style:style style:name="T21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91" style:parent-style-name="DefaultParagraphFont" style:family="text">
      <style:text-properties fo:font-size="10pt" style:font-size-asian="10pt" style:font-size-complex="10pt"/>
    </style:style>
    <style:style style:name="T2192" style:parent-style-name="DefaultParagraphFont" style:family="text">
      <style:text-properties fo:font-size="10pt" style:font-size-asian="10pt" style:font-size-complex="10pt"/>
    </style:style>
    <style:style style:name="T21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94" style:parent-style-name="DefaultParagraphFont" style:family="text">
      <style:text-properties fo:font-size="10pt" style:font-size-asian="10pt" style:font-size-complex="10pt"/>
    </style:style>
    <style:style style:name="T21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96" style:parent-style-name="DefaultParagraphFont" style:family="text">
      <style:text-properties fo:font-size="10pt" style:font-size-asian="10pt" style:font-size-complex="10pt"/>
    </style:style>
    <style:style style:name="T2197" style:parent-style-name="DefaultParagraphFont" style:family="text">
      <style:text-properties fo:font-size="10pt" style:font-size-asian="10pt" style:font-size-complex="10pt"/>
    </style:style>
    <style:style style:name="T21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199" style:parent-style-name="DefaultParagraphFont" style:family="text">
      <style:text-properties fo:font-size="10pt" style:font-size-asian="10pt" style:font-size-complex="10pt"/>
    </style:style>
    <style:style style:name="T22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01" style:parent-style-name="DefaultParagraphFont" style:family="text">
      <style:text-properties fo:font-size="10pt" style:font-size-asian="10pt" style:font-size-complex="10pt"/>
    </style:style>
    <style:style style:name="T220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03" style:parent-style-name="DefaultParagraphFont" style:family="text">
      <style:text-properties fo:font-size="10pt" style:font-size-asian="10pt" style:font-size-complex="10pt"/>
    </style:style>
    <style:style style:name="T2204" style:parent-style-name="DefaultParagraphFont" style:family="text">
      <style:text-properties fo:font-size="10pt" style:font-size-asian="10pt" style:font-size-complex="10pt"/>
    </style:style>
    <style:style style:name="T22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06" style:parent-style-name="DefaultParagraphFont" style:family="text">
      <style:text-properties fo:font-size="10pt" style:font-size-asian="10pt" style:font-size-complex="10pt"/>
    </style:style>
    <style:style style:name="T22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08" style:parent-style-name="DefaultParagraphFont" style:family="text">
      <style:text-properties fo:font-size="10pt" style:font-size-asian="10pt" style:font-size-complex="10pt"/>
    </style:style>
    <style:style style:name="T220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10" style:parent-style-name="DefaultParagraphFont" style:family="text">
      <style:text-properties fo:font-size="10pt" style:font-size-asian="10pt" style:font-size-complex="10pt"/>
    </style:style>
    <style:style style:name="T2211" style:parent-style-name="DefaultParagraphFont" style:family="text">
      <style:text-properties fo:font-size="10pt" style:font-size-asian="10pt" style:font-size-complex="10pt"/>
    </style:style>
    <style:style style:name="T22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13" style:parent-style-name="DefaultParagraphFont" style:family="text">
      <style:text-properties fo:font-size="10pt" style:font-size-asian="10pt" style:font-size-complex="10pt"/>
    </style:style>
    <style:style style:name="T22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15" style:parent-style-name="DefaultParagraphFont" style:family="text">
      <style:text-properties fo:font-size="10pt" style:font-size-asian="10pt" style:font-size-complex="10pt"/>
    </style:style>
    <style:style style:name="T22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17" style:parent-style-name="DefaultParagraphFont" style:family="text">
      <style:text-properties fo:font-size="10pt" style:font-size-asian="10pt" style:font-size-complex="10pt"/>
    </style:style>
    <style:style style:name="T2218" style:parent-style-name="DefaultParagraphFont" style:family="text">
      <style:text-properties fo:font-size="10pt" style:font-size-asian="10pt" style:font-size-complex="10pt"/>
    </style:style>
    <style:style style:name="T22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20" style:parent-style-name="DefaultParagraphFont" style:family="text">
      <style:text-properties fo:font-size="10pt" style:font-size-asian="10pt" style:font-size-complex="10pt"/>
    </style:style>
    <style:style style:name="T22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22" style:parent-style-name="DefaultParagraphFont" style:family="text">
      <style:text-properties fo:font-size="10pt" style:font-size-asian="10pt" style:font-size-complex="10pt"/>
    </style:style>
    <style:style style:name="T222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24" style:parent-style-name="DefaultParagraphFont" style:family="text">
      <style:text-properties fo:font-size="10pt" style:font-size-asian="10pt" style:font-size-complex="10pt"/>
    </style:style>
    <style:style style:name="T2225" style:parent-style-name="DefaultParagraphFont" style:family="text">
      <style:text-properties fo:font-size="10pt" style:font-size-asian="10pt" style:font-size-complex="10pt"/>
    </style:style>
    <style:style style:name="T22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27" style:parent-style-name="DefaultParagraphFont" style:family="text">
      <style:text-properties fo:font-size="10pt" style:font-size-asian="10pt" style:font-size-complex="10pt"/>
    </style:style>
    <style:style style:name="T22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29" style:parent-style-name="DefaultParagraphFont" style:family="text">
      <style:text-properties fo:font-size="10pt" style:font-size-asian="10pt" style:font-size-complex="10pt"/>
    </style:style>
    <style:style style:name="T22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31" style:parent-style-name="DefaultParagraphFont" style:family="text">
      <style:text-properties fo:font-size="10pt" style:font-size-asian="10pt" style:font-size-complex="10pt"/>
    </style:style>
    <style:style style:name="T22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33" style:parent-style-name="DefaultParagraphFont" style:family="text">
      <style:text-properties fo:font-size="10pt" style:font-size-asian="10pt" style:font-size-complex="10pt"/>
    </style:style>
    <style:style style:name="T223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35" style:parent-style-name="DefaultParagraphFont" style:family="text">
      <style:text-properties fo:font-size="10pt" style:font-size-asian="10pt" style:font-size-complex="10pt"/>
    </style:style>
    <style:style style:name="T2236" style:parent-style-name="DefaultParagraphFont" style:family="text">
      <style:text-properties fo:font-size="10pt" style:font-size-asian="10pt" style:font-size-complex="10pt"/>
    </style:style>
    <style:style style:name="T22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38" style:parent-style-name="DefaultParagraphFont" style:family="text">
      <style:text-properties fo:font-size="10pt" style:font-size-asian="10pt" style:font-size-complex="10pt"/>
    </style:style>
    <style:style style:name="T22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40" style:parent-style-name="DefaultParagraphFont" style:family="text">
      <style:text-properties fo:font-size="10pt" style:font-size-asian="10pt" style:font-size-complex="10pt"/>
    </style:style>
    <style:style style:name="T22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42" style:parent-style-name="DefaultParagraphFont" style:family="text">
      <style:text-properties fo:font-size="10pt" style:font-size-asian="10pt" style:font-size-complex="10pt"/>
    </style:style>
    <style:style style:name="T22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44" style:parent-style-name="DefaultParagraphFont" style:family="text">
      <style:text-properties fo:font-size="10pt" style:font-size-asian="10pt" style:font-size-complex="10pt"/>
    </style:style>
    <style:style style:name="T22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46" style:parent-style-name="DefaultParagraphFont" style:family="text">
      <style:text-properties fo:font-size="10pt" style:font-size-asian="10pt" style:font-size-complex="10pt"/>
    </style:style>
    <style:style style:name="T224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48" style:parent-style-name="DefaultParagraphFont" style:family="text">
      <style:text-properties fo:font-size="10pt" style:font-size-asian="10pt" style:font-size-complex="10pt"/>
    </style:style>
    <style:style style:name="T224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50" style:parent-style-name="DefaultParagraphFont" style:family="text">
      <style:text-properties fo:font-size="10pt" style:font-size-asian="10pt" style:font-size-complex="10pt"/>
    </style:style>
    <style:style style:name="T2251" style:parent-style-name="DefaultParagraphFont" style:family="text">
      <style:text-properties fo:font-size="10pt" style:font-size-asian="10pt" style:font-size-complex="10pt"/>
    </style:style>
    <style:style style:name="T22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53" style:parent-style-name="DefaultParagraphFont" style:family="text">
      <style:text-properties fo:font-size="10pt" style:font-size-asian="10pt" style:font-size-complex="10pt"/>
    </style:style>
    <style:style style:name="T22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55" style:parent-style-name="DefaultParagraphFont" style:family="text">
      <style:text-properties fo:font-size="10pt" style:font-size-asian="10pt" style:font-size-complex="10pt"/>
    </style:style>
    <style:style style:name="T22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57" style:parent-style-name="DefaultParagraphFont" style:family="text">
      <style:text-properties fo:font-size="10pt" style:font-size-asian="10pt" style:font-size-complex="10pt"/>
    </style:style>
    <style:style style:name="T2258" style:parent-style-name="DefaultParagraphFont" style:family="text">
      <style:text-properties fo:font-size="10pt" style:font-size-asian="10pt" style:font-size-complex="10pt"/>
    </style:style>
    <style:style style:name="T22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60" style:parent-style-name="DefaultParagraphFont" style:family="text">
      <style:text-properties fo:font-size="10pt" style:font-size-asian="10pt" style:font-size-complex="10pt"/>
    </style:style>
    <style:style style:name="T2261" style:parent-style-name="DefaultParagraphFont" style:family="text">
      <style:text-properties fo:font-size="10pt" style:font-size-asian="10pt" style:font-size-complex="10pt"/>
    </style:style>
    <style:style style:name="T22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63" style:parent-style-name="DefaultParagraphFont" style:family="text">
      <style:text-properties fo:font-size="10pt" style:font-size-asian="10pt" style:font-size-complex="10pt"/>
    </style:style>
    <style:style style:name="T22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65" style:parent-style-name="DefaultParagraphFont" style:family="text">
      <style:text-properties fo:font-size="10pt" style:font-size-asian="10pt" style:font-size-complex="10pt"/>
    </style:style>
    <style:style style:name="T2266" style:parent-style-name="DefaultParagraphFont" style:family="text">
      <style:text-properties fo:font-size="10pt" style:font-size-asian="10pt" style:font-size-complex="10pt"/>
    </style:style>
    <style:style style:name="T22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68" style:parent-style-name="DefaultParagraphFont" style:family="text">
      <style:text-properties fo:font-size="10pt" style:font-size-asian="10pt" style:font-size-complex="10pt"/>
    </style:style>
    <style:style style:name="T2269" style:parent-style-name="DefaultParagraphFont" style:family="text">
      <style:text-properties fo:font-size="10pt" style:font-size-asian="10pt" style:font-size-complex="10pt"/>
    </style:style>
    <style:style style:name="T22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72" style:parent-style-name="DefaultParagraphFont" style:family="text">
      <style:text-properties fo:font-size="10pt" style:font-size-asian="10pt" style:font-size-complex="10pt"/>
    </style:style>
    <style:style style:name="T22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74" style:parent-style-name="DefaultParagraphFont" style:family="text">
      <style:text-properties fo:font-size="10pt" style:font-size-asian="10pt" style:font-size-complex="10pt"/>
    </style:style>
    <style:style style:name="T2275" style:parent-style-name="DefaultParagraphFont" style:family="text">
      <style:text-properties fo:font-size="10pt" style:font-size-asian="10pt" style:font-size-complex="10pt"/>
    </style:style>
    <style:style style:name="T227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77" style:parent-style-name="DefaultParagraphFont" style:family="text">
      <style:text-properties fo:font-size="10pt" style:font-size-asian="10pt" style:font-size-complex="10pt"/>
    </style:style>
    <style:style style:name="T227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79" style:parent-style-name="DefaultParagraphFont" style:family="text">
      <style:text-properties fo:font-size="10pt" style:font-size-asian="10pt" style:font-size-complex="10pt"/>
    </style:style>
    <style:style style:name="T2280" style:parent-style-name="DefaultParagraphFont" style:family="text">
      <style:text-properties fo:font-size="10pt" style:font-size-asian="10pt" style:font-size-complex="10pt"/>
    </style:style>
    <style:style style:name="T22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83" style:parent-style-name="DefaultParagraphFont" style:family="text">
      <style:text-properties fo:font-size="10pt" style:font-size-asian="10pt" style:font-size-complex="10pt"/>
    </style:style>
    <style:style style:name="T22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85" style:parent-style-name="DefaultParagraphFont" style:family="text">
      <style:text-properties fo:font-size="10pt" style:font-size-asian="10pt" style:font-size-complex="10pt"/>
    </style:style>
    <style:style style:name="T2286" style:parent-style-name="DefaultParagraphFont" style:family="text">
      <style:text-properties fo:font-size="10pt" style:font-size-asian="10pt" style:font-size-complex="10pt"/>
    </style:style>
    <style:style style:name="T228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88" style:parent-style-name="DefaultParagraphFont" style:family="text">
      <style:text-properties fo:font-size="10pt" style:font-size-asian="10pt" style:font-size-complex="10pt"/>
    </style:style>
    <style:style style:name="T2289" style:parent-style-name="DefaultParagraphFont" style:family="text">
      <style:text-properties fo:font-size="10pt" style:font-size-asian="10pt" style:font-size-complex="10pt"/>
    </style:style>
    <style:style style:name="T229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91" style:parent-style-name="DefaultParagraphFont" style:family="text">
      <style:text-properties fo:font-size="10pt" style:font-size-asian="10pt" style:font-size-complex="10pt"/>
    </style:style>
    <style:style style:name="P2292" style:parent-style-name="Heading3" style:family="paragraph">
      <style:paragraph-properties fo:break-before="page"/>
    </style:style>
    <style:style style:name="T2293" style:parent-style-name="DefaultParagraphFont" style:family="text">
      <style:text-properties style:font-name-complex="Mangal" style:script-type="complex"/>
    </style:style>
    <style:style style:name="T2294" style:parent-style-name="DefaultParagraphFont" style:family="text">
      <style:text-properties style:font-name-complex="Mangal" style:script-type="complex"/>
    </style:style>
    <style:style style:name="T2295" style:parent-style-name="DefaultParagraphFont" style:family="text">
      <style:text-properties fo:font-size="10pt" style:font-size-asian="10pt" style:font-size-complex="10pt"/>
    </style:style>
    <style:style style:name="T229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97" style:parent-style-name="DefaultParagraphFont" style:family="text">
      <style:text-properties fo:font-size="10pt" style:font-size-asian="10pt" style:font-size-complex="10pt"/>
    </style:style>
    <style:style style:name="T22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299" style:parent-style-name="DefaultParagraphFont" style:family="text">
      <style:text-properties fo:font-size="10pt" style:font-size-asian="10pt" style:font-size-complex="10pt"/>
    </style:style>
    <style:style style:name="T2300" style:parent-style-name="DefaultParagraphFont" style:family="text">
      <style:text-properties fo:font-size="10pt" style:font-size-asian="10pt" style:font-size-complex="10pt"/>
    </style:style>
    <style:style style:name="T23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02" style:parent-style-name="DefaultParagraphFont" style:family="text">
      <style:text-properties fo:font-size="10pt" style:font-size-asian="10pt" style:font-size-complex="10pt"/>
    </style:style>
    <style:style style:name="T2303" style:parent-style-name="DefaultParagraphFont" style:family="text">
      <style:text-properties fo:font-size="10pt" style:font-size-asian="10pt" style:font-size-complex="10pt"/>
    </style:style>
    <style:style style:name="T230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05" style:parent-style-name="DefaultParagraphFont" style:family="text">
      <style:text-properties fo:font-size="10pt" style:font-size-asian="10pt" style:font-size-complex="10pt"/>
    </style:style>
    <style:style style:name="T2306" style:parent-style-name="DefaultParagraphFont" style:family="text">
      <style:text-properties fo:font-size="10pt" style:font-size-asian="10pt" style:font-size-complex="10pt"/>
    </style:style>
    <style:style style:name="T23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08" style:parent-style-name="DefaultParagraphFont" style:family="text">
      <style:text-properties fo:font-size="10pt" style:font-size-asian="10pt" style:font-size-complex="10pt"/>
    </style:style>
    <style:style style:name="T2309" style:parent-style-name="DefaultParagraphFont" style:family="text">
      <style:text-properties fo:font-size="10pt" style:font-size-asian="10pt" style:font-size-complex="10pt"/>
    </style:style>
    <style:style style:name="T23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11" style:parent-style-name="DefaultParagraphFont" style:family="text">
      <style:text-properties fo:font-size="10pt" style:font-size-asian="10pt" style:font-size-complex="10pt"/>
    </style:style>
    <style:style style:name="T23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13" style:parent-style-name="DefaultParagraphFont" style:family="text">
      <style:text-properties fo:font-size="10pt" style:font-size-asian="10pt" style:font-size-complex="10pt"/>
    </style:style>
    <style:style style:name="T2314" style:parent-style-name="DefaultParagraphFont" style:family="text">
      <style:text-properties fo:font-size="10pt" style:font-size-asian="10pt" style:font-size-complex="10pt"/>
    </style:style>
    <style:style style:name="T23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16" style:parent-style-name="DefaultParagraphFont" style:family="text">
      <style:text-properties fo:font-size="10pt" style:font-size-asian="10pt" style:font-size-complex="10pt"/>
    </style:style>
    <style:style style:name="T2317" style:parent-style-name="DefaultParagraphFont" style:family="text">
      <style:text-properties fo:font-size="10pt" style:font-size-asian="10pt" style:font-size-complex="10pt"/>
    </style:style>
    <style:style style:name="T231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19" style:parent-style-name="DefaultParagraphFont" style:family="text">
      <style:text-properties fo:font-size="10pt" style:font-size-asian="10pt" style:font-size-complex="10pt"/>
    </style:style>
    <style:style style:name="T23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21" style:parent-style-name="DefaultParagraphFont" style:family="text">
      <style:text-properties fo:font-size="10pt" style:font-size-asian="10pt" style:font-size-complex="10pt"/>
    </style:style>
    <style:style style:name="T232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23" style:parent-style-name="DefaultParagraphFont" style:family="text">
      <style:text-properties fo:font-size="10pt" style:font-size-asian="10pt" style:font-size-complex="10pt"/>
    </style:style>
    <style:style style:name="T2324" style:parent-style-name="DefaultParagraphFont" style:family="text">
      <style:text-properties fo:font-size="10pt" style:font-size-asian="10pt" style:font-size-complex="10pt"/>
    </style:style>
    <style:style style:name="T232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26" style:parent-style-name="DefaultParagraphFont" style:family="text">
      <style:text-properties fo:font-size="10pt" style:font-size-asian="10pt" style:font-size-complex="10pt"/>
    </style:style>
    <style:style style:name="T2327" style:parent-style-name="DefaultParagraphFont" style:family="text">
      <style:text-properties fo:font-size="10pt" style:font-size-asian="10pt" style:font-size-complex="10pt"/>
    </style:style>
    <style:style style:name="T23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29" style:parent-style-name="DefaultParagraphFont" style:family="text">
      <style:text-properties fo:font-size="10pt" style:font-size-asian="10pt" style:font-size-complex="10pt"/>
    </style:style>
    <style:style style:name="T2330" style:parent-style-name="DefaultParagraphFont" style:family="text">
      <style:text-properties fo:font-size="10pt" style:font-size-asian="10pt" style:font-size-complex="10pt"/>
    </style:style>
    <style:style style:name="T23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32" style:parent-style-name="DefaultParagraphFont" style:family="text">
      <style:text-properties fo:font-size="10pt" style:font-size-asian="10pt" style:font-size-complex="10pt"/>
    </style:style>
    <style:style style:name="P2333" style:parent-style-name="Heading3" style:family="paragraph">
      <style:paragraph-properties fo:break-before="page"/>
    </style:style>
    <style:style style:name="T2334" style:parent-style-name="DefaultParagraphFont" style:family="text">
      <style:text-properties style:font-name-complex="Mangal" style:script-type="complex"/>
    </style:style>
    <style:style style:name="T2335" style:parent-style-name="DefaultParagraphFont" style:family="text">
      <style:text-properties style:font-name-complex="Mangal" style:script-type="complex"/>
    </style:style>
    <style:style style:name="T2336" style:parent-style-name="DefaultParagraphFont" style:family="text">
      <style:text-properties fo:font-size="10pt" style:font-size-asian="10pt" style:font-size-complex="10pt"/>
    </style:style>
    <style:style style:name="T233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38" style:parent-style-name="DefaultParagraphFont" style:family="text">
      <style:text-properties fo:font-size="10pt" style:font-size-asian="10pt" style:font-size-complex="10pt"/>
    </style:style>
    <style:style style:name="T2339" style:parent-style-name="DefaultParagraphFont" style:family="text">
      <style:text-properties fo:font-size="10pt" style:font-size-asian="10pt" style:font-size-complex="10pt"/>
    </style:style>
    <style:style style:name="T23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41" style:parent-style-name="DefaultParagraphFont" style:family="text">
      <style:text-properties fo:font-size="10pt" style:font-size-asian="10pt" style:font-size-complex="10pt"/>
    </style:style>
    <style:style style:name="T2342" style:parent-style-name="DefaultParagraphFont" style:family="text">
      <style:text-properties fo:font-size="10pt" style:font-size-asian="10pt" style:font-size-complex="10pt"/>
    </style:style>
    <style:style style:name="T23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44" style:parent-style-name="DefaultParagraphFont" style:family="text">
      <style:text-properties fo:font-size="10pt" style:font-size-asian="10pt" style:font-size-complex="10pt"/>
    </style:style>
    <style:style style:name="T23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46" style:parent-style-name="DefaultParagraphFont" style:family="text">
      <style:text-properties fo:font-size="10pt" style:font-size-asian="10pt" style:font-size-complex="10pt"/>
    </style:style>
    <style:style style:name="T2347" style:parent-style-name="DefaultParagraphFont" style:family="text">
      <style:text-properties fo:font-size="10pt" style:font-size-asian="10pt" style:font-size-complex="10pt"/>
    </style:style>
    <style:style style:name="T23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49" style:parent-style-name="DefaultParagraphFont" style:family="text">
      <style:text-properties fo:font-size="10pt" style:font-size-asian="10pt" style:font-size-complex="10pt"/>
    </style:style>
    <style:style style:name="T2350" style:parent-style-name="DefaultParagraphFont" style:family="text">
      <style:text-properties fo:font-size="10pt" style:font-size-asian="10pt" style:font-size-complex="10pt"/>
    </style:style>
    <style:style style:name="T235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52" style:parent-style-name="DefaultParagraphFont" style:family="text">
      <style:text-properties fo:font-size="10pt" style:font-size-asian="10pt" style:font-size-complex="10pt"/>
    </style:style>
    <style:style style:name="T23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54" style:parent-style-name="DefaultParagraphFont" style:family="text">
      <style:text-properties fo:font-size="10pt" style:font-size-asian="10pt" style:font-size-complex="10pt"/>
    </style:style>
    <style:style style:name="T2355" style:parent-style-name="DefaultParagraphFont" style:family="text">
      <style:text-properties fo:font-size="10pt" style:font-size-asian="10pt" style:font-size-complex="10pt"/>
    </style:style>
    <style:style style:name="T23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57" style:parent-style-name="DefaultParagraphFont" style:family="text">
      <style:text-properties fo:font-size="10pt" style:font-size-asian="10pt" style:font-size-complex="10pt"/>
    </style:style>
    <style:style style:name="T2358" style:parent-style-name="DefaultParagraphFont" style:family="text">
      <style:text-properties fo:font-size="10pt" style:font-size-asian="10pt" style:font-size-complex="10pt"/>
    </style:style>
    <style:style style:name="P2359" style:parent-style-name="Heading3" style:family="paragraph">
      <style:paragraph-properties fo:break-before="page"/>
    </style:style>
    <style:style style:name="T2360" style:parent-style-name="DefaultParagraphFont" style:family="text">
      <style:text-properties style:font-name-complex="Mangal" style:script-type="complex"/>
    </style:style>
    <style:style style:name="T2361" style:parent-style-name="DefaultParagraphFont" style:family="text">
      <style:text-properties style:font-name-complex="Mangal" style:script-type="complex"/>
    </style:style>
    <style:style style:name="T23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63" style:parent-style-name="DefaultParagraphFont" style:family="text">
      <style:text-properties fo:font-size="10pt" style:font-size-asian="10pt" style:font-size-complex="10pt"/>
    </style:style>
    <style:style style:name="T236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65" style:parent-style-name="DefaultParagraphFont" style:family="text">
      <style:text-properties fo:font-size="10pt" style:font-size-asian="10pt" style:font-size-complex="10pt"/>
    </style:style>
    <style:style style:name="T2366" style:parent-style-name="DefaultParagraphFont" style:family="text">
      <style:text-properties fo:font-size="10pt" style:font-size-asian="10pt" style:font-size-complex="10pt"/>
    </style:style>
    <style:style style:name="T236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68" style:parent-style-name="DefaultParagraphFont" style:family="text">
      <style:text-properties fo:font-size="10pt" style:font-size-asian="10pt" style:font-size-complex="10pt"/>
    </style:style>
    <style:style style:name="T2369" style:parent-style-name="DefaultParagraphFont" style:family="text">
      <style:text-properties fo:font-size="10pt" style:font-size-asian="10pt" style:font-size-complex="10pt"/>
    </style:style>
    <style:style style:name="T23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71" style:parent-style-name="DefaultParagraphFont" style:family="text">
      <style:text-properties fo:font-size="10pt" style:font-size-asian="10pt" style:font-size-complex="10pt"/>
    </style:style>
    <style:style style:name="T23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73" style:parent-style-name="DefaultParagraphFont" style:family="text">
      <style:text-properties fo:font-size="10pt" style:font-size-asian="10pt" style:font-size-complex="10pt"/>
    </style:style>
    <style:style style:name="T2374" style:parent-style-name="DefaultParagraphFont" style:family="text">
      <style:text-properties fo:font-size="10pt" style:font-size-asian="10pt" style:font-size-complex="10pt"/>
    </style:style>
    <style:style style:name="T23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76" style:parent-style-name="DefaultParagraphFont" style:family="text">
      <style:text-properties fo:font-size="10pt" style:font-size-asian="10pt" style:font-size-complex="10pt"/>
    </style:style>
    <style:style style:name="T237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78" style:parent-style-name="DefaultParagraphFont" style:family="text">
      <style:text-properties fo:font-size="10pt" style:font-size-asian="10pt" style:font-size-complex="10pt"/>
    </style:style>
    <style:style style:name="T2379" style:parent-style-name="DefaultParagraphFont" style:family="text">
      <style:text-properties fo:font-size="10pt" style:font-size-asian="10pt" style:font-size-complex="10pt"/>
    </style:style>
    <style:style style:name="T23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81" style:parent-style-name="DefaultParagraphFont" style:family="text">
      <style:text-properties fo:font-size="10pt" style:font-size-asian="10pt" style:font-size-complex="10pt"/>
    </style:style>
    <style:style style:name="T238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83" style:parent-style-name="DefaultParagraphFont" style:family="text">
      <style:text-properties fo:font-size="10pt" style:font-size-asian="10pt" style:font-size-complex="10pt"/>
    </style:style>
    <style:style style:name="T2384" style:parent-style-name="DefaultParagraphFont" style:family="text">
      <style:text-properties fo:font-size="10pt" style:font-size-asian="10pt" style:font-size-complex="10pt"/>
    </style:style>
    <style:style style:name="T23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87" style:parent-style-name="DefaultParagraphFont" style:family="text">
      <style:text-properties fo:font-size="10pt" style:font-size-asian="10pt" style:font-size-complex="10pt"/>
    </style:style>
    <style:style style:name="T23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89" style:parent-style-name="DefaultParagraphFont" style:family="text">
      <style:text-properties fo:font-size="10pt" style:font-size-asian="10pt" style:font-size-complex="10pt"/>
    </style:style>
    <style:style style:name="T2390" style:parent-style-name="DefaultParagraphFont" style:family="text">
      <style:text-properties fo:font-size="10pt" style:font-size-asian="10pt" style:font-size-complex="10pt"/>
    </style:style>
    <style:style style:name="T23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92" style:parent-style-name="DefaultParagraphFont" style:family="text">
      <style:text-properties fo:font-size="10pt" style:font-size-asian="10pt" style:font-size-complex="10pt"/>
    </style:style>
    <style:style style:name="T2393" style:parent-style-name="DefaultParagraphFont" style:family="text">
      <style:text-properties fo:font-size="10pt" style:font-size-asian="10pt" style:font-size-complex="10pt"/>
    </style:style>
    <style:style style:name="T23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95" style:parent-style-name="DefaultParagraphFont" style:family="text">
      <style:text-properties fo:font-size="10pt" style:font-size-asian="10pt" style:font-size-complex="10pt"/>
    </style:style>
    <style:style style:name="T2396" style:parent-style-name="DefaultParagraphFont" style:family="text">
      <style:text-properties fo:font-size="10pt" style:font-size-asian="10pt" style:font-size-complex="10pt"/>
    </style:style>
    <style:style style:name="T23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398" style:parent-style-name="DefaultParagraphFont" style:family="text">
      <style:text-properties fo:font-size="10pt" style:font-size-asian="10pt" style:font-size-complex="10pt"/>
    </style:style>
    <style:style style:name="T2399" style:parent-style-name="DefaultParagraphFont" style:family="text">
      <style:text-properties fo:font-size="10pt" style:font-size-asian="10pt" style:font-size-complex="10pt"/>
    </style:style>
    <style:style style:name="T240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01" style:parent-style-name="DefaultParagraphFont" style:family="text">
      <style:text-properties fo:font-size="10pt" style:font-size-asian="10pt" style:font-size-complex="10pt"/>
    </style:style>
    <style:style style:name="T2402" style:parent-style-name="DefaultParagraphFont" style:family="text">
      <style:text-properties fo:font-size="10pt" style:font-size-asian="10pt" style:font-size-complex="10pt"/>
    </style:style>
    <style:style style:name="T24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04" style:parent-style-name="DefaultParagraphFont" style:family="text">
      <style:text-properties fo:font-size="10pt" style:font-size-asian="10pt" style:font-size-complex="10pt"/>
    </style:style>
    <style:style style:name="T24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06" style:parent-style-name="DefaultParagraphFont" style:family="text">
      <style:text-properties fo:font-size="10pt" style:font-size-asian="10pt" style:font-size-complex="10pt"/>
    </style:style>
    <style:style style:name="P2407" style:parent-style-name="Heading1" style:family="paragraph">
      <style:paragraph-properties fo:break-before="page"/>
    </style:style>
    <style:style style:name="T2408" style:parent-style-name="DefaultParagraphFont" style:family="text">
      <style:text-properties style:font-name-complex="Mangal" style:script-type="complex"/>
    </style:style>
    <style:style style:name="T2409" style:parent-style-name="DefaultParagraphFont" style:family="text">
      <style:text-properties fo:font-size="10pt" style:font-size-asian="10pt" style:font-size-complex="10pt"/>
    </style:style>
    <style:style style:name="T24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11" style:parent-style-name="DefaultParagraphFont" style:family="text">
      <style:text-properties fo:font-size="10pt" style:font-size-asian="10pt" style:font-size-complex="10pt"/>
    </style:style>
    <style:style style:name="T241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13" style:parent-style-name="DefaultParagraphFont" style:family="text">
      <style:text-properties fo:font-size="10pt" style:font-size-asian="10pt" style:font-size-complex="10pt"/>
    </style:style>
    <style:style style:name="T241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15" style:parent-style-name="DefaultParagraphFont" style:family="text">
      <style:text-properties fo:font-size="10pt" style:font-size-asian="10pt" style:font-size-complex="10pt"/>
    </style:style>
    <style:style style:name="T24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17" style:parent-style-name="DefaultParagraphFont" style:family="text">
      <style:text-properties fo:font-size="10pt" style:font-size-asian="10pt" style:font-size-complex="10pt"/>
    </style:style>
    <style:style style:name="T2418" style:parent-style-name="DefaultParagraphFont" style:family="text">
      <style:text-properties fo:font-size="10pt" style:font-size-asian="10pt" style:font-size-complex="10pt"/>
    </style:style>
    <style:style style:name="T24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20" style:parent-style-name="DefaultParagraphFont" style:family="text">
      <style:text-properties fo:font-size="10pt" style:font-size-asian="10pt" style:font-size-complex="10pt"/>
    </style:style>
    <style:style style:name="T2421" style:parent-style-name="DefaultParagraphFont" style:family="text">
      <style:text-properties fo:font-size="10pt" style:font-size-asian="10pt" style:font-size-complex="10pt"/>
    </style:style>
    <style:style style:name="T242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23" style:parent-style-name="DefaultParagraphFont" style:family="text">
      <style:text-properties fo:font-size="10pt" style:font-size-asian="10pt" style:font-size-complex="10pt"/>
    </style:style>
    <style:style style:name="T24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25" style:parent-style-name="DefaultParagraphFont" style:family="text">
      <style:text-properties fo:font-size="10pt" style:font-size-asian="10pt" style:font-size-complex="10pt"/>
    </style:style>
    <style:style style:name="T24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27" style:parent-style-name="DefaultParagraphFont" style:family="text">
      <style:text-properties fo:font-size="10pt" style:font-size-asian="10pt" style:font-size-complex="10pt"/>
    </style:style>
    <style:style style:name="T24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29" style:parent-style-name="DefaultParagraphFont" style:family="text">
      <style:text-properties fo:font-size="10pt" style:font-size-asian="10pt" style:font-size-complex="10pt"/>
    </style:style>
    <style:style style:name="T2430" style:parent-style-name="DefaultParagraphFont" style:family="text">
      <style:text-properties fo:font-size="10pt" style:font-size-asian="10pt" style:font-size-complex="10pt"/>
    </style:style>
    <style:style style:name="T243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32" style:parent-style-name="DefaultParagraphFont" style:family="text">
      <style:text-properties fo:font-size="10pt" style:font-size-asian="10pt" style:font-size-complex="10pt"/>
    </style:style>
    <style:style style:name="T243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3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35" style:parent-style-name="DefaultParagraphFont" style:family="text">
      <style:text-properties fo:font-size="10pt" style:font-size-asian="10pt" style:font-size-complex="10pt"/>
    </style:style>
    <style:style style:name="T243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37" style:parent-style-name="DefaultParagraphFont" style:family="text">
      <style:text-properties fo:font-size="10pt" style:font-size-asian="10pt" style:font-size-complex="10pt"/>
    </style:style>
    <style:style style:name="T2438" style:parent-style-name="DefaultParagraphFont" style:family="text">
      <style:text-properties fo:font-size="10pt" style:font-size-asian="10pt" style:font-size-complex="10pt"/>
    </style:style>
    <style:style style:name="T24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4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41" style:parent-style-name="DefaultParagraphFont" style:family="text">
      <style:text-properties fo:font-size="10pt" style:font-size-asian="10pt" style:font-size-complex="10pt"/>
    </style:style>
    <style:style style:name="T244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43" style:parent-style-name="DefaultParagraphFont" style:family="text">
      <style:text-properties fo:font-size="10pt" style:font-size-asian="10pt" style:font-size-complex="10pt"/>
    </style:style>
    <style:style style:name="T2444" style:parent-style-name="DefaultParagraphFont" style:family="text">
      <style:text-properties fo:font-size="10pt" style:font-size-asian="10pt" style:font-size-complex="10pt"/>
    </style:style>
    <style:style style:name="T24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46" style:parent-style-name="DefaultParagraphFont" style:family="text">
      <style:text-properties fo:font-size="10pt" style:font-size-asian="10pt" style:font-size-complex="10pt"/>
    </style:style>
    <style:style style:name="T2447" style:parent-style-name="DefaultParagraphFont" style:family="text">
      <style:text-properties fo:font-size="10pt" style:font-size-asian="10pt" style:font-size-complex="10pt"/>
    </style:style>
    <style:style style:name="T244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49" style:parent-style-name="DefaultParagraphFont" style:family="text">
      <style:text-properties fo:font-size="10pt" style:font-size-asian="10pt" style:font-size-complex="10pt"/>
    </style:style>
    <style:style style:name="T24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51" style:parent-style-name="DefaultParagraphFont" style:family="text">
      <style:text-properties fo:font-size="10pt" style:font-size-asian="10pt" style:font-size-complex="10pt"/>
    </style:style>
    <style:style style:name="T245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53" style:parent-style-name="DefaultParagraphFont" style:family="text">
      <style:text-properties fo:font-size="10pt" style:font-size-asian="10pt" style:font-size-complex="10pt"/>
    </style:style>
    <style:style style:name="T245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55" style:parent-style-name="DefaultParagraphFont" style:family="text">
      <style:text-properties fo:font-size="10pt" style:font-size-asian="10pt" style:font-size-complex="10pt"/>
    </style:style>
    <style:style style:name="T245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57" style:parent-style-name="DefaultParagraphFont" style:family="text">
      <style:text-properties fo:font-size="10pt" style:font-size-asian="10pt" style:font-size-complex="10pt"/>
    </style:style>
    <style:style style:name="T2458" style:parent-style-name="DefaultParagraphFont" style:family="text">
      <style:text-properties fo:font-size="10pt" style:font-size-asian="10pt" style:font-size-complex="10pt"/>
    </style:style>
    <style:style style:name="T24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60" style:parent-style-name="DefaultParagraphFont" style:family="text">
      <style:text-properties fo:font-size="10pt" style:font-size-asian="10pt" style:font-size-complex="10pt"/>
    </style:style>
    <style:style style:name="T2461" style:parent-style-name="DefaultParagraphFont" style:family="text">
      <style:text-properties fo:font-size="10pt" style:font-size-asian="10pt" style:font-size-complex="10pt"/>
    </style:style>
    <style:style style:name="T2462" style:parent-style-name="DefaultParagraphFont" style:family="text">
      <style:text-properties fo:font-size="10pt" style:font-size-asian="10pt" style:font-size-complex="10pt"/>
    </style:style>
    <style:style style:name="T2463" style:parent-style-name="DefaultParagraphFont" style:family="text">
      <style:text-properties fo:font-size="10pt" style:font-size-asian="10pt" style:font-size-complex="10pt"/>
    </style:style>
    <style:style style:name="T2464" style:parent-style-name="DefaultParagraphFont" style:family="text">
      <style:text-properties fo:font-size="10pt" style:font-size-asian="10pt" style:font-size-complex="10pt"/>
    </style:style>
    <style:style style:name="T24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2466" style:parent-style-name="Heading3" style:family="paragraph">
      <style:paragraph-properties fo:break-before="page"/>
    </style:style>
    <style:style style:name="T2467" style:parent-style-name="DefaultParagraphFont" style:family="text">
      <style:text-properties style:font-name-complex="Mangal" style:script-type="complex"/>
    </style:style>
    <style:style style:name="T2468" style:parent-style-name="DefaultParagraphFont" style:family="text">
      <style:text-properties fo:font-size="10pt" style:font-size-asian="10pt" style:font-size-complex="10pt"/>
    </style:style>
    <style:style style:name="T246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70" style:parent-style-name="DefaultParagraphFont" style:family="text">
      <style:text-properties fo:font-size="10pt" style:font-size-asian="10pt" style:font-size-complex="10pt"/>
    </style:style>
    <style:style style:name="T247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72" style:parent-style-name="DefaultParagraphFont" style:family="text">
      <style:text-properties fo:font-size="10pt" style:font-size-asian="10pt" style:font-size-complex="10pt"/>
    </style:style>
    <style:style style:name="T247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74" style:parent-style-name="DefaultParagraphFont" style:family="text">
      <style:text-properties fo:font-size="10pt" style:font-size-asian="10pt" style:font-size-complex="10pt"/>
    </style:style>
    <style:style style:name="T24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76" style:parent-style-name="DefaultParagraphFont" style:family="text">
      <style:text-properties fo:font-size="10pt" style:font-size-asian="10pt" style:font-size-complex="10pt"/>
    </style:style>
    <style:style style:name="T247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78" style:parent-style-name="DefaultParagraphFont" style:family="text">
      <style:text-properties fo:font-size="10pt" style:font-size-asian="10pt" style:font-size-complex="10pt"/>
    </style:style>
    <style:style style:name="T2479" style:parent-style-name="DefaultParagraphFont" style:family="text">
      <style:text-properties fo:font-size="10pt" style:font-size-asian="10pt" style:font-size-complex="10pt"/>
    </style:style>
    <style:style style:name="T248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81" style:parent-style-name="DefaultParagraphFont" style:family="text">
      <style:text-properties fo:font-size="10pt" style:font-size-asian="10pt" style:font-size-complex="10pt"/>
    </style:style>
    <style:style style:name="T2482" style:parent-style-name="DefaultParagraphFont" style:family="text">
      <style:text-properties fo:font-size="10pt" style:font-size-asian="10pt" style:font-size-complex="10pt"/>
    </style:style>
    <style:style style:name="T248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84" style:parent-style-name="DefaultParagraphFont" style:family="text">
      <style:text-properties fo:font-size="10pt" style:font-size-asian="10pt" style:font-size-complex="10pt"/>
    </style:style>
    <style:style style:name="T248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86" style:parent-style-name="DefaultParagraphFont" style:family="text">
      <style:text-properties fo:font-size="10pt" style:font-size-asian="10pt" style:font-size-complex="10pt"/>
    </style:style>
    <style:style style:name="T2487" style:parent-style-name="DefaultParagraphFont" style:family="text">
      <style:text-properties fo:font-size="10pt" style:font-size-asian="10pt" style:font-size-complex="10pt"/>
    </style:style>
    <style:style style:name="T248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90" style:parent-style-name="DefaultParagraphFont" style:family="text">
      <style:text-properties fo:font-size="10pt" style:font-size-asian="10pt" style:font-size-complex="10pt"/>
    </style:style>
    <style:style style:name="T249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92" style:parent-style-name="DefaultParagraphFont" style:family="text">
      <style:text-properties fo:font-size="10pt" style:font-size-asian="10pt" style:font-size-complex="10pt"/>
    </style:style>
    <style:style style:name="T249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94" style:parent-style-name="DefaultParagraphFont" style:family="text">
      <style:text-properties fo:font-size="10pt" style:font-size-asian="10pt" style:font-size-complex="10pt"/>
    </style:style>
    <style:style style:name="T249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96" style:parent-style-name="DefaultParagraphFont" style:family="text">
      <style:text-properties fo:font-size="10pt" style:font-size-asian="10pt" style:font-size-complex="10pt"/>
    </style:style>
    <style:style style:name="T249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498" style:parent-style-name="DefaultParagraphFont" style:family="text">
      <style:text-properties fo:font-size="10pt" style:font-size-asian="10pt" style:font-size-complex="10pt"/>
    </style:style>
    <style:style style:name="T249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00" style:parent-style-name="DefaultParagraphFont" style:family="text">
      <style:text-properties fo:font-size="10pt" style:font-size-asian="10pt" style:font-size-complex="10pt"/>
    </style:style>
    <style:style style:name="T250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02" style:parent-style-name="DefaultParagraphFont" style:family="text">
      <style:text-properties fo:font-size="10pt" style:font-size-asian="10pt" style:font-size-complex="10pt"/>
    </style:style>
    <style:style style:name="T25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04" style:parent-style-name="DefaultParagraphFont" style:family="text">
      <style:text-properties fo:font-size="10pt" style:font-size-asian="10pt" style:font-size-complex="10pt"/>
    </style:style>
    <style:style style:name="T25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06" style:parent-style-name="DefaultParagraphFont" style:family="text">
      <style:text-properties fo:font-size="10pt" style:font-size-asian="10pt" style:font-size-complex="10pt"/>
    </style:style>
    <style:style style:name="T250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08" style:parent-style-name="DefaultParagraphFont" style:family="text">
      <style:text-properties fo:font-size="10pt" style:font-size-asian="10pt" style:font-size-complex="10pt"/>
    </style:style>
    <style:style style:name="T250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10" style:parent-style-name="DefaultParagraphFont" style:family="text">
      <style:text-properties fo:font-size="10pt" style:font-size-asian="10pt" style:font-size-complex="10pt"/>
    </style:style>
    <style:style style:name="T251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12" style:parent-style-name="DefaultParagraphFont" style:family="text">
      <style:text-properties fo:font-size="10pt" style:font-size-asian="10pt" style:font-size-complex="10pt"/>
    </style:style>
    <style:style style:name="T25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14" style:parent-style-name="DefaultParagraphFont" style:family="text">
      <style:text-properties fo:font-size="10pt" style:font-size-asian="10pt" style:font-size-complex="10pt"/>
    </style:style>
    <style:style style:name="T25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1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17" style:parent-style-name="DefaultParagraphFont" style:family="text">
      <style:text-properties fo:font-size="10pt" style:font-size-asian="10pt" style:font-size-complex="10pt"/>
    </style:style>
    <style:style style:name="T251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19" style:parent-style-name="DefaultParagraphFont" style:family="text">
      <style:text-properties fo:font-size="10pt" style:font-size-asian="10pt" style:font-size-complex="10pt"/>
    </style:style>
    <style:style style:name="T252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21" style:parent-style-name="DefaultParagraphFont" style:family="text">
      <style:text-properties fo:font-size="10pt" style:font-size-asian="10pt" style:font-size-complex="10pt"/>
    </style:style>
    <style:style style:name="T252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23" style:parent-style-name="DefaultParagraphFont" style:family="text">
      <style:text-properties fo:font-size="10pt" style:font-size-asian="10pt" style:font-size-complex="10pt"/>
    </style:style>
    <style:style style:name="T252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25" style:parent-style-name="DefaultParagraphFont" style:family="text">
      <style:text-properties fo:font-size="10pt" style:font-size-asian="10pt" style:font-size-complex="10pt"/>
    </style:style>
    <style:style style:name="T252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27" style:parent-style-name="DefaultParagraphFont" style:family="text">
      <style:text-properties fo:font-size="10pt" style:font-size-asian="10pt" style:font-size-complex="10pt"/>
    </style:style>
    <style:style style:name="T252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29" style:parent-style-name="DefaultParagraphFont" style:family="text">
      <style:text-properties fo:font-size="10pt" style:font-size-asian="10pt" style:font-size-complex="10pt"/>
    </style:style>
    <style:style style:name="T253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31" style:parent-style-name="DefaultParagraphFont" style:family="text">
      <style:text-properties fo:font-size="10pt" style:font-size-asian="10pt" style:font-size-complex="10pt"/>
    </style:style>
    <style:style style:name="T253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33" style:parent-style-name="DefaultParagraphFont" style:family="text">
      <style:text-properties fo:font-size="10pt" style:font-size-asian="10pt" style:font-size-complex="10pt"/>
    </style:style>
    <style:style style:name="T2534" style:parent-style-name="DefaultParagraphFont" style:family="text">
      <style:text-properties fo:font-size="10pt" style:font-size-asian="10pt" style:font-size-complex="10pt"/>
    </style:style>
    <style:style style:name="T253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P2536" style:parent-style-name="Heading3" style:family="paragraph">
      <style:paragraph-properties fo:break-before="page"/>
    </style:style>
    <style:style style:name="T2537" style:parent-style-name="DefaultParagraphFont" style:family="text">
      <style:text-properties style:font-name-complex="Mangal" style:script-type="complex"/>
    </style:style>
    <style:style style:name="T2538" style:parent-style-name="DefaultParagraphFont" style:family="text">
      <style:text-properties fo:font-size="10pt" style:font-size-asian="10pt" style:font-size-complex="10pt"/>
    </style:style>
    <style:style style:name="T253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40" style:parent-style-name="DefaultParagraphFont" style:family="text">
      <style:text-properties fo:font-size="10pt" style:font-size-asian="10pt" style:font-size-complex="10pt"/>
    </style:style>
    <style:style style:name="T254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42" style:parent-style-name="DefaultParagraphFont" style:family="text">
      <style:text-properties fo:font-size="10pt" style:font-size-asian="10pt" style:font-size-complex="10pt"/>
    </style:style>
    <style:style style:name="T254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44" style:parent-style-name="DefaultParagraphFont" style:family="text">
      <style:text-properties fo:font-size="10pt" style:font-size-asian="10pt" style:font-size-complex="10pt"/>
    </style:style>
    <style:style style:name="T254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46" style:parent-style-name="DefaultParagraphFont" style:family="text">
      <style:text-properties fo:font-size="10pt" style:font-size-asian="10pt" style:font-size-complex="10pt"/>
    </style:style>
    <style:style style:name="T254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48" style:parent-style-name="DefaultParagraphFont" style:family="text">
      <style:text-properties fo:font-size="10pt" style:font-size-asian="10pt" style:font-size-complex="10pt"/>
    </style:style>
    <style:style style:name="T2549" style:parent-style-name="DefaultParagraphFont" style:family="text">
      <style:text-properties fo:font-size="10pt" style:font-size-asian="10pt" style:font-size-complex="10pt"/>
    </style:style>
    <style:style style:name="T255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51" style:parent-style-name="DefaultParagraphFont" style:family="text">
      <style:text-properties fo:font-size="10pt" style:font-size-asian="10pt" style:font-size-complex="10pt"/>
    </style:style>
    <style:style style:name="T2552" style:parent-style-name="DefaultParagraphFont" style:family="text">
      <style:text-properties fo:font-size="10pt" style:font-size-asian="10pt" style:font-size-complex="10pt"/>
    </style:style>
    <style:style style:name="T255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54" style:parent-style-name="DefaultParagraphFont" style:family="text">
      <style:text-properties fo:font-size="10pt" style:font-size-asian="10pt" style:font-size-complex="10pt"/>
    </style:style>
    <style:style style:name="T255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56" style:parent-style-name="DefaultParagraphFont" style:family="text">
      <style:text-properties fo:font-size="10pt" style:font-size-asian="10pt" style:font-size-complex="10pt"/>
    </style:style>
    <style:style style:name="T255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58" style:parent-style-name="DefaultParagraphFont" style:family="text">
      <style:text-properties fo:font-size="10pt" style:font-size-asian="10pt" style:font-size-complex="10pt"/>
    </style:style>
    <style:style style:name="T255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60" style:parent-style-name="DefaultParagraphFont" style:family="text">
      <style:text-properties fo:font-size="10pt" style:font-size-asian="10pt" style:font-size-complex="10pt"/>
    </style:style>
    <style:style style:name="T2561" style:parent-style-name="DefaultParagraphFont" style:family="text">
      <style:text-properties fo:font-size="10pt" style:font-size-asian="10pt" style:font-size-complex="10pt"/>
    </style:style>
    <style:style style:name="T256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6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64" style:parent-style-name="DefaultParagraphFont" style:family="text">
      <style:text-properties fo:font-size="10pt" style:font-size-asian="10pt" style:font-size-complex="10pt"/>
    </style:style>
    <style:style style:name="T256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66" style:parent-style-name="DefaultParagraphFont" style:family="text">
      <style:text-properties fo:font-size="10pt" style:font-size-asian="10pt" style:font-size-complex="10pt"/>
    </style:style>
    <style:style style:name="T2567" style:parent-style-name="DefaultParagraphFont" style:family="text">
      <style:text-properties fo:font-size="10pt" style:font-size-asian="10pt" style:font-size-complex="10pt"/>
    </style:style>
    <style:style style:name="T256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69" style:parent-style-name="DefaultParagraphFont" style:family="text">
      <style:text-properties fo:font-size="10pt" style:font-size-asian="10pt" style:font-size-complex="10pt"/>
    </style:style>
    <style:style style:name="T257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71" style:parent-style-name="DefaultParagraphFont" style:family="text">
      <style:text-properties fo:font-size="10pt" style:font-size-asian="10pt" style:font-size-complex="10pt"/>
    </style:style>
    <style:style style:name="T257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73" style:parent-style-name="DefaultParagraphFont" style:family="text">
      <style:text-properties fo:font-size="10pt" style:font-size-asian="10pt" style:font-size-complex="10pt"/>
    </style:style>
    <style:style style:name="T2574" style:parent-style-name="DefaultParagraphFont" style:family="text">
      <style:text-properties fo:font-size="10pt" style:font-size-asian="10pt" style:font-size-complex="10pt"/>
    </style:style>
    <style:style style:name="T257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76" style:parent-style-name="DefaultParagraphFont" style:family="text">
      <style:text-properties fo:font-size="10pt" style:font-size-asian="10pt" style:font-size-complex="10pt"/>
    </style:style>
    <style:style style:name="T257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78" style:parent-style-name="DefaultParagraphFont" style:family="text">
      <style:text-properties fo:font-size="10pt" style:font-size-asian="10pt" style:font-size-complex="10pt"/>
    </style:style>
    <style:style style:name="T257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80" style:parent-style-name="DefaultParagraphFont" style:family="text">
      <style:text-properties fo:font-size="10pt" style:font-size-asian="10pt" style:font-size-complex="10pt"/>
    </style:style>
    <style:style style:name="T258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82" style:parent-style-name="DefaultParagraphFont" style:family="text">
      <style:text-properties fo:font-size="10pt" style:font-size-asian="10pt" style:font-size-complex="10pt"/>
    </style:style>
    <style:style style:name="T2583" style:parent-style-name="DefaultParagraphFont" style:family="text">
      <style:text-properties fo:font-size="10pt" style:font-size-asian="10pt" style:font-size-complex="10pt"/>
    </style:style>
    <style:style style:name="T258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85" style:parent-style-name="DefaultParagraphFont" style:family="text">
      <style:text-properties fo:font-size="10pt" style:font-size-asian="10pt" style:font-size-complex="10pt"/>
    </style:style>
    <style:style style:name="T258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87" style:parent-style-name="DefaultParagraphFont" style:family="text">
      <style:text-properties fo:font-size="10pt" style:font-size-asian="10pt" style:font-size-complex="10pt"/>
    </style:style>
    <style:style style:name="T2588" style:parent-style-name="DefaultParagraphFont" style:family="text">
      <style:text-properties fo:font-size="10pt" style:font-size-asian="10pt" style:font-size-complex="10pt"/>
    </style:style>
    <style:style style:name="T258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90" style:parent-style-name="DefaultParagraphFont" style:family="text">
      <style:text-properties fo:font-size="10pt" style:font-size-asian="10pt" style:font-size-complex="10pt"/>
    </style:style>
    <style:style style:name="T2591" style:parent-style-name="DefaultParagraphFont" style:family="text">
      <style:text-properties fo:font-size="10pt" style:font-size-asian="10pt" style:font-size-complex="10pt"/>
    </style:style>
    <style:style style:name="T2592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93" style:parent-style-name="DefaultParagraphFont" style:family="text">
      <style:text-properties fo:font-size="10pt" style:font-size-asian="10pt" style:font-size-complex="10pt"/>
    </style:style>
    <style:style style:name="T2594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95" style:parent-style-name="DefaultParagraphFont" style:family="text">
      <style:text-properties fo:font-size="10pt" style:font-size-asian="10pt" style:font-size-complex="10pt"/>
    </style:style>
    <style:style style:name="T2596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97" style:parent-style-name="DefaultParagraphFont" style:family="text">
      <style:text-properties fo:font-size="10pt" style:font-size-asian="10pt" style:font-size-complex="10pt"/>
    </style:style>
    <style:style style:name="T259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599" style:parent-style-name="DefaultParagraphFont" style:family="text">
      <style:text-properties fo:font-size="10pt" style:font-size-asian="10pt" style:font-size-complex="10pt"/>
    </style:style>
    <style:style style:name="P2600" style:parent-style-name="Heading1" style:family="paragraph">
      <style:paragraph-properties fo:break-before="page"/>
    </style:style>
    <style:style style:name="T2601" style:parent-style-name="DefaultParagraphFont" style:family="text">
      <style:text-properties style:font-name-complex="Mangal" style:script-type="complex"/>
    </style:style>
    <style:style style:name="T2602" style:parent-style-name="DefaultParagraphFont" style:family="text">
      <style:text-properties fo:font-size="10pt" style:font-size-asian="10pt" style:font-size-complex="10pt"/>
    </style:style>
    <style:style style:name="T260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04" style:parent-style-name="DefaultParagraphFont" style:family="text">
      <style:text-properties fo:font-size="10pt" style:font-size-asian="10pt" style:font-size-complex="10pt"/>
    </style:style>
    <style:style style:name="T260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06" style:parent-style-name="DefaultParagraphFont" style:family="text">
      <style:text-properties fo:font-size="10pt" style:font-size-asian="10pt" style:font-size-complex="10pt"/>
    </style:style>
    <style:style style:name="T2607" style:parent-style-name="DefaultParagraphFont" style:family="text">
      <style:text-properties fo:font-size="10pt" style:font-size-asian="10pt" style:font-size-complex="10pt"/>
    </style:style>
    <style:style style:name="T2608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09" style:parent-style-name="DefaultParagraphFont" style:family="text">
      <style:text-properties fo:font-size="10pt" style:font-size-asian="10pt" style:font-size-complex="10pt"/>
    </style:style>
    <style:style style:name="T2610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11" style:parent-style-name="DefaultParagraphFont" style:family="text">
      <style:text-properties fo:font-size="10pt" style:font-size-asian="10pt" style:font-size-complex="10pt"/>
    </style:style>
    <style:style style:name="T2612" style:parent-style-name="DefaultParagraphFont" style:family="text">
      <style:text-properties fo:font-size="10pt" style:font-size-asian="10pt" style:font-size-complex="10pt"/>
    </style:style>
    <style:style style:name="T2613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14" style:parent-style-name="DefaultParagraphFont" style:family="text">
      <style:text-properties fo:font-size="10pt" style:font-size-asian="10pt" style:font-size-complex="10pt"/>
    </style:style>
    <style:style style:name="T2615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16" style:parent-style-name="DefaultParagraphFont" style:family="text">
      <style:text-properties fo:font-size="10pt" style:font-size-asian="10pt" style:font-size-complex="10pt"/>
    </style:style>
    <style:style style:name="T2617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18" style:parent-style-name="DefaultParagraphFont" style:family="text">
      <style:text-properties fo:font-size="10pt" style:font-size-asian="10pt" style:font-size-complex="10pt"/>
    </style:style>
    <style:style style:name="T2619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20" style:parent-style-name="DefaultParagraphFont" style:family="text">
      <style:text-properties fo:font-size="10pt" style:font-size-asian="10pt" style:font-size-complex="10pt"/>
    </style:style>
    <style:style style:name="T2621" style:parent-style-name="DefaultParagraphFont" style:family="text">
      <style:text-properties style:font-name-complex="Mangal" fo:font-size="10pt" style:font-size-asian="10pt" style:font-size-complex="10pt" style:script-type="complex"/>
    </style:style>
    <style:style style:name="T2622" style:parent-style-name="DefaultParagraphFont" style:family="text">
      <style:text-properties fo:font-size="10pt" style:font-size-asian="10pt" style:font-size-complex="10pt"/>
    </style:style>
    <style:style style:name="T2623" style:parent-style-name="DefaultParagraphFont" style:family="text">
      <style:text-properties style:font-name-complex="Mangal" fo:font-size="10pt" style:font-size-asian="10pt" style:font-size-complex="10pt" style:script-type="complex"/>
    </style:style>
  </office:automatic-styles>
  <office:body>
    <office:text text:use-soft-page-breaks="true">
      <text:p text:style-name="P1">Infra Optimization:<text:s/>Source Code</text:p>
      <text:h text:style-name="Heading1" text:outline-level="1">#Terraform<text:s/>Source<text:s/>Code</text:h>
      <text:h text:style-name="Heading3" text:outline-level="3">##Vars<text:span text:style-name="T2">.</text:span>tf</text:h>
      <text:p text:style-name="Textbody"><text:span text:style-name="T3">variable<text:s/></text:span><text:span text:style-name="T4">"</text:span><text:span text:style-name="T5">AWS_ACCESS_KEY</text:span><text:span text:style-name="T6">"<text:s/></text:span><text:span text:style-name="T7">{</text:span></text:p>
      <text:p text:style-name="Textbody"><text:span text:style-name="T8"><text:s text:c="2"/>type<text:s/></text:span><text:span text:style-name="T9">=<text:s/></text:span><text:span text:style-name="T10">string</text:span></text:p>
      <text:p text:style-name="Textbody"><text:span text:style-name="T11"><text:s text:c="2"/>default<text:s/></text:span><text:span text:style-name="T12">= "</text:span><text:span text:style-name="T13">ASIA5ROHSDOADKV57ZFR</text:span><text:span text:style-name="T14">"</text:span></text:p>
      <text:p text:style-name="P15">}</text:p>
      <text:p text:style-name="P16"/>
      <text:p text:style-name="Textbody"><text:span text:style-name="T17">variable<text:s/></text:span><text:span text:style-name="T18">"</text:span><text:span text:style-name="T19">AWS_SECRET_KEY</text:span><text:span text:style-name="T20">"<text:s/></text:span><text:span text:style-name="T21">{</text:span></text:p>
      <text:p text:style-name="Textbody"><text:span text:style-name="T22"><text:s text:c="2"/>type<text:s/></text:span><text:span text:style-name="T23">=<text:s/></text:span><text:span text:style-name="T24">string</text:span></text:p>
      <text:p text:style-name="Textbody"><text:span text:style-name="T25"><text:s text:c="2"/>default<text:s/></text:span><text:span text:style-name="T26">=<text:s/></text:span><text:span text:style-name="T27">"/</text:span><text:span text:style-name="T28">ypAa7IbUF1lCHfe31VrUB1Id5WjPiMigq5u</text:span><text:span text:style-name="T29">+</text:span><text:span text:style-name="T30">6</text:span><text:span text:style-name="T31">/</text:span><text:span text:style-name="T32">l</text:span><text:span text:style-name="T33">"</text:span></text:p>
      <text:p text:style-name="P34">}</text:p>
      <text:p text:style-name="P35"/>
      <text:p text:style-name="Textbody"><text:span text:style-name="T36">variable<text:s/></text:span><text:span text:style-name="T37">"</text:span><text:span text:style-name="T38">AWS_TOKEN</text:span><text:span text:style-name="T39">"<text:s/></text:span><text:span text:style-name="T40">{</text:span></text:p>
      <text:p text:style-name="Textbody"><text:span text:style-name="T41"><text:s text:c="2"/>type<text:s/></text:span><text:span text:style-name="T42">=<text:s/></text:span><text:span text:style-name="T43">string</text:span></text:p>
      <text:p text:style-name="Textbody"><text:span text:style-name="T44"><text:s text:c="2"/>default<text:s/></text:span><text:span text:style-name="T45">= "</text:span><text:span text:style-name="T46">FwoGZXIvYXdzED0aDLBqKKC0PnrwFct</text:span><text:span text:style-name="T47">/</text:span><text:span text:style-name="T48">0SK8Ace0qd4PotE9vpF6Mn5q9</text:span><text:span text:style-name="T49">/</text:span><text:span text:style-name="T50">gcMlRfK7rvJDu6LuTFu0UnFRZOz78gzbmA6PE3pzo</text:span><text:span text:style-name="T51">/</text:span><text:span text:style-name="T52">OlasgGuqxfP2ahrx5jhTxKda</text:span><text:span text:style-name="T53">/</text:span><text:span text:style-name="T54">DeWxXjjmRY7DSxc2aSQyDuH0Lev1Ad6iK</text:span><text:span text:style-name="T55">i</text:span><text:span text:style-name="T56">+/</text:span><text:span text:style-name="T57">4zwmIOtB06T75G66JcT9mpiuskRX6</text:span><text:span text:style-name="T58">+</text:span><text:span text:style-name="T59">ItUDZ7O5uFwACUmxGOdZQsGvSw6M0OBSg2u6zfaSkstuH4lIIZvZYmgO</text:span><text:span text:style-name="T60">/</text:span><text:span text:style-name="T61">DRCL</text:span><text:span text:style-name="T62">+</text:span><text:span text:style-name="T63">a3bFZWWuPEY83wS9Jxmrc6VYcB9s29</text:span><text:span text:style-name="T64">/</text:span><text:span text:style-name="T65">qIlRKL2D3JAGMi0V0PbCc</text:span><text:span text:style-name="T66">/</text:span><text:span text:style-name="T67">WHomRL3IkYsV34pKVcrtMoXzMU1uvIFNcGbB</text:span><text:span text:style-name="T68">+</text:span><text:span text:style-name="T69">FAI</text:span><text:span text:style-name="T70">+</text:span><text:span text:style-name="T71">pN4xATGorqX0</text:span><text:span text:style-name="T72">="</text:span></text:p>
      <text:p text:style-name="P73">}</text:p>
      <text:p text:style-name="P74"/>
      <text:p text:style-name="Textbody"><text:span text:style-name="T75">variable<text:s/></text:span><text:span text:style-name="T76">"</text:span><text:span text:style-name="T77">AWS_REGION</text:span><text:span text:style-name="T78">"<text:s/></text:span><text:span text:style-name="T79">{</text:span></text:p>
      <text:p text:style-name="Textbody"><text:span text:style-name="T80"><text:s text:c="2"/>type<text:s/></text:span><text:span text:style-name="T81">=<text:s/></text:span><text:span text:style-name="T82">string</text:span></text:p>
      <text:p text:style-name="Textbody"><text:span text:style-name="T83"><text:s text:c="2"/></text:span><text:span text:style-name="T84">default<text:s/></text:span><text:span text:style-name="T85">= "</text:span><text:span text:style-name="T86">us</text:span><text:span text:style-name="T87">-</text:span><text:span text:style-name="T88">east</text:span><text:span text:style-name="T89">-</text:span><text:span text:style-name="T90">1</text:span><text:span text:style-name="T91">"</text:span></text:p>
      <text:p text:style-name="P92">}</text:p>
      <text:p text:style-name="P93"/>
      <text:p text:style-name="Textbody"><text:span text:style-name="T94">variable<text:s/></text:span><text:span text:style-name="T95">"</text:span><text:span text:style-name="T96">AMIS</text:span><text:span text:style-name="T97">"<text:s/></text:span><text:span text:style-name="T98">{</text:span></text:p>
      <text:p text:style-name="Textbody"><text:span text:style-name="T99"><text:s text:c="2"/>type<text:s/></text:span><text:span text:style-name="T100">=<text:s/></text:span><text:span text:style-name="T101">map</text:span><text:span text:style-name="T102">(</text:span><text:span text:style-name="T103">string</text:span><text:span text:style-name="T104">)</text:span></text:p>
      <text:soft-page-break/>
      <text:p text:style-name="Textbody"><text:span text:style-name="T105"><text:s text:c="2"/>default<text:s/></text:span><text:span text:style-name="T106">=<text:s/></text:span><text:span text:style-name="T107">{</text:span></text:p>
      <text:p text:style-name="Textbody"><text:span text:style-name="T108"><text:s text:c="4"/>us</text:span><text:span text:style-name="T109">-</text:span><text:span text:style-name="T110">east</text:span><text:span text:style-name="T111">-</text:span><text:span text:style-name="T112">1<text:s/></text:span><text:span text:style-name="T113">= "</text:span><text:span text:style-name="T114">ami</text:span><text:span text:style-name="T115">-</text:span><text:span text:style-name="T116">04505e74c0741db8d</text:span><text:span text:style-name="T117">"</text:span></text:p>
      <text:p text:style-name="Textbody"><text:span text:style-name="T118"><text:s text:c="4"/>us</text:span><text:span text:style-name="T119">-</text:span><text:span text:style-name="T120">west</text:span><text:span text:style-name="T121">-</text:span><text:span text:style-name="T122">2<text:s/></text:span><text:span text:style-name="T123">= "</text:span><text:span text:style-name="T124">ami</text:span><text:span text:style-name="T125">-</text:span><text:span text:style-name="T126">06b94666</text:span><text:span text:style-name="T127">"</text:span></text:p>
      <text:p text:style-name="Textbody"><text:span text:style-name="T128"><text:s text:c="4"/>eu</text:span><text:span text:style-name="T129">-</text:span><text:span text:style-name="T130">west</text:span><text:span text:style-name="T131">-</text:span><text:span text:style-name="T132">1<text:s/></text:span><text:span text:style-name="T133">= "</text:span><text:span text:style-name="T134">ami</text:span><text:span text:style-name="T135">-</text:span><text:span text:style-name="T136">0d729a60</text:span><text:span text:style-name="T137">"</text:span></text:p>
      <text:p text:style-name="Textbody"><text:span text:style-name="T138"><text:s text:c="4"/></text:span></text:p>
      <text:p text:style-name="P139"><text:s text:c="2"/>}</text:p>
      <text:p text:style-name="P140"/>
      <text:p text:style-name="P141">}</text:p>
      <text:p text:style-name="Textbody"><text:span text:style-name="T142">variable<text:s/></text:span><text:span text:style-name="T143">"</text:span><text:span text:style-name="T144">PATH_TO_PRIVATE_KEY</text:span><text:span text:style-name="T145">"<text:s/></text:span><text:span text:style-name="T146">{</text:span></text:p>
      <text:p text:style-name="Textbody"><text:span text:style-name="T147"><text:s text:c="2"/>default<text:s/></text:span><text:span text:style-name="T148">= "</text:span><text:span text:style-name="T149">mykey</text:span><text:span text:style-name="T150">"</text:span></text:p>
      <text:p text:style-name="P151">}</text:p>
      <text:p text:style-name="P152"/>
      <text:p text:style-name="Textbody"><text:span text:style-name="T153">variable</text:span><text:span text:style-name="T154"><text:s/>"</text:span><text:span text:style-name="T155">PATH_TO_PUBLIC_KEY</text:span><text:span text:style-name="T156">"<text:s/></text:span><text:span text:style-name="T157">{</text:span></text:p>
      <text:p text:style-name="Textbody"><text:span text:style-name="T158"><text:s text:c="2"/>default<text:s/></text:span><text:span text:style-name="T159">= "</text:span><text:span text:style-name="T160">mykey</text:span><text:span text:style-name="T161">.</text:span><text:span text:style-name="T162">pub</text:span><text:span text:style-name="T163">"</text:span></text:p>
      <text:p text:style-name="P164">}</text:p>
      <text:p text:style-name="P165"/>
      <text:p text:style-name="Textbody"><text:span text:style-name="T166">variable<text:s/></text:span><text:span text:style-name="T167">"</text:span><text:span text:style-name="T168">INSTANCE_USERNAME</text:span><text:span text:style-name="T169">"<text:s/></text:span><text:span text:style-name="T170">{</text:span></text:p>
      <text:p text:style-name="Textbody"><text:span text:style-name="T171"><text:s text:c="2"/>default<text:s/></text:span><text:span text:style-name="T172">= "</text:span><text:span text:style-name="T173">ubuntu</text:span><text:span text:style-name="T174">"</text:span></text:p>
      <text:p text:style-name="P175">}</text:p>
      <text:p text:style-name="P176"/>
      <text:soft-page-break/>
      <text:h text:style-name="P177" text:outline-level="3">##Provider<text:span text:style-name="T178">.</text:span>tf</text:h>
      <text:p text:style-name="Textbody"><text:span text:style-name="T179">provider<text:s/></text:span><text:span text:style-name="T180">"</text:span><text:span text:style-name="T181">aws</text:span><text:span text:style-name="T182">"<text:s/></text:span><text:span text:style-name="T183">{</text:span></text:p>
      <text:p text:style-name="Textbody"><text:span text:style-name="T184"><text:s text:c="2"/>access_key<text:s/></text:span><text:span text:style-name="T185">=<text:s/></text:span><text:span text:style-name="T186">var</text:span><text:span text:style-name="T187">.</text:span><text:span text:style-name="T188">AWS_ACCESS_KEY</text:span></text:p>
      <text:p text:style-name="Textbody"><text:span text:style-name="T189"><text:s text:c="2"/>secret_key<text:s/></text:span><text:span text:style-name="T190">=<text:s/></text:span><text:span text:style-name="T191">var</text:span><text:span text:style-name="T192">.</text:span><text:span text:style-name="T193">AWS_SECRET_KEY</text:span></text:p>
      <text:p text:style-name="Textbody"><text:span text:style-name="T194"><text:s text:c="2"/>token<text:s/></text:span><text:span text:style-name="T195">=<text:s/></text:span><text:span text:style-name="T196">var</text:span><text:span text:style-name="T197">.</text:span><text:span text:style-name="T198">AWS_TOKEN</text:span></text:p>
      <text:p text:style-name="Textbody"><text:span text:style-name="T199"><text:s text:c="2"/>region<text:s/></text:span><text:span text:style-name="T200">=<text:s/></text:span><text:span text:style-name="T201">var</text:span><text:span text:style-name="T202">.</text:span><text:span text:style-name="T203">AWS_REGION</text:span></text:p>
      <text:p text:style-name="P204">}</text:p>
      <text:soft-page-break/>
      <text:h text:style-name="P205" text:outline-level="3">##Instance<text:span text:style-name="T206">.</text:span>tf</text:h>
      <text:p text:style-name="Textbody"><text:span text:style-name="T207">resource<text:s/></text:span><text:span text:style-name="T208">"</text:span><text:span text:style-name="T209">aws_key_pair</text:span><text:span text:style-name="T210">" "</text:span><text:span text:style-name="T211">mykey</text:span><text:span text:style-name="T212">"<text:s/></text:span><text:span text:style-name="T213">{</text:span></text:p>
      <text:p text:style-name="Textbody"><text:span text:style-name="T214"><text:s text:c="2"/>key_name <text:s text:c="2"/></text:span><text:span text:style-name="T215">= "</text:span><text:span text:style-name="T216">mykey</text:span><text:span text:style-name="T217">"</text:span></text:p>
      <text:p text:style-name="Textbody"><text:span text:style-name="T218"><text:s text:c="2"/>public_key<text:s/></text:span><text:span text:style-name="T219">=<text:s/></text:span><text:span text:style-name="T220">file</text:span><text:span text:style-name="T221">(</text:span><text:span text:style-name="T222">var</text:span><text:span text:style-name="T223">.</text:span><text:span text:style-name="T224">PATH_TO_PUBLIC_KEY</text:span><text:span text:style-name="T225">)</text:span></text:p>
      <text:p text:style-name="P226">}</text:p>
      <text:p text:style-name="P227"/>
      <text:p text:style-name="Textbody"><text:span text:style-name="T228">resource<text:s/></text:span><text:span text:style-name="T229">"</text:span><text:span text:style-name="T230">aws_instance</text:span><text:span text:style-name="T231">" "</text:span><text:span text:style-name="T232">kubernetes_master</text:span><text:span text:style-name="T233">"<text:s/></text:span><text:span text:style-name="T234">{</text:span></text:p>
      <text:p text:style-name="Textbody"><text:span text:style-name="T235"><text:s text:c="2"/>ami <text:s text:c="10"/></text:span><text:span text:style-name="T236">=<text:s/></text:span><text:span text:style-name="T237">var</text:span><text:span text:style-name="T238">.</text:span><text:span text:style-name="T239">AMIS</text:span><text:span text:style-name="T240">[</text:span><text:span text:style-name="T241">var</text:span><text:span text:style-name="T242">.</text:span><text:span text:style-name="T243">AWS_REGION</text:span><text:span text:style-name="T244">]</text:span></text:p>
      <text:p text:style-name="Textbody"><text:span text:style-name="T245"><text:s text:c="2"/>instance_type<text:s/></text:span><text:span text:style-name="T246">= "</text:span><text:span text:style-name="T247">t3</text:span><text:span text:style-name="T248">.</text:span><text:span text:style-name="T249">medium</text:span><text:span text:style-name="T250">"</text:span></text:p>
      <text:p text:style-name="Textbody"><text:span text:style-name="T251"><text:s text:c="2"/></text:span><text:span text:style-name="T252">key_name <text:s text:c="5"/></text:span><text:span text:style-name="T253">=<text:s/></text:span><text:span text:style-name="T254">aws_key_pair</text:span><text:span text:style-name="T255">.</text:span><text:span text:style-name="T256">mykey</text:span><text:span text:style-name="T257">.</text:span><text:span text:style-name="T258">key_name</text:span></text:p>
      <text:p text:style-name="Textbody"><text:span text:style-name="T259"><text:s text:c="2"/>vpc_security_group_ids<text:s/></text:span><text:span text:style-name="T260">= ["</text:span><text:span text:style-name="T261">${aws_security_group</text:span><text:span text:style-name="T262">.</text:span><text:span text:style-name="T263">k8s</text:span><text:span text:style-name="T264">.</text:span><text:span text:style-name="T265">id}</text:span><text:span text:style-name="T266">"]</text:span></text:p>
      <text:p text:style-name="P267"/>
      <text:p text:style-name="Textbody"><text:span text:style-name="T268"><text:s/>tags<text:s/></text:span><text:span text:style-name="T269">=<text:s/></text:span><text:span text:style-name="T270">{</text:span></text:p>
      <text:p text:style-name="Textbody"><text:span text:style-name="T271"><text:s text:c="4"/>Name<text:s/></text:span><text:span text:style-name="T272">= "</text:span><text:span text:style-name="T273">kubernetes_master</text:span><text:span text:style-name="T274">"</text:span></text:p>
      <text:p text:style-name="P275"><text:s text:c="2"/>}</text:p>
      <text:p text:style-name="P276">}</text:p>
      <text:p text:style-name="Textbody"><text:span text:style-name="T277">resource<text:s/></text:span><text:span text:style-name="T278">"</text:span><text:span text:style-name="T279">aws_instance</text:span><text:span text:style-name="T280">" "</text:span><text:span text:style-name="T281">kubernetes_worker</text:span><text:span text:style-name="T282">"<text:s/></text:span><text:span text:style-name="T283">{</text:span></text:p>
      <text:p text:style-name="Textbody"><text:span text:style-name="T284"><text:s text:c="2"/>ami <text:s text:c="10"/></text:span><text:span text:style-name="T285">=<text:s/></text:span><text:span text:style-name="T286">var</text:span><text:span text:style-name="T287">.</text:span><text:span text:style-name="T288">AMIS</text:span><text:span text:style-name="T289">[</text:span><text:span text:style-name="T290">var</text:span><text:span text:style-name="T291">.</text:span><text:span text:style-name="T292">AWS_REGION</text:span><text:span text:style-name="T293">]</text:span></text:p>
      <text:p text:style-name="Textbody"><text:span text:style-name="T294"><text:s text:c="2"/>instance_type</text:span><text:span text:style-name="T295"><text:s/>= "</text:span><text:span text:style-name="T296">t3</text:span><text:span text:style-name="T297">.</text:span><text:span text:style-name="T298">medium</text:span><text:span text:style-name="T299">"</text:span></text:p>
      <text:p text:style-name="Textbody"><text:span text:style-name="T300"><text:s text:c="2"/>key_name <text:s text:c="5"/></text:span><text:span text:style-name="T301">=<text:s/></text:span><text:span text:style-name="T302">aws_key_pair</text:span><text:span text:style-name="T303">.</text:span><text:span text:style-name="T304">mykey</text:span><text:span text:style-name="T305">.</text:span><text:span text:style-name="T306">key_name</text:span></text:p>
      <text:p text:style-name="Textbody"><text:span text:style-name="T307"><text:s text:c="2"/>vpc_security_group_ids<text:s/></text:span><text:span text:style-name="T308">= ["</text:span><text:span text:style-name="T309">${aws_security_group</text:span><text:span text:style-name="T310">.</text:span><text:span text:style-name="T311">k8s</text:span><text:span text:style-name="T312">.</text:span><text:span text:style-name="T313">id}</text:span><text:span text:style-name="T314">"]</text:span></text:p>
      <text:p text:style-name="Textbody"><text:span text:style-name="T315"><text:s text:c="2"/>count<text:s/></text:span><text:span text:style-name="T316">=<text:s/></text:span><text:span text:style-name="T317">2</text:span></text:p>
      <text:p text:style-name="P318"/>
      <text:p text:style-name="Textbody"><text:span text:style-name="T319"><text:s/>tags<text:s/></text:span><text:span text:style-name="T320">=<text:s/></text:span><text:span text:style-name="T321">{</text:span></text:p>
      <text:p text:style-name="Textbody"><text:span text:style-name="T322"><text:s text:c="4"/>Name<text:s/></text:span><text:span text:style-name="T323">= "</text:span><text:span text:style-name="T324">kubernetes_worker</text:span><text:span text:style-name="T325">-</text:span><text:span text:style-name="T326">${count</text:span><text:span text:style-name="T327">.</text:span><text:span text:style-name="T328">index}</text:span><text:span text:style-name="T329">"</text:span></text:p>
      <text:p text:style-name="P330"><text:s text:c="2"/>}</text:p>
      <text:p text:style-name="P331">}</text:p>
      <text:p text:style-name="P332"/>
      <text:p text:style-name="Textbody"><text:span text:style-name="T333">resource<text:s/></text:span><text:span text:style-name="T334">"</text:span><text:span text:style-name="T335">aws_security_group</text:span><text:span text:style-name="T336">" "</text:span><text:span text:style-name="T337">k8s</text:span><text:span text:style-name="T338">"<text:s/></text:span><text:span text:style-name="T339">{</text:span></text:p>
      <text:p text:style-name="Textbody"><text:span text:style-name="T340"><text:s text:c="2"/>name<text:s/></text:span><text:span text:style-name="T341">= "</text:span><text:span text:style-name="T342">Ports<text:s/></text:span><text:span text:style-name="T343">22</text:span><text:span text:style-name="T344">"</text:span></text:p>
      <text:p text:style-name="P345"/>
      <text:p text:style-name="P346"><text:s text:c="2"/>ingress {</text:p>
      <text:p text:style-name="Textbody"><text:span text:style-name="T347"><text:s text:c="4"/>from_port <text:s text:c="2"/></text:span><text:span text:style-name="T348">=<text:s/></text:span><text:span text:style-name="T349">22</text:span></text:p>
      <text:p text:style-name="Textbody"><text:span text:style-name="T350"><text:s text:c="4"/>to_port <text:s text:c="4"/></text:span><text:span text:style-name="T351">=<text:s/></text:span><text:span text:style-name="T352">22</text:span></text:p>
      <text:p text:style-name="Textbody"><text:span text:style-name="T353"><text:s text:c="4"/>protocol <text:s text:c="3"/></text:span><text:span text:style-name="T354">= "</text:span><text:span text:style-name="T355">tcp</text:span><text:span text:style-name="T356">"</text:span></text:p>
      <text:p text:style-name="Textbody"><text:span text:style-name="T357"><text:s text:c="4"/>cidr_blocks<text:s/></text:span><text:span text:style-name="T358">= ["</text:span><text:span text:style-name="T359">0</text:span><text:span text:style-name="T360">.</text:span><text:span text:style-name="T361">0</text:span><text:span text:style-name="T362">.</text:span><text:span text:style-name="T363">0</text:span><text:span text:style-name="T364">.</text:span><text:span text:style-name="T365">0</text:span><text:span text:style-name="T366">/</text:span><text:span text:style-name="T367">0</text:span><text:span text:style-name="T368">"]</text:span></text:p>
      <text:p text:style-name="Textbody"><text:span text:style-name="T369"><text:s text:c="4"/>self<text:s/></text:span><text:span text:style-name="T370">=<text:s/></text:span><text:span text:style-name="T371">true</text:span></text:p>
      <text:p text:style-name="P372"><text:s text:c="2"/>}</text:p>
      <text:p text:style-name="P373"/>
      <text:p text:style-name="P374"><text:s text:c="2"/>ingress {</text:p>
      <text:p text:style-name="Textbody"><text:span text:style-name="T375"><text:s text:c="4"/>from_port <text:s text:c="2"/></text:span><text:span text:style-name="T376">=<text:s/></text:span><text:span text:style-name="T377">80</text:span></text:p>
      <text:p text:style-name="Textbody"><text:span text:style-name="T378"><text:s text:c="4"/>to_port <text:s text:c="4"/></text:span><text:span text:style-name="T379">=<text:s/></text:span><text:span text:style-name="T380">80</text:span></text:p>
      <text:p text:style-name="Textbody"><text:span text:style-name="T381"><text:s text:c="4"/>protocol <text:s text:c="3"/></text:span><text:span text:style-name="T382">= "</text:span><text:span text:style-name="T383">tcp</text:span><text:span text:style-name="T384">"</text:span></text:p>
      <text:p text:style-name="Textbody"><text:span text:style-name="T385"><text:s text:c="4"/>cidr_blocks<text:s/></text:span><text:span text:style-name="T386">= ["</text:span><text:span text:style-name="T387">0</text:span><text:span text:style-name="T388">.</text:span><text:span text:style-name="T389">0</text:span><text:span text:style-name="T390">.</text:span><text:span text:style-name="T391">0</text:span><text:span text:style-name="T392">.</text:span><text:span text:style-name="T393">0</text:span><text:span text:style-name="T394">/</text:span><text:span text:style-name="T395">0</text:span><text:span text:style-name="T396">"]</text:span></text:p>
      <text:p text:style-name="Textbody"><text:span text:style-name="T397"><text:s text:c="4"/>self<text:s/></text:span><text:span text:style-name="T398">=</text:span><text:span text:style-name="T399"><text:s/>true</text:span></text:p>
      <text:p text:style-name="P400"><text:s text:c="2"/>}</text:p>
      <text:p text:style-name="P401"/>
      <text:p text:style-name="P402"><text:s text:c="2"/>ingress {</text:p>
      <text:p text:style-name="Textbody"><text:span text:style-name="T403"><text:s text:c="4"/>protocol <text:s/></text:span><text:span text:style-name="T404">= -</text:span><text:span text:style-name="T405">1</text:span></text:p>
      <text:p text:style-name="Textbody"><text:span text:style-name="T406"><text:s text:c="4"/>self <text:s text:c="5"/></text:span><text:span text:style-name="T407">=<text:s/></text:span><text:span text:style-name="T408">true</text:span></text:p>
      <text:p text:style-name="Textbody"><text:span text:style-name="T409"><text:s text:c="4"/>from_port<text:s/></text:span><text:span text:style-name="T410">=<text:s/></text:span><text:span text:style-name="T411">0</text:span></text:p>
      <text:p text:style-name="Textbody"><text:span text:style-name="T412"><text:s text:c="4"/>to_port <text:s text:c="2"/></text:span><text:span text:style-name="T413">=<text:s/></text:span><text:span text:style-name="T414">0</text:span></text:p>
      <text:p text:style-name="P415"><text:s text:c="2"/>}</text:p>
      <text:p text:style-name="P416"/>
      <text:p text:style-name="P417"><text:s text:c="2"/>egress {</text:p>
      <text:p text:style-name="Textbody"><text:span text:style-name="T418"><text:s text:c="4"/>from_port <text:s text:c="2"/></text:span><text:span text:style-name="T419">=<text:s/></text:span><text:span text:style-name="T420">0</text:span></text:p>
      <text:p text:style-name="Textbody"><text:span text:style-name="T421"><text:s text:c="4"/>to_port <text:s text:c="4"/></text:span><text:span text:style-name="T422">=<text:s/></text:span><text:span text:style-name="T423">0</text:span></text:p>
      <text:p text:style-name="Textbody"><text:span text:style-name="T424"><text:s text:c="4"/>protocol <text:s text:c="3"/></text:span><text:span text:style-name="T425">= "-</text:span><text:span text:style-name="T426">1</text:span><text:span text:style-name="T427">"</text:span></text:p>
      <text:p text:style-name="Textbody"><text:span text:style-name="T428"><text:s text:c="4"/>cidr_blocks<text:s/></text:span><text:span text:style-name="T429">= ["</text:span><text:span text:style-name="T430">0</text:span><text:span text:style-name="T431">.</text:span><text:span text:style-name="T432">0</text:span><text:span text:style-name="T433">.</text:span><text:span text:style-name="T434">0</text:span><text:span text:style-name="T435">.</text:span><text:span text:style-name="T436">0</text:span><text:span text:style-name="T437">/</text:span><text:span text:style-name="T438">0</text:span><text:span text:style-name="T439">"]</text:span></text:p>
      <text:p text:style-name="Textbody"><text:span text:style-name="T440"><text:s text:c="4"/>self<text:s/></text:span><text:span text:style-name="T441">=<text:s/></text:span><text:span text:style-name="T442">true</text:span></text:p>
      <text:soft-page-break/>
      <text:p text:style-name="P443"><text:s text:c="2"/>}</text:p>
      <text:p text:style-name="P444"/>
      <text:p text:style-name="Textbody"><text:span text:style-name="T445"><text:s/>tags<text:s/></text:span><text:span text:style-name="T446">=<text:s/></text:span><text:span text:style-name="T447">{</text:span></text:p>
      <text:p text:style-name="Textbody"><text:span text:style-name="T448"><text:s text:c="4"/>Name<text:s/></text:span><text:span text:style-name="T449">=<text:s/></text:span><text:span text:style-name="T450">"</text:span><text:span text:style-name="T451">k8s</text:span><text:span text:style-name="T452">"</text:span></text:p>
      <text:p text:style-name="P453"><text:s text:c="2"/>}</text:p>
      <text:p text:style-name="P454">}</text:p>
      <text:p text:style-name="P455"/>
      <text:p text:style-name="Textbody"><text:span text:style-name="T456">resource<text:s/></text:span><text:span text:style-name="T457">"</text:span><text:span text:style-name="T458">local_file</text:span><text:span text:style-name="T459">" "</text:span><text:span text:style-name="T460">inventory</text:span><text:span text:style-name="T461">"<text:s/></text:span><text:span text:style-name="T462">{</text:span></text:p>
      <text:p text:style-name="Textbody"><text:span text:style-name="T463"><text:s text:c="2"/>filename<text:s/></text:span><text:span text:style-name="T464">= "./</text:span><text:span text:style-name="T465">ansible_cm</text:span><text:span text:style-name="T466">/</text:span><text:span text:style-name="T467">inventory</text:span><text:span text:style-name="T468">.</text:span><text:span text:style-name="T469">ini</text:span><text:span text:style-name="T470">"</text:span></text:p>
      <text:p text:style-name="Textbody"><text:span text:style-name="T471"><text:s text:c="2"/>file_permission<text:s/></text:span><text:span text:style-name="T472">= "</text:span><text:span text:style-name="T473">0644</text:span><text:span text:style-name="T474">"</text:span></text:p>
      <text:p text:style-name="Textbody"><text:span text:style-name="T475"><text:s text:c="2"/>content <text:s/></text:span><text:span text:style-name="T476">=<text:s/></text:span><text:span text:style-name="T477">&lt;&lt;EOF</text:span></text:p>
      <text:p text:style-name="Textbody"><text:span text:style-name="T478">[</text:span><text:span text:style-name="T479">kubernetes_master</text:span><text:span text:style-name="T480">]</text:span></text:p>
      <text:p text:style-name="Textbody"><text:span text:style-name="T481">${aws_instance</text:span><text:span text:style-name="T482">.</text:span><text:span text:style-name="T483">kubernetes_master</text:span><text:span text:style-name="T484">.</text:span><text:span text:style-name="T485">public_dns}</text:span></text:p>
      <text:p text:style-name="P486"/>
      <text:p text:style-name="Textbody"><text:span text:style-name="T487">[</text:span><text:span text:style-name="T488">kubernetes_worker1</text:span><text:span text:style-name="T489">]</text:span></text:p>
      <text:p text:style-name="Textbody"><text:span text:style-name="T490">${aws_instance</text:span><text:span text:style-name="T491">.</text:span><text:span text:style-name="T492">kubernetes_worker</text:span><text:span text:style-name="T493">[</text:span><text:span text:style-name="T494">0</text:span><text:span text:style-name="T495">].</text:span><text:span text:style-name="T496">public_dns}</text:span></text:p>
      <text:p text:style-name="P497"/>
      <text:p text:style-name="Textbody"><text:span text:style-name="T498">[</text:span><text:span text:style-name="T499">kubernetes_worker2</text:span><text:span text:style-name="T500">]</text:span></text:p>
      <text:p text:style-name="Textbody"><text:span text:style-name="T501">${aws_instance</text:span><text:span text:style-name="T502">.</text:span><text:span text:style-name="T503">kubernetes_worker</text:span><text:span text:style-name="T504">[</text:span><text:span text:style-name="T505">1</text:span><text:span text:style-name="T506">].</text:span><text:span text:style-name="T507">public_dns}</text:span></text:p>
      <text:p text:style-name="P508"/>
      <text:p text:style-name="P509">EOF</text:p>
      <text:p text:style-name="P510">}</text:p>
      <text:p text:style-name="P511"/>
      <text:p text:style-name="Textbody"><text:span text:style-name="T512">resource<text:s/></text:span><text:span text:style-name="T513">"</text:span><text:span text:style-name="T514">local_file</text:span><text:span text:style-name="T515">" "</text:span><text:span text:style-name="T516">host_script</text:span><text:span text:style-name="T517">"<text:s/></text:span><text:span text:style-name="T518">{</text:span></text:p>
      <text:p text:style-name="Textbody"><text:span text:style-name="T519"><text:s text:c="2"/>filename<text:s/></text:span><text:span text:style-name="T520">= "./</text:span><text:span text:style-name="T521">add_host</text:span><text:span text:style-name="T522">.</text:span><text:span text:style-name="T523">sh</text:span><text:span text:style-name="T524">"</text:span></text:p>
      <text:p text:style-name="Textbody"><text:span text:style-name="T525"><text:s text:c="2"/>file_permission<text:s/></text:span><text:span text:style-name="T526">= "</text:span><text:span text:style-name="T527">0700</text:span><text:span text:style-name="T528">"</text:span></text:p>
      <text:p text:style-name="Textbody"><text:span text:style-name="T529"><text:s text:c="2"/>content<text:s/></text:span><text:span text:style-name="T530">=<text:s/></text:span><text:span text:style-name="T531">&lt;&lt;EOF</text:span></text:p>
      <text:p text:style-name="Textbody"><text:span text:style-name="T532">#</text:span><text:span text:style-name="T533">!/</text:span><text:span text:style-name="T534">bin</text:span><text:span text:style-name="T535">/</text:span><text:span text:style-name="T536">bash</text:span></text:p>
      <text:p text:style-name="Textbody"><text:span text:style-name="T537">echo<text:s/></text:span><text:span text:style-name="T538">"</text:span><text:span text:style-name="T539">Setting SSH Key</text:span><text:span text:style-name="T540">"</text:span></text:p>
      <text:p text:style-name="Textbody"><text:span text:style-name="T541">#ssh</text:span><text:span text:style-name="T542">-</text:span><text:span text:style-name="T543">add ~</text:span><text:span text:style-name="T544">/</text:span><text:span text:style-name="T545">&lt;PATH TO SSH KEYFILE&gt;</text:span><text:span text:style-name="T546">.</text:span><text:span text:style-name="T547">pem</text:span></text:p>
      <text:soft-page-break/>
      <text:p text:style-name="Textbody"><text:span text:style-name="T548">echo<text:s/></text:span><text:span text:style-name="T549">"</text:span><text:span text:style-name="T550">Adding IPs</text:span><text:span text:style-name="T551">"</text:span></text:p>
      <text:p text:style-name="Textbody"><text:span text:style-name="T552">ssh</text:span><text:span text:style-name="T553">-</text:span><text:span text:style-name="T554">keyscan<text:s/></text:span><text:span text:style-name="T555">-</text:span><text:span text:style-name="T556">H ${aws_instance</text:span><text:span text:style-name="T557">.</text:span><text:span text:style-name="T558">kubernetes_master</text:span><text:span text:style-name="T559">.</text:span><text:span text:style-name="T560">public_dns} &gt;&gt; ~</text:span><text:span text:style-name="T561">/.</text:span><text:span text:style-name="T562">ssh</text:span><text:span text:style-name="T563">/</text:span><text:span text:style-name="T564">known_hosts</text:span></text:p>
      <text:p text:style-name="Textbody"><text:span text:style-name="T565">ssh</text:span><text:span text:style-name="T566">-</text:span><text:span text:style-name="T567">keyscan<text:s/></text:span><text:span text:style-name="T568">-</text:span><text:span text:style-name="T569">H ${aws_instance</text:span><text:span text:style-name="T570">.</text:span><text:span text:style-name="T571">kubernetes_worker</text:span><text:span text:style-name="T572">[</text:span><text:span text:style-name="T573">0</text:span><text:span text:style-name="T574">].</text:span><text:span text:style-name="T575">public_dns} &gt;&gt; ~</text:span><text:span text:style-name="T576">/.</text:span><text:span text:style-name="T577">ssh</text:span><text:span text:style-name="T578">/</text:span><text:span text:style-name="T579">known_hosts</text:span></text:p>
      <text:p text:style-name="Textbody"><text:span text:style-name="T580">ssh</text:span><text:span text:style-name="T581">-</text:span><text:span text:style-name="T582">keyscan<text:s/></text:span><text:span text:style-name="T583">-</text:span><text:span text:style-name="T584">H ${aws_instance</text:span><text:span text:style-name="T585">.</text:span><text:span text:style-name="T586">kube</text:span><text:span text:style-name="T587">rnetes_worker</text:span><text:span text:style-name="T588">[</text:span><text:span text:style-name="T589">1</text:span><text:span text:style-name="T590">].</text:span><text:span text:style-name="T591">public_dns} &gt;&gt; <text:s/>~</text:span><text:span text:style-name="T592">/.</text:span><text:span text:style-name="T593">ssh</text:span><text:span text:style-name="T594">/</text:span><text:span text:style-name="T595">known_hosts</text:span></text:p>
      <text:p text:style-name="P596"/>
      <text:p text:style-name="P597">EOF</text:p>
      <text:p text:style-name="P598">}</text:p>
      <text:p text:style-name="P599"/>
      <text:p text:style-name="Textbody"><text:span text:style-name="T600">resource<text:s/></text:span><text:span text:style-name="T601">"</text:span><text:span text:style-name="T602">null_resource</text:span><text:span text:style-name="T603">" "</text:span><text:span text:style-name="T604">add_host_entry</text:span><text:span text:style-name="T605">"<text:s/></text:span><text:span text:style-name="T606">{</text:span></text:p>
      <text:p text:style-name="Textbody"><text:span text:style-name="T607"><text:s text:c="2"/>triggers<text:s/></text:span><text:span text:style-name="T608">=<text:s/></text:span><text:span text:style-name="T609">{</text:span></text:p>
      <text:p text:style-name="Textbody"><text:span text:style-name="T610"><text:s text:c="4"/>order<text:s/></text:span><text:span text:style-name="T611">=<text:s/></text:span><text:span text:style-name="T612">local_file</text:span><text:span text:style-name="T613">.</text:span><text:span text:style-name="T614">host_script</text:span><text:span text:style-name="T615">.</text:span><text:span text:style-name="T616">id</text:span></text:p>
      <text:p text:style-name="P617"><text:s text:c="2"/>}</text:p>
      <text:p text:style-name="Textbody"><text:span text:style-name="T618"><text:s text:c="2"/>provisioner<text:s/></text:span><text:span text:style-name="T619">"</text:span><text:span text:style-name="T620">local</text:span><text:span text:style-name="T621">-</text:span><text:span text:style-name="T622">exec</text:span><text:span text:style-name="T623">"<text:s/></text:span><text:span text:style-name="T624">{</text:span></text:p>
      <text:p text:style-name="Textbody"><text:span text:style-name="T625"><text:s text:c="4"/>command<text:s/></text:span><text:span text:style-name="T626">= "</text:span><text:span text:style-name="T627">sleep 10 &amp;&amp;<text:s/></text:span><text:span text:style-name="T628">./</text:span><text:span text:style-name="T629">add_host</text:span><text:span text:style-name="T630">.</text:span><text:span text:style-name="T631">sh</text:span><text:span text:style-name="T632">"</text:span></text:p>
      <text:p text:style-name="P633"><text:s text:c="2"/>}</text:p>
      <text:p text:style-name="P634">}</text:p>
      <text:soft-page-break/>
      <text:h text:style-name="P635" text:outline-level="1">#Ansible<text:s/>Source<text:s/>Code</text:h>
      <text:h text:style-name="Heading3" text:outline-level="3">##main<text:span text:style-name="T636">.</text:span>yaml</text:h>
      <text:p text:style-name="Textbody"><text:span text:style-name="T637">---</text:span></text:p>
      <text:p text:style-name="Textbody"><text:span text:style-name="T638">-<text:s/></text:span><text:span text:style-name="T639">hosts</text:span><text:span text:style-name="T640">:<text:s/></text:span><text:span text:style-name="T641">kubernetes_master</text:span></text:p>
      <text:p text:style-name="Textbody"><text:span text:style-name="T642"><text:s text:c="2"/>name</text:span><text:span text:style-name="T643">:<text:s/></text:span><text:span text:style-name="T644">Kubernetes master control plane configuration</text:span></text:p>
      <text:p text:style-name="Textbody"><text:span text:style-name="T645"><text:s text:c="2"/>become</text:span><text:span text:style-name="T646">:<text:s/></text:span><text:span text:style-name="T647">yes</text:span></text:p>
      <text:p text:style-name="Textbody"><text:span text:style-name="T648"><text:s text:c="2"/>user</text:span><text:span text:style-name="T649">:<text:s/></text:span><text:span text:style-name="T650">ubuntu</text:span></text:p>
      <text:p text:style-name="Textbody"><text:span text:style-name="T651"><text:s text:c="2"/>tags</text:span><text:span text:style-name="T652">:<text:s/></text:span><text:span text:style-name="T653">master</text:span></text:p>
      <text:p text:style-name="Textbody"><text:span text:style-name="T654"><text:s text:c="2"/>vars</text:span><text:span text:style-name="T655">:</text:span></text:p>
      <text:p text:style-name="Textbody"><text:span text:style-name="T656"><text:s text:c="4"/>ansible_ssh_private_key_file</text:span><text:span text:style-name="T657">: "../</text:span><text:span text:style-name="T658">mykey</text:span><text:span text:style-name="T659">"</text:span></text:p>
      <text:p text:style-name="Textbody"><text:span text:style-name="T660"><text:s text:c="2"/>tasks</text:span><text:span text:style-name="T661">:</text:span></text:p>
      <text:p text:style-name="Textbody"><text:span text:style-name="T662"><text:s text:c="2"/>-<text:s/></text:span><text:span text:style-name="T663">name</text:span><text:span text:style-name="T664">:<text:s/></text:span><text:span text:style-name="T665">Run common tasks</text:span></text:p>
      <text:p text:style-name="Textbody"><text:span text:style-name="T666"><text:s text:c="4"/>import_tasks</text:span><text:span text:style-name="T667">:<text:s/></text:span><text:span text:style-name="T668">common</text:span><text:span text:style-name="T669">.</text:span><text:span text:style-name="T670">yaml</text:span></text:p>
      <text:p text:style-name="Textbody"><text:span text:style-name="T671"><text:s text:c="2"/>-<text:s/></text:span><text:span text:style-name="T672">name</text:span><text:span text:style-name="T673">:<text:s/></text:span><text:span text:style-name="T674">Configre k8s master node</text:span></text:p>
      <text:p text:style-name="Textbody"><text:span text:style-name="T675"><text:s text:c="4"/>import_tasks</text:span><text:span text:style-name="T676">:<text:s/></text:span><text:span text:style-name="T677">master</text:span><text:span text:style-name="T678">.</text:span><text:span text:style-name="T679">yaml</text:span></text:p>
      <text:p text:style-name="Textbody"><text:span text:style-name="T680"><text:s text:c="3"/></text:span></text:p>
      <text:p text:style-name="Textbody"><text:span text:style-name="T681">-<text:s/></text:span><text:span text:style-name="T682">hosts</text:span><text:span text:style-name="T683">:<text:s/></text:span><text:span text:style-name="T684">kubernetes_worker1</text:span></text:p>
      <text:p text:style-name="Textbody"><text:span text:style-name="T685"><text:s text:c="2"/>name</text:span><text:span text:style-name="T686">:<text:s/></text:span><text:span text:style-name="T687">Kubernetes workde node configuration</text:span></text:p>
      <text:p text:style-name="Textbody"><text:span text:style-name="T688"><text:s text:c="2"/>become</text:span><text:span text:style-name="T689">:<text:s/></text:span><text:span text:style-name="T690">yes</text:span></text:p>
      <text:p text:style-name="Textbody"><text:span text:style-name="T691"><text:s text:c="2"/>user</text:span><text:span text:style-name="T692">:<text:s/></text:span><text:span text:style-name="T693">ubuntu</text:span></text:p>
      <text:p text:style-name="Textbody"><text:span text:style-name="T694"><text:s text:c="2"/>tags</text:span><text:span text:style-name="T695">:<text:s/></text:span><text:span text:style-name="T696">worker1</text:span></text:p>
      <text:p text:style-name="Textbody"><text:span text:style-name="T697"><text:s text:c="2"/>vars</text:span><text:span text:style-name="T698">:</text:span></text:p>
      <text:p text:style-name="Textbody"><text:span text:style-name="T699"><text:s text:c="4"/>ansible_ssh_private_key_file</text:span><text:span text:style-name="T700">: "../</text:span><text:span text:style-name="T701">mykey</text:span><text:span text:style-name="T702">"</text:span></text:p>
      <text:p text:style-name="Textbody"><text:span text:style-name="T703"><text:s text:c="4"/>worke</text:span><text:span text:style-name="T704">r_hostname</text:span><text:span text:style-name="T705">: "</text:span><text:span text:style-name="T706">worker1</text:span><text:span text:style-name="T707">"</text:span></text:p>
      <text:p text:style-name="Textbody"><text:span text:style-name="T708"><text:s text:c="2"/>tasks</text:span><text:span text:style-name="T709">:</text:span></text:p>
      <text:p text:style-name="Textbody"><text:span text:style-name="T710"><text:s text:c="2"/>-<text:s/></text:span><text:span text:style-name="T711">name</text:span><text:span text:style-name="T712">:<text:s/></text:span><text:span text:style-name="T713">Run common tasks</text:span></text:p>
      <text:p text:style-name="Textbody"><text:span text:style-name="T714"><text:s text:c="4"/>import_tasks</text:span><text:span text:style-name="T715">:<text:s/></text:span><text:span text:style-name="T716">common</text:span><text:span text:style-name="T717">.</text:span><text:span text:style-name="T718">yaml</text:span></text:p>
      <text:p text:style-name="Textbody"><text:span text:style-name="T719"><text:s text:c="2"/>-<text:s/></text:span><text:span text:style-name="T720">name</text:span><text:span text:style-name="T721">:<text:s/></text:span><text:span text:style-name="T722">Configre k8s worker node</text:span></text:p>
      <text:soft-page-break/>
      <text:p text:style-name="Textbody"><text:span text:style-name="T723"><text:s text:c="4"/>import_tasks</text:span><text:span text:style-name="T724">:<text:s/></text:span><text:span text:style-name="T725">worker</text:span><text:span text:style-name="T726">.</text:span><text:span text:style-name="T727">yaml</text:span></text:p>
      <text:p text:style-name="Textbody"><text:span text:style-name="T728"><text:s text:c="2"/></text:span></text:p>
      <text:p text:style-name="Textbody"><text:span text:style-name="T729">-<text:s/></text:span><text:span text:style-name="T730">hosts</text:span><text:span text:style-name="T731">:<text:s/></text:span><text:span text:style-name="T732">kubernetes_worker2</text:span></text:p>
      <text:p text:style-name="Textbody"><text:span text:style-name="T733"><text:s text:c="2"/>name</text:span><text:span text:style-name="T734">:<text:s/></text:span><text:span text:style-name="T735">Kubernetes workde node configuration</text:span></text:p>
      <text:p text:style-name="Textbody"><text:span text:style-name="T736"><text:s text:c="2"/>become</text:span><text:span text:style-name="T737">:<text:s/></text:span><text:span text:style-name="T738">yes</text:span></text:p>
      <text:p text:style-name="Textbody"><text:span text:style-name="T739"><text:s text:c="2"/>user</text:span><text:span text:style-name="T740">:<text:s/></text:span><text:span text:style-name="T741">ubuntu</text:span></text:p>
      <text:p text:style-name="Textbody"><text:span text:style-name="T742"><text:s text:c="2"/>tags</text:span><text:span text:style-name="T743">:<text:s/></text:span><text:span text:style-name="T744">worker2</text:span></text:p>
      <text:p text:style-name="Textbody"><text:span text:style-name="T745"><text:s text:c="2"/>vars</text:span><text:span text:style-name="T746">:</text:span></text:p>
      <text:p text:style-name="Textbody"><text:span text:style-name="T747"><text:s text:c="4"/>ansible_ssh_private_key_file</text:span><text:span text:style-name="T748">: "../</text:span><text:span text:style-name="T749">mykey</text:span><text:span text:style-name="T750">"</text:span></text:p>
      <text:p text:style-name="Textbody"><text:span text:style-name="T751"><text:s text:c="4"/>worker_hostname</text:span><text:span text:style-name="T752">: "</text:span><text:span text:style-name="T753">worker2</text:span><text:span text:style-name="T754">"</text:span></text:p>
      <text:p text:style-name="Textbody"><text:span text:style-name="T755"><text:s text:c="2"/>tasks</text:span><text:span text:style-name="T756">:</text:span></text:p>
      <text:p text:style-name="Textbody"><text:span text:style-name="T757"><text:s text:c="2"/>-<text:s/></text:span><text:span text:style-name="T758">name</text:span><text:span text:style-name="T759">:<text:s/></text:span><text:span text:style-name="T760">Run common tasks</text:span></text:p>
      <text:p text:style-name="Textbody"><text:span text:style-name="T761"><text:s text:c="4"/>import_tasks</text:span><text:span text:style-name="T762">:<text:s/></text:span><text:span text:style-name="T763">common</text:span><text:span text:style-name="T764">.</text:span><text:span text:style-name="T765">yaml</text:span></text:p>
      <text:p text:style-name="Textbody"><text:span text:style-name="T766"><text:s text:c="2"/>-<text:s/></text:span><text:span text:style-name="T767">name</text:span><text:span text:style-name="T768">:<text:s/></text:span><text:span text:style-name="T769">Configre k8s worker node</text:span></text:p>
      <text:p text:style-name="Textbody"><text:span text:style-name="T770"><text:s text:c="4"/>import_tasks</text:span><text:span text:style-name="T771">:<text:s/></text:span><text:span text:style-name="T772">worker</text:span><text:span text:style-name="T773">.</text:span><text:span text:style-name="T774">yaml</text:span></text:p>
      <text:p text:style-name="P775"/>
      <text:p text:style-name="Textbody"><text:span text:style-name="T776">-<text:s/></text:span><text:span text:style-name="T777">hosts</text:span><text:span text:style-name="T778">:<text:s/></text:span><text:span text:style-name="T779">kuber</text:span><text:span text:style-name="T780">netes_worker3</text:span></text:p>
      <text:p text:style-name="Textbody"><text:span text:style-name="T781"><text:s text:c="2"/>name</text:span><text:span text:style-name="T782">:<text:s/></text:span><text:span text:style-name="T783">Kubernetes workde node configuration</text:span></text:p>
      <text:p text:style-name="Textbody"><text:span text:style-name="T784"><text:s text:c="2"/>become</text:span><text:span text:style-name="T785">:<text:s/></text:span><text:span text:style-name="T786">yes</text:span></text:p>
      <text:p text:style-name="Textbody"><text:span text:style-name="T787"><text:s text:c="2"/>user</text:span><text:span text:style-name="T788">:<text:s/></text:span><text:span text:style-name="T789">ubuntu</text:span></text:p>
      <text:p text:style-name="Textbody"><text:span text:style-name="T790"><text:s text:c="2"/>tags</text:span><text:span text:style-name="T791">:<text:s/></text:span><text:span text:style-name="T792">worker3</text:span></text:p>
      <text:p text:style-name="Textbody"><text:span text:style-name="T793"><text:s text:c="2"/>vars</text:span><text:span text:style-name="T794">:</text:span></text:p>
      <text:p text:style-name="Textbody"><text:span text:style-name="T795"><text:s text:c="4"/>ansible_ssh_private_key_file</text:span><text:span text:style-name="T796">: "../</text:span><text:span text:style-name="T797">mykey</text:span><text:span text:style-name="T798">"</text:span></text:p>
      <text:p text:style-name="Textbody"><text:span text:style-name="T799"><text:s text:c="4"/>worker_hostname</text:span><text:span text:style-name="T800">: "</text:span><text:span text:style-name="T801">worker3</text:span><text:span text:style-name="T802">"</text:span></text:p>
      <text:p text:style-name="Textbody"><text:span text:style-name="T803"><text:s text:c="2"/>tasks</text:span><text:span text:style-name="T804">:</text:span></text:p>
      <text:p text:style-name="Textbody"><text:span text:style-name="T805"><text:s text:c="2"/>-<text:s/></text:span><text:span text:style-name="T806">name</text:span><text:span text:style-name="T807">:<text:s/></text:span><text:span text:style-name="T808">Run common tasks</text:span></text:p>
      <text:p text:style-name="Textbody"><text:span text:style-name="T809"><text:s text:c="4"/>import_tasks</text:span><text:span text:style-name="T810">:<text:s/></text:span><text:span text:style-name="T811">common</text:span><text:span text:style-name="T812">.</text:span><text:span text:style-name="T813">yaml</text:span></text:p>
      <text:p text:style-name="Textbody"><text:span text:style-name="T814"><text:s text:c="2"/>-<text:s/></text:span><text:span text:style-name="T815">name</text:span><text:span text:style-name="T816">:<text:s/></text:span><text:span text:style-name="T817">Configre k8s worker node</text:span></text:p>
      <text:soft-page-break/>
      <text:p text:style-name="Textbody"><text:span text:style-name="T818"><text:s text:c="4"/>import_tasks</text:span><text:span text:style-name="T819">:<text:s/></text:span><text:span text:style-name="T820">worker</text:span><text:span text:style-name="T821">.</text:span><text:span text:style-name="T822">yaml</text:span></text:p>
      <text:p text:style-name="P823"/>
      <text:p text:style-name="Textbody"><text:span text:style-name="T824">-<text:s/></text:span><text:span text:style-name="T825">hosts</text:span><text:span text:style-name="T826">:<text:s/></text:span><text:span text:style-name="T827">kubernetes_worker4</text:span></text:p>
      <text:p text:style-name="Textbody"><text:span text:style-name="T828"><text:s text:c="2"/>name</text:span><text:span text:style-name="T829">:<text:s/></text:span><text:span text:style-name="T830">Kubernetes workde node configuration</text:span></text:p>
      <text:p text:style-name="Textbody"><text:span text:style-name="T831"><text:s text:c="2"/>become</text:span><text:span text:style-name="T832">:<text:s/></text:span><text:span text:style-name="T833">yes</text:span></text:p>
      <text:p text:style-name="Textbody"><text:span text:style-name="T834"><text:s text:c="2"/>user</text:span><text:span text:style-name="T835">:<text:s/></text:span><text:span text:style-name="T836">ubuntu</text:span></text:p>
      <text:p text:style-name="Textbody"><text:span text:style-name="T837"><text:s text:c="2"/>tags</text:span><text:span text:style-name="T838">:<text:s/></text:span><text:span text:style-name="T839">worker4</text:span></text:p>
      <text:p text:style-name="Textbody"><text:span text:style-name="T840"><text:s text:c="2"/>vars</text:span><text:span text:style-name="T841">:</text:span></text:p>
      <text:p text:style-name="Textbody"><text:span text:style-name="T842"><text:s text:c="4"/></text:span><text:span text:style-name="T843">ansible_ssh_private_key_file</text:span><text:span text:style-name="T844">: "../</text:span><text:span text:style-name="T845">mykey</text:span><text:span text:style-name="T846">"</text:span></text:p>
      <text:p text:style-name="Textbody"><text:span text:style-name="T847"><text:s text:c="4"/>worker_hostname</text:span><text:span text:style-name="T848">: "</text:span><text:span text:style-name="T849">worker4</text:span><text:span text:style-name="T850">"</text:span></text:p>
      <text:p text:style-name="Textbody"><text:span text:style-name="T851"><text:s text:c="2"/>tasks</text:span><text:span text:style-name="T852">:</text:span></text:p>
      <text:p text:style-name="Textbody"><text:span text:style-name="T853"><text:s text:c="2"/>-<text:s/></text:span><text:span text:style-name="T854">name</text:span><text:span text:style-name="T855">:<text:s/></text:span><text:span text:style-name="T856">Run common tasks</text:span></text:p>
      <text:p text:style-name="Textbody"><text:span text:style-name="T857"><text:s text:c="4"/>import_tasks</text:span><text:span text:style-name="T858">:<text:s/></text:span><text:span text:style-name="T859">common</text:span><text:span text:style-name="T860">.</text:span><text:span text:style-name="T861">yaml</text:span></text:p>
      <text:p text:style-name="Textbody"><text:span text:style-name="T862"><text:s text:c="2"/>-<text:s/></text:span><text:span text:style-name="T863">name</text:span><text:span text:style-name="T864">:<text:s/></text:span><text:span text:style-name="T865">Configre k8s worker node</text:span></text:p>
      <text:p text:style-name="Textbody"><text:span text:style-name="T866"><text:s text:c="4"/>import_tasks</text:span><text:span text:style-name="T867">:<text:s/></text:span><text:span text:style-name="T868">worker</text:span><text:span text:style-name="T869">.</text:span><text:span text:style-name="T870">yaml</text:span></text:p>
      <text:soft-page-break/>
      <text:h text:style-name="P871" text:outline-level="3">##common<text:span text:style-name="T872">.</text:span>yaml</text:h>
      <text:p text:style-name="Textbody"><text:span text:style-name="T873">---</text:span></text:p>
      <text:p text:style-name="Textbody"><text:span text:style-name="T874"><text:s text:c="2"/>-<text:s/></text:span><text:span text:style-name="T875">name</text:span><text:span text:style-name="T876">:<text:s/></text:span><text:span text:style-name="T877">Add an apt signing key<text:s/></text:span><text:span text:style-name="T878">for Kubernetes</text:span></text:p>
      <text:p text:style-name="Textbody"><text:span text:style-name="T879"><text:s text:c="4"/>apt_key</text:span><text:span text:style-name="T880">:</text:span></text:p>
      <text:p text:style-name="Textbody"><text:span text:style-name="T881"><text:s text:c="6"/>url</text:span><text:span text:style-name="T882">:<text:s/></text:span><text:span text:style-name="T883">https</text:span><text:span text:style-name="T884">://</text:span><text:span text:style-name="T885">packages</text:span><text:span text:style-name="T886">.</text:span><text:span text:style-name="T887">cloud</text:span><text:span text:style-name="T888">.</text:span><text:span text:style-name="T889">google</text:span><text:span text:style-name="T890">.</text:span><text:span text:style-name="T891">com</text:span><text:span text:style-name="T892">/</text:span><text:span text:style-name="T893">apt</text:span><text:span text:style-name="T894">/</text:span><text:span text:style-name="T895">doc</text:span><text:span text:style-name="T896">/</text:span><text:span text:style-name="T897">apt</text:span><text:span text:style-name="T898">-</text:span><text:span text:style-name="T899">key</text:span><text:span text:style-name="T900">.</text:span><text:span text:style-name="T901">gpg</text:span></text:p>
      <text:p text:style-name="Textbody"><text:span text:style-name="T902"><text:s text:c="6"/>state</text:span><text:span text:style-name="T903">:<text:s/></text:span><text:span text:style-name="T904">present</text:span></text:p>
      <text:p text:style-name="P905"/>
      <text:p text:style-name="Textbody"><text:span text:style-name="T906"><text:s text:c="2"/>-<text:s/></text:span><text:span text:style-name="T907">name</text:span><text:span text:style-name="T908">:<text:s/></text:span><text:span text:style-name="T909">Adding apt repository for Kubernetes</text:span></text:p>
      <text:p text:style-name="Textbody"><text:span text:style-name="T910"><text:s text:c="4"/>apt_repository</text:span><text:span text:style-name="T911">:</text:span></text:p>
      <text:p text:style-name="Textbody"><text:span text:style-name="T912"><text:s text:c="6"/>repo</text:span><text:span text:style-name="T913">:<text:s/></text:span><text:span text:style-name="T914">deb https</text:span><text:span text:style-name="T915">://</text:span><text:span text:style-name="T916">apt</text:span><text:span text:style-name="T917">.</text:span><text:span text:style-name="T918">kubernetes</text:span><text:span text:style-name="T919">.</text:span><text:span text:style-name="T920">io</text:span><text:span text:style-name="T921">/<text:s/></text:span><text:span text:style-name="T922">kubernetes</text:span><text:span text:style-name="T923">-</text:span><text:span text:style-name="T924">xenial main</text:span></text:p>
      <text:p text:style-name="Textbody"><text:span text:style-name="T925"><text:s text:c="6"/>st</text:span><text:span text:style-name="T926">ate</text:span><text:span text:style-name="T927">:<text:s/></text:span><text:span text:style-name="T928">present</text:span></text:p>
      <text:p text:style-name="Textbody"><text:span text:style-name="T929"><text:s text:c="6"/>filename</text:span><text:span text:style-name="T930">:<text:s/></text:span><text:span text:style-name="T931">kubernetes</text:span><text:span text:style-name="T932">.</text:span><text:span text:style-name="T933">list</text:span></text:p>
      <text:soft-page-break/>
      <text:h text:style-name="P934" text:outline-level="3">##master<text:span text:style-name="T935">.</text:span>yaml</text:h>
      <text:p text:style-name="Textbody"><text:span text:style-name="T936">---</text:span></text:p>
      <text:p text:style-name="Textbody"><text:span text:style-name="T937"><text:s text:c="2"/>-<text:s/></text:span><text:span text:style-name="T938">name</text:span><text:span text:style-name="T939">:<text:s/></text:span><text:span text:style-name="T940">installing packages on k8s master</text:span></text:p>
      <text:p text:style-name="Textbody"><text:span text:style-name="T941"><text:s text:c="4"/>apt</text:span><text:span text:style-name="T942">:</text:span></text:p>
      <text:p text:style-name="Textbody"><text:span text:style-name="T943"><text:s text:c="6"/>name</text:span><text:span text:style-name="T944">: "</text:span><text:span text:style-name="T945">{{ packages }}</text:span><text:span text:style-name="T946">"</text:span></text:p>
      <text:p text:style-name="Textbody"><text:span text:style-name="T947"><text:s text:c="6"/>state</text:span><text:span text:style-name="T948">:<text:s/></text:span><text:span text:style-name="T949">present</text:span></text:p>
      <text:p text:style-name="Textbody"><text:span text:style-name="T950"><text:s text:c="6"/>update_cache</text:span><text:span text:style-name="T951">:<text:s/></text:span><text:span text:style-name="T952">yes</text:span></text:p>
      <text:p text:style-name="Textbody"><text:span text:style-name="T953"><text:s text:c="4"/>vars</text:span><text:span text:style-name="T954">:</text:span></text:p>
      <text:p text:style-name="Textbody"><text:span text:style-name="T955"><text:s text:c="6"/>packages</text:span><text:span text:style-name="T956">:</text:span></text:p>
      <text:p text:style-name="Textbody"><text:span text:style-name="T957"><text:s text:c="6"/>-<text:s/></text:span><text:span text:style-name="T958">apt</text:span><text:span text:style-name="T959">-</text:span><text:span text:style-name="T960">transport</text:span><text:span text:style-name="T961">-</text:span><text:span text:style-name="T962">https</text:span></text:p>
      <text:p text:style-name="Textbody"><text:span text:style-name="T963"><text:s text:c="6"/>-<text:s/></text:span><text:span text:style-name="T964">ca</text:span><text:span text:style-name="T965">-</text:span><text:span text:style-name="T966">certificates</text:span></text:p>
      <text:p text:style-name="Textbody"><text:span text:style-name="T967"><text:s text:c="6"/>-<text:s/></text:span><text:span text:style-name="T968">curl</text:span></text:p>
      <text:p text:style-name="Textbody"><text:span text:style-name="T969"><text:s text:c="6"/>-<text:s/></text:span><text:span text:style-name="T970">gnupg</text:span><text:span text:style-name="T971">-</text:span><text:span text:style-name="T972">agent</text:span></text:p>
      <text:p text:style-name="Textbody"><text:span text:style-name="T973"><text:s text:c="6"/>-<text:s/></text:span><text:span text:style-name="T974">software</text:span><text:span text:style-name="T975">-</text:span><text:span text:style-name="T976">properties</text:span><text:span text:style-name="T977">-</text:span><text:span text:style-name="T978">common</text:span></text:p>
      <text:p text:style-name="Textbody"><text:span text:style-name="T979"><text:s text:c="6"/>-<text:s/></text:span><text:span text:style-name="T980">kubelet</text:span></text:p>
      <text:p text:style-name="Textbody"><text:span text:style-name="T981"><text:s text:c="6"/>-<text:s/></text:span><text:span text:style-name="T982">kubeadm</text:span></text:p>
      <text:p text:style-name="Textbody"><text:span text:style-name="T983"><text:s text:c="6"/>-<text:s/></text:span><text:span text:style-name="T984">kubectl</text:span></text:p>
      <text:p text:style-name="Textbody"><text:span text:style-name="T985"><text:s text:c="6"/>-<text:s/></text:span><text:span text:style-name="T986">docker</text:span><text:span text:style-name="T987">.</text:span><text:span text:style-name="T988">io</text:span></text:p>
      <text:p text:style-name="Textbody"><text:span text:style-name="T989"><text:s text:c="6"/>-<text:s/></text:span><text:span text:style-name="T990">vim</text:span></text:p>
      <text:p text:style-name="Textbody"><text:span text:style-name="T991"><text:s text:c="6"/>-<text:s/></text:span><text:span text:style-name="T992">net</text:span><text:span text:style-name="T993">-</text:span><text:span text:style-name="T994">tools</text:span></text:p>
      <text:p text:style-name="Textbody"><text:span text:style-name="T995"><text:s text:c="6"/>-<text:s/></text:span><text:span text:style-name="T996">unzip</text:span></text:p>
      <text:p text:style-name="P997"/>
      <text:p text:style-name="Textbody"><text:span text:style-name="T998"><text:s text:c="2"/>-<text:s/></text:span><text:span text:style-name="T999">name</text:span><text:span text:style-name="T1000">:<text:s/></text:span><text:span text:style-name="T1001">Update master<text:s/></text:span><text:span text:style-name="T1002">hostname</text:span></text:p>
      <text:p text:style-name="Textbody"><text:span text:style-name="T1003"><text:s text:c="4"/>hostname</text:span><text:span text:style-name="T1004">:</text:span></text:p>
      <text:p text:style-name="Textbody"><text:span text:style-name="T1005"><text:s text:c="6"/>name</text:span><text:span text:style-name="T1006">:<text:s/></text:span><text:span text:style-name="T1007">control</text:span><text:span text:style-name="T1008">-</text:span><text:span text:style-name="T1009">plane</text:span></text:p>
      <text:p text:style-name="P1010"/>
      <text:p text:style-name="Textbody"><text:span text:style-name="T1011"><text:s text:c="2"/>-<text:s/></text:span><text:span text:style-name="T1012">name</text:span><text:span text:style-name="T1013">:<text:s/></text:span><text:span text:style-name="T1014">Modify kubeadm config to match with docker info cgroups</text:span></text:p>
      <text:p text:style-name="Textbody"><text:span text:style-name="T1015"><text:s text:c="4"/>lineinfile</text:span><text:span text:style-name="T1016">:</text:span></text:p>
      <text:soft-page-break/>
      <text:p text:style-name="Textbody"><text:span text:style-name="T1017"><text:s text:c="6"/>path</text:span><text:span text:style-name="T1018">: /</text:span><text:span text:style-name="T1019">etc</text:span><text:span text:style-name="T1020">/</text:span><text:span text:style-name="T1021">systemd</text:span><text:span text:style-name="T1022">/</text:span><text:span text:style-name="T1023">system</text:span><text:span text:style-name="T1024">/</text:span><text:span text:style-name="T1025">kubelet</text:span><text:span text:style-name="T1026">.</text:span><text:span text:style-name="T1027">service</text:span><text:span text:style-name="T1028">.</text:span><text:span text:style-name="T1029">d</text:span><text:span text:style-name="T1030">/</text:span><text:span text:style-name="T1031">10</text:span><text:span text:style-name="T1032">-</text:span><text:span text:style-name="T1033">kubeadm</text:span><text:span text:style-name="T1034">.</text:span><text:span text:style-name="T1035">conf</text:span></text:p>
      <text:p text:style-name="Textbody"><text:span text:style-name="T1036"><text:s text:c="6"/>regexp</text:span><text:span text:style-name="T1037">:<text:s/></text:span><text:span text:style-name="T1038">'^Environment</text:span><text:span text:style-name="T1039">="</text:span><text:span text:style-name="T1040">KUBELET_KUBECONFIG_ARGS</text:span><text:span text:style-name="T1041">=</text:span><text:span text:style-name="T1042">'</text:span></text:p>
      <text:p text:style-name="Textbody"><text:span text:style-name="T1043"><text:s text:c="3"/></text:span><text:span text:style-name="T1044"><text:s text:c="3"/>line</text:span><text:span text:style-name="T1045">:<text:s/></text:span><text:span text:style-name="T1046">Environment</text:span><text:span text:style-name="T1047">="</text:span><text:span text:style-name="T1048">KUBELET_KUBECONFIG_ARGS</text:span><text:span text:style-name="T1049">=--</text:span><text:span text:style-name="T1050">bootstrap</text:span><text:span text:style-name="T1051">-</text:span><text:span text:style-name="T1052">kubeconfig</text:span><text:span text:style-name="T1053">=/</text:span><text:span text:style-name="T1054">etc</text:span><text:span text:style-name="T1055">/</text:span><text:span text:style-name="T1056">kubernetes</text:span><text:span text:style-name="T1057">/</text:span><text:span text:style-name="T1058">bootstrap</text:span><text:span text:style-name="T1059">-</text:span><text:span text:style-name="T1060">kubelet</text:span><text:span text:style-name="T1061">.</text:span><text:span text:style-name="T1062">conf<text:s/></text:span><text:span text:style-name="T1063">--</text:span><text:span text:style-name="T1064">kubeconfig</text:span><text:span text:style-name="T1065">=/</text:span><text:span text:style-name="T1066">etc</text:span><text:span text:style-name="T1067">/</text:span><text:span text:style-name="T1068">kubernetes</text:span><text:span text:style-name="T1069">/</text:span><text:span text:style-name="T1070">kubelet</text:span><text:span text:style-name="T1071">.</text:span><text:span text:style-name="T1072">conf<text:s/></text:span><text:span text:style-name="T1073">--</text:span><text:span text:style-name="T1074">cgroup</text:span><text:span text:style-name="T1075">-</text:span><text:span text:style-name="T1076">driver</text:span><text:span text:style-name="T1077">=</text:span><text:span text:style-name="T1078">cgroupfs</text:span><text:span text:style-name="T1079">"</text:span></text:p>
      <text:p text:style-name="Textbody"><text:span text:style-name="T1080"><text:s text:c="2"/></text:span></text:p>
      <text:p text:style-name="Textbody"><text:span text:style-name="T1081"><text:s text:c="2"/>-<text:s/></text:span><text:span text:style-name="T1082">name</text:span><text:span text:style-name="T1083">:<text:s/></text:span><text:span text:style-name="T1084">Restart kubelet</text:span></text:p>
      <text:p text:style-name="Textbody"><text:span text:style-name="T1085"><text:s text:c="4"/>service</text:span><text:span text:style-name="T1086">:</text:span></text:p>
      <text:p text:style-name="Textbody"><text:span text:style-name="T1087"><text:s text:c="6"/>name</text:span><text:span text:style-name="T1088">:<text:s/></text:span><text:span text:style-name="T1089">kubelet</text:span></text:p>
      <text:p text:style-name="Textbody"><text:span text:style-name="T1090"><text:s text:c="6"/></text:span><text:span text:style-name="T1091">daemon_reload</text:span><text:span text:style-name="T1092">:<text:s/></text:span><text:span text:style-name="T1093">yes</text:span></text:p>
      <text:p text:style-name="Textbody"><text:span text:style-name="T1094"><text:s text:c="6"/>state</text:span><text:span text:style-name="T1095">:<text:s/></text:span><text:span text:style-name="T1096">restarted</text:span></text:p>
      <text:p text:style-name="P1097"/>
      <text:p text:style-name="Textbody"><text:span text:style-name="T1098"><text:s text:c="2"/>-<text:s/></text:span><text:span text:style-name="T1099">name</text:span><text:span text:style-name="T1100">:<text:s/></text:span><text:span text:style-name="T1101">Reset kubeadm</text:span></text:p>
      <text:p text:style-name="Textbody"><text:span text:style-name="T1102"><text:s text:c="4"/>command</text:span><text:span text:style-name="T1103">:<text:s/></text:span><text:span text:style-name="T1104">kubeadm reset<text:s/></text:span><text:span text:style-name="T1105">-</text:span><text:span text:style-name="T1106">f</text:span></text:p>
      <text:p text:style-name="Textbody"><text:span text:style-name="T1107"><text:s text:c="2"/></text:span></text:p>
      <text:p text:style-name="Textbody"><text:span text:style-name="T1108"><text:s text:c="2"/>-<text:s/></text:span><text:span text:style-name="T1109">name</text:span><text:span text:style-name="T1110">:<text:s/></text:span><text:span text:style-name="T1111">Initialize control plane master</text:span></text:p>
      <text:p text:style-name="Textbody"><text:span text:style-name="T1112"><text:s text:c="4"/>command</text:span><text:span text:style-name="T1113">:<text:s/></text:span><text:span text:style-name="T1114">kubeadm init<text:s/></text:span><text:span text:style-name="T1115">--</text:span><text:span text:style-name="T1116">node</text:span><text:span text:style-name="T1117">-</text:span><text:span text:style-name="T1118">name control</text:span><text:span text:style-name="T1119">-</text:span><text:span text:style-name="T1120">plane<text:s/></text:span><text:span text:style-name="T1121">--</text:span><text:span text:style-name="T1122">ignore</text:span><text:span text:style-name="T1123">-</text:span><text:span text:style-name="T1124">preflight</text:span><text:span text:style-name="T1125">-</text:span><text:span text:style-name="T1126">errors</text:span><text:span text:style-name="T1127">=</text:span><text:span text:style-name="T1128">Mem<text:s/></text:span><text:span text:style-name="T1129">--</text:span><text:span text:style-name="T1130">ignore</text:span><text:span text:style-name="T1131">-</text:span><text:span text:style-name="T1132">preflight</text:span><text:span text:style-name="T1133">-</text:span><text:span text:style-name="T1134">errors</text:span><text:span text:style-name="T1135">=</text:span><text:span text:style-name="T1136">NumCPU</text:span></text:p>
      <text:p text:style-name="P1137"/>
      <text:p text:style-name="Textbody"><text:span text:style-name="T1138"><text:s text:c="2"/>-<text:s/></text:span><text:span text:style-name="T1139">name</text:span><text:span text:style-name="T1140">:<text:s/></text:span><text:span text:style-name="T1141">Setup kubeconfig for root user</text:span></text:p>
      <text:p text:style-name="Textbody"><text:span text:style-name="T1142"><text:s text:c="4"/>command</text:span><text:span text:style-name="T1143">: "</text:span><text:span text:style-name="T1144">{{ item }}</text:span><text:span text:style-name="T1145">"</text:span></text:p>
      <text:p text:style-name="Textbody"><text:span text:style-name="T1146"><text:s text:c="4"/>with_items</text:span><text:span text:style-name="T1147">:</text:span></text:p>
      <text:p text:style-name="Textbody"><text:span text:style-name="T1148"><text:s text:c="5"/>-<text:s/></text:span><text:span text:style-name="T1149">mkdir<text:s/></text:span><text:span text:style-name="T1150">-</text:span><text:span text:style-name="T1151">p<text:s/></text:span><text:span text:style-name="T1152">/</text:span><text:span text:style-name="T1153">root</text:span><text:span text:style-name="T1154">/.</text:span><text:span text:style-name="T1155">kube</text:span></text:p>
      <text:p text:style-name="Textbody"><text:span text:style-name="T1156"><text:s text:c="5"/>-<text:s/></text:span><text:span text:style-name="T1157">cp<text:s/></text:span><text:span text:style-name="T1158">-</text:span><text:span text:style-name="T1159">i<text:s/></text:span><text:span text:style-name="T1160">/</text:span><text:span text:style-name="T1161">etc</text:span><text:span text:style-name="T1162">/</text:span><text:span text:style-name="T1163">kubernetes</text:span><text:span text:style-name="T1164">/</text:span><text:span text:style-name="T1165">admin</text:span><text:span text:style-name="T1166">.</text:span><text:span text:style-name="T1167">conf<text:s/></text:span><text:span text:style-name="T1168">/</text:span><text:span text:style-name="T1169">root</text:span><text:span text:style-name="T1170">/.</text:span><text:span text:style-name="T1171">kube</text:span><text:span text:style-name="T1172">/</text:span><text:span text:style-name="T1173">config</text:span></text:p>
      <text:p text:style-name="Textbody"><text:span text:style-name="T1174"><text:s text:c="5"/>-<text:s/></text:span><text:span text:style-name="T1175">chown root</text:span><text:span text:style-name="T1176">:</text:span><text:span text:style-name="T1177">root<text:s/></text:span><text:span text:style-name="T1178">/</text:span><text:span text:style-name="T1179">root</text:span><text:span text:style-name="T1180">/.</text:span><text:span text:style-name="T1181">kube</text:span><text:span text:style-name="T1182">/</text:span><text:span text:style-name="T1183">config</text:span></text:p>
      <text:p text:style-name="P1184"/>
      <text:p text:style-name="Textbody"><text:span text:style-name="T1185"><text:s text:c="2"/>-<text:s/></text:span><text:span text:style-name="T1186">name</text:span><text:span text:style-name="T1187">:<text:s/></text:span><text:span text:style-name="T1188">Install calico pod network</text:span></text:p>
      <text:p text:style-name="Textbody"><text:span text:style-name="T1189"><text:s text:c="4"/></text:span><text:span text:style-name="T1190">command</text:span><text:span text:style-name="T1191">:<text:s/></text:span><text:span text:style-name="T1192">kubectl apply<text:s/></text:span><text:span text:style-name="T1193">-</text:span><text:span text:style-name="T1194">f https</text:span><text:span text:style-name="T1195">://</text:span><text:span text:style-name="T1196">docs</text:span><text:span text:style-name="T1197">.</text:span><text:span text:style-name="T1198">projectcalico</text:span><text:span text:style-name="T1199">.</text:span><text:span text:style-name="T1200">org</text:span><text:span text:style-name="T1201">/</text:span><text:span text:style-name="T1202">manifests</text:span><text:span text:style-name="T1203">/</text:span><text:span text:style-name="T1204">calico</text:span><text:span text:style-name="T1205">.</text:span><text:span text:style-name="T1206">yaml</text:span></text:p>
      <text:p text:style-name="P1207"/>
      <text:p text:style-name="Textbody"><text:span text:style-name="T1208"><text:s text:c="2"/>-<text:s/></text:span><text:span text:style-name="T1209">name</text:span><text:span text:style-name="T1210">:<text:s/></text:span><text:span text:style-name="T1211">Generate join command</text:span></text:p>
      <text:soft-page-break/>
      <text:p text:style-name="Textbody"><text:span text:style-name="T1212"><text:s text:c="4"/>command</text:span><text:span text:style-name="T1213">:<text:s/></text:span><text:span text:style-name="T1214">kubeadm token create<text:s/></text:span><text:span text:style-name="T1215">--</text:span><text:span text:style-name="T1216">print</text:span><text:span text:style-name="T1217">-</text:span><text:span text:style-name="T1218">join</text:span><text:span text:style-name="T1219">-</text:span><text:span text:style-name="T1220">command</text:span></text:p>
      <text:p text:style-name="Textbody"><text:span text:style-name="T1221"><text:s text:c="4"/>register</text:span><text:span text:style-name="T1222">:<text:s/></text:span><text:span text:style-name="T1223">join_command</text:span></text:p>
      <text:p text:style-name="P1224"/>
      <text:p text:style-name="Textbody"><text:span text:style-name="T1225"><text:s text:c="2"/>-<text:s/></text:span><text:span text:style-name="T1226">name</text:span><text:span text:style-name="T1227">:<text:s/></text:span><text:span text:style-name="T1228">Copy join command to local file</text:span></text:p>
      <text:p text:style-name="Textbody"><text:span text:style-name="T1229"><text:s text:c="4"/>local_action</text:span><text:span text:style-name="T1230">:<text:s/></text:span><text:span text:style-name="T1231">c</text:span><text:span text:style-name="T1232">opy content</text:span><text:span text:style-name="T1233">="</text:span><text:span text:style-name="T1234">{{ join_command</text:span><text:span text:style-name="T1235">.</text:span><text:span text:style-name="T1236">stdout_lines</text:span><text:span text:style-name="T1237">[</text:span><text:span text:style-name="T1238">0</text:span><text:span text:style-name="T1239">]<text:s/></text:span><text:span text:style-name="T1240">}}</text:span><text:span text:style-name="T1241">"<text:s/></text:span><text:span text:style-name="T1242">dest</text:span><text:span text:style-name="T1243">="./</text:span><text:span text:style-name="T1244">join</text:span><text:span text:style-name="T1245">-</text:span><text:span text:style-name="T1246">command</text:span><text:span text:style-name="T1247">"</text:span></text:p>
      <text:p text:style-name="Textbody"><text:span text:style-name="T1248"><text:s/></text:span></text:p>
      <text:p text:style-name="Textbody"><text:span text:style-name="T1249"><text:s text:c="2"/>-<text:s/></text:span><text:span text:style-name="T1250">name</text:span><text:span text:style-name="T1251">:<text:s/></text:span><text:span text:style-name="T1252">Install metric server</text:span></text:p>
      <text:p text:style-name="Textbody"><text:span text:style-name="T1253"><text:s text:c="4"/>command</text:span><text:span text:style-name="T1254">:<text:s/></text:span><text:span text:style-name="T1255">kubectl apply<text:s/></text:span><text:span text:style-name="T1256">-</text:span><text:span text:style-name="T1257">f https</text:span><text:span text:style-name="T1258">://</text:span><text:span text:style-name="T1259">github</text:span><text:span text:style-name="T1260">.</text:span><text:span text:style-name="T1261">com</text:span><text:span text:style-name="T1262">/</text:span><text:span text:style-name="T1263">kubernetes</text:span><text:span text:style-name="T1264">-</text:span><text:span text:style-name="T1265">sigs</text:span><text:span text:style-name="T1266">/</text:span><text:span text:style-name="T1267">metrics</text:span><text:span text:style-name="T1268">-</text:span><text:span text:style-name="T1269">server</text:span><text:span text:style-name="T1270">/</text:span><text:span text:style-name="T1271">releases</text:span><text:span text:style-name="T1272">/</text:span><text:span text:style-name="T1273">latest</text:span><text:span text:style-name="T1274">/</text:span><text:span text:style-name="T1275">download</text:span><text:span text:style-name="T1276">/</text:span><text:span text:style-name="T1277">components</text:span><text:span text:style-name="T1278">.</text:span><text:span text:style-name="T1279">yaml</text:span></text:p>
      <text:p text:style-name="Textbody"><text:span text:style-name="T1280"><text:s text:c="2"/></text:span></text:p>
      <text:p text:style-name="Textbody"><text:span text:style-name="T1281"><text:s text:c="2"/>-<text:s/></text:span><text:span text:style-name="T1282">name</text:span><text:span text:style-name="T1283">:<text:s/></text:span><text:span text:style-name="T1284">Modify<text:s/></text:span><text:span text:style-name="T1285">kubeadm config to match with docker info cgroups</text:span></text:p>
      <text:p text:style-name="Textbody"><text:span text:style-name="T1286"><text:s text:c="4"/>lineinfile</text:span><text:span text:style-name="T1287">:</text:span></text:p>
      <text:p text:style-name="Textbody"><text:span text:style-name="T1288"><text:s text:c="6"/>path</text:span><text:span text:style-name="T1289">: /</text:span><text:span text:style-name="T1290">etc</text:span><text:span text:style-name="T1291">/</text:span><text:span text:style-name="T1292">systemd</text:span><text:span text:style-name="T1293">/</text:span><text:span text:style-name="T1294">system</text:span><text:span text:style-name="T1295">/</text:span><text:span text:style-name="T1296">kubelet</text:span><text:span text:style-name="T1297">.</text:span><text:span text:style-name="T1298">service</text:span><text:span text:style-name="T1299">.</text:span><text:span text:style-name="T1300">d</text:span><text:span text:style-name="T1301">/</text:span><text:span text:style-name="T1302">10</text:span><text:span text:style-name="T1303">-</text:span><text:span text:style-name="T1304">kubeadm</text:span><text:span text:style-name="T1305">.</text:span><text:span text:style-name="T1306">conf</text:span></text:p>
      <text:p text:style-name="Textbody"><text:span text:style-name="T1307"><text:s text:c="6"/>regexp</text:span><text:span text:style-name="T1308">:<text:s/></text:span><text:span text:style-name="T1309">'^Environment</text:span><text:span text:style-name="T1310">="</text:span><text:span text:style-name="T1311">KUBELET_KUBECONFIG_ARGS</text:span><text:span text:style-name="T1312">=</text:span><text:span text:style-name="T1313">'</text:span></text:p>
      <text:p text:style-name="Textbody"><text:span text:style-name="T1314"><text:s text:c="6"/>line</text:span><text:span text:style-name="T1315">:<text:s/></text:span><text:span text:style-name="T1316">Environment</text:span><text:span text:style-name="T1317">="</text:span><text:span text:style-name="T1318">KUBELET_KUBECONFIG_ARGS</text:span><text:span text:style-name="T1319">=--</text:span><text:span text:style-name="T1320">bootstrap</text:span><text:span text:style-name="T1321">-</text:span><text:span text:style-name="T1322">kubeconfig</text:span><text:span text:style-name="T1323">=/</text:span><text:span text:style-name="T1324">etc</text:span><text:span text:style-name="T1325">/</text:span><text:span text:style-name="T1326">kubernetes</text:span><text:span text:style-name="T1327">/</text:span><text:span text:style-name="T1328">bootstrap</text:span><text:span text:style-name="T1329">-</text:span><text:span text:style-name="T1330">kubelet</text:span><text:span text:style-name="T1331">.</text:span><text:span text:style-name="T1332">conf<text:s/></text:span><text:span text:style-name="T1333">--</text:span><text:span text:style-name="T1334">kubeconfig</text:span><text:span text:style-name="T1335">=/</text:span><text:span text:style-name="T1336">etc</text:span><text:span text:style-name="T1337">/</text:span><text:span text:style-name="T1338">kubernetes</text:span><text:span text:style-name="T1339">/</text:span><text:span text:style-name="T1340">kubelet</text:span><text:span text:style-name="T1341">.</text:span><text:span text:style-name="T1342">conf<text:s/></text:span><text:span text:style-name="T1343">--</text:span><text:span text:style-name="T1344">cgroup</text:span><text:span text:style-name="T1345">-</text:span><text:span text:style-name="T1346">driver</text:span><text:span text:style-name="T1347">=</text:span><text:span text:style-name="T1348">cgroupfs</text:span><text:span text:style-name="T1349">"</text:span></text:p>
      <text:p text:style-name="P1350"/>
      <text:p text:style-name="Textbody"><text:span text:style-name="T1351"><text:s text:c="2"/>-<text:s/></text:span><text:span text:style-name="T1352">name</text:span><text:span text:style-name="T1353">:<text:s/></text:span><text:span text:style-name="T1354">Copy code to master</text:span></text:p>
      <text:p text:style-name="Textbody"><text:span text:style-name="T1355"><text:s text:c="4"/>copy</text:span><text:span text:style-name="T1356">:<text:s/></text:span><text:span text:style-name="T1357">src</text:span><text:span text:style-name="T1358">=</text:span><text:span text:style-name="T1359">two_tier_app_k8</text:span><text:span text:style-name="T1360">.</text:span><text:span text:style-name="T1361">tgz dest</text:span><text:span text:style-name="T1362">=/</text:span><text:span text:style-name="T1363">home</text:span><text:span text:style-name="T1364">/</text:span><text:span text:style-name="T1365">ubuntu</text:span><text:span text:style-name="T1366">/</text:span><text:span text:style-name="T1367">two_ti</text:span><text:span text:style-name="T1368">er_app_k8</text:span><text:span text:style-name="T1369">.</text:span><text:span text:style-name="T1370">tgz mode</text:span><text:span text:style-name="T1371">=</text:span><text:span text:style-name="T1372">0644</text:span></text:p>
      <text:soft-page-break/>
      <text:h text:style-name="P1373" text:outline-level="3">##worker<text:span text:style-name="T1374">.</text:span>yaml</text:h>
      <text:p text:style-name="Textbody"><text:span text:style-name="T1375">---</text:span></text:p>
      <text:p text:style-name="Textbody"><text:span text:style-name="T1376"><text:s text:c="2"/>-<text:s/></text:span><text:span text:style-name="T1377">name</text:span><text:span text:style-name="T1378">:<text:s/></text:span><text:span text:style-name="T1379">installing packages on k8s worker</text:span></text:p>
      <text:p text:style-name="Textbody"><text:span text:style-name="T1380"><text:s text:c="4"/>apt</text:span><text:span text:style-name="T1381">:</text:span></text:p>
      <text:p text:style-name="Textbody"><text:span text:style-name="T1382"><text:s text:c="6"/>name</text:span><text:span text:style-name="T1383">: "</text:span><text:span text:style-name="T1384">{{ packages }}</text:span><text:span text:style-name="T1385">"</text:span></text:p>
      <text:p text:style-name="Textbody"><text:span text:style-name="T1386"><text:s text:c="6"/>state</text:span><text:span text:style-name="T1387">:<text:s/></text:span><text:span text:style-name="T1388">present</text:span></text:p>
      <text:p text:style-name="Textbody"><text:span text:style-name="T1389"><text:s text:c="6"/>update_cache</text:span><text:span text:style-name="T1390">:<text:s/></text:span><text:span text:style-name="T1391">yes</text:span></text:p>
      <text:p text:style-name="Textbody"><text:span text:style-name="T1392"><text:s text:c="4"/>vars</text:span><text:span text:style-name="T1393">:</text:span></text:p>
      <text:p text:style-name="Textbody"><text:span text:style-name="T1394"><text:s text:c="6"/>packages</text:span><text:span text:style-name="T1395">:</text:span></text:p>
      <text:p text:style-name="Textbody"><text:span text:style-name="T1396"><text:s text:c="6"/>-<text:s/></text:span><text:span text:style-name="T1397">apt</text:span><text:span text:style-name="T1398">-</text:span><text:span text:style-name="T1399">transport</text:span><text:span text:style-name="T1400">-</text:span><text:span text:style-name="T1401">https</text:span></text:p>
      <text:p text:style-name="Textbody"><text:span text:style-name="T1402"><text:s text:c="6"/>-<text:s/></text:span><text:span text:style-name="T1403">ca</text:span><text:span text:style-name="T1404">-</text:span><text:span text:style-name="T1405">certificates</text:span></text:p>
      <text:p text:style-name="Textbody"><text:span text:style-name="T1406"><text:s text:c="6"/>-<text:s/></text:span><text:span text:style-name="T1407">c</text:span><text:span text:style-name="T1408">url</text:span></text:p>
      <text:p text:style-name="Textbody"><text:span text:style-name="T1409"><text:s text:c="6"/>-<text:s/></text:span><text:span text:style-name="T1410">gnupg</text:span><text:span text:style-name="T1411">-</text:span><text:span text:style-name="T1412">agent</text:span></text:p>
      <text:p text:style-name="Textbody"><text:span text:style-name="T1413"><text:s text:c="6"/>-<text:s/></text:span><text:span text:style-name="T1414">software</text:span><text:span text:style-name="T1415">-</text:span><text:span text:style-name="T1416">properties</text:span><text:span text:style-name="T1417">-</text:span><text:span text:style-name="T1418">common</text:span></text:p>
      <text:p text:style-name="Textbody"><text:span text:style-name="T1419"><text:s text:c="6"/>-<text:s/></text:span><text:span text:style-name="T1420">kubelet</text:span></text:p>
      <text:p text:style-name="Textbody"><text:span text:style-name="T1421"><text:s text:c="6"/>-<text:s/></text:span><text:span text:style-name="T1422">kubeadm</text:span></text:p>
      <text:p text:style-name="Textbody"><text:span text:style-name="T1423"><text:s text:c="6"/>-<text:s/></text:span><text:span text:style-name="T1424">docker</text:span><text:span text:style-name="T1425">.</text:span><text:span text:style-name="T1426">io</text:span></text:p>
      <text:p text:style-name="Textbody"><text:span text:style-name="T1427"><text:s text:c="6"/>-<text:s/></text:span><text:span text:style-name="T1428">vim</text:span></text:p>
      <text:p text:style-name="Textbody"><text:span text:style-name="T1429"><text:s text:c="6"/>-<text:s/></text:span><text:span text:style-name="T1430">net</text:span><text:span text:style-name="T1431">-</text:span><text:span text:style-name="T1432">tools</text:span></text:p>
      <text:p text:style-name="Textbody"><text:span text:style-name="T1433"><text:s text:c="2"/>-<text:s/></text:span><text:span text:style-name="T1434">name</text:span><text:span text:style-name="T1435">:<text:s/></text:span><text:span text:style-name="T1436">update hostname</text:span></text:p>
      <text:p text:style-name="Textbody"><text:span text:style-name="T1437"><text:s text:c="4"/>hostname</text:span><text:span text:style-name="T1438">:</text:span></text:p>
      <text:p text:style-name="Textbody"><text:span text:style-name="T1439"><text:s text:c="6"/>name</text:span><text:span text:style-name="T1440">: "</text:span><text:span text:style-name="T1441">{{ worker_hostname }}</text:span><text:span text:style-name="T1442">"</text:span></text:p>
      <text:p text:style-name="P1443"/>
      <text:p text:style-name="Textbody"><text:span text:style-name="T1444"><text:s text:c="2"/>-<text:s/></text:span><text:span text:style-name="T1445">name</text:span><text:span text:style-name="T1446">:<text:s/></text:span><text:span text:style-name="T1447">Modify kubeadm config to<text:s/></text:span><text:span text:style-name="T1448">match with docker info cgroups</text:span></text:p>
      <text:p text:style-name="Textbody"><text:span text:style-name="T1449"><text:s text:c="4"/>lineinfile</text:span><text:span text:style-name="T1450">:</text:span></text:p>
      <text:p text:style-name="Textbody"><text:span text:style-name="T1451"><text:s text:c="6"/>path</text:span><text:span text:style-name="T1452">: /</text:span><text:span text:style-name="T1453">etc</text:span><text:span text:style-name="T1454">/</text:span><text:span text:style-name="T1455">systemd</text:span><text:span text:style-name="T1456">/</text:span><text:span text:style-name="T1457">system</text:span><text:span text:style-name="T1458">/</text:span><text:span text:style-name="T1459">kubelet</text:span><text:span text:style-name="T1460">.</text:span><text:span text:style-name="T1461">service</text:span><text:span text:style-name="T1462">.</text:span><text:span text:style-name="T1463">d</text:span><text:span text:style-name="T1464">/</text:span><text:span text:style-name="T1465">10</text:span><text:span text:style-name="T1466">-</text:span><text:span text:style-name="T1467">kubeadm</text:span><text:span text:style-name="T1468">.</text:span><text:span text:style-name="T1469">conf</text:span></text:p>
      <text:p text:style-name="Textbody"><text:span text:style-name="T1470"><text:s text:c="6"/>regexp</text:span><text:span text:style-name="T1471">:<text:s/></text:span><text:span text:style-name="T1472">'^Environment</text:span><text:span text:style-name="T1473">="</text:span><text:span text:style-name="T1474">KUBELET_KUBECONFIG_ARGS</text:span><text:span text:style-name="T1475">=</text:span><text:span text:style-name="T1476">'</text:span></text:p>
      <text:soft-page-break/>
      <text:p text:style-name="Textbody"><text:span text:style-name="T1477"><text:s text:c="6"/>line</text:span><text:span text:style-name="T1478">:<text:s/></text:span><text:span text:style-name="T1479">Environment</text:span><text:span text:style-name="T1480">="</text:span><text:span text:style-name="T1481">KUBELET_KUBECONFIG_ARGS</text:span><text:span text:style-name="T1482">=--</text:span><text:span text:style-name="T1483">bootstrap</text:span><text:span text:style-name="T1484">-</text:span><text:span text:style-name="T1485">kubeconfig</text:span><text:span text:style-name="T1486">=/</text:span><text:span text:style-name="T1487">etc</text:span><text:span text:style-name="T1488">/</text:span><text:span text:style-name="T1489">kubernetes</text:span><text:span text:style-name="T1490">/</text:span><text:span text:style-name="T1491">bootstrap</text:span><text:span text:style-name="T1492">-</text:span><text:span text:style-name="T1493">kubelet</text:span><text:span text:style-name="T1494">.</text:span><text:span text:style-name="T1495">conf<text:s/></text:span><text:span text:style-name="T1496">--</text:span><text:span text:style-name="T1497">kubeconfig</text:span><text:span text:style-name="T1498">=/</text:span><text:span text:style-name="T1499">etc</text:span><text:span text:style-name="T1500">/</text:span><text:span text:style-name="T1501">kubernetes</text:span><text:span text:style-name="T1502">/</text:span><text:span text:style-name="T1503">kubelet</text:span><text:span text:style-name="T1504">.</text:span><text:span text:style-name="T1505">conf<text:s/></text:span><text:span text:style-name="T1506">--</text:span><text:span text:style-name="T1507">cgroup</text:span><text:span text:style-name="T1508">-</text:span><text:span text:style-name="T1509">driver</text:span><text:span text:style-name="T1510">=</text:span><text:span text:style-name="T1511">cgroupfs</text:span><text:span text:style-name="T1512">"</text:span></text:p>
      <text:p text:style-name="P1513"/>
      <text:p text:style-name="Textbody"><text:span text:style-name="T1514"><text:s text:c="2"/>-<text:s/></text:span><text:span text:style-name="T1515">name</text:span><text:span text:style-name="T1516">:<text:s/></text:span><text:span text:style-name="T1517">Restart kubelet</text:span></text:p>
      <text:p text:style-name="Textbody"><text:span text:style-name="T1518"><text:s text:c="4"/>service</text:span><text:span text:style-name="T1519">:</text:span></text:p>
      <text:p text:style-name="Textbody"><text:span text:style-name="T1520"><text:s text:c="6"/>name</text:span><text:span text:style-name="T1521">:<text:s/></text:span><text:span text:style-name="T1522">kubelet</text:span></text:p>
      <text:p text:style-name="Textbody"><text:span text:style-name="T1523"><text:s text:c="6"/>daemon_reload</text:span><text:span text:style-name="T1524">:<text:s/></text:span><text:span text:style-name="T1525">yes</text:span></text:p>
      <text:p text:style-name="Textbody"><text:span text:style-name="T1526"><text:s text:c="6"/>state</text:span><text:span text:style-name="T1527">:<text:s/></text:span><text:span text:style-name="T1528">restarted</text:span></text:p>
      <text:p text:style-name="P1529"/>
      <text:p text:style-name="Textbody"><text:span text:style-name="T1530"><text:s text:c="2"/>-<text:s/></text:span><text:span text:style-name="T1531">name</text:span><text:span text:style-name="T1532">:<text:s/></text:span><text:span text:style-name="T1533">Copy the join command to server location</text:span></text:p>
      <text:p text:style-name="Textbody"><text:span text:style-name="T1534"><text:s text:c="4"/>c</text:span><text:span text:style-name="T1535">opy</text:span><text:span text:style-name="T1536">:<text:s/></text:span><text:span text:style-name="T1537">src</text:span><text:span text:style-name="T1538">=</text:span><text:span text:style-name="T1539">join</text:span><text:span text:style-name="T1540">-</text:span><text:span text:style-name="T1541">command dest</text:span><text:span text:style-name="T1542">=/</text:span><text:span text:style-name="T1543">tmp</text:span><text:span text:style-name="T1544">/</text:span><text:span text:style-name="T1545">join</text:span><text:span text:style-name="T1546">-</text:span><text:span text:style-name="T1547">command</text:span><text:span text:style-name="T1548">.</text:span><text:span text:style-name="T1549">sh mode</text:span><text:span text:style-name="T1550">=</text:span><text:span text:style-name="T1551">0777</text:span></text:p>
      <text:p text:style-name="P1552"/>
      <text:p text:style-name="Textbody"><text:span text:style-name="T1553"><text:s text:c="2"/>-<text:s/></text:span><text:span text:style-name="T1554">name</text:span><text:span text:style-name="T1555">:<text:s/></text:span><text:span text:style-name="T1556">Reset kubeadm</text:span></text:p>
      <text:p text:style-name="Textbody"><text:span text:style-name="T1557"><text:s text:c="4"/>command</text:span><text:span text:style-name="T1558">:<text:s/></text:span><text:span text:style-name="T1559">kubeadm reset<text:s/></text:span><text:span text:style-name="T1560">-</text:span><text:span text:style-name="T1561">f</text:span></text:p>
      <text:p text:style-name="P1562"/>
      <text:p text:style-name="Textbody"><text:span text:style-name="T1563"><text:s text:c="2"/>-<text:s/></text:span><text:span text:style-name="T1564">name</text:span><text:span text:style-name="T1565">:<text:s/></text:span><text:span text:style-name="T1566">Join the node to cluster</text:span></text:p>
      <text:p text:style-name="Textbody"><text:span text:style-name="T1567"><text:s text:c="4"/>command</text:span><text:span text:style-name="T1568">:<text:s/></text:span><text:span text:style-name="T1569">sh<text:s/></text:span><text:span text:style-name="T1570">/</text:span><text:span text:style-name="T1571">tmp</text:span><text:span text:style-name="T1572">/</text:span><text:span text:style-name="T1573">join</text:span><text:span text:style-name="T1574">-</text:span><text:span text:style-name="T1575">command</text:span><text:span text:style-name="T1576">.</text:span><text:span text:style-name="T1577">sh</text:span></text:p>
      <text:p text:style-name="P1578"/>
      <text:soft-page-break/>
      <text:h text:style-name="P1579" text:outline-level="1">#Application<text:s/>SourceCode</text:h>
      <text:h text:style-name="Heading2" text:outline-level="2">#Frontend Web<text:s/>Application</text:h>
      <text:h text:style-name="Heading3" text:outline-level="3">##redis<text:span text:style-name="T1580">.</text:span>networkpolicy<text:span text:style-name="T1581">.</text:span>yaml</text:h>
      <text:p text:style-name="Textbody"><text:span text:style-name="T1582">apiVers</text:span><text:span text:style-name="T1583">ion</text:span><text:span text:style-name="T1584">:<text:s/></text:span><text:span text:style-name="T1585">networking</text:span><text:span text:style-name="T1586">.</text:span><text:span text:style-name="T1587">k8s</text:span><text:span text:style-name="T1588">.</text:span><text:span text:style-name="T1589">io</text:span><text:span text:style-name="T1590">/</text:span><text:span text:style-name="T1591">v1</text:span></text:p>
      <text:p text:style-name="Textbody"><text:span text:style-name="T1592">kind</text:span><text:span text:style-name="T1593">:<text:s/></text:span><text:span text:style-name="T1594">NetworkPolicy</text:span></text:p>
      <text:p text:style-name="Textbody"><text:span text:style-name="T1595">metadata</text:span><text:span text:style-name="T1596">:</text:span></text:p>
      <text:p text:style-name="Textbody"><text:span text:style-name="T1597"><text:s text:c="2"/>name</text:span><text:span text:style-name="T1598">:<text:s/></text:span><text:span text:style-name="T1599">redis</text:span></text:p>
      <text:p text:style-name="Textbody"><text:span text:style-name="T1600">spec</text:span><text:span text:style-name="T1601">:</text:span></text:p>
      <text:p text:style-name="Textbody"><text:span text:style-name="T1602"><text:s text:c="2"/>podSelector</text:span><text:span text:style-name="T1603">:</text:span></text:p>
      <text:p text:style-name="Textbody"><text:span text:style-name="T1604"><text:s text:c="4"/>matchLabels</text:span><text:span text:style-name="T1605">:</text:span></text:p>
      <text:p text:style-name="Textbody"><text:span text:style-name="T1606"><text:s text:c="6"/>app</text:span><text:span text:style-name="T1607">:<text:s/></text:span><text:span text:style-name="T1608">redis</text:span></text:p>
      <text:p text:style-name="Textbody"><text:span text:style-name="T1609"><text:s text:c="2"/>policyTypes</text:span><text:span text:style-name="T1610">:</text:span></text:p>
      <text:p text:style-name="Textbody"><text:span text:style-name="T1611"><text:s text:c="2"/>-<text:s/></text:span><text:span text:style-name="T1612">Ingress</text:span></text:p>
      <text:p text:style-name="Textbody"><text:span text:style-name="T1613"><text:s text:c="2"/>ingress</text:span><text:span text:style-name="T1614">:</text:span></text:p>
      <text:p text:style-name="Textbody"><text:span text:style-name="T1615"><text:s text:c="2"/>-<text:s/></text:span><text:span text:style-name="T1616">from</text:span><text:span text:style-name="T1617">:</text:span></text:p>
      <text:p text:style-name="Textbody"><text:span text:style-name="T1618"><text:s text:c="4"/>-<text:s/></text:span><text:span text:style-name="T1619">podSelector</text:span><text:span text:style-name="T1620">:</text:span></text:p>
      <text:p text:style-name="Textbody"><text:span text:style-name="T1621"><text:s text:c="8"/>matchLabels</text:span><text:span text:style-name="T1622">:</text:span></text:p>
      <text:p text:style-name="Textbody"><text:span text:style-name="T1623"><text:s text:c="10"/>app</text:span><text:span text:style-name="T1624">:<text:s/></text:span><text:span text:style-name="T1625">webapp</text:span></text:p>
      <text:p text:style-name="Textbody"><text:span text:style-name="T1626"><text:s text:c="4"/>ports</text:span><text:span text:style-name="T1627">:</text:span></text:p>
      <text:p text:style-name="Textbody"><text:span text:style-name="T1628"><text:s text:c="4"/>-<text:s/></text:span><text:span text:style-name="T1629">protocol</text:span><text:span text:style-name="T1630">:<text:s/></text:span><text:span text:style-name="T1631">TCP</text:span></text:p>
      <text:p text:style-name="Textbody"><text:span text:style-name="T1632"><text:s text:c="6"/>port</text:span><text:span text:style-name="T1633">:<text:s/></text:span><text:span text:style-name="T1634">6379</text:span></text:p>
      <text:soft-page-break/>
      <text:h text:style-name="P1635" text:outline-level="3">##redis<text:span text:style-name="T1636">-</text:span>primary<text:span text:style-name="T1637">.</text:span>deployment<text:span text:style-name="T1638">.</text:span>yml</text:h>
      <text:p text:style-name="Textbody"><text:span text:style-name="T1639">apiVersion</text:span><text:span text:style-name="T1640">:<text:s/></text:span><text:span text:style-name="T1641">apps</text:span><text:span text:style-name="T1642">/</text:span><text:span text:style-name="T1643">v1</text:span></text:p>
      <text:p text:style-name="Textbody"><text:span text:style-name="T1644">kind</text:span><text:span text:style-name="T1645">:<text:s/></text:span><text:span text:style-name="T1646">Deployment</text:span></text:p>
      <text:p text:style-name="Textbody"><text:span text:style-name="T1647">metadata</text:span><text:span text:style-name="T1648">:</text:span></text:p>
      <text:p text:style-name="Textbody"><text:span text:style-name="T1649"><text:s text:c="2"/>name</text:span><text:span text:style-name="T1650">:<text:s/></text:span><text:span text:style-name="T1651">redis</text:span><text:span text:style-name="T1652">-</text:span><text:span text:style-name="T1653">primary</text:span></text:p>
      <text:p text:style-name="Textbody"><text:span text:style-name="T1654">spec</text:span><text:span text:style-name="T1655">:</text:span></text:p>
      <text:p text:style-name="Textbody"><text:span text:style-name="T1656"><text:s text:c="2"/>replicas</text:span><text:span text:style-name="T1657">:<text:s/></text:span><text:span text:style-name="T1658">1</text:span></text:p>
      <text:p text:style-name="Textbody"><text:span text:style-name="T1659"><text:s text:c="2"/>selector</text:span><text:span text:style-name="T1660">:</text:span></text:p>
      <text:p text:style-name="Textbody"><text:span text:style-name="T1661"><text:s text:c="4"/>matchLabels</text:span><text:span text:style-name="T1662">:</text:span></text:p>
      <text:p text:style-name="Textbody"><text:span text:style-name="T1663"><text:s text:c="6"/>app</text:span><text:span text:style-name="T1664">:<text:s/></text:span><text:span text:style-name="T1665">redis</text:span></text:p>
      <text:p text:style-name="Textbody"><text:span text:style-name="T1666"><text:s text:c="6"/>role</text:span><text:span text:style-name="T1667">:<text:s/></text:span><text:span text:style-name="T1668">primary</text:span></text:p>
      <text:p text:style-name="Textbody"><text:span text:style-name="T1669"><text:s text:c="6"/>tier</text:span><text:span text:style-name="T1670">:<text:s/></text:span><text:span text:style-name="T1671">backend</text:span></text:p>
      <text:p text:style-name="Textbody"><text:span text:style-name="T1672"><text:s text:c="2"/></text:span><text:span text:style-name="T1673">template</text:span><text:span text:style-name="T1674">:</text:span></text:p>
      <text:p text:style-name="Textbody"><text:span text:style-name="T1675"><text:s text:c="4"/>metadata</text:span><text:span text:style-name="T1676">:</text:span></text:p>
      <text:p text:style-name="Textbody"><text:span text:style-name="T1677"><text:s text:c="6"/>labels</text:span><text:span text:style-name="T1678">:</text:span></text:p>
      <text:p text:style-name="Textbody"><text:span text:style-name="T1679"><text:s text:c="8"/>app</text:span><text:span text:style-name="T1680">:<text:s/></text:span><text:span text:style-name="T1681">redis</text:span></text:p>
      <text:p text:style-name="Textbody"><text:span text:style-name="T1682"><text:s text:c="8"/>role</text:span><text:span text:style-name="T1683">:<text:s/></text:span><text:span text:style-name="T1684">primary</text:span></text:p>
      <text:p text:style-name="Textbody"><text:span text:style-name="T1685"><text:s text:c="8"/>tier</text:span><text:span text:style-name="T1686">:<text:s/></text:span><text:span text:style-name="T1687">backend</text:span></text:p>
      <text:p text:style-name="Textbody"><text:span text:style-name="T1688"><text:s text:c="4"/>spec</text:span><text:span text:style-name="T1689">:</text:span></text:p>
      <text:p text:style-name="Textbody"><text:span text:style-name="T1690"><text:s text:c="6"/>containers</text:span><text:span text:style-name="T1691">:</text:span></text:p>
      <text:p text:style-name="Textbody"><text:span text:style-name="T1692"><text:s text:c="6"/>-<text:s/></text:span><text:span text:style-name="T1693">name</text:span><text:span text:style-name="T1694">:<text:s/></text:span><text:span text:style-name="T1695">redis</text:span></text:p>
      <text:p text:style-name="Textbody"><text:span text:style-name="T1696"><text:s text:c="8"/>image</text:span><text:span text:style-name="T1697">:<text:s/></text:span><text:span text:style-name="T1698">gcr</text:span><text:span text:style-name="T1699">.</text:span><text:span text:style-name="T1700">io</text:span><text:span text:style-name="T1701">/</text:span><text:span text:style-name="T1702">google_containers</text:span><text:span text:style-name="T1703">/</text:span><text:span text:style-name="T1704">redis</text:span><text:span text:style-name="T1705">:</text:span><text:span text:style-name="T1706">e2e <text:s/># or<text:s/></text:span><text:span text:style-name="T1707">maybe any other redis<text:s/></text:span><text:span text:style-name="T1708"><text:s/>image</text:span><text:span text:style-name="T1709">:<text:s/></text:span><text:span text:style-name="T1710">redis</text:span></text:p>
      <text:p text:style-name="Textbody"><text:span text:style-name="T1711"><text:s text:c="8"/>resources</text:span><text:span text:style-name="T1712">:</text:span></text:p>
      <text:p text:style-name="Textbody"><text:span text:style-name="T1713"><text:s text:c="10"/>requ</text:span><text:span text:style-name="T1714">ests</text:span><text:span text:style-name="T1715">:</text:span></text:p>
      <text:p text:style-name="Textbody"><text:span text:style-name="T1716"><text:s text:c="12"/>cpu</text:span><text:span text:style-name="T1717">:<text:s/></text:span><text:span text:style-name="T1718">100m</text:span></text:p>
      <text:p text:style-name="Textbody"><text:span text:style-name="T1719"><text:s text:c="12"/>memory</text:span><text:span text:style-name="T1720">:<text:s/></text:span><text:span text:style-name="T1721">100Mi</text:span></text:p>
      <text:p text:style-name="Textbody"><text:span text:style-name="T1722"><text:s text:c="8"/>ports</text:span><text:span text:style-name="T1723">:</text:span></text:p>
      <text:soft-page-break/>
      <text:p text:style-name="Textbody"><text:span text:style-name="T1724"><text:s text:c="8"/>-<text:s/></text:span><text:span text:style-name="T1725">containerPort</text:span><text:span text:style-name="T1726">:<text:s/></text:span><text:span text:style-name="T1727">6379</text:span></text:p>
      <text:soft-page-break/>
      <text:h text:style-name="P1728" text:outline-level="3">##redis<text:span text:style-name="T1729">-</text:span>primary<text:span text:style-name="T1730">.</text:span>service<text:span text:style-name="T1731">.</text:span>yml</text:h>
      <text:p text:style-name="Textbody"><text:span text:style-name="T1732">apiVersion</text:span><text:span text:style-name="T1733">:<text:s/></text:span><text:span text:style-name="T1734">v1</text:span></text:p>
      <text:p text:style-name="Textbody"><text:span text:style-name="T1735">kind</text:span><text:span text:style-name="T1736">:<text:s/></text:span><text:span text:style-name="T1737">Service</text:span></text:p>
      <text:p text:style-name="Textbody"><text:span text:style-name="T1738">metadata</text:span><text:span text:style-name="T1739">:</text:span></text:p>
      <text:p text:style-name="Textbody"><text:span text:style-name="T1740"><text:s text:c="2"/>name</text:span><text:span text:style-name="T1741">:<text:s/></text:span><text:span text:style-name="T1742">redis</text:span><text:span text:style-name="T1743">-</text:span><text:span text:style-name="T1744">primary</text:span></text:p>
      <text:p text:style-name="Textbody"><text:span text:style-name="T1745"><text:s text:c="2"/>labels</text:span><text:span text:style-name="T1746">:</text:span></text:p>
      <text:p text:style-name="Textbody"><text:span text:style-name="T1747"><text:s text:c="4"/>app</text:span><text:span text:style-name="T1748">:<text:s/></text:span><text:span text:style-name="T1749">redis</text:span></text:p>
      <text:p text:style-name="Textbody"><text:span text:style-name="T1750"><text:s text:c="4"/>role</text:span><text:span text:style-name="T1751">:<text:s/></text:span><text:span text:style-name="T1752">primary</text:span></text:p>
      <text:p text:style-name="Textbody"><text:span text:style-name="T1753"><text:s text:c="4"/>tier</text:span><text:span text:style-name="T1754">:<text:s/></text:span><text:span text:style-name="T1755">backend</text:span></text:p>
      <text:p text:style-name="Textbody"><text:span text:style-name="T1756">spec</text:span><text:span text:style-name="T1757">:</text:span></text:p>
      <text:p text:style-name="Textbody"><text:span text:style-name="T1758"><text:s text:c="2"/>ports</text:span><text:span text:style-name="T1759">:</text:span></text:p>
      <text:p text:style-name="Textbody"><text:span text:style-name="T1760"><text:s text:c="2"/>-<text:s/></text:span><text:span text:style-name="T1761">port</text:span><text:span text:style-name="T1762">:<text:s/></text:span><text:span text:style-name="T1763">6379</text:span></text:p>
      <text:p text:style-name="Textbody"><text:span text:style-name="T1764"><text:s text:c="4"/>targetPort</text:span><text:span text:style-name="T1765">:<text:s/></text:span><text:span text:style-name="T1766">6379</text:span></text:p>
      <text:p text:style-name="Textbody"><text:span text:style-name="T1767"><text:s text:c="2"/>selector</text:span><text:span text:style-name="T1768">:</text:span></text:p>
      <text:p text:style-name="Textbody"><text:span text:style-name="T1769"><text:s text:c="4"/>app</text:span><text:span text:style-name="T1770">:<text:s/></text:span><text:span text:style-name="T1771">redis</text:span></text:p>
      <text:p text:style-name="Textbody"><text:span text:style-name="T1772"><text:s text:c="4"/>role</text:span><text:span text:style-name="T1773">:<text:s/></text:span><text:span text:style-name="T1774">primary</text:span></text:p>
      <text:p text:style-name="Textbody"><text:span text:style-name="T1775"><text:s text:c="4"/>tier</text:span><text:span text:style-name="T1776">:<text:s/></text:span><text:span text:style-name="T1777">backend</text:span></text:p>
      <text:soft-page-break/>
      <text:h text:style-name="P1778" text:outline-level="3">##redis<text:span text:style-name="T1779">-</text:span>replica<text:span text:style-name="T1780">.</text:span>deployment<text:span text:style-name="T1781">.</text:span>yml</text:h>
      <text:p text:style-name="Textbody"><text:span text:style-name="T1782">apiVersion</text:span><text:span text:style-name="T1783">:<text:s/></text:span><text:span text:style-name="T1784">apps</text:span><text:span text:style-name="T1785">/</text:span><text:span text:style-name="T1786">v1</text:span></text:p>
      <text:p text:style-name="Textbody"><text:span text:style-name="T1787">kind</text:span><text:span text:style-name="T1788">:<text:s/></text:span><text:span text:style-name="T1789">Deployment</text:span></text:p>
      <text:p text:style-name="Textbody"><text:span text:style-name="T1790">metadata</text:span><text:span text:style-name="T1791">:</text:span></text:p>
      <text:p text:style-name="Textbody"><text:span text:style-name="T1792"><text:s text:c="2"/>name</text:span><text:span text:style-name="T1793">:<text:s/></text:span><text:span text:style-name="T1794">redis</text:span><text:span text:style-name="T1795">-</text:span><text:span text:style-name="T1796">replica</text:span></text:p>
      <text:p text:style-name="Textbody"><text:span text:style-name="T1797">spec</text:span><text:span text:style-name="T1798">:</text:span></text:p>
      <text:p text:style-name="Textbody"><text:span text:style-name="T1799"><text:s text:c="2"/>replicas</text:span><text:span text:style-name="T1800">:<text:s/></text:span><text:span text:style-name="T1801">1</text:span></text:p>
      <text:p text:style-name="Textbody"><text:span text:style-name="T1802"><text:s text:c="2"/>selector</text:span><text:span text:style-name="T1803">:</text:span></text:p>
      <text:p text:style-name="Textbody"><text:span text:style-name="T1804"><text:s text:c="4"/></text:span><text:span text:style-name="T1805">matchLabels</text:span><text:span text:style-name="T1806">:</text:span></text:p>
      <text:p text:style-name="Textbody"><text:span text:style-name="T1807"><text:s text:c="6"/>app</text:span><text:span text:style-name="T1808">:<text:s/></text:span><text:span text:style-name="T1809">redis</text:span></text:p>
      <text:p text:style-name="Textbody"><text:span text:style-name="T1810"><text:s text:c="6"/>role</text:span><text:span text:style-name="T1811">:<text:s/></text:span><text:span text:style-name="T1812">replica</text:span></text:p>
      <text:p text:style-name="Textbody"><text:span text:style-name="T1813"><text:s text:c="6"/>tier</text:span><text:span text:style-name="T1814">:<text:s/></text:span><text:span text:style-name="T1815">backend</text:span></text:p>
      <text:p text:style-name="Textbody"><text:span text:style-name="T1816"><text:s text:c="2"/>template</text:span><text:span text:style-name="T1817">:</text:span></text:p>
      <text:p text:style-name="Textbody"><text:span text:style-name="T1818"><text:s text:c="4"/>metadata</text:span><text:span text:style-name="T1819">:</text:span></text:p>
      <text:p text:style-name="Textbody"><text:span text:style-name="T1820"><text:s text:c="6"/>labels</text:span><text:span text:style-name="T1821">:</text:span></text:p>
      <text:p text:style-name="Textbody"><text:span text:style-name="T1822"><text:s text:c="8"/>app</text:span><text:span text:style-name="T1823">:<text:s/></text:span><text:span text:style-name="T1824">redis</text:span></text:p>
      <text:p text:style-name="Textbody"><text:span text:style-name="T1825"><text:s text:c="8"/>role</text:span><text:span text:style-name="T1826">:<text:s/></text:span><text:span text:style-name="T1827">replica</text:span></text:p>
      <text:p text:style-name="Textbody"><text:span text:style-name="T1828"><text:s text:c="8"/>tier</text:span><text:span text:style-name="T1829">:<text:s/></text:span><text:span text:style-name="T1830">backend</text:span></text:p>
      <text:p text:style-name="Textbody"><text:span text:style-name="T1831"><text:s text:c="4"/>spec</text:span><text:span text:style-name="T1832">:</text:span></text:p>
      <text:p text:style-name="Textbody"><text:span text:style-name="T1833"><text:s text:c="6"/>containers</text:span><text:span text:style-name="T1834">:</text:span></text:p>
      <text:p text:style-name="Textbody"><text:span text:style-name="T1835"><text:s text:c="6"/>-<text:s/></text:span><text:span text:style-name="T1836">name</text:span><text:span text:style-name="T1837">:<text:s/></text:span><text:span text:style-name="T1838">replica</text:span></text:p>
      <text:p text:style-name="Textbody"><text:span text:style-name="T1839"><text:s text:c="8"/>image</text:span><text:span text:style-name="T1840">:<text:s/></text:span><text:span text:style-name="T1841">gcr</text:span><text:span text:style-name="T1842">.</text:span><text:span text:style-name="T1843">io</text:span><text:span text:style-name="T1844">/</text:span><text:span text:style-name="T1845">google_samp</text:span><text:span text:style-name="T1846">les</text:span><text:span text:style-name="T1847">/</text:span><text:span text:style-name="T1848">gb</text:span><text:span text:style-name="T1849">-</text:span><text:span text:style-name="T1850">redisslave</text:span><text:span text:style-name="T1851">:</text:span><text:span text:style-name="T1852">v2</text:span></text:p>
      <text:p text:style-name="Textbody"><text:span text:style-name="T1853"><text:s text:c="8"/>resources</text:span><text:span text:style-name="T1854">:</text:span></text:p>
      <text:p text:style-name="Textbody"><text:span text:style-name="T1855"><text:s text:c="10"/>requests</text:span><text:span text:style-name="T1856">:</text:span></text:p>
      <text:p text:style-name="Textbody"><text:span text:style-name="T1857"><text:s text:c="12"/>cpu</text:span><text:span text:style-name="T1858">:<text:s/></text:span><text:span text:style-name="T1859">100m</text:span></text:p>
      <text:p text:style-name="Textbody"><text:span text:style-name="T1860"><text:s text:c="12"/>memory</text:span><text:span text:style-name="T1861">:<text:s/></text:span><text:span text:style-name="T1862">100Mi</text:span></text:p>
      <text:p text:style-name="Textbody"><text:span text:style-name="T1863"><text:s text:c="8"/>env</text:span><text:span text:style-name="T1864">:</text:span></text:p>
      <text:soft-page-break/>
      <text:p text:style-name="Textbody"><text:span text:style-name="T1865"><text:s text:c="8"/>-<text:s/></text:span><text:span text:style-name="T1866">name</text:span><text:span text:style-name="T1867">:<text:s/></text:span><text:span text:style-name="T1868">GET_HOSTS_FROM</text:span></text:p>
      <text:p text:style-name="Textbody"><text:span text:style-name="T1869"><text:s text:c="10"/>value</text:span><text:span text:style-name="T1870">:<text:s/></text:span><text:span text:style-name="T1871">env</text:span></text:p>
      <text:p text:style-name="Textbody"><text:span text:style-name="T1872"><text:s text:c="8"/>-<text:s/></text:span><text:span text:style-name="T1873">name</text:span><text:span text:style-name="T1874">:<text:s/></text:span><text:span text:style-name="T1875">REDIS_MASTER_SERVICE_HOST</text:span></text:p>
      <text:p text:style-name="Textbody"><text:span text:style-name="T1876"><text:s text:c="10"/>value</text:span><text:span text:style-name="T1877">:<text:s/></text:span><text:span text:style-name="T1878">redis</text:span><text:span text:style-name="T1879">-</text:span><text:span text:style-name="T1880">primary</text:span></text:p>
      <text:p text:style-name="Textbody"><text:span text:style-name="T1881"><text:s text:c="8"/>ports</text:span><text:span text:style-name="T1882">:</text:span></text:p>
      <text:p text:style-name="Textbody"><text:span text:style-name="T1883"><text:s text:c="8"/>-<text:s/></text:span><text:span text:style-name="T1884">containerPort</text:span><text:span text:style-name="T1885">:<text:s/></text:span><text:span text:style-name="T1886">6379</text:span></text:p>
      <text:soft-page-break/>
      <text:h text:style-name="P1887" text:outline-level="3">##redis<text:span text:style-name="T1888">-</text:span>replica<text:span text:style-name="T1889">.</text:span>horizontal_pod_autoscaler<text:span text:style-name="T1890">.</text:span>yml</text:h>
      <text:p text:style-name="Textbody"><text:span text:style-name="T1891">apiVersion</text:span><text:span text:style-name="T1892">:<text:s/></text:span><text:span text:style-name="T1893">autoscaling</text:span><text:span text:style-name="T1894">/</text:span><text:span text:style-name="T1895">v1</text:span></text:p>
      <text:p text:style-name="Textbody"><text:span text:style-name="T1896">kind</text:span><text:span text:style-name="T1897">:<text:s/></text:span><text:span text:style-name="T1898">HorizontalPodAutoscaler</text:span></text:p>
      <text:p text:style-name="Textbody"><text:span text:style-name="T1899">metadata</text:span><text:span text:style-name="T1900">:</text:span></text:p>
      <text:p text:style-name="Textbody"><text:span text:style-name="T1901"><text:s text:c="2"/>name</text:span><text:span text:style-name="T1902">:<text:s/></text:span><text:span text:style-name="T1903">redis</text:span><text:span text:style-name="T1904">-</text:span><text:span text:style-name="T1905">replica</text:span></text:p>
      <text:p text:style-name="Textbody"><text:span text:style-name="T1906">spec</text:span><text:span text:style-name="T1907">:</text:span></text:p>
      <text:p text:style-name="Textbody"><text:span text:style-name="T1908"><text:s text:c="2"/>minReplicas</text:span><text:span text:style-name="T1909">:<text:s/></text:span><text:span text:style-name="T1910">3</text:span></text:p>
      <text:p text:style-name="Textbody"><text:span text:style-name="T1911"><text:s text:c="2"/>maxReplicas</text:span><text:span text:style-name="T1912">:<text:s/></text:span><text:span text:style-name="T1913">5</text:span></text:p>
      <text:p text:style-name="Textbody"><text:span text:style-name="T1914"><text:s text:c="2"/></text:span><text:span text:style-name="T1915">scaleTargetRef</text:span><text:span text:style-name="T1916">:</text:span></text:p>
      <text:p text:style-name="Textbody"><text:span text:style-name="T1917"><text:s text:c="4"/>apiVersion</text:span><text:span text:style-name="T1918">:<text:s/></text:span><text:span text:style-name="T1919">apps</text:span><text:span text:style-name="T1920">/</text:span><text:span text:style-name="T1921">v1</text:span></text:p>
      <text:p text:style-name="Textbody"><text:span text:style-name="T1922"><text:s text:c="4"/>kind</text:span><text:span text:style-name="T1923">:<text:s/></text:span><text:span text:style-name="T1924">Deployment</text:span></text:p>
      <text:p text:style-name="Textbody"><text:span text:style-name="T1925"><text:s text:c="4"/>name</text:span><text:span text:style-name="T1926">:<text:s/></text:span><text:span text:style-name="T1927">redis</text:span><text:span text:style-name="T1928">-</text:span><text:span text:style-name="T1929">replica</text:span></text:p>
      <text:p text:style-name="Textbody"><text:span text:style-name="T1930"><text:s text:c="2"/>targetCPUUtilizationPercentage</text:span><text:span text:style-name="T1931">:<text:s/></text:span><text:span text:style-name="T1932">20</text:span></text:p>
      <text:soft-page-break/>
      <text:h text:style-name="P1933" text:outline-level="3">##redis<text:span text:style-name="T1934">-</text:span>replica<text:span text:style-name="T1935">.</text:span>service<text:span text:style-name="T1936">.</text:span>yml</text:h>
      <text:p text:style-name="Textbody"><text:span text:style-name="T1937">apiVersion</text:span><text:span text:style-name="T1938">:<text:s/></text:span><text:span text:style-name="T1939">v1</text:span></text:p>
      <text:p text:style-name="Textbody"><text:span text:style-name="T1940">kind</text:span><text:span text:style-name="T1941">:<text:s/></text:span><text:span text:style-name="T1942">Service</text:span></text:p>
      <text:p text:style-name="Textbody"><text:span text:style-name="T1943">metadata</text:span><text:span text:style-name="T1944">:</text:span></text:p>
      <text:p text:style-name="Textbody"><text:span text:style-name="T1945"><text:s text:c="2"/>name</text:span><text:span text:style-name="T1946">:<text:s/></text:span><text:span text:style-name="T1947">redis</text:span><text:span text:style-name="T1948">-</text:span><text:span text:style-name="T1949">replica</text:span></text:p>
      <text:p text:style-name="Textbody"><text:span text:style-name="T1950"><text:s text:c="2"/>labels</text:span><text:span text:style-name="T1951">:</text:span></text:p>
      <text:p text:style-name="Textbody"><text:span text:style-name="T1952"><text:s text:c="4"/>app</text:span><text:span text:style-name="T1953">:<text:s/></text:span><text:span text:style-name="T1954">redis</text:span></text:p>
      <text:p text:style-name="Textbody"><text:span text:style-name="T1955"><text:s text:c="4"/>role</text:span><text:span text:style-name="T1956">:<text:s/></text:span><text:span text:style-name="T1957">replica</text:span></text:p>
      <text:p text:style-name="Textbody"><text:span text:style-name="T1958"><text:s text:c="4"/>tier</text:span><text:span text:style-name="T1959">:<text:s/></text:span><text:span text:style-name="T1960">backend</text:span></text:p>
      <text:p text:style-name="Textbody"><text:span text:style-name="T1961">spec</text:span><text:span text:style-name="T1962">:</text:span></text:p>
      <text:p text:style-name="Textbody"><text:span text:style-name="T1963"><text:s text:c="2"/>ports</text:span><text:span text:style-name="T1964">:</text:span></text:p>
      <text:p text:style-name="Textbody"><text:span text:style-name="T1965"><text:s text:c="2"/>-<text:s/></text:span><text:span text:style-name="T1966">port</text:span><text:span text:style-name="T1967">:<text:s/></text:span><text:span text:style-name="T1968">6379</text:span></text:p>
      <text:p text:style-name="Textbody"><text:span text:style-name="T1969"><text:s text:c="2"/>selector</text:span><text:span text:style-name="T1970">:</text:span></text:p>
      <text:p text:style-name="Textbody"><text:span text:style-name="T1971"><text:s text:c="4"/>app</text:span><text:span text:style-name="T1972">:<text:s/></text:span><text:span text:style-name="T1973">redis</text:span></text:p>
      <text:p text:style-name="Textbody"><text:span text:style-name="T1974"><text:s text:c="4"/>role</text:span><text:span text:style-name="T1975">:<text:s/></text:span><text:span text:style-name="T1976">replica</text:span></text:p>
      <text:p text:style-name="Textbody"><text:span text:style-name="T1977"><text:s text:c="4"/>tier</text:span><text:span text:style-name="T1978">:<text:s/></text:span><text:span text:style-name="T1979">backend</text:span></text:p>
      <text:p text:style-name="P1980"/>
      <text:h text:style-name="Heading2" text:outline-level="2">#Application Database</text:h>
      <text:h text:style-name="Heading3" text:outline-level="3">##app<text:span text:style-name="T1981">.</text:span>configmap<text:span text:style-name="T1982">.</text:span>yml</text:h>
      <text:p text:style-name="Textbody"><text:span text:style-name="T1983">apiVersion</text:span><text:span text:style-name="T1984">:<text:s/></text:span><text:span text:style-name="T1985">v1</text:span></text:p>
      <text:p text:style-name="Textbody"><text:span text:style-name="T1986">kind</text:span><text:span text:style-name="T1987">:<text:s/></text:span><text:span text:style-name="T1988">ConfigMap</text:span></text:p>
      <text:p text:style-name="Textbody"><text:span text:style-name="T1989">metadata</text:span><text:span text:style-name="T1990">:</text:span></text:p>
      <text:p text:style-name="Textbody"><text:span text:style-name="T1991"><text:s text:c="2"/>name</text:span><text:span text:style-name="T1992">:<text:s/></text:span><text:span text:style-name="T1993">webapp</text:span></text:p>
      <text:p text:style-name="Textbody"><text:span text:style-name="T1994">data</text:span><text:span text:style-name="T1995">:</text:span></text:p>
      <text:p text:style-name="Textbody"><text:span text:style-name="T1996"><text:s text:c="2"/>app</text:span><text:span text:style-name="T1997">.</text:span><text:span text:style-name="T1998">dependency</text:span><text:span text:style-name="T1999">.</text:span><text:span text:style-name="T2000">url</text:span><text:span text:style-name="T2001">:<text:s/></text:span><text:span text:style-name="T2002">'https</text:span><text:span text:style-name="T2003">://</text:span><text:span text:style-name="T2004">test</text:span><text:span text:style-name="T2005">.</text:span><text:span text:style-name="T2006">depe</text:span><text:span text:style-name="T2007">ndency</text:span><text:span text:style-name="T2008">.</text:span><text:span text:style-name="T2009">foo</text:span><text:span text:style-name="T2010">.</text:span><text:span text:style-name="T2011">bar</text:span><text:span text:style-name="T2012">/</text:span><text:span text:style-name="T2013">api</text:span><text:span text:style-name="T2014">/</text:span><text:span text:style-name="T2015">v1</text:span><text:span text:style-name="T2016">/</text:span><text:span text:style-name="T2017">'</text:span></text:p>
      <text:p text:style-name="Textbody"><text:span text:style-name="T2018"><text:s text:c="2"/>app</text:span><text:span text:style-name="T2019">.</text:span><text:span text:style-name="T2020">dependency</text:span><text:span text:style-name="T2021">.</text:span><text:span text:style-name="T2022">require_tls</text:span><text:span text:style-name="T2023">:<text:s/></text:span><text:span text:style-name="T2024">truex</text:span></text:p>
      <text:p text:style-name="P2025"/>
      <text:soft-page-break/>
      <text:h text:style-name="P2026" text:outline-level="3">##app<text:span text:style-name="T2027">.</text:span>deployment<text:span text:style-name="T2028">.</text:span>yml</text:h>
      <text:p text:style-name="Textbody"><text:span text:style-name="T2029">apiVersion</text:span><text:span text:style-name="T2030">:<text:s/></text:span><text:span text:style-name="T2031">apps</text:span><text:span text:style-name="T2032">/</text:span><text:span text:style-name="T2033">v1</text:span></text:p>
      <text:p text:style-name="Textbody"><text:span text:style-name="T2034">kind</text:span><text:span text:style-name="T2035">:<text:s/></text:span><text:span text:style-name="T2036">Deployment</text:span></text:p>
      <text:p text:style-name="Textbody"><text:span text:style-name="T2037">metadata</text:span><text:span text:style-name="T2038">:</text:span></text:p>
      <text:p text:style-name="Textbody"><text:span text:style-name="T2039"><text:s text:c="2"/>annotations</text:span><text:span text:style-name="T2040">:</text:span></text:p>
      <text:p text:style-name="Textbody"><text:span text:style-name="T2041"><text:s text:c="4"/>flux</text:span><text:span text:style-name="T2042">.</text:span><text:span text:style-name="T2043">weave</text:span><text:span text:style-name="T2044">.</text:span><text:span text:style-name="T2045">works</text:span><text:span text:style-name="T2046">/</text:span><text:span text:style-name="T2047">automated</text:span><text:span text:style-name="T2048">: "</text:span><text:span text:style-name="T2049">true</text:span><text:span text:style-name="T2050">"</text:span></text:p>
      <text:p text:style-name="Textbody"><text:span text:style-name="T2051"><text:s text:c="2"/>name</text:span><text:span text:style-name="T2052">:<text:s/></text:span><text:span text:style-name="T2053">webapp</text:span></text:p>
      <text:p text:style-name="Textbody"><text:span text:style-name="T2054">spec</text:span><text:span text:style-name="T2055">:</text:span></text:p>
      <text:p text:style-name="Textbody"><text:span text:style-name="T2056"><text:s text:c="2"/>selector</text:span><text:span text:style-name="T2057">:</text:span></text:p>
      <text:p text:style-name="Textbody"><text:span text:style-name="T2058"><text:s text:c="4"/>matchLabels</text:span><text:span text:style-name="T2059">:</text:span></text:p>
      <text:p text:style-name="Textbody"><text:span text:style-name="T2060"><text:s text:c="6"/>app</text:span><text:span text:style-name="T2061">:<text:s/></text:span><text:span text:style-name="T2062">webapp</text:span></text:p>
      <text:p text:style-name="Textbody"><text:span text:style-name="T2063"><text:s text:c="2"/></text:span><text:span text:style-name="T2064">template</text:span><text:span text:style-name="T2065">:</text:span></text:p>
      <text:p text:style-name="Textbody"><text:span text:style-name="T2066"><text:s text:c="4"/>metadata</text:span><text:span text:style-name="T2067">:</text:span></text:p>
      <text:p text:style-name="Textbody"><text:span text:style-name="T2068"><text:s text:c="6"/>labels</text:span><text:span text:style-name="T2069">:</text:span></text:p>
      <text:p text:style-name="Textbody"><text:span text:style-name="T2070"><text:s text:c="8"/>app</text:span><text:span text:style-name="T2071">:<text:s/></text:span><text:span text:style-name="T2072">webapp</text:span></text:p>
      <text:p text:style-name="Textbody"><text:span text:style-name="T2073"><text:s text:c="4"/>spec</text:span><text:span text:style-name="T2074">:</text:span></text:p>
      <text:p text:style-name="Textbody"><text:span text:style-name="T2075"><text:s text:c="6"/>containers</text:span><text:span text:style-name="T2076">:</text:span></text:p>
      <text:p text:style-name="Textbody"><text:span text:style-name="T2077"><text:s text:c="8"/>-<text:s/></text:span><text:span text:style-name="T2078">name</text:span><text:span text:style-name="T2079">:<text:s/></text:span><text:span text:style-name="T2080">webapp</text:span></text:p>
      <text:p text:style-name="Textbody"><text:span text:style-name="T2081"><text:s text:c="10"/>image</text:span><text:span text:style-name="T2082">:<text:s/></text:span><text:span text:style-name="T2083">quay</text:span><text:span text:style-name="T2084">.</text:span><text:span text:style-name="T2085">io</text:span><text:span text:style-name="T2086">/</text:span><text:span text:style-name="T2087">fairwinds</text:span><text:span text:style-name="T2088">/</text:span><text:span text:style-name="T2089">k8s</text:span><text:span text:style-name="T2090">-</text:span><text:span text:style-name="T2091">workshop</text:span><text:span text:style-name="T2092">:</text:span><text:span text:style-name="T2093">latest</text:span></text:p>
      <text:p text:style-name="Textbody"><text:span text:style-name="T2094"><text:s text:c="10"/>command</text:span><text:span text:style-name="T2095">: ["</text:span><text:span text:style-name="T2096">ruby</text:span><text:span text:style-name="T2097">"</text:span><text:span text:style-name="T2098">,<text:s/></text:span><text:span text:style-name="T2099">"</text:span><text:span text:style-name="T2100">app</text:span><text:span text:style-name="T2101">/</text:span><text:span text:style-name="T2102">app</text:span><text:span text:style-name="T2103">.</text:span><text:span text:style-name="T2104">rb</text:span><text:span text:style-name="T2105">"]</text:span></text:p>
      <text:p text:style-name="Textbody"><text:span text:style-name="T2106"><text:s text:c="10"/>imagePullPolicy</text:span><text:span text:style-name="T2107">:<text:s/></text:span><text:span text:style-name="T2108">IfNotPresent</text:span></text:p>
      <text:p text:style-name="Textbody"><text:span text:style-name="T2109"><text:s text:c="10"/></text:span><text:span text:style-name="T2110">livenessProbe</text:span><text:span text:style-name="T2111">:</text:span></text:p>
      <text:p text:style-name="Textbody"><text:span text:style-name="T2112"><text:s text:c="12"/>failureThreshold</text:span><text:span text:style-name="T2113">:<text:s/></text:span><text:span text:style-name="T2114">3</text:span></text:p>
      <text:p text:style-name="Textbody"><text:span text:style-name="T2115"><text:s text:c="12"/>httpGet</text:span><text:span text:style-name="T2116">:</text:span></text:p>
      <text:p text:style-name="Textbody"><text:span text:style-name="T2117"><text:s text:c="14"/>path</text:span><text:span text:style-name="T2118">: /</text:span></text:p>
      <text:p text:style-name="Textbody"><text:span text:style-name="T2119"><text:s text:c="14"/>port</text:span><text:span text:style-name="T2120">:<text:s/></text:span><text:span text:style-name="T2121">8080</text:span></text:p>
      <text:p text:style-name="Textbody"><text:span text:style-name="T2122"><text:s text:c="14"/>scheme</text:span><text:span text:style-name="T2123">:<text:s/></text:span><text:span text:style-name="T2124">HTTP</text:span></text:p>
      <text:soft-page-break/>
      <text:p text:style-name="Textbody"><text:span text:style-name="T2125"><text:s text:c="12"/>initialDelaySeconds</text:span><text:span text:style-name="T2126">:<text:s/></text:span><text:span text:style-name="T2127">3</text:span></text:p>
      <text:p text:style-name="Textbody"><text:span text:style-name="T2128"><text:s text:c="12"/>periodSeconds</text:span><text:span text:style-name="T2129">:<text:s/></text:span><text:span text:style-name="T2130">3</text:span></text:p>
      <text:p text:style-name="Textbody"><text:span text:style-name="T2131"><text:s text:c="12"/>successThreshold</text:span><text:span text:style-name="T2132">:<text:s/></text:span><text:span text:style-name="T2133">1</text:span></text:p>
      <text:p text:style-name="Textbody"><text:span text:style-name="T2134"><text:s text:c="12"/>timeou</text:span><text:span text:style-name="T2135">tSeconds</text:span><text:span text:style-name="T2136">:<text:s/></text:span><text:span text:style-name="T2137">1</text:span></text:p>
      <text:p text:style-name="Textbody"><text:span text:style-name="T2138"><text:s text:c="10"/>readinessProbe</text:span><text:span text:style-name="T2139">:</text:span></text:p>
      <text:p text:style-name="Textbody"><text:span text:style-name="T2140"><text:s text:c="12"/>failureThreshold</text:span><text:span text:style-name="T2141">:<text:s/></text:span><text:span text:style-name="T2142">1</text:span></text:p>
      <text:p text:style-name="Textbody"><text:span text:style-name="T2143"><text:s text:c="12"/>httpGet</text:span><text:span text:style-name="T2144">:</text:span></text:p>
      <text:p text:style-name="Textbody"><text:span text:style-name="T2145"><text:s text:c="14"/>path</text:span><text:span text:style-name="T2146">: /</text:span></text:p>
      <text:p text:style-name="Textbody"><text:span text:style-name="T2147"><text:s text:c="14"/>port</text:span><text:span text:style-name="T2148">:<text:s/></text:span><text:span text:style-name="T2149">8080</text:span></text:p>
      <text:p text:style-name="Textbody"><text:span text:style-name="T2150"><text:s text:c="14"/>scheme</text:span><text:span text:style-name="T2151">:<text:s/></text:span><text:span text:style-name="T2152">HTTP</text:span></text:p>
      <text:p text:style-name="Textbody"><text:span text:style-name="T2153"><text:s text:c="10"/>ports</text:span><text:span text:style-name="T2154">:</text:span></text:p>
      <text:p text:style-name="Textbody"><text:span text:style-name="T2155"><text:s text:c="10"/>-<text:s/></text:span><text:span text:style-name="T2156">containerPort</text:span><text:span text:style-name="T2157">:<text:s/></text:span><text:span text:style-name="T2158">8080</text:span></text:p>
      <text:p text:style-name="Textbody"><text:span text:style-name="T2159"><text:s text:c="12"/>name</text:span><text:span text:style-name="T2160">:<text:s/></text:span><text:span text:style-name="T2161">http</text:span></text:p>
      <text:p text:style-name="Textbody"><text:span text:style-name="T2162"><text:s text:c="10"/>volumeMounts</text:span><text:span text:style-name="T2163">:</text:span></text:p>
      <text:p text:style-name="Textbody"><text:span text:style-name="T2164"><text:s text:c="12"/>-<text:s/></text:span><text:span text:style-name="T2165">name</text:span><text:span text:style-name="T2166">:<text:s/></text:span><text:span text:style-name="T2167">secrets</text:span></text:p>
      <text:p text:style-name="Textbody"><text:span text:style-name="T2168"><text:s text:c="14"/>mountPath</text:span><text:span text:style-name="T2169">: "/</text:span><text:span text:style-name="T2170">etc</text:span><text:span text:style-name="T2171">/</text:span><text:span text:style-name="T2172">secrets</text:span><text:span text:style-name="T2173">"</text:span></text:p>
      <text:p text:style-name="Textbody"><text:span text:style-name="T2174"><text:s text:c="10"/>env</text:span><text:span text:style-name="T2175">:</text:span></text:p>
      <text:p text:style-name="Textbody"><text:span text:style-name="T2176"><text:s text:c="12"/>-<text:s/></text:span><text:span text:style-name="T2177">name</text:span><text:span text:style-name="T2178">:<text:s/></text:span><text:span text:style-name="T2179">REDIS_HOST</text:span></text:p>
      <text:p text:style-name="Textbody"><text:span text:style-name="T2180"><text:s text:c="14"/>value</text:span><text:span text:style-name="T2181">:<text:s/></text:span><text:span text:style-name="T2182">'redis</text:span><text:span text:style-name="T2183">-</text:span><text:span text:style-name="T2184">primary'</text:span></text:p>
      <text:p text:style-name="Textbody"><text:span text:style-name="T2185"><text:s text:c="12"/>-<text:s/></text:span><text:span text:style-name="T2186">name</text:span><text:span text:style-name="T2187">:<text:s/></text:span><text:span text:style-name="T2188">REDIS_PORT</text:span></text:p>
      <text:p text:style-name="Textbody"><text:span text:style-name="T2189"><text:s text:c="14"/>value</text:span><text:span text:style-name="T2190">:<text:s/></text:span><text:span text:style-name="T2191">'6379'</text:span></text:p>
      <text:p text:style-name="Textbody"><text:span text:style-name="T2192"><text:s text:c="12"/>#<text:s/></text:span><text:span text:style-name="T2193">-<text:s/></text:span><text:span text:style-name="T2194">name</text:span><text:span text:style-name="T2195">:<text:s/></text:span><text:span text:style-name="T2196">CHAOS</text:span></text:p>
      <text:p text:style-name="Textbody"><text:span text:style-name="T2197"><text:s text:c="12"/># <text:s text:c="2"/>value</text:span><text:span text:style-name="T2198">:<text:s/></text:span><text:span text:style-name="T2199">true</text:span></text:p>
      <text:p text:style-name="Textbody"><text:span text:style-name="T2200"><text:s text:c="12"/>-<text:s/></text:span><text:span text:style-name="T2201">name</text:span><text:span text:style-name="T2202">:<text:s/></text:span><text:span text:style-name="T2203">SECRET1</text:span></text:p>
      <text:p text:style-name="Textbody"><text:span text:style-name="T2204"><text:s text:c="14"/>valueFrom</text:span><text:span text:style-name="T2205">:</text:span></text:p>
      <text:p text:style-name="Textbody"><text:span text:style-name="T2206"><text:s text:c="16"/>secretKeyRef</text:span><text:span text:style-name="T2207">:</text:span></text:p>
      <text:p text:style-name="Textbody"><text:span text:style-name="T2208"><text:s text:c="18"/>name</text:span><text:span text:style-name="T2209">:<text:s/></text:span><text:span text:style-name="T2210">webapp</text:span></text:p>
      <text:p text:style-name="Textbody"><text:span text:style-name="T2211"><text:s text:c="18"/>key</text:span><text:span text:style-name="T2212">:<text:s/></text:span><text:span text:style-name="T2213">val1</text:span></text:p>
      <text:soft-page-break/>
      <text:p text:style-name="Textbody"><text:span text:style-name="T2214"><text:s text:c="12"/>-<text:s/></text:span><text:span text:style-name="T2215">name</text:span><text:span text:style-name="T2216">:<text:s/></text:span><text:span text:style-name="T2217">DEPENDENCY_URL</text:span></text:p>
      <text:p text:style-name="Textbody"><text:span text:style-name="T2218"><text:s text:c="14"/>valueFrom</text:span><text:span text:style-name="T2219">:</text:span></text:p>
      <text:p text:style-name="Textbody"><text:span text:style-name="T2220"><text:s text:c="16"/>configMapKeyRef</text:span><text:span text:style-name="T2221">:</text:span></text:p>
      <text:p text:style-name="Textbody"><text:span text:style-name="T2222"><text:s text:c="18"/>name</text:span><text:span text:style-name="T2223">:<text:s/></text:span><text:span text:style-name="T2224">webapp</text:span></text:p>
      <text:p text:style-name="Textbody"><text:span text:style-name="T2225"><text:s text:c="18"/>key</text:span><text:span text:style-name="T2226">:<text:s/></text:span><text:span text:style-name="T2227">app</text:span><text:span text:style-name="T2228">.</text:span><text:span text:style-name="T2229">dependency</text:span><text:span text:style-name="T2230">.</text:span><text:span text:style-name="T2231">url</text:span></text:p>
      <text:p text:style-name="Textbody"><text:span text:style-name="T2232"><text:s text:c="12"/>-<text:s/></text:span><text:span text:style-name="T2233">name</text:span><text:span text:style-name="T2234">:<text:s/></text:span><text:span text:style-name="T2235">DEPENDENCY_REQUIRE_TLS</text:span></text:p>
      <text:p text:style-name="Textbody"><text:span text:style-name="T2236"><text:s text:c="14"/>valueFrom</text:span><text:span text:style-name="T2237">:</text:span></text:p>
      <text:p text:style-name="Textbody"><text:span text:style-name="T2238"><text:s text:c="16"/>configMapKeyRef</text:span><text:span text:style-name="T2239">:</text:span></text:p>
      <text:p text:style-name="Textbody"><text:span text:style-name="T2240"><text:s text:c="18"/>name</text:span><text:span text:style-name="T2241">:<text:s/></text:span><text:span text:style-name="T2242">webapp</text:span></text:p>
      <text:p text:style-name="Textbody"><text:span text:style-name="T2243"><text:s text:c="18"/></text:span><text:span text:style-name="T2244">key</text:span><text:span text:style-name="T2245">:<text:s/></text:span><text:span text:style-name="T2246">app</text:span><text:span text:style-name="T2247">.</text:span><text:span text:style-name="T2248">dependency</text:span><text:span text:style-name="T2249">.</text:span><text:span text:style-name="T2250">require_tls</text:span></text:p>
      <text:p text:style-name="Textbody"><text:span text:style-name="T2251"><text:s text:c="10"/>resources</text:span><text:span text:style-name="T2252">:</text:span></text:p>
      <text:p text:style-name="Textbody"><text:span text:style-name="T2253"><text:s text:c="12"/>limits</text:span><text:span text:style-name="T2254">:</text:span></text:p>
      <text:p text:style-name="Textbody"><text:span text:style-name="T2255"><text:s text:c="14"/>cpu</text:span><text:span text:style-name="T2256">:<text:s/></text:span><text:span text:style-name="T2257">100m</text:span></text:p>
      <text:p text:style-name="Textbody"><text:span text:style-name="T2258"><text:s text:c="14"/>memory</text:span><text:span text:style-name="T2259">:<text:s/></text:span><text:span text:style-name="T2260">300Mi</text:span></text:p>
      <text:p text:style-name="Textbody"><text:span text:style-name="T2261"><text:s text:c="12"/>requests</text:span><text:span text:style-name="T2262">:</text:span></text:p>
      <text:p text:style-name="Textbody"><text:span text:style-name="T2263"><text:s text:c="14"/>cpu</text:span><text:span text:style-name="T2264">:<text:s/></text:span><text:span text:style-name="T2265">100m</text:span></text:p>
      <text:p text:style-name="Textbody"><text:span text:style-name="T2266"><text:s text:c="14"/>memory</text:span><text:span text:style-name="T2267">:<text:s/></text:span><text:span text:style-name="T2268">300Mi</text:span></text:p>
      <text:p text:style-name="Textbody"><text:span text:style-name="T2269"><text:s text:c="6"/>volumes</text:span><text:span text:style-name="T2270">:</text:span></text:p>
      <text:p text:style-name="Textbody"><text:span text:style-name="T2271"><text:s text:c="8"/>-<text:s/></text:span><text:span text:style-name="T2272">name</text:span><text:span text:style-name="T2273">:<text:s/></text:span><text:span text:style-name="T2274">secrets</text:span></text:p>
      <text:p text:style-name="Textbody"><text:span text:style-name="T2275"><text:s text:c="10"/>secret</text:span><text:span text:style-name="T2276">:</text:span></text:p>
      <text:p text:style-name="Textbody"><text:span text:style-name="T2277"><text:s text:c="12"/>secretName</text:span><text:span text:style-name="T2278">:<text:s/></text:span><text:span text:style-name="T2279">webapp</text:span></text:p>
      <text:p text:style-name="Textbody"><text:span text:style-name="T2280"><text:s text:c="12"/>items</text:span><text:span text:style-name="T2281">:</text:span></text:p>
      <text:p text:style-name="Textbody"><text:span text:style-name="T2282"><text:s text:c="12"/>-<text:s/></text:span><text:span text:style-name="T2283">key</text:span><text:span text:style-name="T2284">:<text:s/></text:span><text:span text:style-name="T2285">val2</text:span></text:p>
      <text:p text:style-name="Textbody"><text:span text:style-name="T2286"><text:s text:c="14"/>path</text:span><text:span text:style-name="T2287">:<text:s/></text:span><text:span text:style-name="T2288">secret_file</text:span></text:p>
      <text:p text:style-name="Textbody"><text:span text:style-name="T2289"><text:s text:c="14"/>mode</text:span><text:span text:style-name="T2290">:<text:s/></text:span><text:span text:style-name="T2291">511</text:span></text:p>
      <text:soft-page-break/>
      <text:h text:style-name="P2292" text:outline-level="3">##app<text:span text:style-name="T2293">.</text:span>horizontal_pod_autoscaler<text:span text:style-name="T2294">.</text:span>yml</text:h>
      <text:p text:style-name="Textbody"><text:span text:style-name="T2295">apiVersion</text:span><text:span text:style-name="T2296">:<text:s/></text:span><text:span text:style-name="T2297">autoscaling</text:span><text:span text:style-name="T2298">/</text:span><text:span text:style-name="T2299">v1</text:span></text:p>
      <text:p text:style-name="Textbody"><text:span text:style-name="T2300">kind</text:span><text:span text:style-name="T2301">:<text:s/></text:span><text:span text:style-name="T2302">HorizontalPodAutoscaler</text:span></text:p>
      <text:p text:style-name="Textbody"><text:span text:style-name="T2303">metadata</text:span><text:span text:style-name="T2304">:</text:span></text:p>
      <text:p text:style-name="Textbody"><text:span text:style-name="T2305"><text:s text:c="2"/>nam</text:span><text:span text:style-name="T2306">e</text:span><text:span text:style-name="T2307">:<text:s/></text:span><text:span text:style-name="T2308">webapp</text:span></text:p>
      <text:p text:style-name="Textbody"><text:span text:style-name="T2309">spec</text:span><text:span text:style-name="T2310">:</text:span></text:p>
      <text:p text:style-name="Textbody"><text:span text:style-name="T2311"><text:s text:c="2"/>minReplicas</text:span><text:span text:style-name="T2312">:<text:s/></text:span><text:span text:style-name="T2313">10</text:span></text:p>
      <text:p text:style-name="Textbody"><text:span text:style-name="T2314"><text:s text:c="2"/>maxReplicas</text:span><text:span text:style-name="T2315">:<text:s/></text:span><text:span text:style-name="T2316">20</text:span></text:p>
      <text:p text:style-name="Textbody"><text:span text:style-name="T2317"><text:s text:c="2"/>scaleTargetRef</text:span><text:span text:style-name="T2318">:</text:span></text:p>
      <text:p text:style-name="Textbody"><text:span text:style-name="T2319"><text:s text:c="4"/>apiVersion</text:span><text:span text:style-name="T2320">:<text:s/></text:span><text:span text:style-name="T2321">apps</text:span><text:span text:style-name="T2322">/</text:span><text:span text:style-name="T2323">v1</text:span></text:p>
      <text:p text:style-name="Textbody"><text:span text:style-name="T2324"><text:s text:c="4"/>kind</text:span><text:span text:style-name="T2325">:<text:s/></text:span><text:span text:style-name="T2326">Deployment</text:span></text:p>
      <text:p text:style-name="Textbody"><text:span text:style-name="T2327"><text:s text:c="4"/>name</text:span><text:span text:style-name="T2328">:<text:s/></text:span><text:span text:style-name="T2329">webapp</text:span></text:p>
      <text:p text:style-name="Textbody"><text:span text:style-name="T2330"><text:s text:c="2"/>targetCPUUtilizationPercentage</text:span><text:span text:style-name="T2331">:<text:s/></text:span><text:span text:style-name="T2332">30</text:span></text:p>
      <text:soft-page-break/>
      <text:h text:style-name="P2333" text:outline-level="3">##app<text:span text:style-name="T2334">.</text:span>secret<text:span text:style-name="T2335">.</text:span>yml</text:h>
      <text:p text:style-name="Textbody"><text:span text:style-name="T2336">apiVersion</text:span><text:span text:style-name="T2337">:<text:s/></text:span><text:span text:style-name="T2338">v1</text:span></text:p>
      <text:p text:style-name="Textbody"><text:span text:style-name="T2339">kind</text:span><text:span text:style-name="T2340">:<text:s/></text:span><text:span text:style-name="T2341">Secret</text:span></text:p>
      <text:p text:style-name="Textbody"><text:span text:style-name="T2342">metadata</text:span><text:span text:style-name="T2343">:</text:span></text:p>
      <text:p text:style-name="Textbody"><text:span text:style-name="T2344"><text:s text:c="2"/>name</text:span><text:span text:style-name="T2345">:<text:s/></text:span><text:span text:style-name="T2346">webapp</text:span></text:p>
      <text:p text:style-name="Textbody"><text:span text:style-name="T2347">type</text:span><text:span text:style-name="T2348">:<text:s/></text:span><text:span text:style-name="T2349">Opaque</text:span></text:p>
      <text:p text:style-name="Textbody"><text:span text:style-name="T2350">data</text:span><text:span text:style-name="T2351">:</text:span></text:p>
      <text:p text:style-name="Textbody"><text:span text:style-name="T2352"><text:s text:c="2"/>val1</text:span><text:span text:style-name="T2353">:<text:s/></text:span><text:span text:style-name="T2354">aXRfaXNfYV9zZWNyZXRfdG9fZXZlcnlib2R5</text:span></text:p>
      <text:p text:style-name="Textbody"><text:span text:style-name="T2355"><text:s text:c="2"/>val2</text:span><text:span text:style-name="T2356">:<text:s/></text:span><text:span text:style-name="T2357">ZW5lbWllcz1hbGllbnMKbGl2ZXM9MwplbmVtaWVzLmNoZWF0PXRydWUKZW5lbWllcy5jaGVhdC5sZXZlbD1ub0dvb2RSb3R0ZW4Kc2VjcmV0LmNvZGUucGFzc3BocmFzZT1VVURETFJMUkJBQkFTCnNlY3JldC5jb2RlLmFsbG93ZWQ9dHJ1ZQpzZWNyZX</text:span><text:span text:style-name="T2358">QuY29kZS5saXZlcz0zMAoK</text:span></text:p>
      <text:soft-page-break/>
      <text:h text:style-name="P2359" text:outline-level="3">##app<text:span text:style-name="T2360">.</text:span>service<text:span text:style-name="T2361">.</text:span>yml</text:h>
      <text:p text:style-name="Textbody"><text:span text:style-name="T2362">---</text:span></text:p>
      <text:p text:style-name="Textbody"><text:span text:style-name="T2363">apiVersion</text:span><text:span text:style-name="T2364">:<text:s/></text:span><text:span text:style-name="T2365">v1</text:span></text:p>
      <text:p text:style-name="Textbody"><text:span text:style-name="T2366">kind</text:span><text:span text:style-name="T2367">:<text:s/></text:span><text:span text:style-name="T2368">Service</text:span></text:p>
      <text:p text:style-name="Textbody"><text:span text:style-name="T2369">metadata</text:span><text:span text:style-name="T2370">:</text:span></text:p>
      <text:p text:style-name="Textbody"><text:span text:style-name="T2371"><text:s text:c="2"/>name</text:span><text:span text:style-name="T2372">:<text:s/></text:span><text:span text:style-name="T2373">webapp</text:span></text:p>
      <text:p text:style-name="Textbody"><text:span text:style-name="T2374"><text:s text:c="2"/>labels</text:span><text:span text:style-name="T2375">:</text:span></text:p>
      <text:p text:style-name="Textbody"><text:span text:style-name="T2376"><text:s text:c="4"/>app</text:span><text:span text:style-name="T2377">:<text:s/></text:span><text:span text:style-name="T2378">webapp</text:span></text:p>
      <text:p text:style-name="Textbody"><text:span text:style-name="T2379">spec</text:span><text:span text:style-name="T2380">:</text:span></text:p>
      <text:p text:style-name="Textbody"><text:span text:style-name="T2381"><text:s text:c="2"/>type</text:span><text:span text:style-name="T2382">:<text:s/></text:span><text:span text:style-name="T2383">NodePort</text:span></text:p>
      <text:p text:style-name="Textbody"><text:span text:style-name="T2384"><text:s text:c="2"/>ports</text:span><text:span text:style-name="T2385">:</text:span></text:p>
      <text:p text:style-name="Textbody"><text:span text:style-name="T2386"><text:s text:c="4"/>-<text:s/></text:span><text:span text:style-name="T2387">name</text:span><text:span text:style-name="T2388">:<text:s/></text:span><text:span text:style-name="T2389">http</text:span></text:p>
      <text:p text:style-name="Textbody"><text:span text:style-name="T2390"><text:s text:c="6"/>protocol</text:span><text:span text:style-name="T2391">:<text:s/></text:span><text:span text:style-name="T2392">TCP</text:span></text:p>
      <text:p text:style-name="Textbody"><text:span text:style-name="T2393"><text:s text:c="6"/>port</text:span><text:span text:style-name="T2394">:<text:s/></text:span><text:span text:style-name="T2395">80</text:span></text:p>
      <text:p text:style-name="Textbody"><text:span text:style-name="T2396"><text:s text:c="6"/>targetPort</text:span><text:span text:style-name="T2397">:<text:s/></text:span><text:span text:style-name="T2398">http</text:span></text:p>
      <text:p text:style-name="Textbody"><text:span text:style-name="T2399"><text:s text:c="6"/>nodePort</text:span><text:span text:style-name="T2400">:<text:s/></text:span><text:span text:style-name="T2401">30007</text:span></text:p>
      <text:p text:style-name="Textbody"><text:span text:style-name="T2402"><text:s text:c="2"/>selector</text:span><text:span text:style-name="T2403">:</text:span></text:p>
      <text:p text:style-name="Textbody"><text:span text:style-name="T2404"><text:s text:c="4"/>app</text:span><text:span text:style-name="T2405">:<text:s/></text:span><text:span text:style-name="T2406">webapp</text:span></text:p>
      <text:soft-page-break/>
      <text:h text:style-name="P2407" text:outline-level="1">#User Role and Role Binding</text:h>
      <text:h text:style-name="Heading3" text:outline-level="3">##csr<text:span text:style-name="T2408">.</text:span>yaml</text:h>
      <text:p text:style-name="Textbody"><text:span text:style-name="T2409">apiVersion</text:span><text:span text:style-name="T2410">:<text:s/></text:span><text:span text:style-name="T2411">certificates</text:span><text:span text:style-name="T2412">.</text:span><text:span text:style-name="T2413">k8s</text:span><text:span text:style-name="T2414">.</text:span><text:span text:style-name="T2415">io</text:span><text:span text:style-name="T2416">/</text:span><text:span text:style-name="T2417">v1</text:span></text:p>
      <text:p text:style-name="Textbody"><text:span text:style-name="T2418">kind</text:span><text:span text:style-name="T2419">:<text:s/></text:span><text:span text:style-name="T2420">CertificateSigningRequest</text:span></text:p>
      <text:p text:style-name="Textbody"><text:span text:style-name="T2421">metadata</text:span><text:span text:style-name="T2422">:</text:span></text:p>
      <text:p text:style-name="Textbody"><text:span text:style-name="T2423"><text:s text:c="2"/>name</text:span><text:span text:style-name="T2424">:<text:s/></text:span><text:span text:style-name="T2425">csr</text:span><text:span text:style-name="T2426">-</text:span><text:span text:style-name="T2427">for</text:span><text:span text:style-name="T2428">-</text:span><text:span text:style-name="T2429">gk</text:span></text:p>
      <text:p text:style-name="Textbody"><text:span text:style-name="T2430">spec</text:span><text:span text:style-name="T2431">:</text:span></text:p>
      <text:p text:style-name="Textbody"><text:span text:style-name="T2432"><text:s text:c="2"/>groups</text:span><text:span text:style-name="T2433">:</text:span></text:p>
      <text:p text:style-name="Textbody"><text:span text:style-name="T2434"><text:s text:c="2"/>-<text:s/></text:span><text:span text:style-name="T2435">system</text:span><text:span text:style-name="T2436">:</text:span><text:span text:style-name="T2437">authenticated</text:span></text:p>
      <text:p text:style-name="Textbody"><text:span text:style-name="T2438"><text:s text:c="2"/>usages</text:span><text:span text:style-name="T2439">:</text:span></text:p>
      <text:p text:style-name="Textbody"><text:span text:style-name="T2440"><text:s text:c="2"/>-<text:s/></text:span><text:span text:style-name="T2441">digital signature</text:span></text:p>
      <text:p text:style-name="Textbody"><text:span text:style-name="T2442"><text:s text:c="2"/>-<text:s/></text:span><text:span text:style-name="T2443">key<text:s/></text:span><text:span text:style-name="T2444">encipherment</text:span></text:p>
      <text:p text:style-name="Textbody"><text:span text:style-name="T2445"><text:s text:c="2"/>-<text:s/></text:span><text:span text:style-name="T2446">client auth</text:span></text:p>
      <text:p text:style-name="Textbody"><text:span text:style-name="T2447"><text:s text:c="2"/>signerName</text:span><text:span text:style-name="T2448">:<text:s/></text:span><text:span text:style-name="T2449">kubernetes</text:span><text:span text:style-name="T2450">.</text:span><text:span text:style-name="T2451">io</text:span><text:span text:style-name="T2452">/</text:span><text:span text:style-name="T2453">kube</text:span><text:span text:style-name="T2454">-</text:span><text:span text:style-name="T2455">apiserver</text:span><text:span text:style-name="T2456">-</text:span><text:span text:style-name="T2457">client <text:s/></text:span></text:p>
      <text:p text:style-name="Textbody"><text:span text:style-name="T2458"><text:s text:c="2"/>request</text:span><text:span text:style-name="T2459">:<text:s/></text:span><text:span text:style-name="T2460">LS0tLS1CRUdJTiBDRVJUSUZJQ0FURSBSRVFVRVNULS0tLS0KTUlJQ1VqQ0NBVG9DQVFBd0RURUxNQWtHQTFVRUF3d0NaMnN3Z2dFaU1BMEdDU3FHU0liM0RRRUJBUVVBQTRJQgpEd0F3Z2dFS0FvSUJBUURBOE9xUFhq</text:span><text:span text:style-name="T2461">akt5QkZBQVFEVEhuUWVoNVZERXFsSjBhVCtwVUV6dnZLSkh6NTNleFJvCjJTb2lCY2lzQ1dsTWZwNmNCbHF6WFQ0MnUwSU03ZFlzUTB0T3liU1hrV2ZScThhWHE0NXVrV3VjTWhBNkN1VFgKNTJhUzZONGxJZG5MSTYrdzdaanpsOUw5bVNqSGRTL3l2b2hiR0g5RGpEaFpEODNhbDVQR3kzRFQ1a00ySUtQUgp4KzJMQW1GTndYNytMNzlaU0tP</text:span><text:span text:style-name="T2462">eUpnQmdySnFJS0ZLb1JxcTBaUGZGR0J0TVhTMk9JbGVwd1RPMHZoUVNOaDluCkJYSDNLZEp1OUxCR0cyaC82empISzg0SHNXSUhyaGVOWDd1Y1dPYXRSS01nREkxajU3Y0NMbllDSTJoVUkwYlEKUXliVll5Qi9lUXU4MjErTnhlditObjNMdEVEcmhuYmNaZXM3QWdNQkFBR2dBREFOQmdrcWhraUc5dzBCQVFzRgpBQU9DQVFFQWFwaE1IbHdP</text:span><text:span text:style-name="T2463">WTdJTUNwcmM1R1JPN0lDZWJ1dnF1QjhlYmRCcDVXT3FuQUwrU0pRUUREL0FveEp1CjJiamkrVzJrZUFWdXVrc2pGYmROVld2ZmVzZkxYUkM5bEhiVE9nVGswU0EybC9oRXJWZHNwYzBHcmp3dWtFMUIKNkZYdkZKNWZWOVZYYnpHREozRWc5SWp5R3RFWHQrZ01DOGZnbFhaUFVYTm91ZEQ0c1N3Y2hVeEFGdDBldWpHeApmS2o3bDZBL2k4QjZD</text:span><text:span text:style-name="T2464">RGEvNlpGWGVMZ0RwL01mbGNqc2pUTFRQTWdxTk1jbGg0bTlSMFRIZ1YwQnQ4dVpFQmlMCm9heUpvUmxkdUlVQzQzb0pEclhaSlg0UUZpRGI1U0t3b1g0RFBDR2lEZDlzSVJwNjNaWHZWNjhBY1BMb0lSNFQKV25haXVBSFpVb24veFVnRHgrYk5MNmRtSjFlK1JBPT0KLS0tLS1FTkQgQ0VSVElGSUNBVEUgUkVRVUVTVC0tLS0tCg</text:span><text:span text:style-name="T2465">==</text:span></text:p>
      <text:soft-page-break/>
      <text:h text:style-name="P2466" text:outline-level="3">##devrole<text:span text:style-name="T2467">.</text:span>yaml</text:h>
      <text:p text:style-name="Textbody"><text:span text:style-name="T2468">apiVersion</text:span><text:span text:style-name="T2469">:<text:s/></text:span><text:span text:style-name="T2470">rbac</text:span><text:span text:style-name="T2471">.</text:span><text:span text:style-name="T2472">authorization</text:span><text:span text:style-name="T2473">.</text:span><text:span text:style-name="T2474">k8s</text:span><text:span text:style-name="T2475">.</text:span><text:span text:style-name="T2476">io</text:span><text:span text:style-name="T2477">/</text:span><text:span text:style-name="T2478">v1</text:span></text:p>
      <text:p text:style-name="Textbody"><text:span text:style-name="T2479">kind</text:span><text:span text:style-name="T2480">:<text:s/></text:span><text:span text:style-name="T2481">Role</text:span></text:p>
      <text:p text:style-name="Textbody"><text:span text:style-name="T2482">metadata</text:span><text:span text:style-name="T2483">:</text:span></text:p>
      <text:p text:style-name="Textbody"><text:span text:style-name="T2484"><text:s text:c="2"/>name</text:span><text:span text:style-name="T2485">:<text:s/></text:span><text:span text:style-name="T2486">developer</text:span></text:p>
      <text:p text:style-name="Textbody"><text:span text:style-name="T2487">rules</text:span><text:span text:style-name="T2488">:</text:span></text:p>
      <text:p text:style-name="Textbody"><text:span text:style-name="T2489">-<text:s/></text:span><text:span text:style-name="T2490">apiGroups</text:span><text:span text:style-name="T2491">: [""]</text:span></text:p>
      <text:p text:style-name="Textbody"><text:span text:style-name="T2492"><text:s text:c="2"/>resources</text:span><text:span text:style-name="T2493">: ["</text:span><text:span text:style-name="T2494">pods</text:span><text:span text:style-name="T2495">"]</text:span></text:p>
      <text:p text:style-name="Textbody"><text:span text:style-name="T2496"><text:s text:c="2"/>verbs</text:span><text:span text:style-name="T2497">: ["</text:span><text:span text:style-name="T2498">create</text:span><text:span text:style-name="T2499">"</text:span><text:span text:style-name="T2500">,</text:span><text:span text:style-name="T2501">"</text:span><text:span text:style-name="T2502">update</text:span><text:span text:style-name="T2503">"</text:span><text:span text:style-name="T2504">,</text:span><text:span text:style-name="T2505">"</text:span><text:span text:style-name="T2506">get</text:span><text:span text:style-name="T2507">"</text:span><text:span text:style-name="T2508">,</text:span><text:span text:style-name="T2509">"</text:span><text:span text:style-name="T2510">list</text:span><text:span text:style-name="T2511">"</text:span><text:span text:style-name="T2512">,</text:span><text:span text:style-name="T2513">"</text:span><text:span text:style-name="T2514">delete</text:span><text:span text:style-name="T2515">"]</text:span></text:p>
      <text:p text:style-name="Textbody"><text:span text:style-name="T2516">-<text:s/></text:span><text:span text:style-name="T2517">apiGroups</text:span><text:span text:style-name="T2518">: [""]</text:span></text:p>
      <text:p text:style-name="Textbody"><text:span text:style-name="T2519"><text:s text:c="2"/>resources</text:span><text:span text:style-name="T2520">: ["</text:span><text:span text:style-name="T2521">secrets</text:span><text:span text:style-name="T2522">"]</text:span></text:p>
      <text:p text:style-name="Textbody"><text:span text:style-name="T2523"><text:s text:c="2"/>verbs</text:span><text:span text:style-name="T2524">: ["</text:span><text:span text:style-name="T2525">get</text:span><text:span text:style-name="T2526">"</text:span><text:span text:style-name="T2527">,</text:span><text:span text:style-name="T2528">"</text:span><text:span text:style-name="T2529">list</text:span><text:span text:style-name="T2530">"</text:span><text:span text:style-name="T2531">,</text:span><text:span text:style-name="T2532">"</text:span><text:span text:style-name="T2533">cre</text:span><text:span text:style-name="T2534">ate</text:span><text:span text:style-name="T2535">"]</text:span></text:p>
      <text:soft-page-break/>
      <text:h text:style-name="P2536" text:outline-level="3">##rolebind<text:span text:style-name="T2537">.</text:span>yaml</text:h>
      <text:p text:style-name="Textbody"><text:span text:style-name="T2538">apiVersion</text:span><text:span text:style-name="T2539">:<text:s/></text:span><text:span text:style-name="T2540">rbac</text:span><text:span text:style-name="T2541">.</text:span><text:span text:style-name="T2542">authorization</text:span><text:span text:style-name="T2543">.</text:span><text:span text:style-name="T2544">k8s</text:span><text:span text:style-name="T2545">.</text:span><text:span text:style-name="T2546">io</text:span><text:span text:style-name="T2547">/</text:span><text:span text:style-name="T2548">v1</text:span></text:p>
      <text:p text:style-name="Textbody"><text:span text:style-name="T2549">kind</text:span><text:span text:style-name="T2550">:<text:s/></text:span><text:span text:style-name="T2551">RoleBinding</text:span></text:p>
      <text:p text:style-name="Textbody"><text:span text:style-name="T2552">metadata</text:span><text:span text:style-name="T2553">:</text:span></text:p>
      <text:p text:style-name="Textbody"><text:span text:style-name="T2554"><text:s text:c="2"/>name</text:span><text:span text:style-name="T2555">:<text:s/></text:span><text:span text:style-name="T2556">gk</text:span><text:span text:style-name="T2557">-</text:span><text:span text:style-name="T2558">developer</text:span><text:span text:style-name="T2559">-</text:span><text:span text:style-name="T2560">binding</text:span></text:p>
      <text:p text:style-name="Textbody"><text:span text:style-name="T2561">subjects</text:span><text:span text:style-name="T2562">:</text:span></text:p>
      <text:p text:style-name="Textbody"><text:span text:style-name="T2563">-<text:s/></text:span><text:span text:style-name="T2564">kind</text:span><text:span text:style-name="T2565">:<text:s/></text:span><text:span text:style-name="T2566">User</text:span></text:p>
      <text:p text:style-name="Textbody"><text:span text:style-name="T2567"><text:s text:c="2"/>name</text:span><text:span text:style-name="T2568">:<text:s/></text:span><text:span text:style-name="T2569">gk #<text:s/></text:span><text:span text:style-name="T2570">"</text:span><text:span text:style-name="T2571">name</text:span><text:span text:style-name="T2572">"<text:s/></text:span><text:span text:style-name="T2573">is case sensitive</text:span></text:p>
      <text:p text:style-name="Textbody"><text:span text:style-name="T2574"><text:s text:c="2"/>apiGroup</text:span><text:span text:style-name="T2575">:<text:s/></text:span><text:span text:style-name="T2576">rbac</text:span><text:span text:style-name="T2577">.</text:span><text:span text:style-name="T2578">authorization</text:span><text:span text:style-name="T2579">.</text:span><text:span text:style-name="T2580">k8s</text:span><text:span text:style-name="T2581">.</text:span><text:span text:style-name="T2582">io</text:span></text:p>
      <text:p text:style-name="Textbody"><text:span text:style-name="T2583">roleRef</text:span><text:span text:style-name="T2584">:</text:span></text:p>
      <text:p text:style-name="Textbody"><text:span text:style-name="T2585"><text:s text:c="2"/>kind</text:span><text:span text:style-name="T2586">:<text:s/></text:span><text:span text:style-name="T2587">Role</text:span></text:p>
      <text:p text:style-name="Textbody"><text:span text:style-name="T2588"><text:s text:c="2"/>name</text:span><text:span text:style-name="T2589">:<text:s/></text:span><text:span text:style-name="T2590">developer</text:span></text:p>
      <text:p text:style-name="Textbody"><text:span text:style-name="T2591"><text:s text:c="2"/>apiGroup</text:span><text:span text:style-name="T2592">:<text:s/></text:span><text:span text:style-name="T2593">rbac</text:span><text:span text:style-name="T2594">.</text:span><text:span text:style-name="T2595">authorization</text:span><text:span text:style-name="T2596">.</text:span><text:span text:style-name="T2597">k8s</text:span><text:span text:style-name="T2598">.</text:span><text:span text:style-name="T2599">io</text:span></text:p>
      <text:soft-page-break/>
      <text:h text:style-name="P2600" text:outline-level="1">#Scripts<text:s/>to deploy all yaml files</text:h>
      <text:h text:style-name="Heading3" text:outline-level="3">##deploy_app_metric_userrole<text:span text:style-name="T2601">.</text:span>sh</text:h>
      <text:p text:style-name="Textbody"><text:span text:style-name="T2602">#</text:span><text:span text:style-name="T2603">!/</text:span><text:span text:style-name="T2604">bin</text:span><text:span text:style-name="T2605">/</text:span><text:span text:style-name="T2606">bash</text:span></text:p>
      <text:p text:style-name="Textbody"><text:span text:style-name="T2607">kubectl apply<text:s/></text:span><text:span text:style-name="T2608">-</text:span><text:span text:style-name="T2609">f metric_components</text:span><text:span text:style-name="T2610">.</text:span><text:span text:style-name="T2611">yaml</text:span></text:p>
      <text:p text:style-name="Textbody"><text:span text:style-name="T2612">kubectl apply<text:s/></text:span><text:span text:style-name="T2613">-</text:span><text:span text:style-name="T2614">f 01_redis</text:span><text:span text:style-name="T2615">/</text:span></text:p>
      <text:p text:style-name="Textbody"><text:span text:style-name="T2616">kubectl apply<text:s/></text:span><text:span text:style-name="T2617">-</text:span><text:span text:style-name="T2618">f 02_webapp</text:span><text:span text:style-name="T2619">/</text:span></text:p>
      <text:p text:style-name="Textbody"><text:span text:style-name="T2620">kubectl apply<text:s/></text:span><text:span text:style-name="T2621">-</text:span><text:span text:style-name="T2622">f user_role</text:span><text:span text:style-name="T2623">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यवधेश सांचीहर</dc:creator>
    <meta:creation-date>2022-02-25T16:32:00Z</meta:creation-date>
    <dc:date>2022-05-08T15:00:00Z</dc:date>
    <meta:template xlink:href="Normal" xlink:type="simple"/>
    <meta:editing-cycles>46</meta:editing-cycles>
    <meta:editing-duration>PT3300S</meta:editing-duration>
    <meta:document-statistic meta:page-count="35" meta:paragraph-count="33" meta:word-count="2531" meta:character-count="16931" meta:row-count="120" meta:non-whitespace-character-count="14433"/>
  </office:meta>
</office:document-meta>
</file>